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76pt"/>
    </style:style>
    <style:style style:name="co3" style:family="table-column">
      <style:table-column-properties fo:break-before="auto" style:column-width="184.39pt"/>
    </style:style>
    <style:style style:name="co4" style:family="table-column">
      <style:table-column-properties fo:break-before="auto" style:column-width="101.71pt"/>
    </style:style>
    <style:style style:name="co5" style:family="table-column">
      <style:table-column-properties fo:break-before="auto" style:column-width="42.66pt"/>
    </style:style>
    <style:style style:name="co6" style:family="table-column">
      <style:table-column-properties fo:break-before="auto" style:column-width="26.31pt"/>
    </style:style>
    <style:style style:name="co7" style:family="table-column">
      <style:table-column-properties fo:break-before="auto" style:column-width="66.25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111.71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154.35pt"/>
    </style:style>
    <style:style style:name="co13" style:family="table-column">
      <style:table-column-properties fo:break-before="auto" style:column-width="24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800080"/>
    </style:style>
    <style:style style:name="ce6" style:family="table-cell" style:parent-style-name="Default">
      <style:table-cell-properties fo:background-color="#ff4000"/>
    </style:style>
    <style:style style:name="ce9" style:family="table-cell" style:parent-style-name="Default">
      <style:text-properties fo:color="#ce181e"/>
    </style:style>
    <style:style style:name="ce12" style:family="table-cell" style:parent-style-name="Default">
      <style:text-properties fo:color="#ce181e" style:text-line-through-style="solid" style:text-line-through-type="single"/>
    </style:style>
    <style:style style:name="ce4" style:family="table-cell" style:parent-style-name="Default">
      <style:table-cell-properties fo:background-color="#55308d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55308d"/>
    </style:style>
    <style:style style:name="ce1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18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color="#0000ff" style:text-underline-style="solid" style:text-underline-width="auto" style:text-und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ff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ffd7d7"/>
      <style:text-properties style:use-window-font-color="true"/>
    </style:style>
    <style:style style:name="ce25" style:family="table-cell" style:parent-style-name="Default">
      <style:table-cell-properties fo:background-color="#ffd7d7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/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29" style:family="table-cell" style:parent-style-name="Default" style:data-style-name="N100"/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pt"/>
    </style:style>
    <style:style style:name="ce32" style:family="table-cell" style:parent-style-name="Default" style:data-style-name="N99"/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OM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0"/>
        <table:table-column table:style-name="co11" table:default-cell-style-name="Default"/>
        <table:table-column table:style-name="co11" table:number-columns-repeated="2" table:default-cell-style-name="ce24"/>
        <table:table-row table:style-name="ro1">
          <table:table-cell table:style-name="ce2" office:value-type="string" calcext:value-type="string" table:number-columns-spanned="6" table:number-rows-spanned="2">
            <text:p>INPUT DATA</text:p>
          </table:table-cell>
          <table:covered-table-cell table:number-columns-repeated="5" table:style-name="ce3"/>
          <table:table-cell/>
          <table:table-cell table:style-name="ce4" office:value-type="string" calcext:value-type="string" table:number-columns-spanned="2" table:number-rows-spanned="2">
            <text:p>HELPER COLUMNS</text:p>
          </table:table-cell>
          <table:covered-table-cell table:style-name="ce16"/>
          <table:table-cell table:style-name="ce10" office:value-type="string" calcext:value-type="string" table:number-columns-spanned="5" table:number-rows-spanned="2">
            <text:p>CALCULATOR</text:p>
          </table:table-cell>
          <table:covered-table-cell table:number-columns-repeated="4"/>
          <table:table-cell/>
          <table:table-cell table:style-name="ce18" office:value-type="string" calcext:value-type="string" table:number-columns-spanned="7" table:number-rows-spanned="2">
            <text:p>RENDER</text:p>
          </table:table-cell>
          <table:covered-table-cell table:number-columns-repeated="6"/>
          <table:table-cell table:number-columns-repeated="4"/>
        </table:table-row>
        <table:table-row table:style-name="ro1">
          <table:covered-table-cell table:number-columns-repeated="6" table:style-name="ce3"/>
          <table:table-cell/>
          <table:covered-table-cell table:number-columns-repeated="2" table:style-name="ce16"/>
          <table:covered-table-cell table:number-columns-repeated="5"/>
          <table:table-cell/>
          <table:covered-table-cell table:number-columns-repeated="7"/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structions:</text:p>
          </table:table-cell>
          <table:table-cell office:value-type="string" calcext:value-type="string">
            <text:p>Insert BOM from CSV starting at cell A10 in the given format</text:p>
          </table:table-cell>
          <table:table-cell table:number-columns-repeated="10"/>
          <table:table-cell table:number-columns-repeated="2" office:value-type="string" calcext:value-type="string">
            <text:p>SUM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BOM * X</text:p>
          </table:table-cell>
          <table:table-cell table:style-name="ce7" office:value-type="string" calcext:value-type="string">
            <text:p>!!!NEW!!!</text:p>
          </table:table-cell>
          <table:table-cell table:formula="of:=SUM([.M10:.M56])" office:value-type="float" office:value="14982.526" calcext:value-type="float">
            <text:p>14982.526</text:p>
          </table:table-cell>
          <table:table-cell table:formula="of:=SUM([.N10:.N56])" office:value-type="float" office:value="7491263" calcext:value-type="float">
            <text:p>7491263</text:p>
          </table:table-cell>
          <table:table-cell table:style-name="ce9" office:value-type="string" calcext:value-type="string">
            <text:p>HUF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500" calcext:value-type="float">
            <text:p>500</text:p>
          </table:table-cell>
          <table:table-cell table:number-columns-repeated="13"/>
          <table:table-cell table:number-columns-repeated="2" office:value-type="string" calcext:value-type="string">
            <text:p>HIDD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rice/Piece</text:p>
          </table:table-cell>
          <table:table-cell office:value-type="string" calcext:value-type="string">
            <text:p>Price/Bom</text:p>
          </table:table-cell>
          <table:table-cell office:value-type="string" calcext:value-type="string">
            <text:p>Price/Bulk</text:p>
          </table:table-cell>
          <table:table-cell/>
          <table:table-cell table:number-columns-repeated="5" office:value-type="string" calcext:value-type="string">
            <text:p>Original</text:p>
          </table:table-cell>
          <table:table-cell table:number-columns-repeated="3" office:value-type="string" calcext:value-type="string">
            <text:p>Calculated</text:p>
          </table:table-cell>
          <table:table-cell/>
          <table:table-cell table:number-columns-repeated="2" office:value-type="string" calcext:value-type="string">
            <text:p>Calculated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ock Code</text:p>
          </table:table-cell>
          <table:table-cell office:value-type="string" calcext:value-type="string">
            <text:p>PCB Package</text:p>
          </table:table-cell>
          <table:table-cell/>
          <table:table-cell office:value-type="string" calcext:value-type="string">
            <text:p>Helper</text:p>
          </table:table-cell>
          <table:table-cell table:style-name="ce9" office:value-type="string" calcext:value-type="string">
            <text:p>ROW INDEX!!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Quantity Bulk</text:p>
          </table:table-cell>
          <table:table-cell table:number-columns-repeated="3" office:value-type="string" calcext:value-type="string">
            <text:p>@ quantity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CB Package</text:p>
          </table:table-cell>
          <table:table-cell table:style-name="ce13" office:value-type="string" calcext:value-type="string">
            <text:p>Manufacturer</text:p>
          </table:table-cell>
          <table:table-cell table:style-name="ce13" office:value-type="string" calcext:value-type="string">
            <text:p>Stock Code</text:p>
          </table:table-cell>
          <table:table-cell table:style-name="ce21" office:value-type="string" calcext:value-type="string">
            <text:p>Supplier Link</text:p>
          </table:table-cell>
          <table:table-cell/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Supplier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 SAM D5X/E5X (100PIN)</text:p>
          </table:table-cell>
          <table:table-cell office:value-type="string" calcext:value-type="string">
            <text:p>ATSAMD51N19</text:p>
          </table:table-cell>
          <table:table-cell office:value-type="string" calcext:value-type="string">
            <text:p>TQFP100</text:p>
          </table:table-cell>
          <table:table-cell/>
          <table:table-cell table:style-name="ce17" table:formula="of:=[.D10] &amp; &quot;   &quot; &amp; [.F10]" office:value-type="string" office:string-value="AT SAM D5X/E5X (100PIN)   TQFP100" calcext:value-type="string">
            <text:p>AT SAM D5X/E5X (100PIN) <text:s text:c="2"/>TQFP100</text:p>
          </table:table-cell>
          <table:table-cell table:style-name="ce8" table:formula="of:=MATCH([.H10] &amp; [.L10];[$Components.$B$1:$Components.$B$200];0)" office:value-type="float" office:value="70" calcext:value-type="float">
            <text:p>70</text:p>
          </table:table-cell>
          <table:table-cell table:formula="of:=[.B10]" office:value-type="float" office:value="1" calcext:value-type="float">
            <text:p>1</text:p>
          </table:table-cell>
          <table:table-cell table:formula="of:=[.J10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10])" office:value-type="float" office:value="1343.68" calcext:value-type="float">
            <text:p>1343.68</text:p>
          </table:table-cell>
          <table:table-cell table:style-name="ce6" table:formula="of:= IFNA([.$L10];0) *[.J10]" office:value-type="float" office:value="1343.68" calcext:value-type="float">
            <text:p>1343.68</text:p>
          </table:table-cell>
          <table:table-cell table:formula="of:= IFNA([.$L10];0) *[.K10]" office:value-type="float" office:value="671840" calcext:value-type="float">
            <text:p>671840</text:p>
          </table:table-cell>
          <table:table-cell/>
          <table:table-cell table:formula="of:=[.A10]" office:value-type="string" office:string-value="Integrated Circuits" calcext:value-type="string">
            <text:p>Integrated Circuits</text:p>
          </table:table-cell>
          <table:table-cell table:formula="of:=[.B10]" office:value-type="float" office:value="1" calcext:value-type="float">
            <text:p>1</text:p>
          </table:table-cell>
          <table:table-cell table:formula="of:=[.C10]" office:value-type="string" office:string-value="U1" calcext:value-type="string">
            <text:p>U1</text:p>
          </table:table-cell>
          <table:table-cell table:formula="of:=[.D10]" office:value-type="string" office:string-value="AT SAM D5X/E5X (100PIN)" calcext:value-type="string">
            <text:p>AT SAM D5X/E5X (100PIN)</text:p>
          </table:table-cell>
          <table:table-cell table:formula="of:=[.F10]" office:value-type="string" office:string-value="TQFP100" calcext:value-type="string">
            <text:p>TQFP100</text:p>
          </table:table-cell>
          <table:table-cell table:formula="of:=INDEX([$Components.$A$1:$Components.$AI$200];[.$I10];11)" office:value-type="string" office:string-value="Microchip Technology" calcext:value-type="string">
            <text:p>Microchip Technology</text:p>
          </table:table-cell>
          <table:table-cell table:formula="of:=INDEX([$Components.$A$1:$Components.$AI$200];[.$I10];12)" office:value-type="string" office:string-value="ATSAMD51N20A-AUT" calcext:value-type="string">
            <text:p>ATSAMD51N20A-AUT</text:p>
          </table:table-cell>
          <table:table-cell table:style-name="ce22" table:formula="of:=HYPERLINK([.Y10];[.Z10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10];14))" office:value-type="string" office:string-value="https://hu.mouser.com/ProductDetail/Microchip-Technology/ATSAMD51N20A-AUT?qs=sGAEpiMZZMuoKKEcg8mMKJ29ob8kKavQsaioU4GyPDKdKRlx2jaQ2Q%3d%3d" calcext:value-type="string">
            <text:p>https://hu.mouser.com/ProductDetail/Microchip-Technology/ATSAMD51N20A-AUT?qs=sGAEpiMZZMuoKKEcg8mMKJ29ob8kKavQsaioU4GyPDKdKRlx2jaQ2Q%3d%3d</text:p>
          </table:table-cell>
          <table:table-cell table:formula="of:=(INDEX([$Components.$A$1:$Components.$AI$200];[.$I10];13)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 FLASH IS25LP016D</text:p>
          </table:table-cell>
          <table:table-cell office:value-type="string" calcext:value-type="string">
            <text:p>IS25LP016D-JNLE-TR</text:p>
          </table:table-cell>
          <table:table-cell office:value-type="string" calcext:value-type="string">
            <text:p>SO8</text:p>
          </table:table-cell>
          <table:table-cell/>
          <table:table-cell table:style-name="ce8" table:formula="of:=[.D11] &amp; &quot;   &quot; &amp; [.F11]" office:value-type="string" office:string-value="U FLASH IS25LP016D   SO8" calcext:value-type="string">
            <text:p>U FLASH IS25LP016D <text:s text:c="2"/>SO8</text:p>
          </table:table-cell>
          <table:table-cell table:style-name="ce8" table:formula="of:=MATCH([.H11] &amp; [.L11];[$Components.$B$1:$Components.$B$200];0)" office:value-type="float" office:value="80" calcext:value-type="float">
            <text:p>80</text:p>
          </table:table-cell>
          <table:table-cell table:formula="of:=[.B11]" office:value-type="float" office:value="1" calcext:value-type="float">
            <text:p>1</text:p>
          </table:table-cell>
          <table:table-cell table:formula="of:=[.J11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11])" office:value-type="float" office:value="226.61" calcext:value-type="float">
            <text:p>226.61</text:p>
          </table:table-cell>
          <table:table-cell table:formula="of:= IFNA([.$L11];0) *[.J11]" office:value-type="float" office:value="226.61" calcext:value-type="float">
            <text:p>226.61</text:p>
          </table:table-cell>
          <table:table-cell table:formula="of:= IFNA([.$L11];0) *[.K11]" office:value-type="float" office:value="113305" calcext:value-type="float">
            <text:p>113305</text:p>
          </table:table-cell>
          <table:table-cell/>
          <table:table-cell table:formula="of:=[.A11]" office:value-type="string" office:string-value="Integrated Circuits" calcext:value-type="string">
            <text:p>Integrated Circuits</text:p>
          </table:table-cell>
          <table:table-cell table:formula="of:=[.B11]" office:value-type="float" office:value="1" calcext:value-type="float">
            <text:p>1</text:p>
          </table:table-cell>
          <table:table-cell table:formula="of:=[.C11]" office:value-type="string" office:string-value="U2" calcext:value-type="string">
            <text:p>U2</text:p>
          </table:table-cell>
          <table:table-cell table:formula="of:=[.D11]" office:value-type="string" office:string-value="U FLASH IS25LP016D" calcext:value-type="string">
            <text:p>U FLASH IS25LP016D</text:p>
          </table:table-cell>
          <table:table-cell table:formula="of:=[.F11]" office:value-type="string" office:string-value="SO8" calcext:value-type="string">
            <text:p>SO8</text:p>
          </table:table-cell>
          <table:table-cell table:formula="of:=INDEX([$Components.$A$1:$Components.$AI$200];[.$I11];11)" office:value-type="string" office:string-value="ISSI" calcext:value-type="string">
            <text:p>ISSI</text:p>
          </table:table-cell>
          <table:table-cell table:formula="of:=INDEX([$Components.$A$1:$Components.$AI$200];[.$I11];12)" office:value-type="string" office:string-value="IS25LP016D-JNLE-TR" calcext:value-type="string">
            <text:p>IS25LP016D-JNLE-TR</text:p>
          </table:table-cell>
          <table:table-cell table:style-name="ce23" table:formula="of:=HYPERLINK([.Y11];[.Z11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11];14))" office:value-type="string" office:string-value="https://hu.mouser.com/ProductDetail/870-IS25LP016DJNLETR" calcext:value-type="string">
            <text:p>https://hu.mouser.com/ProductDetail/870-IS25LP016DJNLETR</text:p>
          </table:table-cell>
          <table:table-cell table:formula="of:=(INDEX([$Components.$A$1:$Components.$AI$200];[.$I11];13)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-U4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74HC4051D</text:p>
          </table:table-cell>
          <table:table-cell office:value-type="string" calcext:value-type="string">
            <text:p>SO16</text:p>
          </table:table-cell>
          <table:table-cell/>
          <table:table-cell table:style-name="ce8" table:formula="of:=[.D12] &amp; &quot;   &quot; &amp; [.F12]" office:value-type="string" office:string-value="4051   SO16" calcext:value-type="string">
            <text:p>4051 <text:s text:c="2"/>SO16</text:p>
          </table:table-cell>
          <table:table-cell table:style-name="ce8" table:formula="of:=MATCH([.H12] &amp; [.L12];[$Components.$B$1:$Components.$B$200];0)" office:value-type="float" office:value="68" calcext:value-type="float">
            <text:p>68</text:p>
          </table:table-cell>
          <table:table-cell table:formula="of:=[.B12]" office:value-type="float" office:value="2" calcext:value-type="float">
            <text:p>2</text:p>
          </table:table-cell>
          <table:table-cell table:formula="of:=[.J12]*[.$K$6]" office:value-type="float" office:value="1000" calcext:value-type="float">
            <text:p>1000</text:p>
          </table:table-cell>
          <table:table-cell table:formula="of:=COM.MICROSOFT.MINIFS([$Components.$D$3:$Components.$D$112];[$Components.$A$3:$Components.$A$112];[.H12])" office:value-type="float" office:value="32.3" calcext:value-type="float">
            <text:p>32.3</text:p>
          </table:table-cell>
          <table:table-cell table:formula="of:= IFNA([.$L12];0) *[.J12]" office:value-type="float" office:value="64.6" calcext:value-type="float">
            <text:p>64.6</text:p>
          </table:table-cell>
          <table:table-cell table:formula="of:= IFNA([.$L12];0) *[.K12]" office:value-type="float" office:value="32300" calcext:value-type="float">
            <text:p>32300</text:p>
          </table:table-cell>
          <table:table-cell/>
          <table:table-cell table:formula="of:=[.A12]" office:value-type="string" office:string-value="Integrated Circuits" calcext:value-type="string">
            <text:p>Integrated Circuits</text:p>
          </table:table-cell>
          <table:table-cell table:formula="of:=[.B12]" office:value-type="float" office:value="2" calcext:value-type="float">
            <text:p>2</text:p>
          </table:table-cell>
          <table:table-cell table:formula="of:=[.C12]" office:value-type="string" office:string-value="U3-U4" calcext:value-type="string">
            <text:p>U3-U4</text:p>
          </table:table-cell>
          <table:table-cell table:formula="of:=[.D12]" office:value-type="float" office:value="4051" calcext:value-type="float">
            <text:p>4051</text:p>
          </table:table-cell>
          <table:table-cell table:formula="of:=[.F12]" office:value-type="string" office:string-value="SO16" calcext:value-type="string">
            <text:p>SO16</text:p>
          </table:table-cell>
          <table:table-cell table:formula="of:=INDEX([$Components.$A$1:$Components.$AI$200];[.$I12];11)" office:value-type="string" office:string-value="Nexperia" calcext:value-type="string">
            <text:p>Nexperia</text:p>
          </table:table-cell>
          <table:table-cell table:formula="of:=INDEX([$Components.$A$1:$Components.$AI$200];[.$I12];12)" office:value-type="string" office:string-value="74HC4051D,653" calcext:value-type="string">
            <text:p>74HC4051D,653</text:p>
          </table:table-cell>
          <table:table-cell table:style-name="ce23" table:formula="of:=HYPERLINK([.Y12];[.Z12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12];14))" office:value-type="string" office:string-value="https://hu.mouser.com/ProductDetail/Nexperia/74HC4051D653?qs=sGAEpiMZZMvjbjwkTuU2aUi183VoLziY44wW9O7nGig%3d" calcext:value-type="string">
            <text:p>https://hu.mouser.com/ProductDetail/Nexperia/74HC4051D653?qs=sGAEpiMZZMvjbjwkTuU2aUi183VoLziY44wW9O7nGig%3d</text:p>
          </table:table-cell>
          <table:table-cell table:formula="of:=(INDEX([$Components.$A$1:$Components.$AI$200];[.$I12];13)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0</text:p>
          </table:table-cell>
          <table:table-cell office:value-type="string" calcext:value-type="string">
            <text:p>FUSB303</text:p>
          </table:table-cell>
          <table:table-cell office:value-type="string" calcext:value-type="string">
            <text:p>FUSB303TMX</text:p>
          </table:table-cell>
          <table:table-cell office:value-type="string" calcext:value-type="string">
            <text:p>X2QFN12</text:p>
          </table:table-cell>
          <table:table-cell/>
          <table:table-cell table:style-name="ce17" table:formula="of:=[.D13] &amp; &quot;   &quot; &amp; [.F13]" office:value-type="string" office:string-value="FUSB303   X2QFN12" calcext:value-type="string">
            <text:p>FUSB303 <text:s text:c="2"/>X2QFN12</text:p>
          </table:table-cell>
          <table:table-cell table:style-name="ce8" table:formula="of:=MATCH([.H13] &amp; [.L13];[$Components.$B$1:$Components.$B$200];0)" office:value-type="float" office:value="74" calcext:value-type="float">
            <text:p>74</text:p>
          </table:table-cell>
          <table:table-cell table:formula="of:=[.B13]" office:value-type="float" office:value="1" calcext:value-type="float">
            <text:p>1</text:p>
          </table:table-cell>
          <table:table-cell table:formula="of:=[.J13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13])" office:value-type="float" office:value="85.02" calcext:value-type="float">
            <text:p>85.02</text:p>
          </table:table-cell>
          <table:table-cell table:formula="of:= IFNA([.$L13];0) *[.J13]" office:value-type="float" office:value="85.02" calcext:value-type="float">
            <text:p>85.02</text:p>
          </table:table-cell>
          <table:table-cell table:formula="of:= IFNA([.$L13];0) *[.K13]" office:value-type="float" office:value="42510" calcext:value-type="float">
            <text:p>42510</text:p>
          </table:table-cell>
          <table:table-cell/>
          <table:table-cell table:formula="of:=[.A13]" office:value-type="string" office:string-value="Integrated Circuits" calcext:value-type="string">
            <text:p>Integrated Circuits</text:p>
          </table:table-cell>
          <table:table-cell table:formula="of:=[.B13]" office:value-type="float" office:value="1" calcext:value-type="float">
            <text:p>1</text:p>
          </table:table-cell>
          <table:table-cell table:formula="of:=[.C13]" office:value-type="string" office:string-value="U100" calcext:value-type="string">
            <text:p>U100</text:p>
          </table:table-cell>
          <table:table-cell table:formula="of:=[.D13]" office:value-type="string" office:string-value="FUSB303" calcext:value-type="string">
            <text:p>FUSB303</text:p>
          </table:table-cell>
          <table:table-cell table:formula="of:=[.F13]" office:value-type="string" office:string-value="X2QFN12" calcext:value-type="string">
            <text:p>X2QFN12</text:p>
          </table:table-cell>
          <table:table-cell table:formula="of:=INDEX([$Components.$A$1:$Components.$AI$200];[.$I13];11)" office:value-type="string" office:string-value="ON Semiconductor" calcext:value-type="string">
            <text:p>ON Semiconductor</text:p>
          </table:table-cell>
          <table:table-cell table:formula="of:=INDEX([$Components.$A$1:$Components.$AI$200];[.$I13];12)" office:value-type="string" office:string-value="FUSB303TMX" calcext:value-type="string">
            <text:p>FUSB303TMX</text:p>
          </table:table-cell>
          <table:table-cell table:style-name="ce23" table:formula="of:=HYPERLINK([.Y13];[.Z13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13];14))" office:value-type="string" office:string-value="https://hu.mouser.com/ProductDetail/863-FUSB303TMX" calcext:value-type="string">
            <text:p>https://hu.mouser.com/ProductDetail/863-FUSB303TMX</text:p>
          </table:table-cell>
          <table:table-cell table:formula="of:=(INDEX([$Components.$A$1:$Components.$AI$200];[.$I13];13)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UPERSOT-6</text:p>
          </table:table-cell>
          <table:table-cell/>
          <table:table-cell table:style-name="ce8" table:formula="of:=[.D14] &amp; &quot;   &quot; &amp; [.F14]" office:value-type="string" office:string-value="USBLC6-2   SUPERSOT-6" calcext:value-type="string">
            <text:p>USBLC6-2 <text:s text:c="2"/>SUPERSOT-6</text:p>
          </table:table-cell>
          <table:table-cell table:style-name="ce8" table:formula="of:=MATCH([.H14] &amp; [.L14];[$Components.$B$1:$Components.$B$200];0)" office:value-type="float" office:value="76" calcext:value-type="float">
            <text:p>76</text:p>
          </table:table-cell>
          <table:table-cell table:formula="of:=[.B14]" office:value-type="float" office:value="1" calcext:value-type="float">
            <text:p>1</text:p>
          </table:table-cell>
          <table:table-cell table:formula="of:=[.J14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14])" office:value-type="float" office:value="63.44" calcext:value-type="float">
            <text:p>63.44</text:p>
          </table:table-cell>
          <table:table-cell table:formula="of:= IFNA([.$L14];0) *[.J14]" office:value-type="float" office:value="63.44" calcext:value-type="float">
            <text:p>63.44</text:p>
          </table:table-cell>
          <table:table-cell table:formula="of:= IFNA([.$L14];0) *[.K14]" office:value-type="float" office:value="31720" calcext:value-type="float">
            <text:p>31720</text:p>
          </table:table-cell>
          <table:table-cell/>
          <table:table-cell table:formula="of:=[.A14]" office:value-type="string" office:string-value="Integrated Circuits" calcext:value-type="string">
            <text:p>Integrated Circuits</text:p>
          </table:table-cell>
          <table:table-cell table:formula="of:=[.B14]" office:value-type="float" office:value="1" calcext:value-type="float">
            <text:p>1</text:p>
          </table:table-cell>
          <table:table-cell table:formula="of:=[.C14]" office:value-type="string" office:string-value="U101" calcext:value-type="string">
            <text:p>U101</text:p>
          </table:table-cell>
          <table:table-cell table:formula="of:=[.D14]" office:value-type="string" office:string-value="USBLC6-2" calcext:value-type="string">
            <text:p>USBLC6-2</text:p>
          </table:table-cell>
          <table:table-cell table:formula="of:=[.F14]" office:value-type="string" office:string-value="SUPERSOT-6" calcext:value-type="string">
            <text:p>SUPERSOT-6</text:p>
          </table:table-cell>
          <table:table-cell table:formula="of:=INDEX([$Components.$A$1:$Components.$AI$200];[.$I14];11)" office:value-type="string" office:string-value="ON Semiconductor" calcext:value-type="string">
            <text:p>ON Semiconductor</text:p>
          </table:table-cell>
          <table:table-cell table:formula="of:=INDEX([$Components.$A$1:$Components.$AI$200];[.$I14];12)" office:value-type="string" office:string-value="USBLC6-2SC6" calcext:value-type="string">
            <text:p>USBLC6-2SC6</text:p>
          </table:table-cell>
          <table:table-cell table:style-name="ce23" table:formula="of:=HYPERLINK([.Y14];[.Z14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14];14))" office:value-type="string" office:string-value="https://hu.mouser.com/ProductDetail/STMicroelectronics/USBLC6-2SC6?qs=sGAEpiMZZMvxHShE6Whpu%2fcIE2H5IOBdvREMGHqn6h0%3d" calcext:value-type="string">
            <text:p>https://hu.mouser.com/ProductDetail/STMicroelectronics/USBLC6-2SC6?qs=sGAEpiMZZMvxHShE6Whpu%2fcIE2H5IOBdvREMGHqn6h0%3d</text:p>
          </table:table-cell>
          <table:table-cell table:formula="of:=(INDEX([$Components.$A$1:$Components.$AI$200];[.$I14];13)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02-U103</text:p>
          </table:table-cell>
          <table:table-cell table:number-columns-repeated="2" office:value-type="string" calcext:value-type="string">
            <text:p>NCV8161BSN330T1G</text:p>
          </table:table-cell>
          <table:table-cell office:value-type="string" calcext:value-type="string">
            <text:p>TSOP-5</text:p>
          </table:table-cell>
          <table:table-cell/>
          <table:table-cell table:style-name="ce8" table:formula="of:=[.D15] &amp; &quot;   &quot; &amp; [.F15]" office:value-type="string" office:string-value="NCV8161BSN330T1G   TSOP-5" calcext:value-type="string">
            <text:p>NCV8161BSN330T1G <text:s text:c="2"/>TSOP-5</text:p>
          </table:table-cell>
          <table:table-cell table:style-name="ce8" table:formula="of:=MATCH([.H15] &amp; [.L15];[$Components.$B$1:$Components.$B$200];0)" office:value-type="float" office:value="78" calcext:value-type="float">
            <text:p>78</text:p>
          </table:table-cell>
          <table:table-cell table:formula="of:=[.B15]" office:value-type="float" office:value="2" calcext:value-type="float">
            <text:p>2</text:p>
          </table:table-cell>
          <table:table-cell table:formula="of:=[.J15]*[.$K$6]" office:value-type="float" office:value="1000" calcext:value-type="float">
            <text:p>1000</text:p>
          </table:table-cell>
          <table:table-cell table:formula="of:=COM.MICROSOFT.MINIFS([$Components.$D$3:$Components.$D$112];[$Components.$A$3:$Components.$A$112];[.H15])" office:value-type="float" office:value="66.71" calcext:value-type="float">
            <text:p>66.71</text:p>
          </table:table-cell>
          <table:table-cell table:formula="of:= IFNA([.$L15];0) *[.J15]" office:value-type="float" office:value="133.42" calcext:value-type="float">
            <text:p>133.42</text:p>
          </table:table-cell>
          <table:table-cell table:formula="of:= IFNA([.$L15];0) *[.K15]" office:value-type="float" office:value="66710" calcext:value-type="float">
            <text:p>66710</text:p>
          </table:table-cell>
          <table:table-cell/>
          <table:table-cell table:formula="of:=[.A15]" office:value-type="string" office:string-value="Integrated Circuits" calcext:value-type="string">
            <text:p>Integrated Circuits</text:p>
          </table:table-cell>
          <table:table-cell table:formula="of:=[.B15]" office:value-type="float" office:value="2" calcext:value-type="float">
            <text:p>2</text:p>
          </table:table-cell>
          <table:table-cell table:formula="of:=[.C15]" office:value-type="string" office:string-value="U102-U103" calcext:value-type="string">
            <text:p>U102-U103</text:p>
          </table:table-cell>
          <table:table-cell table:formula="of:=[.D15]" office:value-type="string" office:string-value="NCV8161BSN330T1G" calcext:value-type="string">
            <text:p>NCV8161BSN330T1G</text:p>
          </table:table-cell>
          <table:table-cell table:formula="of:=[.F15]" office:value-type="string" office:string-value="TSOP-5" calcext:value-type="string">
            <text:p>TSOP-5</text:p>
          </table:table-cell>
          <table:table-cell table:formula="of:=INDEX([$Components.$A$1:$Components.$AI$200];[.$I15];11)" office:value-type="string" office:string-value="ON Semiconductor" calcext:value-type="string">
            <text:p>ON Semiconductor</text:p>
          </table:table-cell>
          <table:table-cell table:formula="of:=INDEX([$Components.$A$1:$Components.$AI$200];[.$I15];12)" office:value-type="string" office:string-value="NCV8161BSN330T1G" calcext:value-type="string">
            <text:p>NCV8161BSN330T1G</text:p>
          </table:table-cell>
          <table:table-cell table:style-name="ce23" table:formula="of:=HYPERLINK([.Y15];[.Z15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15];14))" office:value-type="string" office:string-value="https://hu.mouser.com/ProductDetail/ON-Semiconductor/NCV8161BSN330T1G?qs=%2fha2pyFaduirtctGYKa4hOVOiK4lAEaTb4kaCUjX%252bxR00TxiH%252bkwOw%3d%3d" calcext:value-type="string">
            <text:p>https://hu.mouser.com/ProductDetail/ON-Semiconductor/NCV8161BSN330T1G?qs=%2fha2pyFaduirtctGYKa4hOVOiK4lAEaTb4kaCUjX%252bxR00TxiH%252bkwOw%3d%3d</text:p>
          </table:table-cell>
          <table:table-cell table:formula="of:=(INDEX([$Components.$A$1:$Components.$AI$200];[.$I15];13)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-R2,R101</text:p>
          </table:table-cell>
          <table:table-cell office:value-type="string" calcext:value-type="string">
            <text:p>0R</text:p>
          </table:table-cell>
          <table:table-cell/>
          <table:table-cell office:value-type="string" calcext:value-type="string">
            <text:p>0805_RES</text:p>
          </table:table-cell>
          <table:table-cell/>
          <table:table-cell table:style-name="ce8" table:formula="of:=[.D16] &amp; &quot;   &quot; &amp; [.F16]" office:value-type="string" office:string-value="0R   0805_RES" calcext:value-type="string">
            <text:p>0R <text:s text:c="2"/>0805_RES</text:p>
          </table:table-cell>
          <table:table-cell table:style-name="ce8" table:formula="of:=MATCH([.H16] &amp; [.L16];[$Components.$B$1:$Components.$B$200];0)" office:value-type="float" office:value="20" calcext:value-type="float">
            <text:p>20</text:p>
          </table:table-cell>
          <table:table-cell table:formula="of:=[.B16]" office:value-type="float" office:value="3" calcext:value-type="float">
            <text:p>3</text:p>
          </table:table-cell>
          <table:table-cell table:formula="of:=[.J16]*[.$K$6]" office:value-type="float" office:value="1500" calcext:value-type="float">
            <text:p>1500</text:p>
          </table:table-cell>
          <table:table-cell table:formula="of:=COM.MICROSOFT.MINIFS([$Components.$D$3:$Components.$D$112];[$Components.$A$3:$Components.$A$112];[.H16])" office:value-type="float" office:value="2.891" calcext:value-type="float">
            <text:p>2.891</text:p>
          </table:table-cell>
          <table:table-cell table:formula="of:= IFNA([.$L16];0) *[.J16]" office:value-type="float" office:value="8.673" calcext:value-type="float">
            <text:p>8.673</text:p>
          </table:table-cell>
          <table:table-cell table:formula="of:= IFNA([.$L16];0) *[.K16]" office:value-type="float" office:value="4336.5" calcext:value-type="float">
            <text:p>4336.5</text:p>
          </table:table-cell>
          <table:table-cell/>
          <table:table-cell table:formula="of:=[.A16]" office:value-type="string" office:string-value="Resistors" calcext:value-type="string">
            <text:p>Resistors</text:p>
          </table:table-cell>
          <table:table-cell table:formula="of:=[.B16]" office:value-type="float" office:value="3" calcext:value-type="float">
            <text:p>3</text:p>
          </table:table-cell>
          <table:table-cell table:formula="of:=[.C16]" office:value-type="string" office:string-value="R1-R2,R101" calcext:value-type="string">
            <text:p>R1-R2,R101</text:p>
          </table:table-cell>
          <table:table-cell table:formula="of:=[.D16]" office:value-type="string" office:string-value="0R" calcext:value-type="string">
            <text:p>0R</text:p>
          </table:table-cell>
          <table:table-cell table:formula="of:=[.F16]" office:value-type="string" office:string-value="0805_RES" calcext:value-type="string">
            <text:p>0805_RES</text:p>
          </table:table-cell>
          <table:table-cell table:formula="of:=INDEX([$Components.$A$1:$Components.$AI$200];[.$I16];11)" office:value-type="string" office:string-value="ROYAL OHM" calcext:value-type="string">
            <text:p>ROYAL OHM</text:p>
          </table:table-cell>
          <table:table-cell table:formula="of:=INDEX([$Components.$A$1:$Components.$AI$200];[.$I16];12)" office:value-type="string" office:string-value="0805S8J0000T5E" calcext:value-type="string">
            <text:p>0805S8J0000T5E</text:p>
          </table:table-cell>
          <table:table-cell table:style-name="ce23" table:formula="of:=HYPERLINK([.Y16];[.Z16])" office:value-type="string" office:string-value="TME" calcext:value-type="string">
            <text:p>TME</text:p>
          </table:table-cell>
          <table:table-cell/>
          <table:table-cell table:formula="of:=(INDEX([$Components.$A$1:$Components.$AI$200];[.$I16];14))" office:value-type="string" office:string-value="https://www.tme.eu/hu/details/smd0805-0r/smd-ellenallasok-0805/royal-ohm/0805s8j0000t5e/" calcext:value-type="string">
            <text:p>https://www.tme.eu/hu/details/smd0805-0r/smd-ellenallasok-0805/royal-ohm/0805s8j0000t5e/</text:p>
          </table:table-cell>
          <table:table-cell table:formula="of:=(INDEX([$Components.$A$1:$Components.$AI$200];[.$I16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,R6,R8,R21-R36,R106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_RES</text:p>
          </table:table-cell>
          <table:table-cell/>
          <table:table-cell table:style-name="ce8" table:formula="of:=[.D17] &amp; &quot;   &quot; &amp; [.F17]" office:value-type="string" office:string-value="10k   0805_RES" calcext:value-type="string">
            <text:p>10k <text:s text:c="2"/>0805_RES</text:p>
          </table:table-cell>
          <table:table-cell table:style-name="ce8" table:formula="of:=MATCH([.H17] &amp; [.L17];[$Components.$B$1:$Components.$B$200];0)" office:value-type="float" office:value="17" calcext:value-type="float">
            <text:p>17</text:p>
          </table:table-cell>
          <table:table-cell table:formula="of:=[.B17]" office:value-type="float" office:value="20" calcext:value-type="float">
            <text:p>20</text:p>
          </table:table-cell>
          <table:table-cell table:formula="of:=[.J17]*[.$K$6]" office:value-type="float" office:value="10000" calcext:value-type="float">
            <text:p>10000</text:p>
          </table:table-cell>
          <table:table-cell table:formula="of:=COM.MICROSOFT.MINIFS([$Components.$D$3:$Components.$D$112];[$Components.$A$3:$Components.$A$112];[.H17])" office:value-type="float" office:value="1.794" calcext:value-type="float">
            <text:p>1.794</text:p>
          </table:table-cell>
          <table:table-cell table:formula="of:= IFNA([.$L17];0) *[.J17]" office:value-type="float" office:value="35.88" calcext:value-type="float">
            <text:p>35.88</text:p>
          </table:table-cell>
          <table:table-cell table:formula="of:= IFNA([.$L17];0) *[.K17]" office:value-type="float" office:value="17940" calcext:value-type="float">
            <text:p>17940</text:p>
          </table:table-cell>
          <table:table-cell/>
          <table:table-cell table:formula="of:=[.A17]" office:value-type="string" office:string-value="Resistors" calcext:value-type="string">
            <text:p>Resistors</text:p>
          </table:table-cell>
          <table:table-cell table:formula="of:=[.B17]" office:value-type="float" office:value="20" calcext:value-type="float">
            <text:p>20</text:p>
          </table:table-cell>
          <table:table-cell table:formula="of:=[.C17]" office:value-type="string" office:string-value="R3,R6,R8,R21-R36,R106" calcext:value-type="string">
            <text:p>R3,R6,R8,R21-R36,R106</text:p>
          </table:table-cell>
          <table:table-cell table:formula="of:=[.D17]" office:value-type="string" office:string-value="10k" calcext:value-type="string">
            <text:p>10k</text:p>
          </table:table-cell>
          <table:table-cell table:formula="of:=[.F17]" office:value-type="string" office:string-value="0805_RES" calcext:value-type="string">
            <text:p>0805_RES</text:p>
          </table:table-cell>
          <table:table-cell table:formula="of:=INDEX([$Components.$A$1:$Components.$AI$200];[.$I17];11)" office:value-type="string" office:string-value="ROYAL OHM" calcext:value-type="string">
            <text:p>ROYAL OHM</text:p>
          </table:table-cell>
          <table:table-cell table:formula="of:=INDEX([$Components.$A$1:$Components.$AI$200];[.$I17];12)" office:value-type="string" office:string-value="HP05W3J0103T5E" calcext:value-type="string">
            <text:p>HP05W3J0103T5E</text:p>
          </table:table-cell>
          <table:table-cell table:style-name="ce23" table:formula="of:=HYPERLINK([.Y17];[.Z17])" office:value-type="string" office:string-value="TME" calcext:value-type="string">
            <text:p>TME</text:p>
          </table:table-cell>
          <table:table-cell/>
          <table:table-cell table:formula="of:=(INDEX([$Components.$A$1:$Components.$AI$200];[.$I17];14))" office:value-type="string" office:string-value="https://www.tme.eu/en/details/hp05-10k5%25/0805-smd-resistors/royal-ohm/hp05w3j0103t5e/" calcext:value-type="string">
            <text:p>https://www.tme.eu/en/details/hp05-10k5%25/0805-smd-resistors/royal-ohm/hp05w3j0103t5e/</text:p>
          </table:table-cell>
          <table:table-cell table:formula="of:=(INDEX([$Components.$A$1:$Components.$AI$200];[.$I17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1-R20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_RES</text:p>
          </table:table-cell>
          <table:table-cell/>
          <table:table-cell table:style-name="ce8" table:formula="of:=[.D18] &amp; &quot;   &quot; &amp; [.F18]" office:value-type="string" office:string-value="1k   0805_RES" calcext:value-type="string">
            <text:p>1k <text:s text:c="2"/>0805_RES</text:p>
          </table:table-cell>
          <table:table-cell table:style-name="ce8" table:formula="of:=MATCH([.H18] &amp; [.L18];[$Components.$B$1:$Components.$B$200];0)" office:value-type="float" office:value="19" calcext:value-type="float">
            <text:p>19</text:p>
          </table:table-cell>
          <table:table-cell table:formula="of:=[.B18]" office:value-type="float" office:value="10" calcext:value-type="float">
            <text:p>10</text:p>
          </table:table-cell>
          <table:table-cell table:formula="of:=[.J18]*[.$K$6]" office:value-type="float" office:value="5000" calcext:value-type="float">
            <text:p>5000</text:p>
          </table:table-cell>
          <table:table-cell table:formula="of:=COM.MICROSOFT.MINIFS([$Components.$D$3:$Components.$D$112];[$Components.$A$3:$Components.$A$112];[.H18])" office:value-type="float" office:value="1.794" calcext:value-type="float">
            <text:p>1.794</text:p>
          </table:table-cell>
          <table:table-cell table:formula="of:= IFNA([.$L18];0) *[.J18]" office:value-type="float" office:value="17.94" calcext:value-type="float">
            <text:p>17.94</text:p>
          </table:table-cell>
          <table:table-cell table:formula="of:= IFNA([.$L18];0) *[.K18]" office:value-type="float" office:value="8970" calcext:value-type="float">
            <text:p>8970</text:p>
          </table:table-cell>
          <table:table-cell/>
          <table:table-cell table:formula="of:=[.A18]" office:value-type="string" office:string-value="Resistors" calcext:value-type="string">
            <text:p>Resistors</text:p>
          </table:table-cell>
          <table:table-cell table:formula="of:=[.B18]" office:value-type="float" office:value="10" calcext:value-type="float">
            <text:p>10</text:p>
          </table:table-cell>
          <table:table-cell table:formula="of:=[.C18]" office:value-type="string" office:string-value="R11-R20" calcext:value-type="string">
            <text:p>R11-R20</text:p>
          </table:table-cell>
          <table:table-cell table:formula="of:=[.D18]" office:value-type="string" office:string-value="1k" calcext:value-type="string">
            <text:p>1k</text:p>
          </table:table-cell>
          <table:table-cell table:formula="of:=[.F18]" office:value-type="string" office:string-value="0805_RES" calcext:value-type="string">
            <text:p>0805_RES</text:p>
          </table:table-cell>
          <table:table-cell table:formula="of:=INDEX([$Components.$A$1:$Components.$AI$200];[.$I18];11)" office:value-type="string" office:string-value="ROYAL OHM" calcext:value-type="string">
            <text:p>ROYAL OHM</text:p>
          </table:table-cell>
          <table:table-cell table:formula="of:=INDEX([$Components.$A$1:$Components.$AI$200];[.$I18];12)" office:value-type="string" office:string-value="HP05W3J0102T5E" calcext:value-type="string">
            <text:p>HP05W3J0102T5E</text:p>
          </table:table-cell>
          <table:table-cell table:style-name="ce23" table:formula="of:=HYPERLINK([.Y18];[.Z18])" office:value-type="string" office:string-value="TME" calcext:value-type="string">
            <text:p>TME</text:p>
          </table:table-cell>
          <table:table-cell/>
          <table:table-cell table:formula="of:=(INDEX([$Components.$A$1:$Components.$AI$200];[.$I18];14))" office:value-type="string" office:string-value="https://www.tme.eu/en/details/hp05-1k5%25/0805-smd-resistors/royal-ohm/hp05w3j0102t5e/" calcext:value-type="string">
            <text:p>https://www.tme.eu/en/details/hp05-1k5%25/0805-smd-resistors/royal-ohm/hp05w3j0102t5e/</text:p>
          </table:table-cell>
          <table:table-cell table:formula="of:=(INDEX([$Components.$A$1:$Components.$AI$200];[.$I18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0,R102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_RES</text:p>
          </table:table-cell>
          <table:table-cell/>
          <table:table-cell table:style-name="ce8" table:formula="of:=[.D19] &amp; &quot;   &quot; &amp; [.F19]" office:value-type="string" office:string-value="1M   0805_RES" calcext:value-type="string">
            <text:p>1M <text:s text:c="2"/>0805_RES</text:p>
          </table:table-cell>
          <table:table-cell table:style-name="ce8" table:formula="of:=MATCH([.H19] &amp; [.L19];[$Components.$B$1:$Components.$B$200];0)" office:value-type="float" office:value="21" calcext:value-type="float">
            <text:p>21</text:p>
          </table:table-cell>
          <table:table-cell table:formula="of:=[.B19]" office:value-type="float" office:value="2" calcext:value-type="float">
            <text:p>2</text:p>
          </table:table-cell>
          <table:table-cell table:formula="of:=[.J19]*[.$K$6]" office:value-type="float" office:value="1000" calcext:value-type="float">
            <text:p>1000</text:p>
          </table:table-cell>
          <table:table-cell table:formula="of:=COM.MICROSOFT.MINIFS([$Components.$D$3:$Components.$D$112];[$Components.$A$3:$Components.$A$112];[.H19])" office:value-type="float" office:value="4.422" calcext:value-type="float">
            <text:p>4.422</text:p>
          </table:table-cell>
          <table:table-cell table:formula="of:= IFNA([.$L19];0) *[.J19]" office:value-type="float" office:value="8.844" calcext:value-type="float">
            <text:p>8.844</text:p>
          </table:table-cell>
          <table:table-cell table:formula="of:= IFNA([.$L19];0) *[.K19]" office:value-type="float" office:value="4422" calcext:value-type="float">
            <text:p>4422</text:p>
          </table:table-cell>
          <table:table-cell/>
          <table:table-cell table:formula="of:=[.A19]" office:value-type="string" office:string-value="Resistors" calcext:value-type="string">
            <text:p>Resistors</text:p>
          </table:table-cell>
          <table:table-cell table:formula="of:=[.B19]" office:value-type="float" office:value="2" calcext:value-type="float">
            <text:p>2</text:p>
          </table:table-cell>
          <table:table-cell table:formula="of:=[.C19]" office:value-type="string" office:string-value="R100,R102" calcext:value-type="string">
            <text:p>R100,R102</text:p>
          </table:table-cell>
          <table:table-cell table:formula="of:=[.D19]" office:value-type="string" office:string-value="1M" calcext:value-type="string">
            <text:p>1M</text:p>
          </table:table-cell>
          <table:table-cell table:formula="of:=[.F19]" office:value-type="string" office:string-value="0805_RES" calcext:value-type="string">
            <text:p>0805_RES</text:p>
          </table:table-cell>
          <table:table-cell table:formula="of:=INDEX([$Components.$A$1:$Components.$AI$200];[.$I19];11)" office:value-type="string" office:string-value="ROYAL OHM" calcext:value-type="string">
            <text:p>ROYAL OHM</text:p>
          </table:table-cell>
          <table:table-cell table:formula="of:=INDEX([$Components.$A$1:$Components.$AI$200];[.$I19];12)" office:value-type="string" office:string-value="CQ05S8F1004T5E" calcext:value-type="string">
            <text:p>CQ05S8F1004T5E</text:p>
          </table:table-cell>
          <table:table-cell table:style-name="ce23" table:formula="of:=HYPERLINK([.Y19];[.Z19])" office:value-type="string" office:string-value="TME" calcext:value-type="string">
            <text:p>TME</text:p>
          </table:table-cell>
          <table:table-cell/>
          <table:table-cell table:formula="of:=(INDEX([$Components.$A$1:$Components.$AI$200];[.$I19];14))" office:value-type="string" office:string-value="https://www.tme.eu/hu/details/cq0805-1m-1%25/smd-ellenallasok-0805/royal-ohm/cq05s8f1004t5e/" calcext:value-type="string">
            <text:p>https://www.tme.eu/hu/details/cq0805-1m-1%25/smd-ellenallasok-0805/royal-ohm/cq05s8f1004t5e/</text:p>
          </table:table-cell>
          <table:table-cell table:formula="of:=(INDEX([$Components.$A$1:$Components.$AI$200];[.$I19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3-R105</text:p>
          </table:table-cell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0805_RES</text:p>
          </table:table-cell>
          <table:table-cell/>
          <table:table-cell table:style-name="ce8" table:formula="of:=[.D20] &amp; &quot;   &quot; &amp; [.F20]" office:value-type="string" office:string-value="4.7k   0805_RES" calcext:value-type="string">
            <text:p>4.7k <text:s text:c="2"/>0805_RES</text:p>
          </table:table-cell>
          <table:table-cell table:style-name="ce8" table:formula="of:=MATCH([.H20] &amp; [.L20];[$Components.$B$1:$Components.$B$200];0)" office:value-type="float" office:value="23" calcext:value-type="float">
            <text:p>23</text:p>
          </table:table-cell>
          <table:table-cell table:formula="of:=[.B20]" office:value-type="float" office:value="3" calcext:value-type="float">
            <text:p>3</text:p>
          </table:table-cell>
          <table:table-cell table:formula="of:=[.J20]*[.$K$6]" office:value-type="float" office:value="1500" calcext:value-type="float">
            <text:p>1500</text:p>
          </table:table-cell>
          <table:table-cell table:formula="of:=COM.MICROSOFT.MINIFS([$Components.$D$3:$Components.$D$112];[$Components.$A$3:$Components.$A$112];[.H20])" office:value-type="float" office:value="4.422" calcext:value-type="float">
            <text:p>4.422</text:p>
          </table:table-cell>
          <table:table-cell table:formula="of:= IFNA([.$L20];0) *[.J20]" office:value-type="float" office:value="13.266" calcext:value-type="float">
            <text:p>13.266</text:p>
          </table:table-cell>
          <table:table-cell table:formula="of:= IFNA([.$L20];0) *[.K20]" office:value-type="float" office:value="6633" calcext:value-type="float">
            <text:p>6633</text:p>
          </table:table-cell>
          <table:table-cell/>
          <table:table-cell table:formula="of:=[.A20]" office:value-type="string" office:string-value="Resistors" calcext:value-type="string">
            <text:p>Resistors</text:p>
          </table:table-cell>
          <table:table-cell table:formula="of:=[.B20]" office:value-type="float" office:value="3" calcext:value-type="float">
            <text:p>3</text:p>
          </table:table-cell>
          <table:table-cell table:formula="of:=[.C20]" office:value-type="string" office:string-value="R103-R105" calcext:value-type="string">
            <text:p>R103-R105</text:p>
          </table:table-cell>
          <table:table-cell table:formula="of:=[.D20]" office:value-type="string" office:string-value="4.7k" calcext:value-type="string">
            <text:p>4.7k</text:p>
          </table:table-cell>
          <table:table-cell table:formula="of:=[.F20]" office:value-type="string" office:string-value="0805_RES" calcext:value-type="string">
            <text:p>0805_RES</text:p>
          </table:table-cell>
          <table:table-cell table:formula="of:=INDEX([$Components.$A$1:$Components.$AI$200];[.$I20];11)" office:value-type="string" office:string-value="ROYAL OHM" calcext:value-type="string">
            <text:p>ROYAL OHM</text:p>
          </table:table-cell>
          <table:table-cell table:formula="of:=INDEX([$Components.$A$1:$Components.$AI$200];[.$I20];12)" office:value-type="string" office:string-value="CQ05S8F4701T5E" calcext:value-type="string">
            <text:p>CQ05S8F4701T5E</text:p>
          </table:table-cell>
          <table:table-cell table:style-name="ce23" table:formula="of:=HYPERLINK([.Y20];[.Z20])" office:value-type="string" office:string-value="TME" calcext:value-type="string">
            <text:p>TME</text:p>
          </table:table-cell>
          <table:table-cell/>
          <table:table-cell table:formula="of:=(INDEX([$Components.$A$1:$Components.$AI$200];[.$I20];14))" office:value-type="string" office:string-value="https://www.tme.eu/hu/details/cq0805-4k7-1%25/smd-ellenallasok-0805/royal-ohm/cq05s8f4701t5e/" calcext:value-type="string">
            <text:p>https://www.tme.eu/hu/details/cq0805-4k7-1%25/smd-ellenallasok-0805/royal-ohm/cq05s8f4701t5e/</text:p>
          </table:table-cell>
          <table:table-cell table:formula="of:=(INDEX([$Components.$A$1:$Components.$AI$200];[.$I20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1,C4-C10,C12,C14,C17-C51,C102-C103,C105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805_CAP</text:p>
          </table:table-cell>
          <table:table-cell/>
          <table:table-cell table:style-name="ce8" table:formula="of:=[.D21] &amp; &quot;   &quot; &amp; [.F21]" office:value-type="string" office:string-value="100n   0805_CAP" calcext:value-type="string">
            <text:p>100n <text:s text:c="2"/>0805_CAP</text:p>
          </table:table-cell>
          <table:table-cell table:style-name="ce8" table:formula="of:=MATCH([.H21] &amp; [.L21];[$Components.$B$1:$Components.$B$200];0)" office:value-type="float" office:value="33" calcext:value-type="float">
            <text:p>33</text:p>
          </table:table-cell>
          <table:table-cell table:formula="of:=[.B21]" office:value-type="float" office:value="48" calcext:value-type="float">
            <text:p>48</text:p>
          </table:table-cell>
          <table:table-cell table:formula="of:=[.J21]*[.$K$6]" office:value-type="float" office:value="24000" calcext:value-type="float">
            <text:p>24000</text:p>
          </table:table-cell>
          <table:table-cell table:formula="of:=COM.MICROSOFT.MINIFS([$Components.$D$3:$Components.$D$112];[$Components.$A$3:$Components.$A$112];[.H21])" office:value-type="float" office:value="6.21" calcext:value-type="float">
            <text:p>6.21</text:p>
          </table:table-cell>
          <table:table-cell table:formula="of:= IFNA([.$L21];0) *[.J21]" office:value-type="float" office:value="298.08" calcext:value-type="float">
            <text:p>298.08</text:p>
          </table:table-cell>
          <table:table-cell table:formula="of:= IFNA([.$L21];0) *[.K21]" office:value-type="float" office:value="149040" calcext:value-type="float">
            <text:p>149040</text:p>
          </table:table-cell>
          <table:table-cell/>
          <table:table-cell table:formula="of:=[.A21]" office:value-type="string" office:string-value="Capacitors" calcext:value-type="string">
            <text:p>Capacitors</text:p>
          </table:table-cell>
          <table:table-cell table:formula="of:=[.B21]" office:value-type="float" office:value="48" calcext:value-type="float">
            <text:p>48</text:p>
          </table:table-cell>
          <table:table-cell table:formula="of:=[.C21]" office:value-type="string" office:string-value="C1,C4-C10,C12,C14,C17-C51,C102-C103,C105" calcext:value-type="string">
            <text:p>C1,C4-C10,C12,C14,C17-C51,C102-C103,C105</text:p>
          </table:table-cell>
          <table:table-cell table:formula="of:=[.D21]" office:value-type="string" office:string-value="100n" calcext:value-type="string">
            <text:p>100n</text:p>
          </table:table-cell>
          <table:table-cell table:formula="of:=[.F21]" office:value-type="string" office:string-value="0805_CAP" calcext:value-type="string">
            <text:p>0805_CAP</text:p>
          </table:table-cell>
          <table:table-cell table:formula="of:=INDEX([$Components.$A$1:$Components.$AI$200];[.$I21];11)" office:value-type="string" office:string-value="Yageo" calcext:value-type="string">
            <text:p>Yageo</text:p>
          </table:table-cell>
          <table:table-cell table:formula="of:=INDEX([$Components.$A$1:$Components.$AI$200];[.$I21];12)" office:value-type="string" office:string-value="CC0805ZRY5V9BB104 " calcext:value-type="string">
            <text:p>CC0805ZRY5V9BB104 </text:p>
          </table:table-cell>
          <table:table-cell table:style-name="ce23" table:formula="of:=HYPERLINK([.Y21];[.Z21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21];14))" office:value-type="string" office:string-value="https://hu.mouser.com/ProductDetail/Yageo/CC0805ZRY5V9BB104?qs=sGAEpiMZZMvsSlwiRhF8qj9NgEuXmwzvSh6j0DMSg5Q%3d" calcext:value-type="string">
            <text:p>https://hu.mouser.com/ProductDetail/Yageo/CC0805ZRY5V9BB104?qs=sGAEpiMZZMvsSlwiRhF8qj9NgEuXmwzvSh6j0DMSg5Q%3d</text:p>
          </table:table-cell>
          <table:table-cell table:formula="of:=(INDEX([$Components.$A$1:$Components.$AI$200];[.$I21];13)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-C3</text:p>
          </table:table-cell>
          <table:table-cell office:value-type="string" calcext:value-type="string">
            <text:p>22p</text:p>
          </table:table-cell>
          <table:table-cell/>
          <table:table-cell office:value-type="string" calcext:value-type="string">
            <text:p>0805_CAP</text:p>
          </table:table-cell>
          <table:table-cell/>
          <table:table-cell table:style-name="ce8" table:formula="of:=[.D22] &amp; &quot;   &quot; &amp; [.F22]" office:value-type="string" office:string-value="22p   0805_CAP" calcext:value-type="string">
            <text:p>22p <text:s text:c="2"/>0805_CAP</text:p>
          </table:table-cell>
          <table:table-cell table:style-name="ce8" table:formula="of:=MATCH([.H22] &amp; [.L22];[$Components.$B$1:$Components.$B$200];0)" office:value-type="float" office:value="28" calcext:value-type="float">
            <text:p>28</text:p>
          </table:table-cell>
          <table:table-cell table:formula="of:=[.B22]" office:value-type="float" office:value="2" calcext:value-type="float">
            <text:p>2</text:p>
          </table:table-cell>
          <table:table-cell table:formula="of:=[.J22]*[.$K$6]" office:value-type="float" office:value="1000" calcext:value-type="float">
            <text:p>1000</text:p>
          </table:table-cell>
          <table:table-cell table:formula="of:=COM.MICROSOFT.MINIFS([$Components.$D$3:$Components.$D$112];[$Components.$A$3:$Components.$A$112];[.H22])" office:value-type="float" office:value="2.469" calcext:value-type="float">
            <text:p>2.469</text:p>
          </table:table-cell>
          <table:table-cell table:formula="of:= IFNA([.$L22];0) *[.J22]" office:value-type="float" office:value="4.938" calcext:value-type="float">
            <text:p>4.938</text:p>
          </table:table-cell>
          <table:table-cell table:formula="of:= IFNA([.$L22];0) *[.K22]" office:value-type="float" office:value="2469" calcext:value-type="float">
            <text:p>2469</text:p>
          </table:table-cell>
          <table:table-cell/>
          <table:table-cell table:formula="of:=[.A22]" office:value-type="string" office:string-value="Capacitors" calcext:value-type="string">
            <text:p>Capacitors</text:p>
          </table:table-cell>
          <table:table-cell table:formula="of:=[.B22]" office:value-type="float" office:value="2" calcext:value-type="float">
            <text:p>2</text:p>
          </table:table-cell>
          <table:table-cell table:formula="of:=[.C22]" office:value-type="string" office:string-value="C2-C3" calcext:value-type="string">
            <text:p>C2-C3</text:p>
          </table:table-cell>
          <table:table-cell table:formula="of:=[.D22]" office:value-type="string" office:string-value="22p" calcext:value-type="string">
            <text:p>22p</text:p>
          </table:table-cell>
          <table:table-cell table:formula="of:=[.F22]" office:value-type="string" office:string-value="0805_CAP" calcext:value-type="string">
            <text:p>0805_CAP</text:p>
          </table:table-cell>
          <table:table-cell table:formula="of:=INDEX([$Components.$A$1:$Components.$AI$200];[.$I22];11)" office:value-type="string" office:string-value="Samsung" calcext:value-type="string">
            <text:p>Samsung</text:p>
          </table:table-cell>
          <table:table-cell table:formula="of:=INDEX([$Components.$A$1:$Components.$AI$200];[.$I22];12)" office:value-type="string" office:string-value="CL21C220JBANNNC" calcext:value-type="string">
            <text:p>CL21C220JBANNNC</text:p>
          </table:table-cell>
          <table:table-cell table:style-name="ce23" table:formula="of:=HYPERLINK([.Y22];[.Z22])" office:value-type="string" office:string-value="TME" calcext:value-type="string">
            <text:p>TME</text:p>
          </table:table-cell>
          <table:table-cell/>
          <table:table-cell table:formula="of:=(INDEX([$Components.$A$1:$Components.$AI$200];[.$I22];14))" office:value-type="string" office:string-value="https://www.tme.eu/hu/details/cl21c220jbannnc/mlcc-smd-0805-kondenzatorok/samsung/" calcext:value-type="string">
            <text:p>https://www.tme.eu/hu/details/cl21c220jbannnc/mlcc-smd-0805-kondenzatorok/samsung/</text:p>
          </table:table-cell>
          <table:table-cell table:formula="of:=(INDEX([$Components.$A$1:$Components.$AI$200];[.$I22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C13</text:p>
          </table:table-cell>
          <table:table-cell office:value-type="string" calcext:value-type="string">
            <text:p>10u</text:p>
          </table:table-cell>
          <table:table-cell/>
          <table:table-cell office:value-type="string" calcext:value-type="string">
            <text:p>0805_CAP</text:p>
          </table:table-cell>
          <table:table-cell/>
          <table:table-cell table:style-name="ce8" table:formula="of:=[.D23] &amp; &quot;   &quot; &amp; [.F23]" office:value-type="string" office:string-value="10u   0805_CAP" calcext:value-type="string">
            <text:p>10u <text:s text:c="2"/>0805_CAP</text:p>
          </table:table-cell>
          <table:table-cell table:style-name="ce8" table:formula="of:=MATCH([.H23] &amp; [.L23];[$Components.$B$1:$Components.$B$200];0)" office:value-type="float" office:value="44" calcext:value-type="float">
            <text:p>44</text:p>
          </table:table-cell>
          <table:table-cell table:formula="of:=[.B23]" office:value-type="float" office:value="2" calcext:value-type="float">
            <text:p>2</text:p>
          </table:table-cell>
          <table:table-cell table:formula="of:=[.J23]*[.$K$6]" office:value-type="float" office:value="1000" calcext:value-type="float">
            <text:p>1000</text:p>
          </table:table-cell>
          <table:table-cell table:formula="of:=COM.MICROSOFT.MINIFS([$Components.$D$3:$Components.$D$112];[$Components.$A$3:$Components.$A$112];[.H23])" office:value-type="float" office:value="6.918" calcext:value-type="float">
            <text:p>6.918</text:p>
          </table:table-cell>
          <table:table-cell table:formula="of:= IFNA([.$L23];0) *[.J23]" office:value-type="float" office:value="13.836" calcext:value-type="float">
            <text:p>13.836</text:p>
          </table:table-cell>
          <table:table-cell table:formula="of:= IFNA([.$L23];0) *[.K23]" office:value-type="float" office:value="6918" calcext:value-type="float">
            <text:p>6918</text:p>
          </table:table-cell>
          <table:table-cell/>
          <table:table-cell table:formula="of:=[.A23]" office:value-type="string" office:string-value="Capacitors" calcext:value-type="string">
            <text:p>Capacitors</text:p>
          </table:table-cell>
          <table:table-cell table:formula="of:=[.B23]" office:value-type="float" office:value="2" calcext:value-type="float">
            <text:p>2</text:p>
          </table:table-cell>
          <table:table-cell table:formula="of:=[.C23]" office:value-type="string" office:string-value="C11,C13" calcext:value-type="string">
            <text:p>C11,C13</text:p>
          </table:table-cell>
          <table:table-cell table:formula="of:=[.D23]" office:value-type="string" office:string-value="10u" calcext:value-type="string">
            <text:p>10u</text:p>
          </table:table-cell>
          <table:table-cell table:formula="of:=[.F23]" office:value-type="string" office:string-value="0805_CAP" calcext:value-type="string">
            <text:p>0805_CAP</text:p>
          </table:table-cell>
          <table:table-cell table:formula="of:=INDEX([$Components.$A$1:$Components.$AI$200];[.$I23];11)" office:value-type="string" office:string-value="Samsung" calcext:value-type="string">
            <text:p>Samsung</text:p>
          </table:table-cell>
          <table:table-cell table:formula="of:=INDEX([$Components.$A$1:$Components.$AI$200];[.$I23];12)" office:value-type="string" office:string-value="CL21A106KPFNNNE" calcext:value-type="string">
            <text:p>CL21A106KPFNNNE</text:p>
          </table:table-cell>
          <table:table-cell table:style-name="ce23" table:formula="of:=HYPERLINK([.Y23];[.Z23])" office:value-type="string" office:string-value="TME" calcext:value-type="string">
            <text:p>TME</text:p>
          </table:table-cell>
          <table:table-cell/>
          <table:table-cell table:formula="of:=(INDEX([$Components.$A$1:$Components.$AI$200];[.$I23];14))" office:value-type="string" office:string-value="https://www.tme.eu/hu/details/cl21a106kpfnnne/mlcc-smd-0805-kondenzatorok/samsung/" calcext:value-type="string">
            <text:p>https://www.tme.eu/hu/details/cl21a106kpfnnne/mlcc-smd-0805-kondenzatorok/samsung/</text:p>
          </table:table-cell>
          <table:table-cell table:formula="of:=(INDEX([$Components.$A$1:$Components.$AI$200];[.$I23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C101</text:p>
          </table:table-cell>
          <table:table-cell office:value-type="string" calcext:value-type="string">
            <text:p>4.7u</text:p>
          </table:table-cell>
          <table:table-cell/>
          <table:table-cell office:value-type="string" calcext:value-type="string">
            <text:p>0805_CAP</text:p>
          </table:table-cell>
          <table:table-cell/>
          <table:table-cell table:style-name="ce8" table:formula="of:=[.D24] &amp; &quot;   &quot; &amp; [.F24]" office:value-type="string" office:string-value="4.7u   0805_CAP" calcext:value-type="string">
            <text:p>4.7u <text:s text:c="2"/>0805_CAP</text:p>
          </table:table-cell>
          <table:table-cell table:style-name="ce8" table:formula="of:=MATCH([.H24] &amp; [.L24];[$Components.$B$1:$Components.$B$200];0)" office:value-type="float" office:value="41" calcext:value-type="float">
            <text:p>41</text:p>
          </table:table-cell>
          <table:table-cell table:formula="of:=[.B24]" office:value-type="float" office:value="2" calcext:value-type="float">
            <text:p>2</text:p>
          </table:table-cell>
          <table:table-cell table:formula="of:=[.J24]*[.$K$6]" office:value-type="float" office:value="1000" calcext:value-type="float">
            <text:p>1000</text:p>
          </table:table-cell>
          <table:table-cell table:formula="of:=COM.MICROSOFT.MINIFS([$Components.$D$3:$Components.$D$112];[$Components.$A$3:$Components.$A$112];[.H24])" office:value-type="float" office:value="7.142" calcext:value-type="float">
            <text:p>7.142</text:p>
          </table:table-cell>
          <table:table-cell table:formula="of:= IFNA([.$L24];0) *[.J24]" office:value-type="float" office:value="14.284" calcext:value-type="float">
            <text:p>14.284</text:p>
          </table:table-cell>
          <table:table-cell table:formula="of:= IFNA([.$L24];0) *[.K24]" office:value-type="float" office:value="7142" calcext:value-type="float">
            <text:p>7142</text:p>
          </table:table-cell>
          <table:table-cell/>
          <table:table-cell table:formula="of:=[.A24]" office:value-type="string" office:string-value="Capacitors" calcext:value-type="string">
            <text:p>Capacitors</text:p>
          </table:table-cell>
          <table:table-cell table:formula="of:=[.B24]" office:value-type="float" office:value="2" calcext:value-type="float">
            <text:p>2</text:p>
          </table:table-cell>
          <table:table-cell table:formula="of:=[.C24]" office:value-type="string" office:string-value="C15,C101" calcext:value-type="string">
            <text:p>C15,C101</text:p>
          </table:table-cell>
          <table:table-cell table:formula="of:=[.D24]" office:value-type="string" office:string-value="4.7u" calcext:value-type="string">
            <text:p>4.7u</text:p>
          </table:table-cell>
          <table:table-cell table:formula="of:=[.F24]" office:value-type="string" office:string-value="0805_CAP" calcext:value-type="string">
            <text:p>0805_CAP</text:p>
          </table:table-cell>
          <table:table-cell table:formula="of:=INDEX([$Components.$A$1:$Components.$AI$200];[.$I24];11)" office:value-type="string" office:string-value="Samsung" calcext:value-type="string">
            <text:p>Samsung</text:p>
          </table:table-cell>
          <table:table-cell table:formula="of:=INDEX([$Components.$A$1:$Components.$AI$200];[.$I24];12)" office:value-type="string" office:string-value="CL21A475KPFNNNG" calcext:value-type="string">
            <text:p>CL21A475KPFNNNG</text:p>
          </table:table-cell>
          <table:table-cell table:style-name="ce23" table:formula="of:=HYPERLINK([.Y24];[.Z24])" office:value-type="string" office:string-value="TME" calcext:value-type="string">
            <text:p>TME</text:p>
          </table:table-cell>
          <table:table-cell/>
          <table:table-cell table:formula="of:=(INDEX([$Components.$A$1:$Components.$AI$200];[.$I24];14))" office:value-type="string" office:string-value="https://www.tme.eu/hu/details/cl21a475kpfnnng/mlcc-smd-0805-kondenzatorok/samsung/" calcext:value-type="string">
            <text:p>https://www.tme.eu/hu/details/cl21a475kpfnnng/mlcc-smd-0805-kondenzatorok/samsung/</text:p>
          </table:table-cell>
          <table:table-cell table:formula="of:=(INDEX([$Components.$A$1:$Components.$AI$200];[.$I24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6,C104,C106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0805_CAP</text:p>
          </table:table-cell>
          <table:table-cell/>
          <table:table-cell table:style-name="ce8" table:formula="of:=[.D25] &amp; &quot;   &quot; &amp; [.F25]" office:value-type="string" office:string-value="1u   0805_CAP" calcext:value-type="string">
            <text:p>1u <text:s text:c="2"/>0805_CAP</text:p>
          </table:table-cell>
          <table:table-cell table:style-name="ce8" table:formula="of:=MATCH([.H25] &amp; [.L25];[$Components.$B$1:$Components.$B$200];0)" office:value-type="float" office:value="37" calcext:value-type="float">
            <text:p>37</text:p>
          </table:table-cell>
          <table:table-cell table:formula="of:=[.B25]" office:value-type="float" office:value="3" calcext:value-type="float">
            <text:p>3</text:p>
          </table:table-cell>
          <table:table-cell table:formula="of:=[.J25]*[.$K$6]" office:value-type="float" office:value="1500" calcext:value-type="float">
            <text:p>1500</text:p>
          </table:table-cell>
          <table:table-cell table:formula="of:=COM.MICROSOFT.MINIFS([$Components.$D$3:$Components.$D$112];[$Components.$A$3:$Components.$A$112];[.H25])" office:value-type="float" office:value="7.052" calcext:value-type="float">
            <text:p>7.052</text:p>
          </table:table-cell>
          <table:table-cell table:formula="of:= IFNA([.$L25];0) *[.J25]" office:value-type="float" office:value="21.156" calcext:value-type="float">
            <text:p>21.156</text:p>
          </table:table-cell>
          <table:table-cell table:formula="of:= IFNA([.$L25];0) *[.K25]" office:value-type="float" office:value="10578" calcext:value-type="float">
            <text:p>10578</text:p>
          </table:table-cell>
          <table:table-cell/>
          <table:table-cell table:formula="of:=[.A25]" office:value-type="string" office:string-value="Capacitors" calcext:value-type="string">
            <text:p>Capacitors</text:p>
          </table:table-cell>
          <table:table-cell table:formula="of:=[.B25]" office:value-type="float" office:value="3" calcext:value-type="float">
            <text:p>3</text:p>
          </table:table-cell>
          <table:table-cell table:formula="of:=[.C25]" office:value-type="string" office:string-value="C16,C104,C106" calcext:value-type="string">
            <text:p>C16,C104,C106</text:p>
          </table:table-cell>
          <table:table-cell table:formula="of:=[.D25]" office:value-type="string" office:string-value="1u" calcext:value-type="string">
            <text:p>1u</text:p>
          </table:table-cell>
          <table:table-cell table:formula="of:=[.F25]" office:value-type="string" office:string-value="0805_CAP" calcext:value-type="string">
            <text:p>0805_CAP</text:p>
          </table:table-cell>
          <table:table-cell table:formula="of:=INDEX([$Components.$A$1:$Components.$AI$200];[.$I25];11)" office:value-type="string" office:string-value="Samsung" calcext:value-type="string">
            <text:p>Samsung</text:p>
          </table:table-cell>
          <table:table-cell table:formula="of:=INDEX([$Components.$A$1:$Components.$AI$200];[.$I25];12)" office:value-type="string" office:string-value="CL21A105KOFNNNE" calcext:value-type="string">
            <text:p>CL21A105KOFNNNE</text:p>
          </table:table-cell>
          <table:table-cell table:style-name="ce23" table:formula="of:=HYPERLINK([.Y25];[.Z25])" office:value-type="string" office:string-value="TME" calcext:value-type="string">
            <text:p>TME</text:p>
          </table:table-cell>
          <table:table-cell/>
          <table:table-cell table:formula="of:=(INDEX([$Components.$A$1:$Components.$AI$200];[.$I25];14))" office:value-type="string" office:string-value="https://www.tme.eu/hu/details/cl21a105kofnnne/mlcc-smd-0805-kondenzatorok/samsung/" calcext:value-type="string">
            <text:p>https://www.tme.eu/hu/details/cl21a105kofnnne/mlcc-smd-0805-kondenzatorok/samsung/</text:p>
          </table:table-cell>
          <table:table-cell table:formula="of:=(INDEX([$Components.$A$1:$Components.$AI$200];[.$I25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0</text:p>
          </table:table-cell>
          <table:table-cell office:value-type="string" calcext:value-type="string">
            <text:p>4.7n</text:p>
          </table:table-cell>
          <table:table-cell/>
          <table:table-cell office:value-type="string" calcext:value-type="string">
            <text:p>0805_CAP</text:p>
          </table:table-cell>
          <table:table-cell/>
          <table:table-cell table:style-name="ce8" table:formula="of:=[.D26] &amp; &quot;   &quot; &amp; [.F26]" office:value-type="string" office:string-value="4.7n   0805_CAP" calcext:value-type="string">
            <text:p>4.7n <text:s text:c="2"/>0805_CAP</text:p>
          </table:table-cell>
          <table:table-cell table:style-name="ce8" table:formula="of:=MATCH([.H26] &amp; [.L26];[$Components.$B$1:$Components.$B$200];0)" office:value-type="float" office:value="31" calcext:value-type="float">
            <text:p>31</text:p>
          </table:table-cell>
          <table:table-cell table:formula="of:=[.B26]" office:value-type="float" office:value="1" calcext:value-type="float">
            <text:p>1</text:p>
          </table:table-cell>
          <table:table-cell table:formula="of:=[.J26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26])" office:value-type="float" office:value="6.717" calcext:value-type="float">
            <text:p>6.717</text:p>
          </table:table-cell>
          <table:table-cell table:formula="of:= IFNA([.$L26];0) *[.J26]" office:value-type="float" office:value="6.717" calcext:value-type="float">
            <text:p>6.717</text:p>
          </table:table-cell>
          <table:table-cell table:formula="of:= IFNA([.$L26];0) *[.K26]" office:value-type="float" office:value="3358.5" calcext:value-type="float">
            <text:p>3358.5</text:p>
          </table:table-cell>
          <table:table-cell/>
          <table:table-cell table:formula="of:=[.A26]" office:value-type="string" office:string-value="Capacitors" calcext:value-type="string">
            <text:p>Capacitors</text:p>
          </table:table-cell>
          <table:table-cell table:formula="of:=[.B26]" office:value-type="float" office:value="1" calcext:value-type="float">
            <text:p>1</text:p>
          </table:table-cell>
          <table:table-cell table:formula="of:=[.C26]" office:value-type="string" office:string-value="C100" calcext:value-type="string">
            <text:p>C100</text:p>
          </table:table-cell>
          <table:table-cell table:formula="of:=[.D26]" office:value-type="string" office:string-value="4.7n" calcext:value-type="string">
            <text:p>4.7n</text:p>
          </table:table-cell>
          <table:table-cell table:formula="of:=[.F26]" office:value-type="string" office:string-value="0805_CAP" calcext:value-type="string">
            <text:p>0805_CAP</text:p>
          </table:table-cell>
          <table:table-cell table:formula="of:=INDEX([$Components.$A$1:$Components.$AI$200];[.$I26];11)" office:value-type="string" office:string-value="Samsung" calcext:value-type="string">
            <text:p>Samsung</text:p>
          </table:table-cell>
          <table:table-cell table:formula="of:=INDEX([$Components.$A$1:$Components.$AI$200];[.$I26];12)" office:value-type="string" office:string-value="CL21B472KBANNNC" calcext:value-type="string">
            <text:p>CL21B472KBANNNC</text:p>
          </table:table-cell>
          <table:table-cell table:style-name="ce23" table:formula="of:=HYPERLINK([.Y26];[.Z26])" office:value-type="string" office:string-value="TME" calcext:value-type="string">
            <text:p>TME</text:p>
          </table:table-cell>
          <table:table-cell/>
          <table:table-cell table:formula="of:=(INDEX([$Components.$A$1:$Components.$AI$200];[.$I26];14))" office:value-type="string" office:string-value="https://www.tme.eu/hu/details/cl21b472kbannnc/mlcc-smd-0805-kondenzatorok/samsung/" calcext:value-type="string">
            <text:p>https://www.tme.eu/hu/details/cl21b472kbannnc/mlcc-smd-0805-kondenzatorok/samsung/</text:p>
          </table:table-cell>
          <table:table-cell table:formula="of:=(INDEX([$Components.$A$1:$Components.$AI$200];[.$I26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1-Q8</text:p>
          </table:table-cell>
          <table:table-cell table:number-columns-repeated="2" office:value-type="string" calcext:value-type="string">
            <text:p>DMP3085LSD-13</text:p>
          </table:table-cell>
          <table:table-cell office:value-type="string" calcext:value-type="string">
            <text:p>SO8</text:p>
          </table:table-cell>
          <table:table-cell/>
          <table:table-cell table:style-name="ce8" table:formula="of:=[.D27] &amp; &quot;   &quot; &amp; [.F27]" office:value-type="string" office:string-value="DMP3085LSD-13   SO8" calcext:value-type="string">
            <text:p>DMP3085LSD-13 <text:s text:c="2"/>SO8</text:p>
          </table:table-cell>
          <table:table-cell table:style-name="ce8" table:formula="of:=MATCH([.H27] &amp; [.L27];[$Components.$B$1:$Components.$B$200];0)" office:value-type="float" office:value="58" calcext:value-type="float">
            <text:p>58</text:p>
          </table:table-cell>
          <table:table-cell table:formula="of:=[.B27]" office:value-type="float" office:value="8" calcext:value-type="float">
            <text:p>8</text:p>
          </table:table-cell>
          <table:table-cell table:formula="of:=[.J27]*[.$K$6]" office:value-type="float" office:value="4000" calcext:value-type="float">
            <text:p>4000</text:p>
          </table:table-cell>
          <table:table-cell table:formula="of:=COM.MICROSOFT.MINIFS([$Components.$D$3:$Components.$D$112];[$Components.$A$3:$Components.$A$112];[.H27])" office:value-type="float" office:value="25.52" calcext:value-type="float">
            <text:p>25.52</text:p>
          </table:table-cell>
          <table:table-cell table:formula="of:= IFNA([.$L27];0) *[.J27]" office:value-type="float" office:value="204.16" calcext:value-type="float">
            <text:p>204.16</text:p>
          </table:table-cell>
          <table:table-cell table:formula="of:= IFNA([.$L27];0) *[.K27]" office:value-type="float" office:value="102080" calcext:value-type="float">
            <text:p>102080</text:p>
          </table:table-cell>
          <table:table-cell/>
          <table:table-cell table:formula="of:=[.A27]" office:value-type="string" office:string-value="Transistors" calcext:value-type="string">
            <text:p>Transistors</text:p>
          </table:table-cell>
          <table:table-cell table:formula="of:=[.B27]" office:value-type="float" office:value="8" calcext:value-type="float">
            <text:p>8</text:p>
          </table:table-cell>
          <table:table-cell table:formula="of:=[.C27]" office:value-type="string" office:string-value="Q1-Q8" calcext:value-type="string">
            <text:p>Q1-Q8</text:p>
          </table:table-cell>
          <table:table-cell table:formula="of:=[.D27]" office:value-type="string" office:string-value="DMP3085LSD-13" calcext:value-type="string">
            <text:p>DMP3085LSD-13</text:p>
          </table:table-cell>
          <table:table-cell table:formula="of:=[.F27]" office:value-type="string" office:string-value="SO8" calcext:value-type="string">
            <text:p>SO8</text:p>
          </table:table-cell>
          <table:table-cell table:formula="of:=INDEX([$Components.$A$1:$Components.$AI$200];[.$I27];11)" office:value-type="string" office:string-value="Diodes Incorporated" calcext:value-type="string">
            <text:p>Diodes Incorporated</text:p>
          </table:table-cell>
          <table:table-cell table:formula="of:=INDEX([$Components.$A$1:$Components.$AI$200];[.$I27];12)" office:value-type="string" office:string-value="DMP3085LSD-13" calcext:value-type="string">
            <text:p>DMP3085LSD-13</text:p>
          </table:table-cell>
          <table:table-cell table:style-name="ce23" table:formula="of:=HYPERLINK([.Y27];[.Z27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27];14))" office:value-type="string" office:string-value="https://hu.mouser.com/ProductDetail/Diodes-Incorporated/DMP3085LSD-13?qs=%2fha2pyFadujmCBLbYBwBi2m3TzmK%252bmNA59h1LXfPo33zHYH82avnmQ%3d%3d" calcext:value-type="string">
            <text:p>https://hu.mouser.com/ProductDetail/Diodes-Incorporated/DMP3085LSD-13?qs=%2fha2pyFadujmCBLbYBwBi2m3TzmK%252bmNA59h1LXfPo33zHYH82avnmQ%3d%3d</text:p>
          </table:table-cell>
          <table:table-cell table:formula="of:=(INDEX([$Components.$A$1:$Components.$AI$200];[.$I27];13)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-D8</text:p>
          </table:table-cell>
          <table:table-cell table:number-columns-repeated="2" office:value-type="string" calcext:value-type="string">
            <text:p>NSR0320MW2T1G</text:p>
          </table:table-cell>
          <table:table-cell office:value-type="string" calcext:value-type="string">
            <text:p>SOD-323</text:p>
          </table:table-cell>
          <table:table-cell/>
          <table:table-cell table:style-name="ce8" table:formula="of:=[.D28] &amp; &quot;   &quot; &amp; [.F28]" office:value-type="string" office:string-value="NSR0320MW2T1G   SOD-323" calcext:value-type="string">
            <text:p>NSR0320MW2T1G <text:s text:c="2"/>SOD-323</text:p>
          </table:table-cell>
          <table:table-cell table:style-name="ce8" table:formula="of:=MATCH([.H28] &amp; [.L28];[$Components.$B$1:$Components.$B$200];0)" office:value-type="float" office:value="61" calcext:value-type="float">
            <text:p>61</text:p>
          </table:table-cell>
          <table:table-cell table:formula="of:=[.B28]" office:value-type="float" office:value="8" calcext:value-type="float">
            <text:p>8</text:p>
          </table:table-cell>
          <table:table-cell table:formula="of:=[.J28]*[.$K$6]" office:value-type="float" office:value="4000" calcext:value-type="float">
            <text:p>4000</text:p>
          </table:table-cell>
          <table:table-cell table:formula="of:=COM.MICROSOFT.MINIFS([$Components.$D$3:$Components.$D$112];[$Components.$A$3:$Components.$A$112];[.H28])" office:value-type="float" office:value="16.02" calcext:value-type="float">
            <text:p>16.02</text:p>
          </table:table-cell>
          <table:table-cell table:formula="of:= IFNA([.$L28];0) *[.J28]" office:value-type="float" office:value="128.16" calcext:value-type="float">
            <text:p>128.16</text:p>
          </table:table-cell>
          <table:table-cell table:formula="of:= IFNA([.$L28];0) *[.K28]" office:value-type="float" office:value="64080" calcext:value-type="float">
            <text:p>64080</text:p>
          </table:table-cell>
          <table:table-cell/>
          <table:table-cell table:formula="of:=[.A28]" office:value-type="string" office:string-value="Diodes" calcext:value-type="string">
            <text:p>Diodes</text:p>
          </table:table-cell>
          <table:table-cell table:formula="of:=[.B28]" office:value-type="float" office:value="8" calcext:value-type="float">
            <text:p>8</text:p>
          </table:table-cell>
          <table:table-cell table:formula="of:=[.C28]" office:value-type="string" office:string-value="D1-D8" calcext:value-type="string">
            <text:p>D1-D8</text:p>
          </table:table-cell>
          <table:table-cell table:formula="of:=[.D28]" office:value-type="string" office:string-value="NSR0320MW2T1G" calcext:value-type="string">
            <text:p>NSR0320MW2T1G</text:p>
          </table:table-cell>
          <table:table-cell table:formula="of:=[.F28]" office:value-type="string" office:string-value="SOD-323" calcext:value-type="string">
            <text:p>SOD-323</text:p>
          </table:table-cell>
          <table:table-cell table:formula="of:=INDEX([$Components.$A$1:$Components.$AI$200];[.$I28];11)" office:value-type="string" office:string-value="ON Semiconductor" calcext:value-type="string">
            <text:p>ON Semiconductor</text:p>
          </table:table-cell>
          <table:table-cell table:formula="of:=INDEX([$Components.$A$1:$Components.$AI$200];[.$I28];12)" office:value-type="string" office:string-value="NSR0320MW2T1G" calcext:value-type="string">
            <text:p>NSR0320MW2T1G</text:p>
          </table:table-cell>
          <table:table-cell table:style-name="ce23" table:formula="of:=HYPERLINK([.Y28];[.Z28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28];14))" office:value-type="string" office:string-value="https://hu.mouser.com/ProductDetail/ON-Semiconductor/NSR0320MW2T1G?qs=%2fha2pyFadugBEwt%252be5lRnJxyj5GKxUtgkvX1oCQdi1HeqC59lkP9PQ%3d%3d" calcext:value-type="string">
            <text:p>https://hu.mouser.com/ProductDetail/ON-Semiconductor/NSR0320MW2T1G?qs=%2fha2pyFadugBEwt%252be5lRnJxyj5GKxUtgkvX1oCQdi1HeqC59lkP9PQ%3d%3d</text:p>
          </table:table-cell>
          <table:table-cell table:formula="of:=(INDEX([$Components.$A$1:$Components.$AI$200];[.$I28];13)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1,FB100-FB101</text:p>
          </table:table-cell>
          <table:table-cell office:value-type="string" calcext:value-type="string">
            <text:p>600R@100MHz</text:p>
          </table:table-cell>
          <table:table-cell/>
          <table:table-cell office:value-type="string" calcext:value-type="string">
            <text:p>0805_IND</text:p>
          </table:table-cell>
          <table:table-cell/>
          <table:table-cell table:style-name="ce8" table:formula="of:=[.D29] &amp; &quot;   &quot; &amp; [.F29]" office:value-type="string" office:string-value="600R@100MHz   0805_IND" calcext:value-type="string">
            <text:p>600R@100MHz <text:s text:c="2"/>0805_IND</text:p>
          </table:table-cell>
          <table:table-cell table:style-name="ce8" table:formula="of:=MATCH([.H29] &amp; [.L29];[$Components.$B$1:$Components.$B$200];0)" office:value-type="float" office:value="49" calcext:value-type="float">
            <text:p>49</text:p>
          </table:table-cell>
          <table:table-cell table:formula="of:=[.B29]" office:value-type="float" office:value="3" calcext:value-type="float">
            <text:p>3</text:p>
          </table:table-cell>
          <table:table-cell table:formula="of:=[.J29]*[.$K$6]" office:value-type="float" office:value="1500" calcext:value-type="float">
            <text:p>1500</text:p>
          </table:table-cell>
          <table:table-cell table:formula="of:=COM.MICROSOFT.MINIFS([$Components.$D$3:$Components.$D$112];[$Components.$A$3:$Components.$A$112];[.H29])" office:value-type="float" office:value="8.212" calcext:value-type="float">
            <text:p>8.212</text:p>
          </table:table-cell>
          <table:table-cell table:formula="of:= IFNA([.$L29];0) *[.J29]" office:value-type="float" office:value="24.636" calcext:value-type="float">
            <text:p>24.636</text:p>
          </table:table-cell>
          <table:table-cell table:formula="of:= IFNA([.$L29];0) *[.K29]" office:value-type="float" office:value="12318" calcext:value-type="float">
            <text:p>12318</text:p>
          </table:table-cell>
          <table:table-cell/>
          <table:table-cell table:formula="of:=[.A29]" office:value-type="string" office:string-value="Miscellaneous" calcext:value-type="string">
            <text:p>Miscellaneous</text:p>
          </table:table-cell>
          <table:table-cell table:formula="of:=[.B29]" office:value-type="float" office:value="3" calcext:value-type="float">
            <text:p>3</text:p>
          </table:table-cell>
          <table:table-cell table:formula="of:=[.C29]" office:value-type="string" office:string-value="FB1,FB100-FB101" calcext:value-type="string">
            <text:p>FB1,FB100-FB101</text:p>
          </table:table-cell>
          <table:table-cell table:formula="of:=[.D29]" office:value-type="string" office:string-value="600R@100MHz" calcext:value-type="string">
            <text:p>600R@100MHz</text:p>
          </table:table-cell>
          <table:table-cell table:formula="of:=[.F29]" office:value-type="string" office:string-value="0805_IND" calcext:value-type="string">
            <text:p>0805_IND</text:p>
          </table:table-cell>
          <table:table-cell table:formula="of:=INDEX([$Components.$A$1:$Components.$AI$200];[.$I29];11)" office:value-type="string" office:string-value="TDK" calcext:value-type="string">
            <text:p>TDK</text:p>
          </table:table-cell>
          <table:table-cell table:formula="of:=INDEX([$Components.$A$1:$Components.$AI$200];[.$I29];12)" office:value-type="string" office:string-value="MMZ2012R601A" calcext:value-type="string">
            <text:p>MMZ2012R601A</text:p>
          </table:table-cell>
          <table:table-cell table:style-name="ce23" table:formula="of:=HYPERLINK([.Y29];[.Z29])" office:value-type="string" office:string-value="TME" calcext:value-type="string">
            <text:p>TME</text:p>
          </table:table-cell>
          <table:table-cell/>
          <table:table-cell table:formula="of:=(INDEX([$Components.$A$1:$Components.$AI$200];[.$I29];14))" office:value-type="string" office:string-value="https://www.tme.eu/hu/details/mmz2012r601a/ferritek-gyongyok/tdk/" calcext:value-type="string">
            <text:p>https://www.tme.eu/hu/details/mmz2012r601a/ferritek-gyongyok/tdk/</text:p>
          </table:table-cell>
          <table:table-cell table:formula="of:=(INDEX([$Components.$A$1:$Components.$AI$200];[.$I29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4-J67</text:p>
          </table:table-cell>
          <table:table-cell office:value-type="string" calcext:value-type="string">
            <text:p>J SPRINGPIN</text:p>
          </table:table-cell>
          <table:table-cell office:value-type="string" calcext:value-type="string">
            <text:p>TOBY_TEST-3</text:p>
          </table:table-cell>
          <table:table-cell office:value-type="string" calcext:value-type="string">
            <text:p>J SPRINGPIN</text:p>
          </table:table-cell>
          <table:table-cell/>
          <table:table-cell table:style-name="ce8" table:formula="of:=[.D30] &amp; &quot;   &quot; &amp; [.F30]" office:value-type="string" office:string-value="J SPRINGPIN   J SPRINGPIN" calcext:value-type="string">
            <text:p>J SPRINGPIN <text:s text:c="2"/>J SPRINGPIN</text:p>
          </table:table-cell>
          <table:table-cell table:style-name="ce8" table:formula="of:=MATCH([.H30] &amp; [.L30];[$Components.$B$1:$Components.$B$200];0)" office:value-type="float" office:value="56" calcext:value-type="float">
            <text:p>56</text:p>
          </table:table-cell>
          <table:table-cell table:formula="of:=[.B30]" office:value-type="float" office:value="64" calcext:value-type="float">
            <text:p>64</text:p>
          </table:table-cell>
          <table:table-cell table:formula="of:=[.J30]*[.$K$6]" office:value-type="float" office:value="32000" calcext:value-type="float">
            <text:p>32000</text:p>
          </table:table-cell>
          <table:table-cell table:formula="of:=COM.MICROSOFT.MINIFS([$Components.$D$3:$Components.$D$112];[$Components.$A$3:$Components.$A$112];[.H30])" office:value-type="float" office:value="11" calcext:value-type="float">
            <text:p>11</text:p>
          </table:table-cell>
          <table:table-cell table:style-name="ce6" table:formula="of:= IFNA([.$L30];0) *[.J30]" office:value-type="float" office:value="704" calcext:value-type="float">
            <text:p>704</text:p>
          </table:table-cell>
          <table:table-cell table:formula="of:= IFNA([.$L30];0) *[.K30]" office:value-type="float" office:value="352000" calcext:value-type="float">
            <text:p>352000</text:p>
          </table:table-cell>
          <table:table-cell/>
          <table:table-cell table:formula="of:=[.A30]" office:value-type="string" office:string-value="Miscellaneous" calcext:value-type="string">
            <text:p>Miscellaneous</text:p>
          </table:table-cell>
          <table:table-cell table:formula="of:=[.B30]" office:value-type="float" office:value="64" calcext:value-type="float">
            <text:p>64</text:p>
          </table:table-cell>
          <table:table-cell table:formula="of:=[.C30]" office:value-type="string" office:string-value="J4-J67" calcext:value-type="string">
            <text:p>J4-J67</text:p>
          </table:table-cell>
          <table:table-cell table:formula="of:=[.D30]" office:value-type="string" office:string-value="J SPRINGPIN" calcext:value-type="string">
            <text:p>J SPRINGPIN</text:p>
          </table:table-cell>
          <table:table-cell table:formula="of:=[.F30]" office:value-type="string" office:string-value="J SPRINGPIN" calcext:value-type="string">
            <text:p>J SPRINGPIN</text:p>
          </table:table-cell>
          <table:table-cell table:formula="of:=INDEX([$Components.$A$1:$Components.$AI$200];[.$I30];11)" office:value-type="string" office:string-value="Toby" calcext:value-type="string">
            <text:p>Toby</text:p>
          </table:table-cell>
          <table:table-cell table:formula="of:=INDEX([$Components.$A$1:$Components.$AI$200];[.$I30];12)" office:value-type="string" office:string-value="TEST-3" calcext:value-type="string">
            <text:p>TEST-3</text:p>
          </table:table-cell>
          <table:table-cell table:style-name="ce23" table:formula="of:=HYPERLINK([.Y30];[.Z30])" office:value-type="string" office:string-value="Toby" calcext:value-type="string">
            <text:p>Toby</text:p>
          </table:table-cell>
          <table:table-cell/>
          <table:table-cell table:formula="of:=(INDEX([$Components.$A$1:$Components.$AI$200];[.$I30];14))" office:value-type="string" office:string-value="https://www.toby.co.uk/pcb-hardware/test-points-and-pins/test-3-valcon-wire-form-test-point-27mm-diameter/" calcext:value-type="string">
            <text:p>https://www.toby.co.uk/pcb-hardware/test-points-and-pins/test-3-valcon-wire-form-test-point-27mm-diameter/</text:p>
          </table:table-cell>
          <table:table-cell table:formula="of:=(INDEX([$Components.$A$1:$Components.$AI$200];[.$I30];13))" office:value-type="string" office:string-value="Toby" calcext:value-type="string">
            <text:p>Toby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8</text:p>
          </table:table-cell>
          <table:table-cell office:value-type="string" calcext:value-type="string">
            <text:p>J 2X8</text:p>
          </table:table-cell>
          <table:table-cell/>
          <table:table-cell office:value-type="string" calcext:value-type="string">
            <text:p>J 2X8 MINI SMT</text:p>
          </table:table-cell>
          <table:table-cell/>
          <table:table-cell table:style-name="ce8" table:formula="of:=[.D31] &amp; &quot;   &quot; &amp; [.F31]" office:value-type="string" office:string-value="J 2X8   J 2X8 MINI SMT" calcext:value-type="string">
            <text:p>J 2X8 <text:s text:c="2"/>J 2X8 MINI SMT</text:p>
          </table:table-cell>
          <table:table-cell table:style-name="ce8" table:formula="of:=MATCH([.H31] &amp; [.L31];[$Components.$B$1:$Components.$B$200];0)" office:value-type="float" office:value="55" calcext:value-type="float">
            <text:p>55</text:p>
          </table:table-cell>
          <table:table-cell table:formula="of:=[.B31]" office:value-type="float" office:value="1" calcext:value-type="float">
            <text:p>1</text:p>
          </table:table-cell>
          <table:table-cell table:formula="of:=[.J31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31])" office:value-type="float" office:value="114" calcext:value-type="float">
            <text:p>114</text:p>
          </table:table-cell>
          <table:table-cell table:formula="of:= IFNA([.$L31];0) *[.J31]" office:value-type="float" office:value="114" calcext:value-type="float">
            <text:p>114</text:p>
          </table:table-cell>
          <table:table-cell table:formula="of:= IFNA([.$L31];0) *[.K31]" office:value-type="float" office:value="57000" calcext:value-type="float">
            <text:p>57000</text:p>
          </table:table-cell>
          <table:table-cell/>
          <table:table-cell table:formula="of:=[.A31]" office:value-type="string" office:string-value="Miscellaneous" calcext:value-type="string">
            <text:p>Miscellaneous</text:p>
          </table:table-cell>
          <table:table-cell table:formula="of:=[.B31]" office:value-type="float" office:value="1" calcext:value-type="float">
            <text:p>1</text:p>
          </table:table-cell>
          <table:table-cell table:formula="of:=[.C31]" office:value-type="string" office:string-value="J68" calcext:value-type="string">
            <text:p>J68</text:p>
          </table:table-cell>
          <table:table-cell table:formula="of:=[.D31]" office:value-type="string" office:string-value="J 2X8" calcext:value-type="string">
            <text:p>J 2X8</text:p>
          </table:table-cell>
          <table:table-cell table:formula="of:=[.F31]" office:value-type="string" office:string-value="J 2X8 MINI SMT" calcext:value-type="string">
            <text:p>J 2X8 MINI SMT</text:p>
          </table:table-cell>
          <table:table-cell table:formula="of:=INDEX([$Components.$A$1:$Components.$AI$200];[.$I31];11)" office:value-type="string" office:string-value="CONNFLY" calcext:value-type="string">
            <text:p>CONNFLY</text:p>
          </table:table-cell>
          <table:table-cell table:formula="of:=INDEX([$Components.$A$1:$Components.$AI$200];[.$I31];12)" office:value-type="string" office:string-value="DS1065-05-2*8S8BS" calcext:value-type="string">
            <text:p>DS1065-05-2*8S8BS</text:p>
          </table:table-cell>
          <table:table-cell table:style-name="ce23" table:formula="of:=HYPERLINK([.Y31];[.Z31])" office:value-type="string" office:string-value="TME" calcext:value-type="string">
            <text:p>TME</text:p>
          </table:table-cell>
          <table:table-cell/>
          <table:table-cell table:formula="of:=(INDEX([$Components.$A$1:$Components.$AI$200];[.$I31];14))" office:value-type="string" office:string-value="https://www.tme.eu/hu/details/ds1065-05-2x8s8bs/tuskesorok-es-aljzatok/connfly/ds1065-05-2_8s8bs/" calcext:value-type="string">
            <text:p>https://www.tme.eu/hu/details/ds1065-05-2x8s8bs/tuskesorok-es-aljzatok/connfly/ds1065-05-2_8s8bs/</text:p>
          </table:table-cell>
          <table:table-cell table:formula="of:=(INDEX([$Components.$A$1:$Components.$AI$200];[.$I31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0</text:p>
          </table:table-cell>
          <table:table-cell office:value-type="string" calcext:value-type="string">
            <text:p>J USBTYPEC</text:p>
          </table:table-cell>
          <table:table-cell/>
          <table:table-cell office:value-type="string" calcext:value-type="string">
            <text:p>J USBTYPEC 10133476-10001LF</text:p>
          </table:table-cell>
          <table:table-cell/>
          <table:table-cell table:style-name="ce8" table:formula="of:=[.D32] &amp; &quot;   &quot; &amp; [.F32]" office:value-type="string" office:string-value="J USBTYPEC   J USBTYPEC 10133476-10001LF" calcext:value-type="string">
            <text:p>J USBTYPEC <text:s text:c="2"/>J USBTYPEC 10133476-10001LF</text:p>
          </table:table-cell>
          <table:table-cell table:style-name="ce8" table:formula="of:=MATCH([.H32] &amp; [.L32];[$Components.$B$1:$Components.$B$200];0)" office:value-type="float" office:value="50" calcext:value-type="float">
            <text:p>50</text:p>
          </table:table-cell>
          <table:table-cell table:formula="of:=[.B32]" office:value-type="float" office:value="1" calcext:value-type="float">
            <text:p>1</text:p>
          </table:table-cell>
          <table:table-cell table:formula="of:=[.J32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32])" office:value-type="float" office:value="523.26" calcext:value-type="float">
            <text:p>523.26</text:p>
          </table:table-cell>
          <table:table-cell table:style-name="ce6" table:formula="of:= IFNA([.$L32];0) *[.J32]" office:value-type="float" office:value="523.26" calcext:value-type="float">
            <text:p>523.26</text:p>
          </table:table-cell>
          <table:table-cell table:formula="of:= IFNA([.$L32];0) *[.K32]" office:value-type="float" office:value="261630" calcext:value-type="float">
            <text:p>261630</text:p>
          </table:table-cell>
          <table:table-cell/>
          <table:table-cell table:formula="of:=[.A32]" office:value-type="string" office:string-value="Miscellaneous" calcext:value-type="string">
            <text:p>Miscellaneous</text:p>
          </table:table-cell>
          <table:table-cell table:formula="of:=[.B32]" office:value-type="float" office:value="1" calcext:value-type="float">
            <text:p>1</text:p>
          </table:table-cell>
          <table:table-cell table:formula="of:=[.C32]" office:value-type="string" office:string-value="J100" calcext:value-type="string">
            <text:p>J100</text:p>
          </table:table-cell>
          <table:table-cell table:formula="of:=[.D32]" office:value-type="string" office:string-value="J USBTYPEC" calcext:value-type="string">
            <text:p>J USBTYPEC</text:p>
          </table:table-cell>
          <table:table-cell table:formula="of:=[.F32]" office:value-type="string" office:string-value="J USBTYPEC 10133476-10001LF" calcext:value-type="string">
            <text:p>J USBTYPEC 10133476-10001LF</text:p>
          </table:table-cell>
          <table:table-cell table:formula="of:=INDEX([$Components.$A$1:$Components.$AI$200];[.$I32];11)" office:value-type="string" office:string-value="Amphenol FCI" calcext:value-type="string">
            <text:p>Amphenol FCI</text:p>
          </table:table-cell>
          <table:table-cell table:formula="of:=INDEX([$Components.$A$1:$Components.$AI$200];[.$I32];12)" office:value-type="string" office:string-value="10133476-10001LF " calcext:value-type="string">
            <text:p>10133476-10001LF </text:p>
          </table:table-cell>
          <table:table-cell table:style-name="ce23" table:formula="of:=HYPERLINK([.Y32];[.Z32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32];14))" office:value-type="string" office:string-value="https://hu.mouser.com/ProductDetail/Amphenol-FCI/10133476-10001LF?qs=sGAEpiMZZMulM8LPOQ%252byk9EUFTeArpJA349V5BOn%2fX2sdexa%2f2jP2w%3d%3d" calcext:value-type="string">
            <text:p>https://hu.mouser.com/ProductDetail/Amphenol-FCI/10133476-10001LF?qs=sGAEpiMZZMulM8LPOQ%252byk9EUFTeArpJA349V5BOn%2fX2sdexa%2f2jP2w%3d%3d</text:p>
          </table:table-cell>
          <table:table-cell table:formula="of:=(INDEX([$Components.$A$1:$Components.$AI$200];[.$I32];13)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</text:p>
          </table:table-cell>
          <table:table-cell/>
          <table:table-cell office:value-type="string" calcext:value-type="string">
            <text:p>0805_IND</text:p>
          </table:table-cell>
          <table:table-cell/>
          <table:table-cell table:style-name="ce8" table:formula="of:=[.D33] &amp; &quot;   &quot; &amp; [.F33]" office:value-type="string" office:string-value="10u   0805_IND" calcext:value-type="string">
            <text:p>10u <text:s text:c="2"/>0805_IND</text:p>
          </table:table-cell>
          <table:table-cell table:style-name="ce8" table:formula="of:=MATCH([.H33] &amp; [.L33];[$Components.$B$1:$Components.$B$200];0)" office:value-type="float" office:value="48" calcext:value-type="float">
            <text:p>48</text:p>
          </table:table-cell>
          <table:table-cell table:formula="of:=[.B33]" office:value-type="float" office:value="1" calcext:value-type="float">
            <text:p>1</text:p>
          </table:table-cell>
          <table:table-cell table:formula="of:=[.J33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33])" office:value-type="float" office:value="26.81" calcext:value-type="float">
            <text:p>26.81</text:p>
          </table:table-cell>
          <table:table-cell table:formula="of:= IFNA([.$L33];0) *[.J33]" office:value-type="float" office:value="26.81" calcext:value-type="float">
            <text:p>26.81</text:p>
          </table:table-cell>
          <table:table-cell table:formula="of:= IFNA([.$L33];0) *[.K33]" office:value-type="float" office:value="13405" calcext:value-type="float">
            <text:p>13405</text:p>
          </table:table-cell>
          <table:table-cell/>
          <table:table-cell table:formula="of:=[.A33]" office:value-type="string" office:string-value="Miscellaneous" calcext:value-type="string">
            <text:p>Miscellaneous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string" office:string-value="L1" calcext:value-type="string">
            <text:p>L1</text:p>
          </table:table-cell>
          <table:table-cell table:formula="of:=[.D33]" office:value-type="string" office:string-value="10u" calcext:value-type="string">
            <text:p>10u</text:p>
          </table:table-cell>
          <table:table-cell table:formula="of:=[.F33]" office:value-type="string" office:string-value="0805_IND" calcext:value-type="string">
            <text:p>0805_IND</text:p>
          </table:table-cell>
          <table:table-cell table:formula="of:=INDEX([$Components.$A$1:$Components.$AI$200];[.$I33];11)" office:value-type="string" office:string-value="TDK" calcext:value-type="string">
            <text:p>TDK</text:p>
          </table:table-cell>
          <table:table-cell table:formula="of:=INDEX([$Components.$A$1:$Components.$AI$200];[.$I33];12)" office:value-type="string" office:string-value="MLZ2012N100LTD25" calcext:value-type="string">
            <text:p>MLZ2012N100LTD25</text:p>
          </table:table-cell>
          <table:table-cell table:style-name="ce23" table:formula="of:=HYPERLINK([.Y33];[.Z33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33];14))" office:value-type="string" office:string-value="https://hu.mouser.com/ProductDetail/TDK/MLZ2012N100LTD25?qs=sGAEpiMZZMsg%252by3WlYCkU3b8Zei%252b1OAiv4buRNM4vz0%3d" calcext:value-type="string">
            <text:p>https://hu.mouser.com/ProductDetail/TDK/MLZ2012N100LTD25?qs=sGAEpiMZZMsg%252by3WlYCkU3b8Zei%252b1OAiv4buRNM4vz0%3d</text:p>
          </table:table-cell>
          <table:table-cell table:formula="of:=(INDEX([$Components.$A$1:$Components.$AI$200];[.$I33];13))" office:value-type="string" office:string-value="Mouser" calcext:value-type="string">
            <text:p>Mous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D1-LD16</text:p>
          </table:table-cell>
          <table:table-cell table:number-columns-repeated="2" office:value-type="string" calcext:value-type="string">
            <text:p>WS2812B-MINI</text:p>
          </table:table-cell>
          <table:table-cell office:value-type="string" calcext:value-type="string">
            <text:p>PLCC4</text:p>
          </table:table-cell>
          <table:table-cell/>
          <table:table-cell table:style-name="ce17" table:formula="of:=[.D34] &amp; &quot;   &quot; &amp; [.F34]" office:value-type="string" office:string-value="WS2812B-MINI   PLCC4" calcext:value-type="string">
            <text:p>WS2812B-MINI <text:s text:c="2"/>PLCC4</text:p>
          </table:table-cell>
          <table:table-cell table:style-name="ce8" table:formula="of:=MATCH([.H34] &amp; [.L34];[$Components.$B$1:$Components.$B$200];0)" office:value-type="float" office:value="72" calcext:value-type="float">
            <text:p>72</text:p>
          </table:table-cell>
          <table:table-cell table:formula="of:=[.B34]" office:value-type="float" office:value="16" calcext:value-type="float">
            <text:p>16</text:p>
          </table:table-cell>
          <table:table-cell table:formula="of:=[.J34]*[.$K$6]" office:value-type="float" office:value="8000" calcext:value-type="float">
            <text:p>8000</text:p>
          </table:table-cell>
          <table:table-cell table:formula="of:=COM.MICROSOFT.MINIFS([$Components.$D$3:$Components.$D$112];[$Components.$A$3:$Components.$A$112];[.H34])" office:value-type="float" office:value="32.75" calcext:value-type="float">
            <text:p>32.75</text:p>
          </table:table-cell>
          <table:table-cell table:formula="of:= IFNA([.$L34];0) *[.J34]" office:value-type="float" office:value="524" calcext:value-type="float">
            <text:p>524</text:p>
          </table:table-cell>
          <table:table-cell table:formula="of:= IFNA([.$L34];0) *[.K34]" office:value-type="float" office:value="262000" calcext:value-type="float">
            <text:p>262000</text:p>
          </table:table-cell>
          <table:table-cell/>
          <table:table-cell table:formula="of:=[.A34]" office:value-type="string" office:string-value="Miscellaneous" calcext:value-type="string">
            <text:p>Miscellaneous</text:p>
          </table:table-cell>
          <table:table-cell table:formula="of:=[.B34]" office:value-type="float" office:value="16" calcext:value-type="float">
            <text:p>16</text:p>
          </table:table-cell>
          <table:table-cell table:formula="of:=[.C34]" office:value-type="string" office:string-value="LD1-LD16" calcext:value-type="string">
            <text:p>LD1-LD16</text:p>
          </table:table-cell>
          <table:table-cell table:formula="of:=[.D34]" office:value-type="string" office:string-value="WS2812B-MINI" calcext:value-type="string">
            <text:p>WS2812B-MINI</text:p>
          </table:table-cell>
          <table:table-cell table:formula="of:=[.F34]" office:value-type="string" office:string-value="PLCC4" calcext:value-type="string">
            <text:p>PLCC4</text:p>
          </table:table-cell>
          <table:table-cell table:formula="of:=INDEX([$Components.$A$1:$Components.$AI$200];[.$I34];11)" office:value-type="string" office:string-value="WORLDSEMI" calcext:value-type="string">
            <text:p>WORLDSEMI</text:p>
          </table:table-cell>
          <table:table-cell table:formula="of:=INDEX([$Components.$A$1:$Components.$AI$200];[.$I34];12)" office:value-type="string" office:string-value="WS2812B-MINI" calcext:value-type="string">
            <text:p>WS2812B-MINI</text:p>
          </table:table-cell>
          <table:table-cell table:style-name="ce23" table:formula="of:=HYPERLINK([.Y34];[.Z34])" office:value-type="string" office:string-value="TME" calcext:value-type="string">
            <text:p>TME</text:p>
          </table:table-cell>
          <table:table-cell/>
          <table:table-cell table:formula="of:=(INDEX([$Components.$A$1:$Components.$AI$200];[.$I34];14))" office:value-type="string" office:string-value="https://www.tme.eu/hu/details/ws2812b-mini/szines-smd-led-diodak/worldsemi/" calcext:value-type="string">
            <text:p>https://www.tme.eu/hu/details/ws2812b-mini/szines-smd-led-diodak/worldsemi/</text:p>
          </table:table-cell>
          <table:table-cell table:formula="of:=(INDEX([$Components.$A$1:$Components.$AI$200];[.$I34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 PUSHBUTTON</text:p>
          </table:table-cell>
          <table:table-cell/>
          <table:table-cell office:value-type="string" calcext:value-type="string">
            <text:p>S KMS221GLFS</text:p>
          </table:table-cell>
          <table:table-cell/>
          <table:table-cell table:style-name="ce8" table:formula="of:=[.D35] &amp; &quot;   &quot; &amp; [.F35]" office:value-type="string" office:string-value="S PUSHBUTTON   S KMS221GLFS" calcext:value-type="string">
            <text:p>S PUSHBUTTON <text:s text:c="2"/>S KMS221GLFS</text:p>
          </table:table-cell>
          <table:table-cell table:style-name="ce8" table:formula="of:=MATCH([.H35] &amp; [.L35];[$Components.$B$1:$Components.$B$200];0)" office:value-type="float" office:value="62" calcext:value-type="float">
            <text:p>62</text:p>
          </table:table-cell>
          <table:table-cell table:formula="of:=[.B35]" office:value-type="float" office:value="1" calcext:value-type="float">
            <text:p>1</text:p>
          </table:table-cell>
          <table:table-cell table:formula="of:=[.J35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35])" office:value-type="float" office:value="56.95" calcext:value-type="float">
            <text:p>56.95</text:p>
          </table:table-cell>
          <table:table-cell table:formula="of:= IFNA([.$L35];0) *[.J35]" office:value-type="float" office:value="56.95" calcext:value-type="float">
            <text:p>56.95</text:p>
          </table:table-cell>
          <table:table-cell table:formula="of:= IFNA([.$L35];0) *[.K35]" office:value-type="float" office:value="28475" calcext:value-type="float">
            <text:p>28475</text:p>
          </table:table-cell>
          <table:table-cell/>
          <table:table-cell table:formula="of:=[.A35]" office:value-type="string" office:string-value="Miscellaneous" calcext:value-type="string">
            <text:p>Miscellaneous</text:p>
          </table:table-cell>
          <table:table-cell table:formula="of:=[.B35]" office:value-type="float" office:value="1" calcext:value-type="float">
            <text:p>1</text:p>
          </table:table-cell>
          <table:table-cell table:formula="of:=[.C35]" office:value-type="string" office:string-value="S1" calcext:value-type="string">
            <text:p>S1</text:p>
          </table:table-cell>
          <table:table-cell table:formula="of:=[.D35]" office:value-type="string" office:string-value="S PUSHBUTTON" calcext:value-type="string">
            <text:p>S PUSHBUTTON</text:p>
          </table:table-cell>
          <table:table-cell table:formula="of:=[.F35]" office:value-type="string" office:string-value="S KMS221GLFS" calcext:value-type="string">
            <text:p>S KMS221GLFS</text:p>
          </table:table-cell>
          <table:table-cell table:formula="of:=INDEX([$Components.$A$1:$Components.$AI$200];[.$I35];11)" office:value-type="string" office:string-value="C&amp;K" calcext:value-type="string">
            <text:p>C&amp;K</text:p>
          </table:table-cell>
          <table:table-cell table:formula="of:=INDEX([$Components.$A$1:$Components.$AI$200];[.$I35];12)" office:value-type="string" office:string-value="KMS221G LFS" calcext:value-type="string">
            <text:p>KMS221G LFS</text:p>
          </table:table-cell>
          <table:table-cell table:style-name="ce23" table:formula="of:=HYPERLINK([.Y35];[.Z35])" office:value-type="string" office:string-value="TME" calcext:value-type="string">
            <text:p>TME</text:p>
          </table:table-cell>
          <table:table-cell/>
          <table:table-cell table:formula="of:=(INDEX([$Components.$A$1:$Components.$AI$200];[.$I35];14))" office:value-type="string" office:string-value="https://www.tme.eu/hu/details/kms221glfs/mikrokapcsolok-tact/ck/kms221g-lfs/" calcext:value-type="string">
            <text:p>https://www.tme.eu/hu/details/kms221glfs/mikrokapcsolok-tact/ck/kms221g-lfs/</text:p>
          </table:table-cell>
          <table:table-cell table:formula="of:=(INDEX([$Components.$A$1:$Components.$AI$200];[.$I35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VR1-VR16</text:p>
          </table:table-cell>
          <table:table-cell table:style-name="ce6" office:value-type="string" calcext:value-type="string">
            <text:p>POT-SW-COMBO</text:p>
          </table:table-cell>
          <table:table-cell table:style-name="ce6"/>
          <table:table-cell table:style-name="ce6" office:value-type="string" calcext:value-type="string">
            <text:p>POT-SW-COMBO</text:p>
          </table:table-cell>
          <table:table-cell table:style-name="ce6"/>
          <table:table-cell table:style-name="ce6" table:formula="of:=[.D36] &amp; &quot;   &quot; &amp; [.F36]" office:value-type="string" office:string-value="POT-SW-COMBO   POT-SW-COMBO" calcext:value-type="string">
            <text:p>POT-SW-COMBO <text:s text:c="2"/>POT-SW-COMBO</text:p>
          </table:table-cell>
          <table:table-cell table:style-name="ce8" table:formula="of:=MATCH([.H36] &amp; [.L36];[$Components.$B$1:$Components.$B$200];0)" office:value-type="float" office:value="104" calcext:value-type="float">
            <text:p>104</text:p>
          </table:table-cell>
          <table:table-cell table:formula="of:=[.B36]" office:value-type="float" office:value="16" calcext:value-type="float">
            <text:p>16</text:p>
          </table:table-cell>
          <table:table-cell table:formula="of:=[.J36]*[.$K$6]" office:value-type="float" office:value="8000" calcext:value-type="float">
            <text:p>8000</text:p>
          </table:table-cell>
          <table:table-cell table:formula="of:=COM.MICROSOFT.MINIFS([$Components.$D$3:$Components.$D$112];[$Components.$A$3:$Components.$A$112];[.H36])" office:value-type="float" office:value="76" calcext:value-type="float">
            <text:p>76</text:p>
          </table:table-cell>
          <table:table-cell table:style-name="ce6" table:formula="of:= IFNA([.$L36];0) *[.J36]" office:value-type="float" office:value="1216" calcext:value-type="float">
            <text:p>1216</text:p>
          </table:table-cell>
          <table:table-cell table:formula="of:= IFNA([.$L36];0) *[.K36]" office:value-type="float" office:value="608000" calcext:value-type="float">
            <text:p>608000</text:p>
          </table:table-cell>
          <table:table-cell/>
          <table:table-cell table:formula="of:=[.A36]" office:value-type="string" office:string-value="Miscellaneous" calcext:value-type="string">
            <text:p>Miscellaneous</text:p>
          </table:table-cell>
          <table:table-cell table:formula="of:=[.B36]" office:value-type="float" office:value="16" calcext:value-type="float">
            <text:p>16</text:p>
          </table:table-cell>
          <table:table-cell table:formula="of:=[.C36]" office:value-type="string" office:string-value="VR1-VR16" calcext:value-type="string">
            <text:p>VR1-VR16</text:p>
          </table:table-cell>
          <table:table-cell table:formula="of:=[.D36]" office:value-type="string" office:string-value="POT-SW-COMBO" calcext:value-type="string">
            <text:p>POT-SW-COMBO</text:p>
          </table:table-cell>
          <table:table-cell table:formula="of:=[.F36]" office:value-type="string" office:string-value="POT-SW-COMBO" calcext:value-type="string">
            <text:p>POT-SW-COMBO</text:p>
          </table:table-cell>
          <table:table-cell table:formula="of:=INDEX([$Components.$A$1:$Components.$AI$200];[.$I36];11)" office:value-type="string" office:string-value="TT/Omron" calcext:value-type="string">
            <text:p>TT/Omron</text:p>
          </table:table-cell>
          <table:table-cell table:formula="of:=INDEX([$Components.$A$1:$Components.$AI$200];[.$I36];12)" office:value-type="float" office:value="0" calcext:value-type="float">
            <text:p>0</text:p>
          </table:table-cell>
          <table:table-cell table:style-name="ce23" table:formula="of:=HYPERLINK([.Y36];[.Z36])" office:value-type="float" office:value="0" calcext:value-type="float">
            <text:p>0</text:p>
          </table:table-cell>
          <table:table-cell/>
          <table:table-cell table:formula="of:=(INDEX([$Components.$A$1:$Components.$AI$200];[.$I36];14))" office:value-type="float" office:value="0" calcext:value-type="float">
            <text:p>0</text:p>
          </table:table-cell>
          <table:table-cell table:formula="of:=(INDEX([$Components.$A$1:$Components.$AI$200];[.$I36];13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3225-12M-SR</text:p>
          </table:table-cell>
          <table:table-cell office:value-type="string" calcext:value-type="string">
            <text:p>CRYSTAL ILCX13</text:p>
          </table:table-cell>
          <table:table-cell/>
          <table:table-cell table:style-name="ce8" table:formula="of:=[.D37] &amp; &quot;   &quot; &amp; [.F37]" office:value-type="string" office:string-value="12Mhz   CRYSTAL ILCX13" calcext:value-type="string">
            <text:p>12Mhz <text:s text:c="2"/>CRYSTAL ILCX13</text:p>
          </table:table-cell>
          <table:table-cell table:style-name="ce8" table:formula="of:=MATCH([.H37] &amp; [.L37];[$Components.$B$1:$Components.$B$200];0)" office:value-type="float" office:value="10" calcext:value-type="float">
            <text:p>10</text:p>
          </table:table-cell>
          <table:table-cell table:formula="of:=[.B37]" office:value-type="float" office:value="1" calcext:value-type="float">
            <text:p>1</text:p>
          </table:table-cell>
          <table:table-cell table:formula="of:=[.J37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37])" office:value-type="float" office:value="52.654" calcext:value-type="float">
            <text:p>52.654</text:p>
          </table:table-cell>
          <table:table-cell table:formula="of:= IFNA([.$L37];0) *[.J37]" office:value-type="float" office:value="52.654" calcext:value-type="float">
            <text:p>52.654</text:p>
          </table:table-cell>
          <table:table-cell table:formula="of:= IFNA([.$L37];0) *[.K37]" office:value-type="float" office:value="26327" calcext:value-type="float">
            <text:p>26327</text:p>
          </table:table-cell>
          <table:table-cell/>
          <table:table-cell table:formula="of:=[.A37]" office:value-type="string" office:string-value="Miscellaneous" calcext:value-type="string">
            <text:p>Miscellaneous</text:p>
          </table:table-cell>
          <table:table-cell table:formula="of:=[.B37]" office:value-type="float" office:value="1" calcext:value-type="float">
            <text:p>1</text:p>
          </table:table-cell>
          <table:table-cell table:formula="of:=[.C37]" office:value-type="string" office:string-value="X1" calcext:value-type="string">
            <text:p>X1</text:p>
          </table:table-cell>
          <table:table-cell table:formula="of:=[.D37]" office:value-type="string" office:string-value="12Mhz" calcext:value-type="string">
            <text:p>12Mhz</text:p>
          </table:table-cell>
          <table:table-cell table:formula="of:=[.F37]" office:value-type="string" office:string-value="CRYSTAL ILCX13" calcext:value-type="string">
            <text:p>CRYSTAL ILCX13</text:p>
          </table:table-cell>
          <table:table-cell table:formula="of:=INDEX([$Components.$A$1:$Components.$AI$200];[.$I37];11)" office:value-type="string" office:string-value="SR PASSIVES" calcext:value-type="string">
            <text:p>SR PASSIVES</text:p>
          </table:table-cell>
          <table:table-cell table:formula="of:=INDEX([$Components.$A$1:$Components.$AI$200];[.$I37];12)" office:value-type="string" office:string-value="3225-12M-SR" calcext:value-type="string">
            <text:p>3225-12M-SR</text:p>
          </table:table-cell>
          <table:table-cell table:style-name="ce23" table:formula="of:=HYPERLINK([.Y37];[.Z37])" office:value-type="string" office:string-value="TME" calcext:value-type="string">
            <text:p>TME</text:p>
          </table:table-cell>
          <table:table-cell/>
          <table:table-cell table:formula="of:=(INDEX([$Components.$A$1:$Components.$AI$200];[.$I37];14))" office:value-type="string" office:string-value="https://www.tme.eu/en/details/3225-12m-sr/smd-quartz-crystals/sr-passives/" calcext:value-type="string">
            <text:p>https://www.tme.eu/en/details/3225-12m-sr/smd-quartz-crystals/sr-passives/</text:p>
          </table:table-cell>
          <table:table-cell table:formula="of:=(INDEX([$Components.$A$1:$Components.$AI$200];[.$I37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1,M14-M15,M18</text:p>
          </table:table-cell>
          <table:table-cell office:value-type="string" calcext:value-type="string">
            <text:p>MECH_B2,2X14_SELFT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8" table:formula="of:=[.D38] &amp; &quot;   &quot; &amp; [.F38]" office:value-type="string" office:string-value="MECH_B2,2X14_SELFT   NULL" calcext:value-type="string">
            <text:p>MECH_B2,2X14_SELFT <text:s text:c="2"/>NULL</text:p>
          </table:table-cell>
          <table:table-cell table:style-name="ce8" table:formula="of:=MATCH([.H38] &amp; [.L38];[$Components.$B$1:$Components.$B$200];0)" office:value-type="float" office:value="101" calcext:value-type="float">
            <text:p>101</text:p>
          </table:table-cell>
          <table:table-cell table:formula="of:=[.B38]" office:value-type="float" office:value="4" calcext:value-type="float">
            <text:p>4</text:p>
          </table:table-cell>
          <table:table-cell table:formula="of:=[.J38]*[.$K$6]" office:value-type="float" office:value="2000" calcext:value-type="float">
            <text:p>2000</text:p>
          </table:table-cell>
          <table:table-cell table:formula="of:=COM.MICROSOFT.MINIFS([$Components.$D$3:$Components.$D$112];[$Components.$A$3:$Components.$A$112];[.H38])" office:value-type="float" office:value="7.65" calcext:value-type="float">
            <text:p>7.65</text:p>
          </table:table-cell>
          <table:table-cell table:formula="of:= IFNA([.$L38];0) *[.J38]" office:value-type="float" office:value="30.6" calcext:value-type="float">
            <text:p>30.6</text:p>
          </table:table-cell>
          <table:table-cell table:formula="of:= IFNA([.$L38];0) *[.K38]" office:value-type="float" office:value="15300" calcext:value-type="float">
            <text:p>15300</text:p>
          </table:table-cell>
          <table:table-cell/>
          <table:table-cell table:formula="of:=[.A38]" office:value-type="string" office:string-value="Modules" calcext:value-type="string">
            <text:p>Modules</text:p>
          </table:table-cell>
          <table:table-cell table:formula="of:=[.B38]" office:value-type="float" office:value="4" calcext:value-type="float">
            <text:p>4</text:p>
          </table:table-cell>
          <table:table-cell table:formula="of:=[.C38]" office:value-type="string" office:string-value="M1,M14-M15,M18" calcext:value-type="string">
            <text:p>M1,M14-M15,M18</text:p>
          </table:table-cell>
          <table:table-cell table:formula="of:=[.D38]" office:value-type="string" office:string-value="MECH_B2,2X14_SELFT" calcext:value-type="string">
            <text:p>MECH_B2,2X14_SELFT</text:p>
          </table:table-cell>
          <table:table-cell table:formula="of:=[.F38]" office:value-type="string" office:string-value="NULL" calcext:value-type="string">
            <text:p>NULL</text:p>
          </table:table-cell>
          <table:table-cell table:formula="of:=INDEX([$Components.$A$1:$Components.$AI$200];[.$I38];11)" office:value-type="string" office:string-value="Bossard" calcext:value-type="string">
            <text:p>Bossard</text:p>
          </table:table-cell>
          <table:table-cell table:formula="of:=INDEX([$Components.$A$1:$Components.$AI$200];[.$I38];12)" office:value-type="float" office:value="3860643" calcext:value-type="float">
            <text:p>3860643</text:p>
          </table:table-cell>
          <table:table-cell table:style-name="ce23" table:formula="of:=HYPERLINK([.Y38];[.Z38])" office:value-type="string" office:string-value="TME" calcext:value-type="string">
            <text:p>TME</text:p>
          </table:table-cell>
          <table:table-cell/>
          <table:table-cell table:formula="of:=(INDEX([$Components.$A$1:$Components.$AI$200];[.$I38];14))" office:value-type="string" office:string-value="https://www.tme.eu/en/details/b2.2x14_bn82427_bk/screws/bossard/3860643/" calcext:value-type="string">
            <text:p>https://www.tme.eu/en/details/b2.2x14_bn82427_bk/screws/bossard/3860643/</text:p>
          </table:table-cell>
          <table:table-cell table:formula="of:=(INDEX([$Components.$A$1:$Components.$AI$200];[.$I38];13))" office:value-type="string" office:string-value="TME" calcext:value-type="string">
            <text:p>TME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ECH_G4_PLASTIC_BOTTOM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8" table:formula="of:=[.D39] &amp; &quot;   &quot; &amp; [.F39]" office:value-type="string" office:string-value="MECH_G4_PLASTIC_BOTTOM   NULL" calcext:value-type="string">
            <text:p>MECH_G4_PLASTIC_BOTTOM <text:s text:c="2"/>NULL</text:p>
          </table:table-cell>
          <table:table-cell table:style-name="ce8" table:formula="of:=MATCH([.H39] &amp; [.L39];[$Components.$B$1:$Components.$B$200];0)" office:value-type="float" office:value="92" calcext:value-type="float">
            <text:p>92</text:p>
          </table:table-cell>
          <table:table-cell table:formula="of:=[.B39]" office:value-type="float" office:value="1" calcext:value-type="float">
            <text:p>1</text:p>
          </table:table-cell>
          <table:table-cell table:formula="of:=[.J39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39])" office:value-type="float" office:value="549" calcext:value-type="float">
            <text:p>549</text:p>
          </table:table-cell>
          <table:table-cell table:style-name="ce6" table:formula="of:= IFNA([.$L39];0) *[.J39]" office:value-type="float" office:value="549" calcext:value-type="float">
            <text:p>549</text:p>
          </table:table-cell>
          <table:table-cell table:formula="of:= IFNA([.$L39];0) *[.K39]" office:value-type="float" office:value="274500" calcext:value-type="float">
            <text:p>274500</text:p>
          </table:table-cell>
          <table:table-cell/>
          <table:table-cell table:formula="of:=[.A39]" office:value-type="string" office:string-value="Modules" calcext:value-type="string">
            <text:p>Modules</text:p>
          </table:table-cell>
          <table:table-cell table:formula="of:=[.B39]" office:value-type="float" office:value="1" calcext:value-type="float">
            <text:p>1</text:p>
          </table:table-cell>
          <table:table-cell table:formula="of:=[.C39]" office:value-type="string" office:string-value="M2" calcext:value-type="string">
            <text:p>M2</text:p>
          </table:table-cell>
          <table:table-cell table:formula="of:=[.D39]" office:value-type="string" office:string-value="MECH_G4_PLASTIC_BOTTOM" calcext:value-type="string">
            <text:p>MECH_G4_PLASTIC_BOTTOM</text:p>
          </table:table-cell>
          <table:table-cell table:formula="of:=[.F39]" office:value-type="string" office:string-value="NULL" calcext:value-type="string">
            <text:p>NULL</text:p>
          </table:table-cell>
          <table:table-cell table:formula="of:=INDEX([$Components.$A$1:$Components.$AI$200];[.$I39];11)" office:value-type="string" office:string-value="Starrapid" calcext:value-type="string">
            <text:p>Starrapid</text:p>
          </table:table-cell>
          <table:table-cell table:formula="of:=INDEX([$Components.$A$1:$Components.$AI$200];[.$I39];12)" office:value-type="string" office:string-value="MECH_G4_PLASTIC_BOTTOM" calcext:value-type="string">
            <text:p>MECH_G4_PLASTIC_BOTTOM</text:p>
          </table:table-cell>
          <table:table-cell table:style-name="ce23" table:formula="of:=HYPERLINK([.Y39];[.Z39])" office:value-type="string" office:string-value="China" calcext:value-type="string">
            <text:p>China</text:p>
          </table:table-cell>
          <table:table-cell/>
          <table:table-cell table:formula="of:=(INDEX([$Components.$A$1:$Components.$AI$200];[.$I39];14))" office:value-type="float" office:value="0" calcext:value-type="float">
            <text:p>0</text:p>
          </table:table-cell>
          <table:table-cell table:formula="of:=(INDEX([$Components.$A$1:$Components.$AI$200];[.$I39];13))" office:value-type="string" office:string-value="China" calcext:value-type="string">
            <text:p>China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ECH_G4_PLASTIC_TOP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8" table:formula="of:=[.D40] &amp; &quot;   &quot; &amp; [.F40]" office:value-type="string" office:string-value="MECH_G4_PLASTIC_TOP   NULL" calcext:value-type="string">
            <text:p>MECH_G4_PLASTIC_TOP <text:s text:c="2"/>NULL</text:p>
          </table:table-cell>
          <table:table-cell table:style-name="ce8" table:formula="of:=MATCH([.H40] &amp; [.L40];[$Components.$B$1:$Components.$B$200];0)" office:value-type="float" office:value="94" calcext:value-type="float">
            <text:p>94</text:p>
          </table:table-cell>
          <table:table-cell table:formula="of:=[.B40]" office:value-type="float" office:value="1" calcext:value-type="float">
            <text:p>1</text:p>
          </table:table-cell>
          <table:table-cell table:formula="of:=[.J40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40])" office:value-type="float" office:value="422" calcext:value-type="float">
            <text:p>422</text:p>
          </table:table-cell>
          <table:table-cell table:style-name="ce6" table:formula="of:= IFNA([.$L40];0) *[.J40]" office:value-type="float" office:value="422" calcext:value-type="float">
            <text:p>422</text:p>
          </table:table-cell>
          <table:table-cell table:formula="of:= IFNA([.$L40];0) *[.K40]" office:value-type="float" office:value="211000" calcext:value-type="float">
            <text:p>211000</text:p>
          </table:table-cell>
          <table:table-cell/>
          <table:table-cell table:formula="of:=[.A40]" office:value-type="string" office:string-value="Modules" calcext:value-type="string">
            <text:p>Modules</text:p>
          </table:table-cell>
          <table:table-cell table:formula="of:=[.B40]" office:value-type="float" office:value="1" calcext:value-type="float">
            <text:p>1</text:p>
          </table:table-cell>
          <table:table-cell table:formula="of:=[.C40]" office:value-type="string" office:string-value="M3" calcext:value-type="string">
            <text:p>M3</text:p>
          </table:table-cell>
          <table:table-cell table:formula="of:=[.D40]" office:value-type="string" office:string-value="MECH_G4_PLASTIC_TOP" calcext:value-type="string">
            <text:p>MECH_G4_PLASTIC_TOP</text:p>
          </table:table-cell>
          <table:table-cell table:formula="of:=[.F40]" office:value-type="string" office:string-value="NULL" calcext:value-type="string">
            <text:p>NULL</text:p>
          </table:table-cell>
          <table:table-cell table:formula="of:=INDEX([$Components.$A$1:$Components.$AI$200];[.$I40];11)" office:value-type="string" office:string-value="Starrapid" calcext:value-type="string">
            <text:p>Starrapid</text:p>
          </table:table-cell>
          <table:table-cell table:formula="of:=INDEX([$Components.$A$1:$Components.$AI$200];[.$I40];12)" office:value-type="string" office:string-value="MECH_G4_PLASTIC_TOP" calcext:value-type="string">
            <text:p>MECH_G4_PLASTIC_TOP</text:p>
          </table:table-cell>
          <table:table-cell table:style-name="ce23" table:formula="of:=HYPERLINK([.Y40];[.Z40])" office:value-type="string" office:string-value="China" calcext:value-type="string">
            <text:p>China</text:p>
          </table:table-cell>
          <table:table-cell/>
          <table:table-cell table:formula="of:=(INDEX([$Components.$A$1:$Components.$AI$200];[.$I40];14))" office:value-type="float" office:value="0" calcext:value-type="float">
            <text:p>0</text:p>
          </table:table-cell>
          <table:table-cell table:formula="of:=(INDEX([$Components.$A$1:$Components.$AI$200];[.$I40];13))" office:value-type="string" office:string-value="China" calcext:value-type="string">
            <text:p>China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4-M5,M10-M13,M16-M17</text:p>
          </table:table-cell>
          <table:table-cell office:value-type="string" calcext:value-type="string">
            <text:p>MECH_4X10MM_MAGNET_DIA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8" table:formula="of:=[.D41] &amp; &quot;   &quot; &amp; [.F41]" office:value-type="string" office:string-value="MECH_4X10MM_MAGNET_DIA   NULL" calcext:value-type="string">
            <text:p>MECH_4X10MM_MAGNET_DIA <text:s text:c="2"/>NULL</text:p>
          </table:table-cell>
          <table:table-cell table:style-name="ce8" table:formula="of:=MATCH([.H41] &amp; [.L41];[$Components.$B$1:$Components.$B$200];0)" office:value-type="float" office:value="83" calcext:value-type="float">
            <text:p>83</text:p>
          </table:table-cell>
          <table:table-cell table:formula="of:=[.B41]" office:value-type="float" office:value="8" calcext:value-type="float">
            <text:p>8</text:p>
          </table:table-cell>
          <table:table-cell table:formula="of:=[.J41]*[.$K$6]" office:value-type="float" office:value="4000" calcext:value-type="float">
            <text:p>4000</text:p>
          </table:table-cell>
          <table:table-cell table:formula="of:=COM.MICROSOFT.MINIFS([$Components.$D$3:$Components.$D$112];[$Components.$A$3:$Components.$A$112];[.H41])" office:value-type="float" office:value="84" calcext:value-type="float">
            <text:p>84</text:p>
          </table:table-cell>
          <table:table-cell table:style-name="ce6" table:formula="of:= IFNA([.$L41];0) *[.J41]" office:value-type="float" office:value="672" calcext:value-type="float">
            <text:p>672</text:p>
          </table:table-cell>
          <table:table-cell table:formula="of:= IFNA([.$L41];0) *[.K41]" office:value-type="float" office:value="336000" calcext:value-type="float">
            <text:p>336000</text:p>
          </table:table-cell>
          <table:table-cell/>
          <table:table-cell table:formula="of:=[.A41]" office:value-type="string" office:string-value="Modules" calcext:value-type="string">
            <text:p>Modules</text:p>
          </table:table-cell>
          <table:table-cell table:formula="of:=[.B41]" office:value-type="float" office:value="8" calcext:value-type="float">
            <text:p>8</text:p>
          </table:table-cell>
          <table:table-cell table:formula="of:=[.C41]" office:value-type="string" office:string-value="M4-M5,M10-M13,M16-M17" calcext:value-type="string">
            <text:p>M4-M5,M10-M13,M16-M17</text:p>
          </table:table-cell>
          <table:table-cell table:formula="of:=[.D41]" office:value-type="string" office:string-value="MECH_4X10MM_MAGNET_DIA" calcext:value-type="string">
            <text:p>MECH_4X10MM_MAGNET_DIA</text:p>
          </table:table-cell>
          <table:table-cell table:formula="of:=[.F41]" office:value-type="string" office:string-value="NULL" calcext:value-type="string">
            <text:p>NULL</text:p>
          </table:table-cell>
          <table:table-cell table:formula="of:=INDEX([$Components.$A$1:$Components.$AI$200];[.$I41];11)" office:value-type="string" office:string-value="MagnetPlanet" calcext:value-type="string">
            <text:p>MagnetPlanet</text:p>
          </table:table-cell>
          <table:table-cell table:formula="of:=INDEX([$Components.$A$1:$Components.$AI$200];[.$I41];12)" office:value-type="string" office:string-value="R-4-10N45D " calcext:value-type="string">
            <text:p>R-4-10N45D </text:p>
          </table:table-cell>
          <table:table-cell table:style-name="ce23" table:formula="of:=HYPERLINK([.Y41];[.Z41])" office:value-type="string" office:string-value="MagnetPlanet" calcext:value-type="string">
            <text:p>MagnetPlanet</text:p>
          </table:table-cell>
          <table:table-cell/>
          <table:table-cell table:formula="of:=(INDEX([$Components.$A$1:$Components.$AI$200];[.$I41];14))" office:value-type="string" office:string-value="https://magnetplanet.eu/index.php?oldal=magnes_adatlap&amp;cikkszam=R-4-10N45D&amp;tipus=Elemi%20magnesek" calcext:value-type="string">
            <text:p>https://magnetplanet.eu/index.php?oldal=magnes_adatlap&amp;cikkszam=R-4-10N45D&amp;tipus=Elemi%20magnesek</text:p>
          </table:table-cell>
          <table:table-cell table:formula="of:=(INDEX([$Components.$A$1:$Components.$AI$200];[.$I41];13))" office:value-type="string" office:string-value="MagnetPlanet" calcext:value-type="string">
            <text:p>MagnetPlanet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6-M9</text:p>
          </table:table-cell>
          <table:table-cell office:value-type="string" calcext:value-type="string">
            <text:p>MECH_10X1MM_RUBBER_PAD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8" table:formula="of:=[.D42] &amp; &quot;   &quot; &amp; [.F42]" office:value-type="string" office:string-value="MECH_10X1MM_RUBBER_PAD   NULL" calcext:value-type="string">
            <text:p>MECH_10X1MM_RUBBER_PAD <text:s text:c="2"/>NULL</text:p>
          </table:table-cell>
          <table:table-cell table:style-name="ce8" table:formula="of:=MATCH([.H42] &amp; [.L42];[$Components.$B$1:$Components.$B$200];0)" office:value-type="float" office:value="81" calcext:value-type="float">
            <text:p>81</text:p>
          </table:table-cell>
          <table:table-cell table:formula="of:=[.B42]" office:value-type="float" office:value="4" calcext:value-type="float">
            <text:p>4</text:p>
          </table:table-cell>
          <table:table-cell table:formula="of:=[.J42]*[.$K$6]" office:value-type="float" office:value="2000" calcext:value-type="float">
            <text:p>2000</text:p>
          </table:table-cell>
          <table:table-cell table:formula="of:=COM.MICROSOFT.MINIFS([$Components.$D$3:$Components.$D$112];[$Components.$A$3:$Components.$A$112];[.H42])" office:value-type="float" office:value="10" calcext:value-type="float">
            <text:p>10</text:p>
          </table:table-cell>
          <table:table-cell table:formula="of:= IFNA([.$L42];0) *[.J42]" office:value-type="float" office:value="40" calcext:value-type="float">
            <text:p>40</text:p>
          </table:table-cell>
          <table:table-cell table:formula="of:= IFNA([.$L42];0) *[.K42]" office:value-type="float" office:value="20000" calcext:value-type="float">
            <text:p>20000</text:p>
          </table:table-cell>
          <table:table-cell/>
          <table:table-cell table:formula="of:=[.A42]" office:value-type="string" office:string-value="Modules" calcext:value-type="string">
            <text:p>Modules</text:p>
          </table:table-cell>
          <table:table-cell table:formula="of:=[.B42]" office:value-type="float" office:value="4" calcext:value-type="float">
            <text:p>4</text:p>
          </table:table-cell>
          <table:table-cell table:formula="of:=[.C42]" office:value-type="string" office:string-value="M6-M9" calcext:value-type="string">
            <text:p>M6-M9</text:p>
          </table:table-cell>
          <table:table-cell table:formula="of:=[.D42]" office:value-type="string" office:string-value="MECH_10X1MM_RUBBER_PAD" calcext:value-type="string">
            <text:p>MECH_10X1MM_RUBBER_PAD</text:p>
          </table:table-cell>
          <table:table-cell table:formula="of:=[.F42]" office:value-type="string" office:string-value="NULL" calcext:value-type="string">
            <text:p>NULL</text:p>
          </table:table-cell>
          <table:table-cell table:formula="of:=INDEX([$Components.$A$1:$Components.$AI$200];[.$I42];11)" office:value-type="string" office:string-value="???" calcext:value-type="string">
            <text:p>???</text:p>
          </table:table-cell>
          <table:table-cell table:formula="of:=INDEX([$Components.$A$1:$Components.$AI$200];[.$I42];12)" office:value-type="string" office:string-value="MECH_10X1MM_RUBBER_PAD" calcext:value-type="string">
            <text:p>MECH_10X1MM_RUBBER_PAD</text:p>
          </table:table-cell>
          <table:table-cell table:style-name="ce23" table:formula="of:=HYPERLINK([.Y42];[.Z42])" office:value-type="string" office:string-value="Alibaba" calcext:value-type="string">
            <text:p>Alibaba</text:p>
          </table:table-cell>
          <table:table-cell/>
          <table:table-cell table:formula="of:=(INDEX([$Components.$A$1:$Components.$AI$200];[.$I42];14))" office:value-type="string" office:string-value="https://www.alibaba.com/product-detail/3M-silicon-pad-high-adhesive-bumpon_60397139143.html?spm=a2700.8443308.0.0.102a3e5fSXT4VO" calcext:value-type="string">
            <text:p>https://www.alibaba.com/product-detail/3M-silicon-pad-high-adhesive-bumpon_60397139143.html?spm=a2700.8443308.0.0.102a3e5fSXT4VO</text:p>
          </table:table-cell>
          <table:table-cell table:formula="of:=(INDEX([$Components.$A$1:$Components.$AI$200];[.$I42];13))" office:value-type="string" office:string-value="Alibaba" calcext:value-type="string">
            <text:p>Alibaba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MECH_FRONTPANEL_P16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8" table:formula="of:=[.D43] &amp; &quot;   &quot; &amp; [.F43]" office:value-type="string" office:string-value="MECH_FRONTPANEL_P16   NULL" calcext:value-type="string">
            <text:p>MECH_FRONTPANEL_P16 <text:s text:c="2"/>NULL</text:p>
          </table:table-cell>
          <table:table-cell table:style-name="ce8" table:formula="of:=MATCH([.H43] &amp; [.L43];[$Components.$B$1:$Components.$B$200];0)" office:value-type="float" office:value="100" calcext:value-type="float">
            <text:p>100</text:p>
          </table:table-cell>
          <table:table-cell table:formula="of:=[.B43]" office:value-type="float" office:value="1" calcext:value-type="float">
            <text:p>1</text:p>
          </table:table-cell>
          <table:table-cell table:formula="of:=[.J43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43])" office:value-type="float" office:value="2280" calcext:value-type="float">
            <text:p>2280</text:p>
          </table:table-cell>
          <table:table-cell table:style-name="ce6" table:formula="of:= IFNA([.$L43];0) *[.J43]" office:value-type="float" office:value="2280" calcext:value-type="float">
            <text:p>2280</text:p>
          </table:table-cell>
          <table:table-cell table:formula="of:= IFNA([.$L43];0) *[.K43]" office:value-type="float" office:value="1140000" calcext:value-type="float">
            <text:p>1140000</text:p>
          </table:table-cell>
          <table:table-cell/>
          <table:table-cell table:formula="of:=[.A43]" office:value-type="string" office:string-value="Modules" calcext:value-type="string">
            <text:p>Modules</text:p>
          </table:table-cell>
          <table:table-cell table:formula="of:=[.B43]" office:value-type="float" office:value="1" calcext:value-type="float">
            <text:p>1</text:p>
          </table:table-cell>
          <table:table-cell table:formula="of:=[.C43]" office:value-type="string" office:string-value="M19" calcext:value-type="string">
            <text:p>M19</text:p>
          </table:table-cell>
          <table:table-cell table:formula="of:=[.D43]" office:value-type="string" office:string-value="MECH_FRONTPANEL_P16" calcext:value-type="string">
            <text:p>MECH_FRONTPANEL_P16</text:p>
          </table:table-cell>
          <table:table-cell table:formula="of:=[.F43]" office:value-type="string" office:string-value="NULL" calcext:value-type="string">
            <text:p>NULL</text:p>
          </table:table-cell>
          <table:table-cell table:formula="of:=INDEX([$Components.$A$1:$Components.$AI$200];[.$I43];11)" office:value-type="string" office:string-value="Gravometal" calcext:value-type="string">
            <text:p>Gravometal</text:p>
          </table:table-cell>
          <table:table-cell table:formula="of:=INDEX([$Components.$A$1:$Components.$AI$200];[.$I43];12)" office:value-type="string" office:string-value="MECH_FRONTPANEL_P16" calcext:value-type="string">
            <text:p>MECH_FRONTPANEL_P16</text:p>
          </table:table-cell>
          <table:table-cell table:style-name="ce23" table:formula="of:=HYPERLINK([.Y43];[.Z43])" office:value-type="string" office:string-value="HU" calcext:value-type="string">
            <text:p>HU</text:p>
          </table:table-cell>
          <table:table-cell/>
          <table:table-cell table:formula="of:=(INDEX([$Components.$A$1:$Components.$AI$200];[.$I43];14))" office:value-type="float" office:value="0" calcext:value-type="float">
            <text:p>0</text:p>
          </table:table-cell>
          <table:table-cell table:formula="of:=(INDEX([$Components.$A$1:$Components.$AI$200];[.$I43];13))" office:value-type="string" office:string-value="HU" calcext:value-type="string">
            <text:p>HU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20-M35</text:p>
          </table:table-cell>
          <table:table-cell office:value-type="string" calcext:value-type="string">
            <text:p>MECH_LED_LIGHTPIPE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8" table:formula="of:=[.D44] &amp; &quot;   &quot; &amp; [.F44]" office:value-type="string" office:string-value="MECH_LED_LIGHTPIPE   NULL" calcext:value-type="string">
            <text:p>MECH_LED_LIGHTPIPE <text:s text:c="2"/>NULL</text:p>
          </table:table-cell>
          <table:table-cell table:style-name="ce8" table:formula="of:=MATCH([.H44] &amp; [.L44];[$Components.$B$1:$Components.$B$200];0)" office:value-type="float" office:value="87" calcext:value-type="float">
            <text:p>87</text:p>
          </table:table-cell>
          <table:table-cell table:formula="of:=[.B44]" office:value-type="float" office:value="16" calcext:value-type="float">
            <text:p>16</text:p>
          </table:table-cell>
          <table:table-cell table:formula="of:=[.J44]*[.$K$6]" office:value-type="float" office:value="8000" calcext:value-type="float">
            <text:p>8000</text:p>
          </table:table-cell>
          <table:table-cell table:formula="of:=COM.MICROSOFT.MINIFS([$Components.$D$3:$Components.$D$112];[$Components.$A$3:$Components.$A$112];[.H44])" office:value-type="float" office:value="15" calcext:value-type="float">
            <text:p>15</text:p>
          </table:table-cell>
          <table:table-cell table:formula="of:= IFNA([.$L44];0) *[.J44]" office:value-type="float" office:value="240" calcext:value-type="float">
            <text:p>240</text:p>
          </table:table-cell>
          <table:table-cell table:formula="of:= IFNA([.$L44];0) *[.K44]" office:value-type="float" office:value="120000" calcext:value-type="float">
            <text:p>120000</text:p>
          </table:table-cell>
          <table:table-cell/>
          <table:table-cell table:formula="of:=[.A44]" office:value-type="string" office:string-value="Modules" calcext:value-type="string">
            <text:p>Modules</text:p>
          </table:table-cell>
          <table:table-cell table:formula="of:=[.B44]" office:value-type="float" office:value="16" calcext:value-type="float">
            <text:p>16</text:p>
          </table:table-cell>
          <table:table-cell table:formula="of:=[.C44]" office:value-type="string" office:string-value="M20-M35" calcext:value-type="string">
            <text:p>M20-M35</text:p>
          </table:table-cell>
          <table:table-cell table:formula="of:=[.D44]" office:value-type="string" office:string-value="MECH_LED_LIGHTPIPE" calcext:value-type="string">
            <text:p>MECH_LED_LIGHTPIPE</text:p>
          </table:table-cell>
          <table:table-cell table:formula="of:=[.F44]" office:value-type="string" office:string-value="NULL" calcext:value-type="string">
            <text:p>NULL</text:p>
          </table:table-cell>
          <table:table-cell table:formula="of:=INDEX([$Components.$A$1:$Components.$AI$200];[.$I44];11)" office:value-type="string" office:string-value="HGOK" calcext:value-type="string">
            <text:p>HGOK</text:p>
          </table:table-cell>
          <table:table-cell table:formula="of:=INDEX([$Components.$A$1:$Components.$AI$200];[.$I44];12)" office:value-type="string" office:string-value="MECH_LED_LIGHTPIPE" calcext:value-type="string">
            <text:p>MECH_LED_LIGHTPIPE</text:p>
          </table:table-cell>
          <table:table-cell table:style-name="ce23" table:formula="of:=HYPERLINK([.Y44];[.Z44])" office:value-type="string" office:string-value="Alibaba" calcext:value-type="string">
            <text:p>Alibaba</text:p>
          </table:table-cell>
          <table:table-cell/>
          <table:table-cell table:formula="of:=(INDEX([$Components.$A$1:$Components.$AI$200];[.$I44];14))" office:value-type="string" office:string-value="https://hgok.en.alibaba.com/?spm=a2700.8304367.topnav.1.3a8a413c3b7KPx" calcext:value-type="string">
            <text:p>https://hgok.en.alibaba.com/?spm=a2700.8304367.topnav.1.3a8a413c3b7KPx</text:p>
          </table:table-cell>
          <table:table-cell table:formula="of:=(INDEX([$Components.$A$1:$Components.$AI$200];[.$I44];13))" office:value-type="string" office:string-value="Alibaba" calcext:value-type="string">
            <text:p>Alibaba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36-M51</text:p>
          </table:table-cell>
          <table:table-cell office:value-type="string" calcext:value-type="string">
            <text:p>MECH_POT_CAP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8" table:formula="of:=[.D45] &amp; &quot;   &quot; &amp; [.F45]" office:value-type="string" office:string-value="MECH_POT_CAP   NULL" calcext:value-type="string">
            <text:p>MECH_POT_CAP <text:s text:c="2"/>NULL</text:p>
          </table:table-cell>
          <table:table-cell table:style-name="ce8" table:formula="of:=MATCH([.H45] &amp; [.L45];[$Components.$B$1:$Components.$B$200];0)" office:value-type="float" office:value="89" calcext:value-type="float">
            <text:p>89</text:p>
          </table:table-cell>
          <table:table-cell table:formula="of:=[.B45]" office:value-type="float" office:value="16" calcext:value-type="float">
            <text:p>16</text:p>
          </table:table-cell>
          <table:table-cell table:formula="of:=[.J45]*[.$K$6]" office:value-type="float" office:value="8000" calcext:value-type="float">
            <text:p>8000</text:p>
          </table:table-cell>
          <table:table-cell table:formula="of:=COM.MICROSOFT.MINIFS([$Components.$D$3:$Components.$D$112];[$Components.$A$3:$Components.$A$112];[.H45])" office:value-type="float" office:value="49" calcext:value-type="float">
            <text:p>49</text:p>
          </table:table-cell>
          <table:table-cell table:style-name="ce6" table:formula="of:= IFNA([.$L45];0) *[.J45]" office:value-type="float" office:value="784" calcext:value-type="float">
            <text:p>784</text:p>
          </table:table-cell>
          <table:table-cell table:formula="of:= IFNA([.$L45];0) *[.K45]" office:value-type="float" office:value="392000" calcext:value-type="float">
            <text:p>392000</text:p>
          </table:table-cell>
          <table:table-cell/>
          <table:table-cell table:formula="of:=[.A45]" office:value-type="string" office:string-value="Modules" calcext:value-type="string">
            <text:p>Modules</text:p>
          </table:table-cell>
          <table:table-cell table:formula="of:=[.B45]" office:value-type="float" office:value="16" calcext:value-type="float">
            <text:p>16</text:p>
          </table:table-cell>
          <table:table-cell table:formula="of:=[.C45]" office:value-type="string" office:string-value="M36-M51" calcext:value-type="string">
            <text:p>M36-M51</text:p>
          </table:table-cell>
          <table:table-cell table:formula="of:=[.D45]" office:value-type="string" office:string-value="MECH_POT_CAP" calcext:value-type="string">
            <text:p>MECH_POT_CAP</text:p>
          </table:table-cell>
          <table:table-cell table:formula="of:=[.F45]" office:value-type="string" office:string-value="NULL" calcext:value-type="string">
            <text:p>NULL</text:p>
          </table:table-cell>
          <table:table-cell table:formula="of:=INDEX([$Components.$A$1:$Components.$AI$200];[.$I45];11)" office:value-type="string" office:string-value="Chia Shin" calcext:value-type="string">
            <text:p>Chia Shin</text:p>
          </table:table-cell>
          <table:table-cell table:formula="of:=INDEX([$Components.$A$1:$Components.$AI$200];[.$I45];12)" office:value-type="string" office:string-value="CR-R4-7C6-270D" calcext:value-type="string">
            <text:p>CR-R4-7C6-270D</text:p>
          </table:table-cell>
          <table:table-cell table:style-name="ce23" table:formula="of:=HYPERLINK([.Y45];[.Z45])" office:value-type="string" office:string-value="Chia Shin" calcext:value-type="string">
            <text:p>Chia Shin</text:p>
          </table:table-cell>
          <table:table-cell/>
          <table:table-cell table:formula="of:=(INDEX([$Components.$A$1:$Components.$AI$200];[.$I45];14))" office:value-type="string" office:string-value="http://www.chiashinknobs.com.tw/" calcext:value-type="string">
            <text:p>http://www.chiashinknobs.com.tw/</text:p>
          </table:table-cell>
          <table:table-cell table:formula="of:=(INDEX([$Components.$A$1:$Components.$AI$200];[.$I45];13))" office:value-type="string" office:string-value="Chia Shin" calcext:value-type="string">
            <text:p>Chia Shin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52</text:p>
          </table:table-cell>
          <table:table-cell office:value-type="string" calcext:value-type="string">
            <text:p>MECH_G4_PCB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8" table:formula="of:=[.D46] &amp; &quot;   &quot; &amp; [.F46]" office:value-type="string" office:string-value="MECH_G4_PCB   NULL" calcext:value-type="string">
            <text:p>MECH_G4_PCB <text:s text:c="2"/>NULL</text:p>
          </table:table-cell>
          <table:table-cell table:style-name="ce8" table:formula="of:=MATCH([.H46] &amp; [.L46];[$Components.$B$1:$Components.$B$200];0)" office:value-type="float" office:value="96" calcext:value-type="float">
            <text:p>96</text:p>
          </table:table-cell>
          <table:table-cell table:formula="of:=[.B46]" office:value-type="float" office:value="1" calcext:value-type="float">
            <text:p>1</text:p>
          </table:table-cell>
          <table:table-cell table:formula="of:=[.J46]*[.$K$6]" office:value-type="float" office:value="500" calcext:value-type="float">
            <text:p>500</text:p>
          </table:table-cell>
          <table:table-cell table:formula="of:=COM.MICROSOFT.MINIFS([$Components.$D$3:$Components.$D$112];[$Components.$A$3:$Components.$A$112];[.H46])" office:value-type="float" office:value="577" calcext:value-type="float">
            <text:p>577</text:p>
          </table:table-cell>
          <table:table-cell table:style-name="ce6" table:formula="of:= IFNA([.$L46];0) *[.J46]" office:value-type="float" office:value="577" calcext:value-type="float">
            <text:p>577</text:p>
          </table:table-cell>
          <table:table-cell table:formula="of:= IFNA([.$L46];0) *[.K46]" office:value-type="float" office:value="288500" calcext:value-type="float">
            <text:p>288500</text:p>
          </table:table-cell>
          <table:table-cell/>
          <table:table-cell table:formula="of:=[.A46]" office:value-type="string" office:string-value="Modules" calcext:value-type="string">
            <text:p>Modules</text:p>
          </table:table-cell>
          <table:table-cell table:formula="of:=[.B46]" office:value-type="float" office:value="1" calcext:value-type="float">
            <text:p>1</text:p>
          </table:table-cell>
          <table:table-cell table:formula="of:=[.C46]" office:value-type="string" office:string-value="M52" calcext:value-type="string">
            <text:p>M52</text:p>
          </table:table-cell>
          <table:table-cell table:formula="of:=[.D46]" office:value-type="string" office:string-value="MECH_G4_PCB" calcext:value-type="string">
            <text:p>MECH_G4_PCB</text:p>
          </table:table-cell>
          <table:table-cell table:formula="of:=[.F46]" office:value-type="string" office:string-value="NULL" calcext:value-type="string">
            <text:p>NULL</text:p>
          </table:table-cell>
          <table:table-cell table:formula="of:=INDEX([$Components.$A$1:$Components.$AI$200];[.$I46];11)" office:value-type="string" office:string-value="PCBWay" calcext:value-type="string">
            <text:p>PCBWay</text:p>
          </table:table-cell>
          <table:table-cell table:formula="of:=INDEX([$Components.$A$1:$Components.$AI$200];[.$I46];12)" office:value-type="string" office:string-value="MECH_G4_PCB" calcext:value-type="string">
            <text:p>MECH_G4_PCB</text:p>
          </table:table-cell>
          <table:table-cell table:style-name="ce23" table:formula="of:=HYPERLINK([.Y46];[.Z46])" office:value-type="string" office:string-value="China" calcext:value-type="string">
            <text:p>China</text:p>
          </table:table-cell>
          <table:table-cell/>
          <table:table-cell table:formula="of:=(INDEX([$Components.$A$1:$Components.$AI$200];[.$I46];14))" office:value-type="float" office:value="0" calcext:value-type="float">
            <text:p>0</text:p>
          </table:table-cell>
          <table:table-cell table:formula="of:=(INDEX([$Components.$A$1:$Components.$AI$200];[.$I46];13))" office:value-type="string" office:string-value="China" calcext:value-type="string">
            <text:p>China</text:p>
          </table:table-cell>
        </table:table-row>
        <table:table-row table:style-name="ro1">
          <table:table-cell table:number-columns-repeated="7"/>
          <table:table-cell table:style-name="ce8" table:formula="of:=[.D47] &amp; &quot;   &quot; &amp; [.F47]" office:value-type="string" office:string-value="   " calcext:value-type="string">
            <text:p><text:s text:c="3"/></text:p>
          </table:table-cell>
          <table:table-cell table:style-name="ce8" table:formula="of:=MATCH([.H47] &amp; [.L47];[$Components.$B$1:$Components.$B$200];0)" office:value-type="string" office:string-value="" calcext:value-type="error">
            <text:p>#N/A</text:p>
          </table:table-cell>
          <table:table-cell table:formula="of:=[.B47]" office:value-type="float" office:value="0" calcext:value-type="float">
            <text:p>0</text:p>
          </table:table-cell>
          <table:table-cell table:formula="of:=[.J47]*[.$K$6]" office:value-type="float" office:value="0" calcext:value-type="float">
            <text:p>0</text:p>
          </table:table-cell>
          <table:table-cell table:formula="of:=COM.MICROSOFT.MINIFS([$Components.$D$3:$Components.$D$112];[$Components.$A$3:$Components.$A$112];[.H47])" office:value-type="float" office:value="0" calcext:value-type="float">
            <text:p>0</text:p>
          </table:table-cell>
          <table:table-cell table:formula="of:= IFNA([.$L47];0) *[.J47]" office:value-type="float" office:value="0" calcext:value-type="float">
            <text:p>0</text:p>
          </table:table-cell>
          <table:table-cell table:formula="of:= IFNA([.$L47];0) *[.K47]" office:value-type="float" office:value="0" calcext:value-type="float">
            <text:p>0</text:p>
          </table:table-cell>
          <table:table-cell/>
          <table:table-cell table:formula="of:=[.A47]" office:value-type="float" office:value="0" calcext:value-type="float">
            <text:p>0</text:p>
          </table:table-cell>
          <table:table-cell table:formula="of:=[.B47]" office:value-type="float" office:value="0" calcext:value-type="float">
            <text:p>0</text:p>
          </table:table-cell>
          <table:table-cell table:formula="of:=[.C47]" office:value-type="float" office:value="0" calcext:value-type="float">
            <text:p>0</text:p>
          </table:table-cell>
          <table:table-cell table:formula="of:=[.D47]" office:value-type="float" office:value="0" calcext:value-type="float">
            <text:p>0</text:p>
          </table:table-cell>
          <table:table-cell table:formula="of:=[.F47]" office:value-type="float" office:value="0" calcext:value-type="float">
            <text:p>0</text:p>
          </table:table-cell>
          <table:table-cell table:formula="of:=INDEX([$Components.$A$1:$Components.$AI$200];[.$I47];11)" office:value-type="string" office:string-value="" calcext:value-type="error">
            <text:p>#N/A</text:p>
          </table:table-cell>
          <table:table-cell table:formula="of:=INDEX([$Components.$A$1:$Components.$AI$200];[.$I47];12)" office:value-type="string" office:string-value="" calcext:value-type="error">
            <text:p>#N/A</text:p>
          </table:table-cell>
          <table:table-cell table:style-name="ce23" table:formula="of:=HYPERLINK([.Y47];[.Z47])" office:value-type="string" office:string-value="" calcext:value-type="error">
            <text:p>#N/A</text:p>
          </table:table-cell>
          <table:table-cell/>
          <table:table-cell table:formula="of:=(INDEX([$Components.$A$1:$Components.$AI$200];[.$I47];14))" office:value-type="string" office:string-value="" calcext:value-type="error">
            <text:p>#N/A</text:p>
          </table:table-cell>
          <table:table-cell table:formula="of:=(INDEX([$Components.$A$1:$Components.$AI$200];[.$I47];13))" office:value-type="string" office:string-value="" calcext:value-type="error">
            <text:p>#N/A</text:p>
          </table:table-cell>
        </table:table-row>
        <table:table-row table:style-name="ro1">
          <table:table-cell table:style-name="ce5" office:value-type="string" calcext:value-type="string">
            <text:p>Integrated Circuits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U3,U7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UPERSOT-6</text:p>
          </table:table-cell>
          <table:table-cell/>
          <table:table-cell table:style-name="ce8" table:formula="of:=[.D48] &amp; &quot;   &quot; &amp; [.F48]" office:value-type="string" office:string-value="USBLC6-2   SUPERSOT-6" calcext:value-type="string">
            <text:p>USBLC6-2 <text:s text:c="2"/>SUPERSOT-6</text:p>
          </table:table-cell>
          <table:table-cell table:style-name="ce8" table:formula="of:=MATCH([.H48] &amp; [.L48];[$Components.$B$1:$Components.$B$200];0)" office:value-type="float" office:value="76" calcext:value-type="float">
            <text:p>76</text:p>
          </table:table-cell>
          <table:table-cell table:formula="of:=[.B48]" office:value-type="float" office:value="8" calcext:value-type="float">
            <text:p>8</text:p>
          </table:table-cell>
          <table:table-cell table:formula="of:=[.J48]*[.$K$6]" office:value-type="float" office:value="4000" calcext:value-type="float">
            <text:p>4000</text:p>
          </table:table-cell>
          <table:table-cell table:formula="of:=COM.MICROSOFT.MINIFS([$Components.$D$3:$Components.$D$112];[$Components.$A$3:$Components.$A$112];[.H48])" office:value-type="float" office:value="63.44" calcext:value-type="float">
            <text:p>63.44</text:p>
          </table:table-cell>
          <table:table-cell table:style-name="ce6" table:formula="of:= IFNA([.$L48];0) *[.J48]" office:value-type="float" office:value="507.52" calcext:value-type="float">
            <text:p>507.52</text:p>
          </table:table-cell>
          <table:table-cell table:formula="of:= IFNA([.$L48];0) *[.K48]" office:value-type="float" office:value="253760" calcext:value-type="float">
            <text:p>253760</text:p>
          </table:table-cell>
          <table:table-cell/>
          <table:table-cell table:formula="of:=[.A48]" office:value-type="string" office:string-value="Integrated Circuits" calcext:value-type="string">
            <text:p>Integrated Circuits</text:p>
          </table:table-cell>
          <table:table-cell table:formula="of:=[.B48]" office:value-type="float" office:value="8" calcext:value-type="float">
            <text:p>8</text:p>
          </table:table-cell>
          <table:table-cell table:formula="of:=[.C48]" office:value-type="string" office:string-value="U3,U7" calcext:value-type="string">
            <text:p>U3,U7</text:p>
          </table:table-cell>
          <table:table-cell table:formula="of:=[.D48]" office:value-type="string" office:string-value="USBLC6-2" calcext:value-type="string">
            <text:p>USBLC6-2</text:p>
          </table:table-cell>
          <table:table-cell table:formula="of:=[.F48]" office:value-type="string" office:string-value="SUPERSOT-6" calcext:value-type="string">
            <text:p>SUPERSOT-6</text:p>
          </table:table-cell>
          <table:table-cell table:formula="of:=INDEX([$Components.$A$1:$Components.$AI$200];[.$I48];11)" office:value-type="string" office:string-value="ON Semiconductor" calcext:value-type="string">
            <text:p>ON Semiconductor</text:p>
          </table:table-cell>
          <table:table-cell table:formula="of:=INDEX([$Components.$A$1:$Components.$AI$200];[.$I48];12)" office:value-type="string" office:string-value="USBLC6-2SC6" calcext:value-type="string">
            <text:p>USBLC6-2SC6</text:p>
          </table:table-cell>
          <table:table-cell table:style-name="ce23" table:formula="of:=HYPERLINK([.Y48];[.Z48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48];14))" office:value-type="string" office:string-value="https://hu.mouser.com/ProductDetail/STMicroelectronics/USBLC6-2SC6?qs=sGAEpiMZZMvxHShE6Whpu%2fcIE2H5IOBdvREMGHqn6h0%3d" calcext:value-type="string">
            <text:p>https://hu.mouser.com/ProductDetail/STMicroelectronics/USBLC6-2SC6?qs=sGAEpiMZZMvxHShE6Whpu%2fcIE2H5IOBdvREMGHqn6h0%3d</text:p>
          </table:table-cell>
          <table:table-cell table:formula="of:=(INDEX([$Components.$A$1:$Components.$AI$200];[.$I48];13))" office:value-type="string" office:string-value="Mouser" calcext:value-type="string">
            <text:p>Mouser</text:p>
          </table:table-cell>
        </table:table-row>
        <table:table-row table:style-name="ro1">
          <table:table-cell table:style-name="ce5" office:value-type="string" calcext:value-type="string">
            <text:p>Integrated Circuits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U4,U8</text:p>
          </table:table-cell>
          <table:table-cell office:value-type="string" calcext:value-type="string">
            <text:p>U OPAMP MCP6001</text:p>
          </table:table-cell>
          <table:table-cell office:value-type="string" calcext:value-type="string">
            <text:p>MCP6001T-I/OT</text:p>
          </table:table-cell>
          <table:table-cell office:value-type="string" calcext:value-type="string">
            <text:p>SOT23-5</text:p>
          </table:table-cell>
          <table:table-cell/>
          <table:table-cell table:style-name="ce8" table:formula="of:=[.D49] &amp; &quot;   &quot; &amp; [.F49]" office:value-type="string" office:string-value="U OPAMP MCP6001   SOT23-5" calcext:value-type="string">
            <text:p>U OPAMP MCP6001 <text:s text:c="2"/>SOT23-5</text:p>
          </table:table-cell>
          <table:table-cell table:style-name="ce8" table:formula="of:=MATCH([.H49] &amp; [.L49];[$Components.$B$1:$Components.$B$200];0)" office:value-type="float" office:value="77" calcext:value-type="float">
            <text:p>77</text:p>
          </table:table-cell>
          <table:table-cell table:formula="of:=[.B49]" office:value-type="float" office:value="8" calcext:value-type="float">
            <text:p>8</text:p>
          </table:table-cell>
          <table:table-cell table:formula="of:=[.J49]*[.$K$6]" office:value-type="float" office:value="4000" calcext:value-type="float">
            <text:p>4000</text:p>
          </table:table-cell>
          <table:table-cell table:formula="of:=COM.MICROSOFT.MINIFS([$Components.$D$3:$Components.$D$112];[$Components.$A$3:$Components.$A$112];[.H49])" office:value-type="float" office:value="51.67" calcext:value-type="float">
            <text:p>51.67</text:p>
          </table:table-cell>
          <table:table-cell table:formula="of:= IFNA([.$L49];0) *[.J49]" office:value-type="float" office:value="413.36" calcext:value-type="float">
            <text:p>413.36</text:p>
          </table:table-cell>
          <table:table-cell table:formula="of:= IFNA([.$L49];0) *[.K49]" office:value-type="float" office:value="206680" calcext:value-type="float">
            <text:p>206680</text:p>
          </table:table-cell>
          <table:table-cell/>
          <table:table-cell table:formula="of:=[.A49]" office:value-type="string" office:string-value="Integrated Circuits" calcext:value-type="string">
            <text:p>Integrated Circuits</text:p>
          </table:table-cell>
          <table:table-cell table:formula="of:=[.B49]" office:value-type="float" office:value="8" calcext:value-type="float">
            <text:p>8</text:p>
          </table:table-cell>
          <table:table-cell table:formula="of:=[.C49]" office:value-type="string" office:string-value="U4,U8" calcext:value-type="string">
            <text:p>U4,U8</text:p>
          </table:table-cell>
          <table:table-cell table:formula="of:=[.D49]" office:value-type="string" office:string-value="U OPAMP MCP6001" calcext:value-type="string">
            <text:p>U OPAMP MCP6001</text:p>
          </table:table-cell>
          <table:table-cell table:formula="of:=[.F49]" office:value-type="string" office:string-value="SOT23-5" calcext:value-type="string">
            <text:p>SOT23-5</text:p>
          </table:table-cell>
          <table:table-cell table:formula="of:=INDEX([$Components.$A$1:$Components.$AI$200];[.$I49];11)" office:value-type="string" office:string-value="Microchip Technology" calcext:value-type="string">
            <text:p>Microchip Technology</text:p>
          </table:table-cell>
          <table:table-cell table:formula="of:=INDEX([$Components.$A$1:$Components.$AI$200];[.$I49];12)" office:value-type="string" office:string-value="MCP6001T-I/OT" calcext:value-type="string">
            <text:p>MCP6001T-I/OT</text:p>
          </table:table-cell>
          <table:table-cell table:style-name="ce23" table:formula="of:=HYPERLINK([.Y49];[.Z49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49];14))" office:value-type="string" office:string-value="https://hu.mouser.com/ProductDetail/Microchip-Technology/MCP6001T-I-OT?qs=sGAEpiMZZMtCHixnSjNA6N5WMYiF%252b1mikedJbYl5uKY%3d" calcext:value-type="string">
            <text:p>https://hu.mouser.com/ProductDetail/Microchip-Technology/MCP6001T-I-OT?qs=sGAEpiMZZMtCHixnSjNA6N5WMYiF%252b1mikedJbYl5uKY%3d</text:p>
          </table:table-cell>
          <table:table-cell table:formula="of:=(INDEX([$Components.$A$1:$Components.$AI$200];[.$I49];13))" office:value-type="string" office:string-value="Mouser" calcext:value-type="string">
            <text:p>Mouser</text:p>
          </table:table-cell>
        </table:table-row>
        <table:table-row table:style-name="ro1">
          <table:table-cell table:style-name="ce5" office:value-type="string" calcext:value-type="string">
            <text:p>Integrated Circuits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U5-U6</text:p>
          </table:table-cell>
          <table:table-cell office:value-type="string" calcext:value-type="string">
            <text:p>U HALL DRV5053</text:p>
          </table:table-cell>
          <table:table-cell office:value-type="string" calcext:value-type="string">
            <text:p>DRV5053OAQLPGM</text:p>
          </table:table-cell>
          <table:table-cell office:value-type="string" calcext:value-type="string">
            <text:p>TS9011 SOT23</text:p>
          </table:table-cell>
          <table:table-cell/>
          <table:table-cell table:style-name="ce8" table:formula="of:=[.D50] &amp; &quot;   &quot; &amp; [.F50]" office:value-type="string" office:string-value="U HALL DRV5053   TS9011 SOT23" calcext:value-type="string">
            <text:p>U HALL DRV5053 <text:s text:c="2"/>TS9011 SOT23</text:p>
          </table:table-cell>
          <table:table-cell table:style-name="ce8" table:formula="of:=MATCH([.H50] &amp; [.L50];[$Components.$B$1:$Components.$B$200];0)" office:value-type="float" office:value="79" calcext:value-type="float">
            <text:p>79</text:p>
          </table:table-cell>
          <table:table-cell table:formula="of:=[.B50]" office:value-type="float" office:value="8" calcext:value-type="float">
            <text:p>8</text:p>
          </table:table-cell>
          <table:table-cell table:formula="of:=[.J50]*[.$K$6]" office:value-type="float" office:value="4000" calcext:value-type="float">
            <text:p>4000</text:p>
          </table:table-cell>
          <table:table-cell table:formula="of:=COM.MICROSOFT.MINIFS([$Components.$D$3:$Components.$D$112];[$Components.$A$3:$Components.$A$112];[.H50])" office:value-type="float" office:value="114.12" calcext:value-type="float">
            <text:p>114.12</text:p>
          </table:table-cell>
          <table:table-cell table:style-name="ce6" table:formula="of:= IFNA([.$L50];0) *[.J50]" office:value-type="float" office:value="912.96" calcext:value-type="float">
            <text:p>912.96</text:p>
          </table:table-cell>
          <table:table-cell table:formula="of:= IFNA([.$L50];0) *[.K50]" office:value-type="float" office:value="456480" calcext:value-type="float">
            <text:p>456480</text:p>
          </table:table-cell>
          <table:table-cell/>
          <table:table-cell table:formula="of:=[.A50]" office:value-type="string" office:string-value="Integrated Circuits" calcext:value-type="string">
            <text:p>Integrated Circuits</text:p>
          </table:table-cell>
          <table:table-cell table:formula="of:=[.B50]" office:value-type="float" office:value="8" calcext:value-type="float">
            <text:p>8</text:p>
          </table:table-cell>
          <table:table-cell table:formula="of:=[.C50]" office:value-type="string" office:string-value="U5-U6" calcext:value-type="string">
            <text:p>U5-U6</text:p>
          </table:table-cell>
          <table:table-cell table:formula="of:=[.D50]" office:value-type="string" office:string-value="U HALL DRV5053" calcext:value-type="string">
            <text:p>U HALL DRV5053</text:p>
          </table:table-cell>
          <table:table-cell table:formula="of:=[.F50]" office:value-type="string" office:string-value="TS9011 SOT23" calcext:value-type="string">
            <text:p>TS9011 SOT23</text:p>
          </table:table-cell>
          <table:table-cell table:formula="of:=INDEX([$Components.$A$1:$Components.$AI$200];[.$I50];11)" office:value-type="string" office:string-value="Texas Instruments" calcext:value-type="string">
            <text:p>Texas Instruments</text:p>
          </table:table-cell>
          <table:table-cell table:formula="of:=INDEX([$Components.$A$1:$Components.$AI$200];[.$I50];12)" office:value-type="string" office:string-value="DRV5053OAQDBZR" calcext:value-type="string">
            <text:p>DRV5053OAQDBZR</text:p>
          </table:table-cell>
          <table:table-cell table:style-name="ce23" table:formula="of:=HYPERLINK([.Y50];[.Z50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50];14))" office:value-type="string" office:string-value="https://hu.mouser.com/ProductDetail/595-DRV5053OAQDBZR" calcext:value-type="string">
            <text:p>https://hu.mouser.com/ProductDetail/595-DRV5053OAQDBZR</text:p>
          </table:table-cell>
          <table:table-cell table:formula="of:=(INDEX([$Components.$A$1:$Components.$AI$200];[.$I50];13))" office:value-type="string" office:string-value="Mouser" calcext:value-type="string">
            <text:p>Mouser</text:p>
          </table:table-cell>
        </table:table-row>
        <table:table-row table:style-name="ro1">
          <table:table-cell table:style-name="ce5" office:value-type="string" calcext:value-type="string">
            <text:p>Resistors</text:p>
          </table:table-cell>
          <table:table-cell table:style-name="ce9" office:value-type="float" office:value="32" calcext:value-type="float">
            <text:p>32</text:p>
          </table:table-cell>
          <table:table-cell office:value-type="string" calcext:value-type="string">
            <text:p>R1-R3,R6,R9-R1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_RES</text:p>
          </table:table-cell>
          <table:table-cell/>
          <table:table-cell table:style-name="ce8" table:formula="of:=[.D51] &amp; &quot;   &quot; &amp; [.F51]" office:value-type="string" office:string-value="10k   0805_RES" calcext:value-type="string">
            <text:p>10k <text:s text:c="2"/>0805_RES</text:p>
          </table:table-cell>
          <table:table-cell table:style-name="ce8" table:formula="of:=MATCH([.H51] &amp; [.L51];[$Components.$B$1:$Components.$B$200];0)" office:value-type="float" office:value="17" calcext:value-type="float">
            <text:p>17</text:p>
          </table:table-cell>
          <table:table-cell table:formula="of:=[.B51]" office:value-type="float" office:value="32" calcext:value-type="float">
            <text:p>32</text:p>
          </table:table-cell>
          <table:table-cell table:formula="of:=[.J51]*[.$K$6]" office:value-type="float" office:value="16000" calcext:value-type="float">
            <text:p>16000</text:p>
          </table:table-cell>
          <table:table-cell table:formula="of:=COM.MICROSOFT.MINIFS([$Components.$D$3:$Components.$D$112];[$Components.$A$3:$Components.$A$112];[.H51])" office:value-type="float" office:value="1.794" calcext:value-type="float">
            <text:p>1.794</text:p>
          </table:table-cell>
          <table:table-cell table:formula="of:= IFNA([.$L51];0) *[.J51]" office:value-type="float" office:value="57.408" calcext:value-type="float">
            <text:p>57.408</text:p>
          </table:table-cell>
          <table:table-cell table:formula="of:= IFNA([.$L51];0) *[.K51]" office:value-type="float" office:value="28704" calcext:value-type="float">
            <text:p>28704</text:p>
          </table:table-cell>
          <table:table-cell/>
          <table:table-cell table:formula="of:=[.A51]" office:value-type="string" office:string-value="Resistors" calcext:value-type="string">
            <text:p>Resistors</text:p>
          </table:table-cell>
          <table:table-cell table:formula="of:=[.B51]" office:value-type="float" office:value="32" calcext:value-type="float">
            <text:p>32</text:p>
          </table:table-cell>
          <table:table-cell table:formula="of:=[.C51]" office:value-type="string" office:string-value="R1-R3,R6,R9-R12" calcext:value-type="string">
            <text:p>R1-R3,R6,R9-R12</text:p>
          </table:table-cell>
          <table:table-cell table:formula="of:=[.D51]" office:value-type="string" office:string-value="10k" calcext:value-type="string">
            <text:p>10k</text:p>
          </table:table-cell>
          <table:table-cell table:formula="of:=[.F51]" office:value-type="string" office:string-value="0805_RES" calcext:value-type="string">
            <text:p>0805_RES</text:p>
          </table:table-cell>
          <table:table-cell table:formula="of:=INDEX([$Components.$A$1:$Components.$AI$200];[.$I51];11)" office:value-type="string" office:string-value="ROYAL OHM" calcext:value-type="string">
            <text:p>ROYAL OHM</text:p>
          </table:table-cell>
          <table:table-cell table:formula="of:=INDEX([$Components.$A$1:$Components.$AI$200];[.$I51];12)" office:value-type="string" office:string-value="HP05W3J0103T5E" calcext:value-type="string">
            <text:p>HP05W3J0103T5E</text:p>
          </table:table-cell>
          <table:table-cell table:style-name="ce23" table:formula="of:=HYPERLINK([.Y51];[.Z51])" office:value-type="string" office:string-value="TME" calcext:value-type="string">
            <text:p>TME</text:p>
          </table:table-cell>
          <table:table-cell/>
          <table:table-cell table:formula="of:=(INDEX([$Components.$A$1:$Components.$AI$200];[.$I51];14))" office:value-type="string" office:string-value="https://www.tme.eu/en/details/hp05-10k5%25/0805-smd-resistors/royal-ohm/hp05w3j0103t5e/" calcext:value-type="string">
            <text:p>https://www.tme.eu/en/details/hp05-10k5%25/0805-smd-resistors/royal-ohm/hp05w3j0103t5e/</text:p>
          </table:table-cell>
          <table:table-cell table:formula="of:=(INDEX([$Components.$A$1:$Components.$AI$200];[.$I51];13))" office:value-type="string" office:string-value="TME" calcext:value-type="string">
            <text:p>TME</text:p>
          </table:table-cell>
        </table:table-row>
        <table:table-row table:style-name="ro1">
          <table:table-cell table:style-name="ce5" office:value-type="string" calcext:value-type="string">
            <text:p>Resistors</text:p>
          </table:table-cell>
          <table:table-cell table:style-name="ce9" office:value-type="float" office:value="16" calcext:value-type="float">
            <text:p>16</text:p>
          </table:table-cell>
          <table:table-cell office:value-type="string" calcext:value-type="string">
            <text:p>R4-R5,R7-R8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_RES</text:p>
          </table:table-cell>
          <table:table-cell/>
          <table:table-cell table:style-name="ce8" table:formula="of:=[.D52] &amp; &quot;   &quot; &amp; [.F52]" office:value-type="string" office:string-value="1k   0805_RES" calcext:value-type="string">
            <text:p>1k <text:s text:c="2"/>0805_RES</text:p>
          </table:table-cell>
          <table:table-cell table:style-name="ce8" table:formula="of:=MATCH([.H52] &amp; [.L52];[$Components.$B$1:$Components.$B$200];0)" office:value-type="float" office:value="19" calcext:value-type="float">
            <text:p>19</text:p>
          </table:table-cell>
          <table:table-cell table:formula="of:=[.B52]" office:value-type="float" office:value="16" calcext:value-type="float">
            <text:p>16</text:p>
          </table:table-cell>
          <table:table-cell table:formula="of:=[.J52]*[.$K$6]" office:value-type="float" office:value="8000" calcext:value-type="float">
            <text:p>8000</text:p>
          </table:table-cell>
          <table:table-cell table:formula="of:=COM.MICROSOFT.MINIFS([$Components.$D$3:$Components.$D$112];[$Components.$A$3:$Components.$A$112];[.H52])" office:value-type="float" office:value="1.794" calcext:value-type="float">
            <text:p>1.794</text:p>
          </table:table-cell>
          <table:table-cell table:formula="of:= IFNA([.$L52];0) *[.J52]" office:value-type="float" office:value="28.704" calcext:value-type="float">
            <text:p>28.704</text:p>
          </table:table-cell>
          <table:table-cell table:formula="of:= IFNA([.$L52];0) *[.K52]" office:value-type="float" office:value="14352" calcext:value-type="float">
            <text:p>14352</text:p>
          </table:table-cell>
          <table:table-cell/>
          <table:table-cell table:formula="of:=[.A52]" office:value-type="string" office:string-value="Resistors" calcext:value-type="string">
            <text:p>Resistors</text:p>
          </table:table-cell>
          <table:table-cell table:formula="of:=[.B52]" office:value-type="float" office:value="16" calcext:value-type="float">
            <text:p>16</text:p>
          </table:table-cell>
          <table:table-cell table:formula="of:=[.C52]" office:value-type="string" office:string-value="R4-R5,R7-R8" calcext:value-type="string">
            <text:p>R4-R5,R7-R8</text:p>
          </table:table-cell>
          <table:table-cell table:formula="of:=[.D52]" office:value-type="string" office:string-value="1k" calcext:value-type="string">
            <text:p>1k</text:p>
          </table:table-cell>
          <table:table-cell table:formula="of:=[.F52]" office:value-type="string" office:string-value="0805_RES" calcext:value-type="string">
            <text:p>0805_RES</text:p>
          </table:table-cell>
          <table:table-cell table:formula="of:=INDEX([$Components.$A$1:$Components.$AI$200];[.$I52];11)" office:value-type="string" office:string-value="ROYAL OHM" calcext:value-type="string">
            <text:p>ROYAL OHM</text:p>
          </table:table-cell>
          <table:table-cell table:formula="of:=INDEX([$Components.$A$1:$Components.$AI$200];[.$I52];12)" office:value-type="string" office:string-value="HP05W3J0102T5E" calcext:value-type="string">
            <text:p>HP05W3J0102T5E</text:p>
          </table:table-cell>
          <table:table-cell table:style-name="ce23" table:formula="of:=HYPERLINK([.Y52];[.Z52])" office:value-type="string" office:string-value="TME" calcext:value-type="string">
            <text:p>TME</text:p>
          </table:table-cell>
          <table:table-cell/>
          <table:table-cell table:formula="of:=(INDEX([$Components.$A$1:$Components.$AI$200];[.$I52];14))" office:value-type="string" office:string-value="https://www.tme.eu/en/details/hp05-1k5%25/0805-smd-resistors/royal-ohm/hp05w3j0102t5e/" calcext:value-type="string">
            <text:p>https://www.tme.eu/en/details/hp05-1k5%25/0805-smd-resistors/royal-ohm/hp05w3j0102t5e/</text:p>
          </table:table-cell>
          <table:table-cell table:formula="of:=(INDEX([$Components.$A$1:$Components.$AI$200];[.$I52];13))" office:value-type="string" office:string-value="TME" calcext:value-type="string">
            <text:p>TME</text:p>
          </table:table-cell>
        </table:table-row>
        <table:table-row table:style-name="ro1">
          <table:table-cell table:style-name="ce5" office:value-type="string" calcext:value-type="string">
            <text:p>Capacitors</text:p>
          </table:table-cell>
          <table:table-cell table:style-name="ce9" office:value-type="float" office:value="16" calcext:value-type="float">
            <text:p>16</text:p>
          </table:table-cell>
          <table:table-cell office:value-type="string" calcext:value-type="string">
            <text:p>C1-C4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805_CAP</text:p>
          </table:table-cell>
          <table:table-cell/>
          <table:table-cell table:style-name="ce8" table:formula="of:=[.D53] &amp; &quot;   &quot; &amp; [.F53]" office:value-type="string" office:string-value="100n   0805_CAP" calcext:value-type="string">
            <text:p>100n <text:s text:c="2"/>0805_CAP</text:p>
          </table:table-cell>
          <table:table-cell table:style-name="ce8" table:formula="of:=MATCH([.H53] &amp; [.L53];[$Components.$B$1:$Components.$B$200];0)" office:value-type="float" office:value="33" calcext:value-type="float">
            <text:p>33</text:p>
          </table:table-cell>
          <table:table-cell table:formula="of:=[.B53]" office:value-type="float" office:value="16" calcext:value-type="float">
            <text:p>16</text:p>
          </table:table-cell>
          <table:table-cell table:formula="of:=[.J53]*[.$K$6]" office:value-type="float" office:value="8000" calcext:value-type="float">
            <text:p>8000</text:p>
          </table:table-cell>
          <table:table-cell table:formula="of:=COM.MICROSOFT.MINIFS([$Components.$D$3:$Components.$D$112];[$Components.$A$3:$Components.$A$112];[.H53])" office:value-type="float" office:value="6.21" calcext:value-type="float">
            <text:p>6.21</text:p>
          </table:table-cell>
          <table:table-cell table:formula="of:= IFNA([.$L53];0) *[.J53]" office:value-type="float" office:value="99.36" calcext:value-type="float">
            <text:p>99.36</text:p>
          </table:table-cell>
          <table:table-cell table:formula="of:= IFNA([.$L53];0) *[.K53]" office:value-type="float" office:value="49680" calcext:value-type="float">
            <text:p>49680</text:p>
          </table:table-cell>
          <table:table-cell/>
          <table:table-cell table:formula="of:=[.A53]" office:value-type="string" office:string-value="Capacitors" calcext:value-type="string">
            <text:p>Capacitors</text:p>
          </table:table-cell>
          <table:table-cell table:formula="of:=[.B53]" office:value-type="float" office:value="16" calcext:value-type="float">
            <text:p>16</text:p>
          </table:table-cell>
          <table:table-cell table:formula="of:=[.C53]" office:value-type="string" office:string-value="C1-C4" calcext:value-type="string">
            <text:p>C1-C4</text:p>
          </table:table-cell>
          <table:table-cell table:formula="of:=[.D53]" office:value-type="string" office:string-value="100n" calcext:value-type="string">
            <text:p>100n</text:p>
          </table:table-cell>
          <table:table-cell table:formula="of:=[.F53]" office:value-type="string" office:string-value="0805_CAP" calcext:value-type="string">
            <text:p>0805_CAP</text:p>
          </table:table-cell>
          <table:table-cell table:formula="of:=INDEX([$Components.$A$1:$Components.$AI$200];[.$I53];11)" office:value-type="string" office:string-value="Yageo" calcext:value-type="string">
            <text:p>Yageo</text:p>
          </table:table-cell>
          <table:table-cell table:formula="of:=INDEX([$Components.$A$1:$Components.$AI$200];[.$I53];12)" office:value-type="string" office:string-value="CC0805ZRY5V9BB104 " calcext:value-type="string">
            <text:p>CC0805ZRY5V9BB104 </text:p>
          </table:table-cell>
          <table:table-cell table:style-name="ce23" table:formula="of:=HYPERLINK([.Y53];[.Z53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53];14))" office:value-type="string" office:string-value="https://hu.mouser.com/ProductDetail/Yageo/CC0805ZRY5V9BB104?qs=sGAEpiMZZMvsSlwiRhF8qj9NgEuXmwzvSh6j0DMSg5Q%3d" calcext:value-type="string">
            <text:p>https://hu.mouser.com/ProductDetail/Yageo/CC0805ZRY5V9BB104?qs=sGAEpiMZZMvsSlwiRhF8qj9NgEuXmwzvSh6j0DMSg5Q%3d</text:p>
          </table:table-cell>
          <table:table-cell table:formula="of:=(INDEX([$Components.$A$1:$Components.$AI$200];[.$I53];13))" office:value-type="string" office:string-value="Mouser" calcext:value-type="string">
            <text:p>Mouser</text:p>
          </table:table-cell>
        </table:table-row>
        <table:table-row table:style-name="ro1">
          <table:table-cell table:style-name="ce5" office:value-type="string" calcext:value-type="string">
            <text:p>Transistors</text:p>
          </table:table-cell>
          <table:table-cell table:style-name="ce9" office:value-type="float" office:value="16" calcext:value-type="float">
            <text:p>16</text:p>
          </table:table-cell>
          <table:table-cell office:value-type="string" calcext:value-type="string">
            <text:p>Q1-Q4</text:p>
          </table:table-cell>
          <table:table-cell table:number-columns-repeated="2" office:value-type="string" calcext:value-type="string">
            <text:p>DMG1023UV-7</text:p>
          </table:table-cell>
          <table:table-cell office:value-type="string" calcext:value-type="string">
            <text:p>SUPERSOT-6</text:p>
          </table:table-cell>
          <table:table-cell/>
          <table:table-cell table:style-name="ce8" table:formula="of:=[.D54] &amp; &quot;   &quot; &amp; [.F54]" office:value-type="string" office:string-value="DMG1023UV-7   SUPERSOT-6" calcext:value-type="string">
            <text:p>DMG1023UV-7 <text:s text:c="2"/>SUPERSOT-6</text:p>
          </table:table-cell>
          <table:table-cell table:style-name="ce8" table:formula="of:=MATCH([.H54] &amp; [.L54];[$Components.$B$1:$Components.$B$200];0)" office:value-type="float" office:value="106" calcext:value-type="float">
            <text:p>106</text:p>
          </table:table-cell>
          <table:table-cell table:formula="of:=[.B54]" office:value-type="float" office:value="16" calcext:value-type="float">
            <text:p>16</text:p>
          </table:table-cell>
          <table:table-cell table:formula="of:=[.J54]*[.$K$6]" office:value-type="float" office:value="8000" calcext:value-type="float">
            <text:p>8000</text:p>
          </table:table-cell>
          <table:table-cell table:formula="of:=COM.MICROSOFT.MINIFS([$Components.$D$3:$Components.$D$112];[$Components.$A$3:$Components.$A$112];[.H54])" office:value-type="float" office:value="28" calcext:value-type="float">
            <text:p>28</text:p>
          </table:table-cell>
          <table:table-cell table:formula="of:= IFNA([.$L54];0) *[.J54]" office:value-type="float" office:value="448" calcext:value-type="float">
            <text:p>448</text:p>
          </table:table-cell>
          <table:table-cell table:formula="of:= IFNA([.$L54];0) *[.K54]" office:value-type="float" office:value="224000" calcext:value-type="float">
            <text:p>224000</text:p>
          </table:table-cell>
          <table:table-cell/>
          <table:table-cell table:formula="of:=[.A54]" office:value-type="string" office:string-value="Transistors" calcext:value-type="string">
            <text:p>Transistors</text:p>
          </table:table-cell>
          <table:table-cell table:formula="of:=[.B54]" office:value-type="float" office:value="16" calcext:value-type="float">
            <text:p>16</text:p>
          </table:table-cell>
          <table:table-cell table:formula="of:=[.C54]" office:value-type="string" office:string-value="Q1-Q4" calcext:value-type="string">
            <text:p>Q1-Q4</text:p>
          </table:table-cell>
          <table:table-cell table:formula="of:=[.D54]" office:value-type="string" office:string-value="DMG1023UV-7" calcext:value-type="string">
            <text:p>DMG1023UV-7</text:p>
          </table:table-cell>
          <table:table-cell table:formula="of:=[.F54]" office:value-type="string" office:string-value="SUPERSOT-6" calcext:value-type="string">
            <text:p>SUPERSOT-6</text:p>
          </table:table-cell>
          <table:table-cell table:formula="of:=INDEX([$Components.$A$1:$Components.$AI$200];[.$I54];11)" office:value-type="string" office:string-value="Diodes Incorporated" calcext:value-type="string">
            <text:p>Diodes Incorporated</text:p>
          </table:table-cell>
          <table:table-cell table:formula="of:=INDEX([$Components.$A$1:$Components.$AI$200];[.$I54];12)" office:value-type="string" office:string-value="DMG1023UV-7" calcext:value-type="string">
            <text:p>DMG1023UV-7</text:p>
          </table:table-cell>
          <table:table-cell table:style-name="ce23" table:formula="of:=HYPERLINK([.Y54];[.Z54])" office:value-type="string" office:string-value="Mouser" calcext:value-type="string">
            <text:p>Mouser</text:p>
          </table:table-cell>
          <table:table-cell/>
          <table:table-cell table:formula="of:=(INDEX([$Components.$A$1:$Components.$AI$200];[.$I54];14))" office:value-type="string" office:string-value="https://hu.mouser.com/ProductDetail/621-DMG1023UV-7" calcext:value-type="string">
            <text:p>https://hu.mouser.com/ProductDetail/621-DMG1023UV-7</text:p>
          </table:table-cell>
          <table:table-cell table:formula="of:=(INDEX([$Components.$A$1:$Components.$AI$200];[.$I54];13))" office:value-type="string" office:string-value="Mouser" calcext:value-type="string">
            <text:p>Mouser</text:p>
          </table:table-cell>
        </table:table-row>
        <table:table-row table:style-name="ro1">
          <table:table-cell table:style-name="ce5" office:value-type="string" calcext:value-type="string">
            <text:p>Miscellaneous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J1-J16</text:p>
          </table:table-cell>
          <table:table-cell table:style-name="ce12" office:value-type="string" calcext:value-type="string">
            <text:p>J SPRINGPIN</text:p>
          </table:table-cell>
          <table:table-cell table:style-name="ce12" office:value-type="string" calcext:value-type="string">
            <text:p>TOBY_TEST-3</text:p>
          </table:table-cell>
          <table:table-cell table:style-name="ce12" office:value-type="string" calcext:value-type="string">
            <text:p>N.F.</text:p>
          </table:table-cell>
          <table:table-cell/>
          <table:table-cell table:style-name="ce8" table:formula="of:=[.D55] &amp; &quot;   &quot; &amp; [.F55]" office:value-type="string" office:string-value="J SPRINGPIN   N.F." calcext:value-type="string">
            <text:p>J SPRINGPIN <text:s text:c="2"/>N.F.</text:p>
          </table:table-cell>
          <table:table-cell table:style-name="ce8" table:formula="of:=MATCH([.H55] &amp; [.L55];[$Components.$B$1:$Components.$B$200];0)" office:value-type="string" office:string-value="" calcext:value-type="error">
            <text:p>#N/A</text:p>
          </table:table-cell>
          <table:table-cell table:formula="of:=[.B55]" office:value-type="float" office:value="64" calcext:value-type="float">
            <text:p>64</text:p>
          </table:table-cell>
          <table:table-cell table:formula="of:=[.J55]*[.$K$6]" office:value-type="float" office:value="32000" calcext:value-type="float">
            <text:p>32000</text:p>
          </table:table-cell>
          <table:table-cell table:formula="of:=COM.MICROSOFT.MINIFS([$Components.$D$3:$Components.$D$112];[$Components.$A$3:$Components.$A$112];[.H55])" office:value-type="float" office:value="0" calcext:value-type="float">
            <text:p>0</text:p>
          </table:table-cell>
          <table:table-cell table:formula="of:= IFNA([.$L55];0) *[.J55]" office:value-type="float" office:value="0" calcext:value-type="float">
            <text:p>0</text:p>
          </table:table-cell>
          <table:table-cell table:formula="of:= IFNA([.$L55];0) *[.K55]" office:value-type="float" office:value="0" calcext:value-type="float">
            <text:p>0</text:p>
          </table:table-cell>
          <table:table-cell/>
          <table:table-cell table:formula="of:=[.A55]" office:value-type="string" office:string-value="Miscellaneous" calcext:value-type="string">
            <text:p>Miscellaneous</text:p>
          </table:table-cell>
          <table:table-cell table:formula="of:=[.B55]" office:value-type="float" office:value="64" calcext:value-type="float">
            <text:p>64</text:p>
          </table:table-cell>
          <table:table-cell table:formula="of:=[.C55]" office:value-type="string" office:string-value="J1-J16" calcext:value-type="string">
            <text:p>J1-J16</text:p>
          </table:table-cell>
          <table:table-cell table:formula="of:=[.D55]" office:value-type="string" office:string-value="J SPRINGPIN" calcext:value-type="string">
            <text:p>J SPRINGPIN</text:p>
          </table:table-cell>
          <table:table-cell table:formula="of:=[.F55]" office:value-type="string" office:string-value="N.F." calcext:value-type="string">
            <text:p>N.F.</text:p>
          </table:table-cell>
          <table:table-cell table:formula="of:=INDEX([$Components.$A$1:$Components.$AI$200];[.$I55];11)" office:value-type="string" office:string-value="" calcext:value-type="error">
            <text:p>#N/A</text:p>
          </table:table-cell>
          <table:table-cell table:formula="of:=INDEX([$Components.$A$1:$Components.$AI$200];[.$I55];12)" office:value-type="string" office:string-value="" calcext:value-type="error">
            <text:p>#N/A</text:p>
          </table:table-cell>
          <table:table-cell table:style-name="ce23" table:formula="of:=HYPERLINK([.Y55];[.Z55])" office:value-type="string" office:string-value="" calcext:value-type="error">
            <text:p>#N/A</text:p>
          </table:table-cell>
          <table:table-cell/>
          <table:table-cell table:formula="of:=(INDEX([$Components.$A$1:$Components.$AI$200];[.$I55];14))" office:value-type="string" office:string-value="" calcext:value-type="error">
            <text:p>#N/A</text:p>
          </table:table-cell>
          <table:table-cell table:formula="of:=(INDEX([$Components.$A$1:$Components.$AI$200];[.$I55];13))" office:value-type="string" office:string-value="" calcext:value-type="error">
            <text:p>#N/A</text:p>
          </table:table-cell>
        </table:table-row>
        <table:table-row table:style-name="ro1">
          <table:table-cell table:style-name="ce5" office:value-type="string" calcext:value-type="string">
            <text:p>Miscellaneous</text:p>
          </table:table-cell>
          <table:table-cell table:style-name="ce9" office:value-type="float" office:value="32" calcext:value-type="float">
            <text:p>32</text:p>
          </table:table-cell>
          <table:table-cell office:value-type="string" calcext:value-type="string">
            <text:p>J20-J27</text:p>
          </table:table-cell>
          <table:table-cell office:value-type="string" calcext:value-type="string">
            <text:p>J POGO 1</text:p>
          </table:table-cell>
          <table:table-cell/>
          <table:table-cell office:value-type="string" calcext:value-type="string">
            <text:p>J POGO 1</text:p>
          </table:table-cell>
          <table:table-cell/>
          <table:table-cell table:style-name="ce8" table:formula="of:=[.D56] &amp; &quot;   &quot; &amp; [.F56]" office:value-type="string" office:string-value="J POGO 1   J POGO 1" calcext:value-type="string">
            <text:p>J POGO 1 <text:s text:c="2"/>J POGO 1</text:p>
          </table:table-cell>
          <table:table-cell table:style-name="ce8" table:formula="of:=MATCH([.H56] &amp; [.L56];[$Components.$B$1:$Components.$B$200];0)" office:value-type="float" office:value="103" calcext:value-type="float">
            <text:p>103</text:p>
          </table:table-cell>
          <table:table-cell table:formula="of:=[.B56]" office:value-type="float" office:value="32" calcext:value-type="float">
            <text:p>32</text:p>
          </table:table-cell>
          <table:table-cell table:formula="of:=[.J56]*[.$K$6]" office:value-type="float" office:value="16000" calcext:value-type="float">
            <text:p>16000</text:p>
          </table:table-cell>
          <table:table-cell table:formula="of:=COM.MICROSOFT.MINIFS([$Components.$D$3:$Components.$D$112];[$Components.$A$3:$Components.$A$112];[.H56])" office:value-type="float" office:value="30.8" calcext:value-type="float">
            <text:p>30.8</text:p>
          </table:table-cell>
          <table:table-cell table:style-name="ce6" table:formula="of:= IFNA([.$L56];0) *[.J56]" office:value-type="float" office:value="985.6" calcext:value-type="float">
            <text:p>985.6</text:p>
          </table:table-cell>
          <table:table-cell table:formula="of:= IFNA([.$L56];0) *[.K56]" office:value-type="float" office:value="492800" calcext:value-type="float">
            <text:p>492800</text:p>
          </table:table-cell>
          <table:table-cell/>
          <table:table-cell table:formula="of:=[.A56]" office:value-type="string" office:string-value="Miscellaneous" calcext:value-type="string">
            <text:p>Miscellaneous</text:p>
          </table:table-cell>
          <table:table-cell table:formula="of:=[.B56]" office:value-type="float" office:value="32" calcext:value-type="float">
            <text:p>32</text:p>
          </table:table-cell>
          <table:table-cell table:formula="of:=[.C56]" office:value-type="string" office:string-value="J20-J27" calcext:value-type="string">
            <text:p>J20-J27</text:p>
          </table:table-cell>
          <table:table-cell table:formula="of:=[.D56]" office:value-type="string" office:string-value="J POGO 1" calcext:value-type="string">
            <text:p>J POGO 1</text:p>
          </table:table-cell>
          <table:table-cell table:formula="of:=[.F56]" office:value-type="string" office:string-value="J POGO 1" calcext:value-type="string">
            <text:p>J POGO 1</text:p>
          </table:table-cell>
          <table:table-cell table:formula="of:=INDEX([$Components.$A$1:$Components.$AI$200];[.$I56];11)" office:value-type="string" office:string-value="CFE" calcext:value-type="string">
            <text:p>CFE</text:p>
          </table:table-cell>
          <table:table-cell table:formula="of:=INDEX([$Components.$A$1:$Components.$AI$200];[.$I56];12)" office:value-type="float" office:value="0" calcext:value-type="float">
            <text:p>0</text:p>
          </table:table-cell>
          <table:table-cell table:style-name="ce23" table:formula="of:=HYPERLINK([.Y56];[.Z56])" office:value-type="float" office:value="0" calcext:value-type="float">
            <text:p>0</text:p>
          </table:table-cell>
          <table:table-cell/>
          <table:table-cell table:formula="of:=(INDEX([$Components.$A$1:$Components.$AI$200];[.$I56];14))" office:value-type="float" office:value="0" calcext:value-type="float">
            <text:p>0</text:p>
          </table:table-cell>
          <table:table-cell table:formula="of:=(INDEX([$Components.$A$1:$Components.$AI$200];[.$I56];13))" office:value-type="float" office:value="0" calcext:value-type="float">
            <text:p>0</text:p>
          </table:table-cell>
        </table:table-row>
        <table:table-row table:style-name="ro1" table:number-rows-repeated="3">
          <table:table-cell/>
          <table:table-cell table:style-name="ce9"/>
          <table:table-cell table:number-columns-repeated="24"/>
        </table:table-row>
        <table:table-row table:style-name="ro1">
          <table:table-cell table:style-name="ce5" office:value-type="string" calcext:value-type="string">
            <text:p>Interface Board</text:p>
          </table:table-cell>
          <table:table-cell table:style-name="ce9" office:value-type="string" calcext:value-type="string">
            <text:p>QTY*4</text:p>
          </table:table-cell>
          <table:table-cell table:number-columns-repeated="24"/>
        </table:table-row>
        <table:table-row table:style-name="ro1" table:number-rows-repeated="10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TT Electronics</text:p>
          </table:table-cell>
          <table:table-cell table:number-columns-repeated="2"/>
          <table:table-cell office:value-type="string" calcext:value-type="string">
            <text:p>POT</text:p>
          </table:table-cell>
          <table:table-cell office:value-type="string" calcext:value-type="string">
            <text:p>P090S-04F20BR10K 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T Electronics</text:p>
          </table:table-cell>
          <table:table-cell table:number-columns-repeated="2"/>
          <table:table-cell office:value-type="string" calcext:value-type="string">
            <text:p>FADER</text:p>
          </table:table-cell>
          <table:table-cell office:value-type="string" calcext:value-type="string">
            <text:p>PS30-10MC1BR10K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T Electronics</text:p>
          </table:table-cell>
          <table:table-cell table:number-columns-repeated="2"/>
          <table:table-cell office:value-type="string" calcext:value-type="string">
            <text:p>ENCODER</text:p>
          </table:table-cell>
          <table:table-cell office:value-type="string" calcext:value-type="string">
            <text:p>PEC12R-4020F-S0012</text:p>
          </table:table-cell>
          <table:table-cell table:number-columns-repeated="19"/>
        </table:table-row>
        <table:table-row table:style-name="ro1" table:number-rows-repeated="104850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omponents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33" table:default-cell-style-name="Default"/>
        <table:table-row table:style-name="ro1">
          <table:table-cell table:style-name="ce44" office:value-type="string" calcext:value-type="string" table:number-columns-spanned="1" table:number-rows-spanned="2">
            <text:p>Helper</text:p>
          </table:table-cell>
          <table:table-cell table:style-name="ce44" office:value-type="string" calcext:value-type="string" table:number-columns-spanned="1" table:number-rows-spanned="2">
            <text:p>Helper2</text:p>
          </table:table-cell>
          <table:table-cell table:style-name="ce44" office:value-type="string" calcext:value-type="string" table:number-columns-spanned="1" table:number-rows-spanned="2">
            <text:p>Quantity Required</text:p>
          </table:table-cell>
          <table:table-cell table:style-name="ce44" office:value-type="string" calcext:value-type="string" table:number-columns-spanned="1" table:number-rows-spanned="2">
            <text:p>Price @ Qty</text:p>
          </table:table-cell>
          <table:table-cell table:style-name="ce27" office:value-type="string" calcext:value-type="string" table:number-columns-spanned="1" table:number-rows-spanned="2">
            <text:p>BEST </text:p>
            <text:p>CHOICE</text:p>
          </table:table-cell>
          <table:table-cell/>
          <table:table-cell table:style-name="ce44" office:value-type="string" calcext:value-type="string" table:number-columns-spanned="1" table:number-rows-spanned="2">
            <text:p>Type</text:p>
          </table:table-cell>
          <table:table-cell table:style-name="ce44" office:value-type="string" calcext:value-type="string" table:number-columns-spanned="1" table:number-rows-spanned="2">
            <text:p>Designator</text:p>
          </table:table-cell>
          <table:table-cell table:style-name="ce44" office:value-type="string" calcext:value-type="string" table:number-columns-spanned="1" table:number-rows-spanned="2">
            <text:p>Value</text:p>
          </table:table-cell>
          <table:table-cell table:style-name="ce44" office:value-type="string" calcext:value-type="string" table:number-columns-spanned="1" table:number-rows-spanned="2">
            <text:p>PCB Package</text:p>
          </table:table-cell>
          <table:table-cell table:style-name="ce28" office:value-type="string" calcext:value-type="string" table:number-columns-spanned="1" table:number-rows-spanned="2">
            <text:p>Manufacturer </text:p>
          </table:table-cell>
          <table:table-cell table:style-name="ce44" office:value-type="string" calcext:value-type="string" table:number-columns-spanned="1" table:number-rows-spanned="2">
            <text:p>Part Number</text:p>
          </table:table-cell>
          <table:table-cell table:style-name="ce44" office:value-type="string" calcext:value-type="string" table:number-columns-spanned="1" table:number-rows-spanned="2">
            <text:p>Supplier</text:p>
          </table:table-cell>
          <table:table-cell table:style-name="ce44" office:value-type="string" calcext:value-type="string" table:number-columns-spanned="1" table:number-rows-spanned="2">
            <text:p>Link</text:p>
          </table:table-cell>
          <table:table-cell table:style-name="ce44" office:value-type="string" calcext:value-type="string" table:number-columns-spanned="1" table:number-rows-spanned="2">
            <text:p>Life Cycle</text:p>
          </table:table-cell>
          <table:table-cell table:style-name="ce44" office:value-type="string" calcext:value-type="string" table:number-columns-spanned="1" table:number-rows-spanned="2">
            <text:p>Lead Time</text:p>
          </table:table-cell>
          <table:table-cell table:style-name="ce44" office:value-type="string" calcext:value-type="string" table:number-columns-spanned="1" table:number-rows-spanned="2">
            <text:p>Available</text:p>
          </table:table-cell>
          <table:table-cell table:style-name="ce33" table:number-columns-spanned="1" table:number-rows-spanned="2"/>
          <table:table-cell table:style-name="ce35" office:value-type="string" calcext:value-type="string" table:number-columns-spanned="5" table:number-rows-spanned="2">
            <text:p>Price break Matrix (Quantity)</text:p>
          </table:table-cell>
          <table:covered-table-cell table:number-columns-repeated="4" table:style-name="ce44"/>
          <table:table-cell table:style-name="ce35" office:value-type="string" calcext:value-type="string" table:number-columns-spanned="5" table:number-rows-spanned="2">
            <text:p>Price break Matrix (Price)</text:p>
          </table:table-cell>
          <table:covered-table-cell table:number-columns-repeated="4"/>
          <table:table-cell table:style-name="ce33" office:value-type="string" calcext:value-type="string" table:number-columns-spanned="1" table:number-rows-spanned="2">
            <text:p>Administrator</text:p>
          </table:table-cell>
          <table:table-cell table:style-name="ce33" office:value-type="string" calcext:value-type="string" table:number-columns-spanned="1" table:number-rows-spanned="2">
            <text:p>Last update</text:p>
          </table:table-cell>
          <table:table-cell table:style-name="ce33" office:value-type="string" calcext:value-type="string" table:number-columns-spanned="1" table:number-rows-spanned="2">
            <text:p>Last stock</text:p>
          </table:table-cell>
          <table:table-cell table:number-columns-repeated="4"/>
        </table:table-row>
        <table:table-row table:style-name="ro1">
          <table:covered-table-cell table:number-columns-repeated="5"/>
          <table:table-cell/>
          <table:covered-table-cell table:number-columns-repeated="10"/>
          <table:covered-table-cell table:style-name="ce31"/>
          <table:covered-table-cell table:number-columns-repeated="6" table:style-name="ce53"/>
          <table:covered-table-cell table:number-columns-repeated="8"/>
          <table:table-cell table:number-columns-repeated="4"/>
        </table:table-row>
        <table:table-row table:style-name="ro1" table:number-rows-repeated="6">
          <table:table-cell table:number-columns-repeated="35"/>
        </table:table-row>
        <table:table-row table:style-name="ro1">
          <table:table-cell table:formula="of:=[.I9]&amp;&quot;   &quot;&amp;[.J9]" office:value-type="string" office:string-value="12MHz   CRYSTAL ILCX13" calcext:value-type="string">
            <text:p>12MHz <text:s text:c="2"/>CRYSTAL ILCX13</text:p>
          </table:table-cell>
          <table:table-cell table:formula="of:=[.A9] &amp; [.D9]" office:value-type="string" office:string-value="12MHz   CRYSTAL ILCX1388.5" calcext:value-type="string">
            <text:p>12MHz <text:s text:c="2"/>CRYSTAL ILCX1388.5</text:p>
          </table:table-cell>
          <table:table-cell table:formula="of:=VLOOKUP([.A9];[TestBOM.$H$10:.$K$99];4;0)" office:value-type="float" office:value="500" calcext:value-type="float">
            <text:p>500</text:p>
          </table:table-cell>
          <table:table-cell table:formula="of:=IFNA(LOOKUP([.C9];[.S9:.W9];[.X9:.AB9]);&quot;Miss!&quot;)" office:value-type="float" office:value="88.5" calcext:value-type="float">
            <text:p>88.5</text:p>
          </table:table-cell>
          <table:table-cell table:number-columns-repeated="2"/>
          <table:table-cell office:value-type="string" calcext:value-type="string">
            <text:p>XT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 ILCX13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ECS-120-12-33-AGN-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ECS/ECS-120-12-33-AGN-TR?qs=sGAEpiMZZMsBj6bBr9Q9aZiWbAMN9VKZVXRwLW3MJRj2TEHhI3a0ag%3d%3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Weeks 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40.18" calcext:value-type="float">
            <text:p>140.18</text:p>
          </table:table-cell>
          <table:table-cell office:value-type="float" office:value="116.28" calcext:value-type="float">
            <text:p>116.28</text:p>
          </table:table-cell>
          <table:table-cell office:value-type="float" office:value="104.65" calcext:value-type="float">
            <text:p>104.65</text:p>
          </table:table-cell>
          <table:table-cell office:value-type="float" office:value="92.7" calcext:value-type="float">
            <text:p>92.7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1.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string" calcext:value-type="string">
            <text:p><text:a xlink:href="https://hu.mouser.com/Passive-Components/Frequency-Control-Timing-Devices/_/N-6zu9e?P=1z0wo7mZ1z0z7ymZ1yzvli0Z1yztds1Z1y9ho3bZ1yztoe6Z1yzj3s8Z1yzvl2k" xlink:type="simple">Search</text:a></text:p>
          </table:table-cell>
          <table:table-cell table:number-columns-repeated="2"/>
        </table:table-row>
        <table:table-row table:style-name="ro1">
          <table:table-cell table:formula="of:=[.I10]&amp;&quot;   &quot;&amp;[.J10]" office:value-type="string" office:string-value="12MHz   CRYSTAL ILCX13" calcext:value-type="string">
            <text:p>12MHz <text:s text:c="2"/>CRYSTAL ILCX13</text:p>
          </table:table-cell>
          <table:table-cell table:formula="of:=[.A10] &amp; [.D10]" office:value-type="string" office:string-value="12MHz   CRYSTAL ILCX1352.654" calcext:value-type="string">
            <text:p>12MHz <text:s text:c="2"/>CRYSTAL ILCX1352.654</text:p>
          </table:table-cell>
          <table:table-cell table:formula="of:=VLOOKUP([.A10];[TestBOM.$H$10:.$K$99];4;0)" office:value-type="float" office:value="500" calcext:value-type="float">
            <text:p>500</text:p>
          </table:table-cell>
          <table:table-cell table:formula="of:=IFNA(LOOKUP([.C10];[.S10:.W10];[.X10:.AB10]);&quot;Miss!&quot;)" office:value-type="float" office:value="52.654" calcext:value-type="float">
            <text:p>52.654</text:p>
          </table:table-cell>
          <table:table-cell table:number-columns-repeated="2"/>
          <table:table-cell office:value-type="string" calcext:value-type="string">
            <text:p>XT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 ILCX13</text:p>
          </table:table-cell>
          <table:table-cell office:value-type="string" calcext:value-type="string">
            <text:p>SR PASSIVES</text:p>
          </table:table-cell>
          <table:table-cell office:value-type="string" calcext:value-type="string">
            <text:p>3225-12M-S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3225-12m-sr/smd-quartz-crystals/sr-passives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 Weeks</text:p>
          </table:table-cell>
          <table:table-cell table:style-name="ce32" office:value-type="boolean" office:boolean-value="false" calcext:value-type="boolean">
            <text:p>FALS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155.708" calcext:value-type="float">
            <text:p>155.708</text:p>
          </table:table-cell>
          <table:table-cell office:value-type="float" office:value="83.908" calcext:value-type="float">
            <text:p>83.908</text:p>
          </table:table-cell>
          <table:table-cell office:value-type="float" office:value="52.654" calcext:value-type="float">
            <text:p>52.654</text:p>
          </table:table-cell>
          <table:table-cell office:value-type="float" office:value="41.391" calcext:value-type="float">
            <text:p>41.391</text:p>
          </table:table-cell>
          <table:table-cell office:value-type="float" office:value="38.575" calcext:value-type="float">
            <text:p>38.575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1.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ME</text:p>
          </table:table-cell>
          <table:table-cell table:number-columns-repeated="2"/>
        </table:table-row>
        <table:table-row table:style-name="ro1">
          <table:table-cell table:formula="of:=[.I11]&amp;&quot;   &quot;&amp;[.J11]" office:value-type="string" office:string-value="12MHz   CRYSTAL ILCX13" calcext:value-type="string">
            <text:p>12MHz <text:s text:c="2"/>CRYSTAL ILCX13</text:p>
          </table:table-cell>
          <table:table-cell table:formula="of:=[.A11] &amp; [.D11]" office:value-type="string" office:string-value="12MHz   CRYSTAL ILCX1387.85" calcext:value-type="string">
            <text:p>12MHz <text:s text:c="2"/>CRYSTAL ILCX1387.85</text:p>
          </table:table-cell>
          <table:table-cell table:formula="of:=VLOOKUP([.A11];[TestBOM.$H$10:.$K$99];4;0)" office:value-type="float" office:value="500" calcext:value-type="float">
            <text:p>500</text:p>
          </table:table-cell>
          <table:table-cell table:formula="of:=IFNA(LOOKUP([.C11];[.S11:.W11];[.X11:.AB11]);&quot;Miss!&quot;)" office:value-type="float" office:value="87.85" calcext:value-type="float">
            <text:p>87.85</text:p>
          </table:table-cell>
          <table:table-cell table:number-columns-repeated="2"/>
          <table:table-cell office:value-type="string" calcext:value-type="string">
            <text:p>XT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 ILCX13</text:p>
          </table:table-cell>
          <table:table-cell office:value-type="string" calcext:value-type="string">
            <text:p>ILSI</text:p>
          </table:table-cell>
          <table:table-cell office:value-type="string" calcext:value-type="string">
            <text:p>ILCX13-FF5F18-12.000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ilcx13-ff5f-12.00/smd-quartz-crystals/ilsi/ilcx13-ff5f18-120000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6.67" calcext:value-type="float">
            <text:p>206.67</text:p>
          </table:table-cell>
          <table:table-cell office:value-type="float" office:value="129.24" calcext:value-type="float">
            <text:p>129.24</text:p>
          </table:table-cell>
          <table:table-cell office:value-type="float" office:value="87.85" calcext:value-type="float">
            <text:p>87.85</text:p>
          </table:table-cell>
          <table:table-cell office:value-type="float" office:value="80.25" calcext:value-type="float">
            <text:p>80.25</text:p>
          </table:table-cell>
          <table:table-cell/>
          <table:table-cell office:value-type="string" calcext:value-type="string">
            <text:p>SUKU</text:p>
          </table:table-cell>
          <table:table-cell office:value-type="string" calcext:value-type="string">
            <text:p>2018.08.11.</text:p>
          </table:table-cell>
          <table:table-cell office:value-type="float" office:value="2952" calcext:value-type="float">
            <text:p>2952</text:p>
          </table:table-cell>
          <table:table-cell/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table:formula="of:=[.I12]&amp;&quot;   &quot;&amp;[.J12]" office:value-type="string" office:string-value="12MHz   CRYSTAL ILCX13" calcext:value-type="string">
            <text:p>12MHz <text:s text:c="2"/>CRYSTAL ILCX13</text:p>
          </table:table-cell>
          <table:table-cell table:formula="of:=[.A12] &amp; [.D12]" office:value-type="string" office:string-value="12MHz   CRYSTAL ILCX1385.88" calcext:value-type="string">
            <text:p>12MHz <text:s text:c="2"/>CRYSTAL ILCX1385.88</text:p>
          </table:table-cell>
          <table:table-cell table:formula="of:=VLOOKUP([.A12];[TestBOM.$H$10:.$K$99];4;0)" office:value-type="float" office:value="500" calcext:value-type="float">
            <text:p>500</text:p>
          </table:table-cell>
          <table:table-cell table:formula="of:=IFNA(LOOKUP([.C12];[.S12:.W12];[.X12:.AB12]);&quot;Miss!&quot;)" office:value-type="float" office:value="85.88" calcext:value-type="float">
            <text:p>85.88</text:p>
          </table:table-cell>
          <table:table-cell table:number-columns-repeated="2"/>
          <table:table-cell office:value-type="string" calcext:value-type="string">
            <text:p>XT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 ILCX13</text:p>
          </table:table-cell>
          <table:table-cell office:value-type="string" calcext:value-type="string">
            <text:p>YIC</text:p>
          </table:table-cell>
          <table:table-cell office:value-type="string" calcext:value-type="string">
            <text:p>12.00M-SMDXT324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12.00m-smdxt324/smd-quartz-crystals/yic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51.44" calcext:value-type="float">
            <text:p>251.44</text:p>
          </table:table-cell>
          <table:table-cell office:value-type="float" office:value="211.74" calcext:value-type="float">
            <text:p>211.74</text:p>
          </table:table-cell>
          <table:table-cell office:value-type="float" office:value="172.32" calcext:value-type="float">
            <text:p>172.32</text:p>
          </table:table-cell>
          <table:table-cell office:value-type="float" office:value="125.02" calcext:value-type="float">
            <text:p>125.02</text:p>
          </table:table-cell>
          <table:table-cell office:value-type="float" office:value="85.88" calcext:value-type="float">
            <text:p>85.88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1.</text:p>
          </table:table-cell>
          <table:table-cell office:value-type="float" office:value="20259" calcext:value-type="float">
            <text:p>20259</text:p>
          </table:table-cell>
          <table:table-cell table:number-columns-repeated="4"/>
        </table:table-row>
        <table:table-row table:style-name="ro1">
          <table:table-cell table:formula="of:=[.I13]&amp;&quot;   &quot;&amp;[.J13]" office:value-type="string" office:string-value="12MHz   CRYSTAL ILCX13" calcext:value-type="string">
            <text:p>12MHz <text:s text:c="2"/>CRYSTAL ILCX13</text:p>
          </table:table-cell>
          <table:table-cell table:formula="of:=[.A13] &amp; [.D13]" office:value-type="string" office:string-value="12MHz   CRYSTAL ILCX1387.86" calcext:value-type="string">
            <text:p>12MHz <text:s text:c="2"/>CRYSTAL ILCX1387.86</text:p>
          </table:table-cell>
          <table:table-cell table:formula="of:=VLOOKUP([.A13];[TestBOM.$H$10:.$K$99];4;0)" office:value-type="float" office:value="500" calcext:value-type="float">
            <text:p>500</text:p>
          </table:table-cell>
          <table:table-cell table:formula="of:=IFNA(LOOKUP([.C13];[.S13:.W13];[.X13:.AB13]);&quot;Miss!&quot;)" office:value-type="float" office:value="87.86" calcext:value-type="float">
            <text:p>87.86</text:p>
          </table:table-cell>
          <table:table-cell table:number-columns-repeated="2"/>
          <table:table-cell office:value-type="string" calcext:value-type="string">
            <text:p>XT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 ILCX13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8G-106-12.000MHZ-T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ABRACON/ABM8G-106-12000MHZ-T?qs=sGAEpiMZZMsBj6bBr9Q9aZiWbAMN9VKZykAWU2U5tqWwslGDEVSwpQ%3d%3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16 Weeks 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40.18" calcext:value-type="float">
            <text:p>140.18</text:p>
          </table:table-cell>
          <table:table-cell office:value-type="float" office:value="115.63" calcext:value-type="float">
            <text:p>115.63</text:p>
          </table:table-cell>
          <table:table-cell office:value-type="float" office:value="103.68" calcext:value-type="float">
            <text:p>103.68</text:p>
          </table:table-cell>
          <table:table-cell office:value-type="float" office:value="92.38" calcext:value-type="float">
            <text:p>92.38</text:p>
          </table:table-cell>
          <table:table-cell office:value-type="float" office:value="87.86" calcext:value-type="float">
            <text:p>87.86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1.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string" calcext:value-type="string">
            <text:p>MOUSER</text:p>
          </table:table-cell>
          <table:table-cell table:number-columns-repeated="2"/>
        </table:table-row>
        <table:table-row table:style-name="ro1">
          <table:table-cell/>
          <table:table-cell table:formula="of:=[.A14] &amp; [.D14]" office:value-type="string" office:string-value="Miss!" calcext:value-type="string">
            <text:p>Miss!</text:p>
          </table:table-cell>
          <table:table-cell table:formula="of:=VLOOKUP([.A14];[TestBOM.$H$10:.$K$99];4;0)" office:value-type="string" office:string-value="" calcext:value-type="error">
            <text:p>#N/A</text:p>
          </table:table-cell>
          <table:table-cell table:formula="of:=IFNA(LOOKUP([.C14];[.S14:.W14];[.X14:.AB14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/>
          <table:table-cell table:formula="of:=[.A15] &amp; [.D15]" office:value-type="string" office:string-value="Miss!" calcext:value-type="string">
            <text:p>Miss!</text:p>
          </table:table-cell>
          <table:table-cell table:formula="of:=VLOOKUP([.A15];[TestBOM.$H$10:.$K$99];4;0)" office:value-type="string" office:string-value="" calcext:value-type="error">
            <text:p>#N/A</text:p>
          </table:table-cell>
          <table:table-cell table:formula="of:=IFNA(LOOKUP([.C15];[.S15:.W15];[.X15:.AB15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16]&amp;&quot;   &quot;&amp;[.J16]" office:value-type="string" office:string-value="10k   0805_RES" calcext:value-type="string">
            <text:p>10k <text:s text:c="2"/>0805_RES</text:p>
          </table:table-cell>
          <table:table-cell table:formula="of:=[.A16] &amp; [.D16]" office:value-type="string" office:string-value="10k   0805_RES2.337" calcext:value-type="string">
            <text:p>10k <text:s text:c="2"/>0805_RES2.337</text:p>
          </table:table-cell>
          <table:table-cell table:formula="of:=VLOOKUP([.A16];[TestBOM.$H$10:.$K$99];4;0)" office:value-type="float" office:value="10000" calcext:value-type="float">
            <text:p>10000</text:p>
          </table:table-cell>
          <table:table-cell table:formula="of:=IFNA(LOOKUP([.C16];[.S16:.W16];[.X16:.AB16]);&quot;Miss!&quot;)" office:value-type="float" office:value="2.337" calcext:value-type="float">
            <text:p>2.337</text:p>
          </table:table-cell>
          <table:table-cell table:number-columns-repeated="2"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HP05W3F1002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hp05-10k1%25/0805-smd-resistors/royal-ohm/hp05w3f1002t5e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1.629" calcext:value-type="float">
            <text:p>11.629</text:p>
          </table:table-cell>
          <table:table-cell office:value-type="float" office:value="8.025" calcext:value-type="float">
            <text:p>8.025</text:p>
          </table:table-cell>
          <table:table-cell office:value-type="float" office:value="4.421" calcext:value-type="float">
            <text:p>4.421</text:p>
          </table:table-cell>
          <table:table-cell office:value-type="float" office:value="2.337" calcext:value-type="float">
            <text:p>2.337</text:p>
          </table:table-cell>
          <table:table-cell office:value-type="float" office:value="2.084" calcext:value-type="float">
            <text:p>2.084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2.</text:p>
          </table:table-cell>
          <table:table-cell office:value-type="float" office:value="56900" calcext:value-type="float">
            <text:p>56900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en/katalog/#id_category=100549&amp;search=10k&amp;page=1&amp;s_field=accuracy&amp;s_order=DESC&amp;currency=HUF" xlink:type="simple">Search</text:a></text:p>
          </table:table-cell>
          <table:table-cell/>
        </table:table-row>
        <table:table-row table:style-name="ro1">
          <table:table-cell table:formula="of:=[.I17]&amp;&quot;   &quot;&amp;[.J17]" office:value-type="string" office:string-value="10k   0805_RES" calcext:value-type="string">
            <text:p>10k <text:s text:c="2"/>0805_RES</text:p>
          </table:table-cell>
          <table:table-cell table:formula="of:=[.A17] &amp; [.D17]" office:value-type="string" office:string-value="10k   0805_RES1.794" calcext:value-type="string">
            <text:p>10k <text:s text:c="2"/>0805_RES1.794</text:p>
          </table:table-cell>
          <table:table-cell table:formula="of:=VLOOKUP([.A17];[TestBOM.$H$10:.$K$99];4;0)" office:value-type="float" office:value="10000" calcext:value-type="float">
            <text:p>10000</text:p>
          </table:table-cell>
          <table:table-cell table:formula="of:=IFNA(LOOKUP([.C17];[.S17:.W17];[.X17:.AB17]);&quot;Miss!&quot;)" office:value-type="float" office:value="1.794" calcext:value-type="float">
            <text:p>1.794</text:p>
          </table:table-cell>
          <table:table-cell table:number-columns-repeated="2"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HP05W3J0103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hp05-10k5%25/0805-smd-resistors/royal-ohm/hp05w3j0103t5e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8.9" calcext:value-type="float">
            <text:p>8.9</text:p>
          </table:table-cell>
          <table:table-cell office:value-type="float" office:value="5.175" calcext:value-type="float">
            <text:p>5.175</text:p>
          </table:table-cell>
          <table:table-cell office:value-type="float" office:value="2.692" calcext:value-type="float">
            <text:p>2.692</text:p>
          </table:table-cell>
          <table:table-cell office:value-type="float" office:value="1.794" calcext:value-type="float">
            <text:p>1.794</text:p>
          </table:table-cell>
          <table:table-cell office:value-type="float" office:value="1.577" calcext:value-type="float">
            <text:p>1.577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2.</text:p>
          </table:table-cell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table:formula="of:=[.I18]&amp;&quot;   &quot;&amp;[.J18]" office:value-type="string" office:string-value="1k   0805_RES" calcext:value-type="string">
            <text:p>1k <text:s text:c="2"/>0805_RES</text:p>
          </table:table-cell>
          <table:table-cell table:formula="of:=[.A18] &amp; [.D18]" office:value-type="string" office:string-value="1k   0805_RES2.337" calcext:value-type="string">
            <text:p>1k <text:s text:c="2"/>0805_RES2.337</text:p>
          </table:table-cell>
          <table:table-cell table:formula="of:=VLOOKUP([.A18];[TestBOM.$H$10:.$K$99];4;0)" office:value-type="float" office:value="5000" calcext:value-type="float">
            <text:p>5000</text:p>
          </table:table-cell>
          <table:table-cell table:formula="of:=IFNA(LOOKUP([.C18];[.S18:.W18];[.X18:.AB18]);&quot;Miss!&quot;)" office:value-type="float" office:value="2.337" calcext:value-type="float">
            <text:p>2.337</text:p>
          </table:table-cell>
          <table:table-cell table:number-columns-repeated="2"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HP05W3F1001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hp05-1k1%25/0805-smd-resistors/royal-ohm/hp05w3f1001t5e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1.629" calcext:value-type="float">
            <text:p>11.629</text:p>
          </table:table-cell>
          <table:table-cell office:value-type="float" office:value="8.025" calcext:value-type="float">
            <text:p>8.025</text:p>
          </table:table-cell>
          <table:table-cell office:value-type="float" office:value="4.421" calcext:value-type="float">
            <text:p>4.421</text:p>
          </table:table-cell>
          <table:table-cell office:value-type="float" office:value="2.337" calcext:value-type="float">
            <text:p>2.337</text:p>
          </table:table-cell>
          <table:table-cell office:value-type="float" office:value="2.084" calcext:value-type="float">
            <text:p>2.084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2.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en/katalog/#id_category=100549&amp;search=1k&amp;page=1&amp;s_field=accuracy&amp;s_order=DESC" xlink:type="simple">Search</text:a></text:p>
          </table:table-cell>
          <table:table-cell/>
        </table:table-row>
        <table:table-row table:style-name="ro1">
          <table:table-cell table:formula="of:=[.I19]&amp;&quot;   &quot;&amp;[.J19]" office:value-type="string" office:string-value="1k   0805_RES" calcext:value-type="string">
            <text:p>1k <text:s text:c="2"/>0805_RES</text:p>
          </table:table-cell>
          <table:table-cell table:formula="of:=[.A19] &amp; [.D19]" office:value-type="string" office:string-value="1k   0805_RES1.794" calcext:value-type="string">
            <text:p>1k <text:s text:c="2"/>0805_RES1.794</text:p>
          </table:table-cell>
          <table:table-cell table:formula="of:=VLOOKUP([.A19];[TestBOM.$H$10:.$K$99];4;0)" office:value-type="float" office:value="5000" calcext:value-type="float">
            <text:p>5000</text:p>
          </table:table-cell>
          <table:table-cell table:formula="of:=IFNA(LOOKUP([.C19];[.S19:.W19];[.X19:.AB19]);&quot;Miss!&quot;)" office:value-type="float" office:value="1.794" calcext:value-type="float">
            <text:p>1.794</text:p>
          </table:table-cell>
          <table:table-cell table:number-columns-repeated="2"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HP05W3J0102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hp05-1k5%25/0805-smd-resistors/royal-ohm/hp05w3j0102t5e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8.9" calcext:value-type="float">
            <text:p>8.9</text:p>
          </table:table-cell>
          <table:table-cell office:value-type="float" office:value="5.175" calcext:value-type="float">
            <text:p>5.175</text:p>
          </table:table-cell>
          <table:table-cell office:value-type="float" office:value="2.692" calcext:value-type="float">
            <text:p>2.692</text:p>
          </table:table-cell>
          <table:table-cell office:value-type="float" office:value="1.794" calcext:value-type="float">
            <text:p>1.794</text:p>
          </table:table-cell>
          <table:table-cell office:value-type="float" office:value="1.577" calcext:value-type="float">
            <text:p>1.577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2.</text:p>
          </table:table-cell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table:formula="of:=[.I20]&amp;&quot;   &quot;&amp;[.J20]" office:value-type="string" office:string-value="0R   0805_RES" calcext:value-type="string">
            <text:p>0R <text:s text:c="2"/>0805_RES</text:p>
          </table:table-cell>
          <table:table-cell table:formula="of:=[.A20] &amp; [.D20]" office:value-type="string" office:string-value="0R   0805_RES2.891" calcext:value-type="string">
            <text:p>0R <text:s text:c="2"/>0805_RES2.891</text:p>
          </table:table-cell>
          <table:table-cell table:formula="of:=VLOOKUP([.A20];[TestBOM.$H$10:.$K$99];4;0)" office:value-type="float" office:value="1500" calcext:value-type="float">
            <text:p>1500</text:p>
          </table:table-cell>
          <table:table-cell table:style-name="ce15" table:formula="of:=IFNA(LOOKUP([.C20];[.S20:.W20];[.X20:.AB20]);&quot;Miss!&quot;)" office:value-type="float" office:value="2.891" calcext:value-type="float">
            <text:p>2.891</text:p>
          </table:table-cell>
          <table:table-cell table:number-columns-repeated="2"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0805S8J0000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smd0805-0r/smd-ellenallasok-0805/royal-ohm/0805s8j0000t5e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.783" calcext:value-type="float">
            <text:p>5.783</text:p>
          </table:table-cell>
          <table:table-cell office:value-type="float" office:value="2.891" calcext:value-type="float">
            <text:p>2.891</text:p>
          </table:table-cell>
          <table:table-cell office:value-type="float" office:value="1.233" calcext:value-type="float">
            <text:p>1.233</text:p>
          </table:table-cell>
          <table:table-cell office:value-type="float" office:value="1.052" calcext:value-type="float">
            <text:p>1.052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10.</text:p>
          </table:table-cell>
          <table:table-cell office:value-type="float" office:value="10462300" calcext:value-type="float">
            <text:p>10462300</text:p>
          </table:table-cell>
          <table:table-cell table:number-columns-repeated="2"/>
          <table:table-cell office:value-type="string" calcext:value-type="string">
            <text:p><text:a xlink:href="https://www.tme.eu/hu/katalog/passziv-elemek_112309/#id_category=100549&amp;s_field=artykul&amp;s_order=ASC&amp;visible_params=2%2C34%2C111%2C10%2C2932%2C2931%2C38&amp;used_params=38%3A24594%3B" xlink:type="simple">Tme Search</text:a></text:p>
          </table:table-cell>
          <table:table-cell/>
        </table:table-row>
        <table:table-row table:style-name="ro1">
          <table:table-cell table:formula="of:=[.I21]&amp;&quot;   &quot;&amp;[.J21]" office:value-type="string" office:string-value="1M   0805_RES" calcext:value-type="string">
            <text:p>1M <text:s text:c="2"/>0805_RES</text:p>
          </table:table-cell>
          <table:table-cell table:formula="of:=[.A21] &amp; [.D21]" office:value-type="string" office:string-value="1M   0805_RES4.422" calcext:value-type="string">
            <text:p>1M <text:s text:c="2"/>0805_RES4.422</text:p>
          </table:table-cell>
          <table:table-cell table:formula="of:=VLOOKUP([.A21];[TestBOM.$H$10:.$K$99];4;0)" office:value-type="float" office:value="1000" calcext:value-type="float">
            <text:p>1000</text:p>
          </table:table-cell>
          <table:table-cell table:style-name="ce15" table:formula="of:=IFNA(LOOKUP([.C21];[.S21:.W21];[.X21:.AB21]);&quot;Miss!&quot;)" office:value-type="float" office:value="4.422" calcext:value-type="float">
            <text:p>4.422</text:p>
          </table:table-cell>
          <table:table-cell table:number-columns-repeated="2"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CQ05S8F1004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q0805-1m-1%25/smd-ellenallasok-0805/royal-ohm/cq05s8f1004t5e/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8.816" calcext:value-type="float">
            <text:p>8.816</text:p>
          </table:table-cell>
          <table:table-cell office:value-type="float" office:value="4.422" calcext:value-type="float">
            <text:p>4.422</text:p>
          </table:table-cell>
          <table:table-cell office:value-type="float" office:value="1.729" calcext:value-type="float">
            <text:p>1.729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string" calcext:value-type="string">
            <text:p>SUKU</text:p>
          </table:table-cell>
          <table:table-cell office:value-type="string" calcext:value-type="string">
            <text:p>2018.10.10.</text:p>
          </table:table-cell>
          <table:table-cell office:value-type="float" office:value="90000" calcext:value-type="float">
            <text:p>90000</text:p>
          </table:table-cell>
          <table:table-cell table:number-columns-repeated="2"/>
          <table:table-cell office:value-type="string" calcext:value-type="string">
            <text:p><text:a xlink:href="https://www.tme.eu/hu/katalog/smd-ellenallasok-0805_100549/#id_category=100549&amp;s_field=artykul&amp;s_order=ASC&amp;visible_params=2%2C34%2C111%2C10%2C2932%2C2931%2C38%2C36%2C39%2C32&amp;used_params=38%3A24697%3B" xlink:type="simple">Tme Search</text:a></text:p>
          </table:table-cell>
          <table:table-cell/>
        </table:table-row>
        <table:table-row table:style-name="ro1">
          <table:table-cell table:formula="of:=[.I22]&amp;&quot;   &quot;&amp;[.J22]" office:value-type="string" office:string-value="100k   0805_RES" calcext:value-type="string">
            <text:p>100k <text:s text:c="2"/>0805_RES</text:p>
          </table:table-cell>
          <table:table-cell table:formula="of:=[.A22] &amp; [.D22]" office:value-type="string" office:string-value="100k   0805_RESMiss!" calcext:value-type="string">
            <text:p>100k <text:s text:c="2"/>0805_RESMiss!</text:p>
          </table:table-cell>
          <table:table-cell table:formula="of:=VLOOKUP([.A22];[TestBOM.$H$10:.$K$99];4;0)" office:value-type="string" office:string-value="" calcext:value-type="error">
            <text:p>#N/A</text:p>
          </table:table-cell>
          <table:table-cell table:style-name="ce15" table:formula="of:=IFNA(LOOKUP([.C22];[.S22:.W22];[.X22:.AB22]);&quot;Miss!&quot;)" office:value-type="string" office:string-value="Miss!" calcext:value-type="string">
            <text:p>Miss!</text:p>
          </table:table-cell>
          <table:table-cell table:number-columns-repeated="2"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CQ05S8F1003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q0805-100k-1%25/smd-ellenallasok-0805/royal-ohm/cq05s8f1003t5e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8.816" calcext:value-type="float">
            <text:p>8.816</text:p>
          </table:table-cell>
          <table:table-cell office:value-type="float" office:value="4.422" calcext:value-type="float">
            <text:p>4.422</text:p>
          </table:table-cell>
          <table:table-cell office:value-type="float" office:value="1.729" calcext:value-type="float">
            <text:p>1.729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string" calcext:value-type="string">
            <text:p>SUKU</text:p>
          </table:table-cell>
          <table:table-cell office:value-type="string" calcext:value-type="string">
            <text:p>2018.10.10.</text:p>
          </table:table-cell>
          <table:table-cell office:value-type="float" office:value="13544" calcext:value-type="float">
            <text:p>13544</text:p>
          </table:table-cell>
          <table:table-cell table:number-columns-repeated="2"/>
          <table:table-cell office:value-type="string" calcext:value-type="string">
            <text:p><text:a xlink:href="https://www.tme.eu/hu/katalog/smd-ellenallasok-0805_100549/#id_category=100549&amp;s_field=artykul&amp;s_order=ASC&amp;visible_params=38%2C2%2C34%2C45%2C10%2C36%2C2932&amp;used_params=38%3A24678%3B" xlink:type="simple">Tme Search</text:a></text:p>
          </table:table-cell>
          <table:table-cell/>
        </table:table-row>
        <table:table-row table:style-name="ro1">
          <table:table-cell table:formula="of:=[.I23]&amp;&quot;   &quot;&amp;[.J23]" office:value-type="string" office:string-value="4.7k   0805_RES" calcext:value-type="string">
            <text:p>4.7k <text:s text:c="2"/>0805_RES</text:p>
          </table:table-cell>
          <table:table-cell table:formula="of:=[.A23] &amp; [.D23]" office:value-type="string" office:string-value="4.7k   0805_RES4.422" calcext:value-type="string">
            <text:p>4.7k <text:s text:c="2"/>0805_RES4.422</text:p>
          </table:table-cell>
          <table:table-cell table:formula="of:=VLOOKUP([.A23];[TestBOM.$H$10:.$K$99];4;0)" office:value-type="float" office:value="1500" calcext:value-type="float">
            <text:p>1500</text:p>
          </table:table-cell>
          <table:table-cell table:style-name="ce15" table:formula="of:=IFNA(LOOKUP([.C23];[.S23:.W23];[.X23:.AB23]);&quot;Miss!&quot;)" office:value-type="float" office:value="4.422" calcext:value-type="float">
            <text:p>4.422</text:p>
          </table:table-cell>
          <table:table-cell table:number-columns-repeated="2"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CQ05S8F4701T5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q0805-4k7-1%25/smd-ellenallasok-0805/royal-ohm/cq05s8f4701t5e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8.816" calcext:value-type="float">
            <text:p>8.816</text:p>
          </table:table-cell>
          <table:table-cell office:value-type="float" office:value="4.422" calcext:value-type="float">
            <text:p>4.422</text:p>
          </table:table-cell>
          <table:table-cell office:value-type="float" office:value="1.729" calcext:value-type="float">
            <text:p>1.729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string" calcext:value-type="string">
            <text:p>SUKU</text:p>
          </table:table-cell>
          <table:table-cell office:value-type="string" calcext:value-type="string">
            <text:p>2018.10.10.</text:p>
          </table:table-cell>
          <table:table-cell office:value-type="float" office:value="4900" calcext:value-type="float">
            <text:p>4900</text:p>
          </table:table-cell>
          <table:table-cell table:number-columns-repeated="2"/>
          <table:table-cell office:value-type="string" calcext:value-type="string">
            <text:p><text:a xlink:href="https://www.tme.eu/hu/katalog/#id_category=100549&amp;s_field=artykul&amp;s_order=ASC&amp;visible_params=38%2C2%2C34%2C45%2C10%2C36%2C2932&amp;used_params=38%3A24651%3B" xlink:type="simple">Tme Search</text:a></text:p>
          </table:table-cell>
          <table:table-cell/>
        </table:table-row>
        <table:table-row table:style-name="ro1">
          <table:table-cell table:formula="of:=[.I24]&amp;&quot;   &quot;&amp;[.J24]" office:value-type="string" office:string-value="10p   0805_CAP" calcext:value-type="string">
            <text:p>10p <text:s text:c="2"/>0805_CAP</text:p>
          </table:table-cell>
          <table:table-cell table:formula="of:=[.A24] &amp; [.D24]" office:value-type="string" office:string-value="10p   0805_CAPMiss!" calcext:value-type="string">
            <text:p>10p <text:s text:c="2"/>0805_CAPMiss!</text:p>
          </table:table-cell>
          <table:table-cell table:formula="of:=VLOOKUP([.A24];[TestBOM.$H$10:.$K$99];4;0)" office:value-type="string" office:string-value="" calcext:value-type="error">
            <text:p>#N/A</text:p>
          </table:table-cell>
          <table:table-cell table:formula="of:=IFNA(LOOKUP([.C24];[.S24:.W24];[.X24:.AB24]);&quot;Miss!&quot;)" office:value-type="string" office:string-value="Miss!" calcext:value-type="string">
            <text:p>Miss!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0805N100J101C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0805n100j101ct/mlcc-smd-0805-kondenzatorok/walsin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4.631" calcext:value-type="float">
            <text:p>14.631</text:p>
          </table:table-cell>
          <table:table-cell office:value-type="float" office:value="6.041" calcext:value-type="float">
            <text:p>6.041</text:p>
          </table:table-cell>
          <table:table-cell office:value-type="float" office:value="3.489" calcext:value-type="float">
            <text:p>3.489</text:p>
          </table:table-cell>
          <table:table-cell office:value-type="float" office:value="2.954" calcext:value-type="float">
            <text:p>2.954</text:p>
          </table:table-cell>
          <table:table-cell/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table:formula="of:=[.I25]&amp;&quot;   &quot;&amp;[.J25]" office:value-type="string" office:string-value="10p   0805_CAP" calcext:value-type="string">
            <text:p>10p <text:s text:c="2"/>0805_CAP</text:p>
          </table:table-cell>
          <table:table-cell table:formula="of:=[.A25] &amp; [.D25]" office:value-type="string" office:string-value="10p   0805_CAPMiss!" calcext:value-type="string">
            <text:p>10p <text:s text:c="2"/>0805_CAPMiss!</text:p>
          </table:table-cell>
          <table:table-cell table:formula="of:=VLOOKUP([.A25];[TestBOM.$H$10:.$K$99];4;0)" office:value-type="string" office:string-value="" calcext:value-type="error">
            <text:p>#N/A</text:p>
          </table:table-cell>
          <table:table-cell table:formula="of:=IFNA(LOOKUP([.C25];[.S25:.W25];[.X25:.AB25]);&quot;Miss!&quot;)" office:value-type="string" office:string-value="Miss!" calcext:value-type="string">
            <text:p>Miss!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C100CCANNN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c100ccannnc/mlcc-smd-0805-kondenzatorok/samsung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false" calcext:value-type="boolean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11.13" calcext:value-type="float">
            <text:p>11.13</text:p>
          </table:table-cell>
          <table:table-cell office:value-type="float" office:value="7.05" calcext:value-type="float">
            <text:p>7.05</text:p>
          </table:table-cell>
          <table:table-cell office:value-type="float" office:value="3.991" calcext:value-type="float">
            <text:p>3.991</text:p>
          </table:table-cell>
          <table:table-cell office:value-type="float" office:value="2.624" calcext:value-type="float">
            <text:p>2.624</text:p>
          </table:table-cell>
          <table:table-cell/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I26]&amp;&quot;   &quot;&amp;[.J26]" office:value-type="string" office:string-value="10p   0805_CAP" calcext:value-type="string">
            <text:p>10p <text:s text:c="2"/>0805_CAP</text:p>
          </table:table-cell>
          <table:table-cell table:formula="of:=[.A26] &amp; [.D26]" office:value-type="string" office:string-value="10p   0805_CAPMiss!" calcext:value-type="string">
            <text:p>10p <text:s text:c="2"/>0805_CAPMiss!</text:p>
          </table:table-cell>
          <table:table-cell table:formula="of:=VLOOKUP([.A26];[TestBOM.$H$10:.$K$99];4;0)" office:value-type="string" office:string-value="" calcext:value-type="error">
            <text:p>#N/A</text:p>
          </table:table-cell>
          <table:table-cell table:formula="of:=IFNA(LOOKUP([.C26];[.S26:.W26];[.X26:.AB26]);&quot;Miss!&quot;)" office:value-type="string" office:string-value="Miss!" calcext:value-type="string">
            <text:p>Miss!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Wurth Electronics</text:p>
          </table:table-cell>
          <table:table-cell table:style-name="ce29" office:value-type="string" calcext:value-type="string">
            <text:p>885012007028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Wurth-Electronics/885012007028?qs=sGAEpiMZZMvsSlwiRhF8qunkWFWGyo%252bv%2fH18qJiIP%252bOxX2uwFoeP9g%3d%3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0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6.16" calcext:value-type="float">
            <text:p>26.16</text:p>
          </table:table-cell>
          <table:table-cell office:value-type="float" office:value="9.95" calcext:value-type="float">
            <text:p>9.95</text:p>
          </table:table-cell>
          <table:table-cell office:value-type="float" office:value="17.99" calcext:value-type="float">
            <text:p>17.99</text:p>
          </table:table-cell>
          <table:table-cell office:value-type="float" office:value="16.35" calcext:value-type="float">
            <text:p>16.35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hu.mouser.com/Passive-Components/Capacitors/MLCCs/_/N-bw5rvZ1yzvvqx?P=1yzmou0&amp;Keyword=10pF+mlcc&amp;FS=True&amp;Ns=Pricing%7C0" xlink:type="simple">Search</text:a></text:p>
          </table:table-cell>
          <table:table-cell/>
        </table:table-row>
        <table:table-row table:style-name="ro1">
          <table:table-cell/>
          <table:table-cell table:formula="of:=[.A27] &amp; [.D27]" office:value-type="string" office:string-value="Miss!" calcext:value-type="string">
            <text:p>Miss!</text:p>
          </table:table-cell>
          <table:table-cell table:formula="of:=VLOOKUP([.A27];[TestBOM.$H$10:.$K$99];4;0)" office:value-type="string" office:string-value="" calcext:value-type="error">
            <text:p>#N/A</text:p>
          </table:table-cell>
          <table:table-cell table:formula="of:=IFNA(LOOKUP([.C27];[.S27:.W27];[.X27:.AB27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28]&amp;&quot;   &quot;&amp;[.J28]" office:value-type="string" office:string-value="22p   0805_CAP" calcext:value-type="string">
            <text:p>22p <text:s text:c="2"/>0805_CAP</text:p>
          </table:table-cell>
          <table:table-cell table:formula="of:=[.A28] &amp; [.D28]" office:value-type="string" office:string-value="22p   0805_CAP2.469" calcext:value-type="string">
            <text:p>22p <text:s text:c="2"/>0805_CAP2.469</text:p>
          </table:table-cell>
          <table:table-cell table:formula="of:=VLOOKUP([.A28];[TestBOM.$H$10:.$K$99];4;0)" office:value-type="float" office:value="1000" calcext:value-type="float">
            <text:p>1000</text:p>
          </table:table-cell>
          <table:table-cell table:formula="of:=IFNA(LOOKUP([.C28];[.S28:.W28];[.X28:.AB28]);&quot;Miss!&quot;)" office:value-type="float" office:value="2.469" calcext:value-type="float">
            <text:p>2.469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C220JBANNN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c220jbannnc/mlcc-smd-0805-kondenzatorok/samsung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false" calcext:value-type="boolean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7.55" calcext:value-type="float">
            <text:p>7.55</text:p>
          </table:table-cell>
          <table:table-cell office:value-type="float" office:value="4.397" calcext:value-type="float">
            <text:p>4.397</text:p>
          </table:table-cell>
          <table:table-cell office:value-type="float" office:value="2.469" calcext:value-type="float">
            <text:p>2.469</text:p>
          </table:table-cell>
          <table:table-cell office:value-type="float" office:value="1.714" calcext:value-type="float">
            <text:p>1.714</text:p>
          </table:table-cell>
          <table:table-cell/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A29] &amp; [.D29]" office:value-type="string" office:string-value="Miss!" calcext:value-type="string">
            <text:p>Miss!</text:p>
          </table:table-cell>
          <table:table-cell table:formula="of:=VLOOKUP([.A29];[TestBOM.$H$10:.$K$99];4;0)" office:value-type="string" office:string-value="" calcext:value-type="error">
            <text:p>#N/A</text:p>
          </table:table-cell>
          <table:table-cell table:formula="of:=IFNA(LOOKUP([.C29];[.S29:.W29];[.X29:.AB29]);&quot;Miss!&quot;)" office:value-type="string" office:string-value="Miss!" calcext:value-type="string">
            <text:p>Miss!</text:p>
          </table:table-cell>
          <table:table-cell table:number-columns-repeated="4"/>
          <table:table-cell office:value-type="string" calcext:value-type="string">
            <text:p>22p</text:p>
          </table:table-cell>
          <table:table-cell office:value-type="string" calcext:value-type="string">
            <text:p>0805_CAP</text:p>
          </table:table-cell>
          <table:table-cell table:number-columns-repeated="25"/>
        </table:table-row>
        <table:table-row table:style-name="ro1">
          <table:table-cell table:formula="of:=[.I30]&amp;&quot;   &quot;&amp;[.J30]" office:value-type="string" office:string-value="22p   0805_CAP" calcext:value-type="string">
            <text:p>22p <text:s text:c="2"/>0805_CAP</text:p>
          </table:table-cell>
          <table:table-cell table:formula="of:=[.A30] &amp; [.D30]" office:value-type="string" office:string-value="22p   0805_CAP14.72" calcext:value-type="string">
            <text:p>22p <text:s text:c="2"/>0805_CAP14.72</text:p>
          </table:table-cell>
          <table:table-cell table:formula="of:=VLOOKUP([.A30];[TestBOM.$H$10:.$K$99];4;0)" office:value-type="float" office:value="1000" calcext:value-type="float">
            <text:p>1000</text:p>
          </table:table-cell>
          <table:table-cell table:formula="of:=IFNA(LOOKUP([.C30];[.S30:.W30];[.X30:.AB30]);&quot;Miss!&quot;)" office:value-type="float" office:value="14.72" calcext:value-type="float">
            <text:p>14.72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Wurth Electronics</text:p>
          </table:table-cell>
          <table:table-cell table:style-name="ce29" office:value-type="string" calcext:value-type="string">
            <text:p>885012007012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Wurth-Electronics/885012007012?qs=sGAEpiMZZMvsSlwiRhF8qunkWFWGyo%252bv%252b%2fBI9y0Uj043uVC%252bvhaMzA%3d%3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3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6.16" calcext:value-type="float">
            <text:p>26.16</text:p>
          </table:table-cell>
          <table:table-cell office:value-type="float" office:value="19.95" calcext:value-type="float">
            <text:p>19.95</text:p>
          </table:table-cell>
          <table:table-cell office:value-type="float" office:value="17.99" calcext:value-type="float">
            <text:p>17.99</text:p>
          </table:table-cell>
          <table:table-cell office:value-type="float" office:value="16.35" calcext:value-type="float">
            <text:p>16.35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hu.mouser.com/Passive-Components/Capacitors/MLCCs/Multilayer-Ceramic-Capacitors-MLCC-SMD-SMT/_/N-bw5t7Z1yzvvqx?P=1yzmou0&amp;Keyword=22pF+mlcc&amp;Ns=Pricing%7C0&amp;FS=True" xlink:type="simple">Search</text:a></text:p>
          </table:table-cell>
          <table:table-cell/>
        </table:table-row>
        <table:table-row table:style-name="ro1">
          <table:table-cell table:formula="of:=[.I31]&amp;&quot;   &quot;&amp;[.J31]" office:value-type="string" office:string-value="4.7n   0805_CAP" calcext:value-type="string">
            <text:p>4.7n <text:s text:c="2"/>0805_CAP</text:p>
          </table:table-cell>
          <table:table-cell table:formula="of:=[.A31] &amp; [.D31]" office:value-type="string" office:string-value="4.7n   0805_CAP6.717" calcext:value-type="string">
            <text:p>4.7n <text:s text:c="2"/>0805_CAP6.717</text:p>
          </table:table-cell>
          <table:table-cell table:formula="of:=VLOOKUP([.A31];[TestBOM.$H$10:.$K$99];4;0)" office:value-type="float" office:value="500" calcext:value-type="float">
            <text:p>500</text:p>
          </table:table-cell>
          <table:table-cell table:style-name="ce15" table:formula="of:=IFNA(LOOKUP([.C31];[.S31:.W31];[.X31:.AB31]);&quot;Miss!&quot;)" office:value-type="float" office:value="6.717" calcext:value-type="float">
            <text:p>6.717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472KBANNN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b472kbannnc/mlcc-smd-0805-kondenzatorok/samsung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9.56" calcext:value-type="float">
            <text:p>9.56</text:p>
          </table:table-cell>
          <table:table-cell office:value-type="float" office:value="6.717" calcext:value-type="float">
            <text:p>6.717</text:p>
          </table:table-cell>
          <table:table-cell office:value-type="float" office:value="3.826" calcext:value-type="float">
            <text:p>3.826</text:p>
          </table:table-cell>
          <table:table-cell office:value-type="float" office:value="3.466" calcext:value-type="float">
            <text:p>3.466</text:p>
          </table:table-cell>
          <table:table-cell/>
          <table:table-cell office:value-type="string" calcext:value-type="string">
            <text:p>SUKU</text:p>
          </table:table-cell>
          <table:table-cell office:value-type="string" calcext:value-type="string">
            <text:p>2018.10.10.</text:p>
          </table:table-cell>
          <table:table-cell office:value-type="float" office:value="82200" calcext:value-type="float">
            <text:p>82200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hu/katalog/mlcc-smd-0805-kondenzatorok_100559/#id_category=100559&amp;s_field=artykul&amp;s_order=DESC&amp;visible_params=2%2C115%2C111%2C10%2C2932%2C2931%2C116%2C118%2C32%2C120&amp;used_params=118%3A24947%3B" xlink:type="simple">TME Search</text:a></text:p>
          </table:table-cell>
          <table:table-cell office:value-type="string" calcext:value-type="string">
            <text:p>MLCC/0805/4.7nF/</text:p>
          </table:table-cell>
        </table:table-row>
        <table:table-row table:style-name="ro1">
          <table:table-cell table:formula="of:=[.I32]&amp;&quot;   &quot;&amp;[.J32]" office:value-type="string" office:string-value="100n   0805_CAP" calcext:value-type="string">
            <text:p>100n <text:s text:c="2"/>0805_CAP</text:p>
          </table:table-cell>
          <table:table-cell table:formula="of:=[.A32] &amp; [.D32]" office:value-type="string" office:string-value="100n   0805_CAP15.872" calcext:value-type="string">
            <text:p>100n <text:s text:c="2"/>0805_CAP15.872</text:p>
          </table:table-cell>
          <table:table-cell table:formula="of:=VLOOKUP([.A32];[TestBOM.$H$10:.$K$99];4;0)" office:value-type="float" office:value="24000" calcext:value-type="float">
            <text:p>24000</text:p>
          </table:table-cell>
          <table:table-cell table:formula="of:=IFNA(LOOKUP([.C32];[.S32:.W32];[.X32:.AB32]);&quot;Miss!&quot;)" office:value-type="float" office:value="15.872" calcext:value-type="float">
            <text:p>15.872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F104ZBCNNN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f104zbcnnnc/mlcc-smd-0805-kondenzatorok/samsung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40.36" calcext:value-type="float">
            <text:p>40.36</text:p>
          </table:table-cell>
          <table:table-cell office:value-type="float" office:value="28.117" calcext:value-type="float">
            <text:p>28.117</text:p>
          </table:table-cell>
          <table:table-cell office:value-type="float" office:value="22.448" calcext:value-type="float">
            <text:p>22.448</text:p>
          </table:table-cell>
          <table:table-cell office:value-type="float" office:value="15.872" calcext:value-type="float">
            <text:p>15.872</text:p>
          </table:table-cell>
          <table:table-cell/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office:value-type="float" office:value="215500" calcext:value-type="float">
            <text:p>215500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hu/katalog/#id_category=100559&amp;products_with_stock=1&amp;s_field=wysoki_prog&amp;s_order=ASC&amp;visible_params=118%2C2%2C115%2C116%2C10%2C2932%2C2931&amp;used_params=118%3A24912%3B" xlink:type="simple">Search</text:a></text:p>
          </table:table-cell>
          <table:table-cell/>
        </table:table-row>
        <table:table-row table:style-name="ro1">
          <table:table-cell table:formula="of:=[.I33]&amp;&quot;   &quot;&amp;[.J33]" office:value-type="string" office:string-value="100n   0805_CAP" calcext:value-type="string">
            <text:p>100n <text:s text:c="2"/>0805_CAP</text:p>
          </table:table-cell>
          <table:table-cell table:formula="of:=[.A33] &amp; [.D33]" office:value-type="string" office:string-value="100n   0805_CAP6.21" calcext:value-type="string">
            <text:p>100n <text:s text:c="2"/>0805_CAP6.21</text:p>
          </table:table-cell>
          <table:table-cell table:formula="of:=VLOOKUP([.A33];[TestBOM.$H$10:.$K$99];4;0)" office:value-type="float" office:value="24000" calcext:value-type="float">
            <text:p>24000</text:p>
          </table:table-cell>
          <table:table-cell table:formula="of:=IFNA(LOOKUP([.C33];[.S33:.W33];[.X33:.AB33]);&quot;Miss!&quot;)" office:value-type="float" office:value="6.21" calcext:value-type="float">
            <text:p>6.21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ZRY5V9BB104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Yageo/CC0805ZRY5V9BB104?qs=sGAEpiMZZMvsSlwiRhF8qj9NgEuXmwzvSh6j0DMSg5Q%3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4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36.3" calcext:value-type="float">
            <text:p>36.3</text:p>
          </table:table-cell>
          <table:table-cell office:value-type="float" office:value="18.31" calcext:value-type="float">
            <text:p>18.31</text:p>
          </table:table-cell>
          <table:table-cell office:value-type="float" office:value="8.5" calcext:value-type="float">
            <text:p>8.5</text:p>
          </table:table-cell>
          <table:table-cell office:value-type="float" office:value="6.87" calcext:value-type="float">
            <text:p>6.87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office:value-type="float" office:value="1669" calcext:value-type="float">
            <text:p>1669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hu.mouser.com/Passive-Components/Capacitors/MLCCs/Multilayer-Ceramic-Capacitors-MLCC-SMD-SMT/_/N-bw5t7Z1yzvvqx?P=1yzmou0&amp;Keyword=100nF+mlcc&amp;Ns=Pricing%7C0&amp;FS=True" xlink:type="simple">Search</text:a></text:p>
          </table:table-cell>
          <table:table-cell/>
        </table:table-row>
        <table:table-row table:style-name="ro1">
          <table:table-cell table:formula="of:=[.I34]&amp;&quot;   &quot;&amp;[.J34]" office:value-type="string" office:string-value="100n   0805_CAP" calcext:value-type="string">
            <text:p>100n <text:s text:c="2"/>0805_CAP</text:p>
          </table:table-cell>
          <table:table-cell table:formula="of:=[.A34] &amp; [.D34]" office:value-type="string" office:string-value="100n   0805_CAP6.87" calcext:value-type="string">
            <text:p>100n <text:s text:c="2"/>0805_CAP6.87</text:p>
          </table:table-cell>
          <table:table-cell table:formula="of:=VLOOKUP([.A34];[TestBOM.$H$10:.$K$99];4;0)" office:value-type="float" office:value="24000" calcext:value-type="float">
            <text:p>24000</text:p>
          </table:table-cell>
          <table:table-cell table:formula="of:=IFNA(LOOKUP([.C34];[.S34:.W34];[.X34:.AB34]);&quot;Miss!&quot;)" office:value-type="float" office:value="6.87" calcext:value-type="float">
            <text:p>6.87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Z4VACTU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KEMET/C0805C104Z4VACTU?qs=sGAEpiMZZMvsSlwiRhF8qoKCovqythn0TrmQ%2f9gLQg4%3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 Weeks</text:p>
          </table:table-cell>
          <table:table-cell table:style-name="ce32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6.3" calcext:value-type="float">
            <text:p>36.3</text:p>
          </table:table-cell>
          <table:table-cell office:value-type="float" office:value="14.39" calcext:value-type="float">
            <text:p>14.39</text:p>
          </table:table-cell>
          <table:table-cell office:value-type="float" office:value="10.14" calcext:value-type="float">
            <text:p>10.14</text:p>
          </table:table-cell>
          <table:table-cell office:value-type="float" office:value="8.5" calcext:value-type="float">
            <text:p>8.5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table:number-columns-repeated="5"/>
        </table:table-row>
        <table:table-row table:style-name="ro1">
          <table:table-cell/>
          <table:table-cell table:formula="of:=[.A35] &amp; [.D35]" office:value-type="string" office:string-value="Miss!" calcext:value-type="string">
            <text:p>Miss!</text:p>
          </table:table-cell>
          <table:table-cell table:formula="of:=VLOOKUP([.A35];[TestBOM.$H$10:.$K$99];4;0)" office:value-type="string" office:string-value="" calcext:value-type="error">
            <text:p>#N/A</text:p>
          </table:table-cell>
          <table:table-cell table:formula="of:=IFNA(LOOKUP([.C35];[.S35:.W35];[.X35:.AB35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36]&amp;&quot;   &quot;&amp;[.J36]" office:value-type="string" office:string-value="1u   0805_CAP" calcext:value-type="string">
            <text:p>1u <text:s text:c="2"/>0805_CAP</text:p>
          </table:table-cell>
          <table:table-cell table:formula="of:=[.A36] &amp; [.D36]" office:value-type="string" office:string-value="1u   0805_CAP17.414" calcext:value-type="string">
            <text:p>1u <text:s text:c="2"/>0805_CAP17.414</text:p>
          </table:table-cell>
          <table:table-cell table:formula="of:=VLOOKUP([.A36];[TestBOM.$H$10:.$K$99];4;0)" office:value-type="float" office:value="1500" calcext:value-type="float">
            <text:p>1500</text:p>
          </table:table-cell>
          <table:table-cell table:formula="of:=IFNA(LOOKUP([.C36];[.S36:.W36];[.X36:.AB36]);&quot;Miss!&quot;)" office:value-type="float" office:value="17.414" calcext:value-type="float">
            <text:p>17.414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F105ZOCNNN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f105zocnnnc/mlcc-smd-0805-kondenzatorok/samsung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45.8" calcext:value-type="float">
            <text:p>45.8</text:p>
          </table:table-cell>
          <table:table-cell office:value-type="float" office:value="30.383" calcext:value-type="float">
            <text:p>30.383</text:p>
          </table:table-cell>
          <table:table-cell office:value-type="float" office:value="17.414" calcext:value-type="float">
            <text:p>17.414</text:p>
          </table:table-cell>
          <table:table-cell office:value-type="float" office:value="12.675" calcext:value-type="float">
            <text:p>12.675</text:p>
          </table:table-cell>
          <table:table-cell office:value-type="float" office:value="10.793" calcext:value-type="float">
            <text:p>10.793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office:value-type="float" office:value="13600" calcext:value-type="float">
            <text:p>13600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hu/katalog/#id_category=100559&amp;products_with_stock=1&amp;s_field=wysoki_prog&amp;s_order=ASC&amp;visible_params=118%2C2%2C115%2C116%2C10%2C2932%2C2931&amp;used_params=118%3A24917%3B" xlink:type="simple">Search</text:a></text:p>
          </table:table-cell>
          <table:table-cell/>
        </table:table-row>
        <table:table-row table:style-name="ro1">
          <table:table-cell table:formula="of:=[.I37]&amp;&quot;   &quot;&amp;[.J37]" office:value-type="string" office:string-value="1u   0805_CAP" calcext:value-type="string">
            <text:p>1u <text:s text:c="2"/>0805_CAP</text:p>
          </table:table-cell>
          <table:table-cell table:formula="of:=[.A37] &amp; [.D37]" office:value-type="string" office:string-value="1u   0805_CAP7.052" calcext:value-type="string">
            <text:p>1u <text:s text:c="2"/>0805_CAP7.052</text:p>
          </table:table-cell>
          <table:table-cell table:formula="of:=VLOOKUP([.A37];[TestBOM.$H$10:.$K$99];4;0)" office:value-type="float" office:value="1500" calcext:value-type="float">
            <text:p>1500</text:p>
          </table:table-cell>
          <table:table-cell table:formula="of:=IFNA(LOOKUP([.C37];[.S37:.W37];[.X37:.AB37]);&quot;Miss!&quot;)" office:value-type="float" office:value="7.052" calcext:value-type="float">
            <text:p>7.052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5KOFNNN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a105kofnnne/mlcc-smd-0805-kondenzatorok/samsung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float" office:value="19.66" calcext:value-type="float">
            <text:p>19.66</text:p>
          </table:table-cell>
          <table:table-cell office:value-type="float" office:value="12.45" calcext:value-type="float">
            <text:p>12.45</text:p>
          </table:table-cell>
          <table:table-cell office:value-type="float" office:value="7.052" calcext:value-type="float">
            <text:p>7.052</text:p>
          </table:table-cell>
          <table:table-cell office:value-type="float" office:value="4.694" calcext:value-type="float">
            <text:p>4.694</text:p>
          </table:table-cell>
          <table:table-cell office:value-type="float" office:value="4.635" calcext:value-type="float">
            <text:p>4.635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office:value-type="float" office:value="29500" calcext:value-type="float">
            <text:p>29500</text:p>
          </table:table-cell>
          <table:table-cell table:number-columns-repeated="4"/>
        </table:table-row>
        <table:table-row table:style-name="ro1">
          <table:table-cell table:formula="of:=[.I38]&amp;&quot;   &quot;&amp;[.J38]" office:value-type="string" office:string-value="1u   0805_CAP" calcext:value-type="string">
            <text:p>1u <text:s text:c="2"/>0805_CAP</text:p>
          </table:table-cell>
          <table:table-cell table:formula="of:=[.A38] &amp; [.D38]" office:value-type="string" office:string-value="1u   0805_CAPMiss!" calcext:value-type="string">
            <text:p>1u <text:s text:c="2"/>0805_CAPMiss!</text:p>
          </table:table-cell>
          <table:table-cell table:formula="of:=VLOOKUP([.A38];[TestBOM.$H$10:.$K$99];4;0)" office:value-type="float" office:value="1500" calcext:value-type="float">
            <text:p>1500</text:p>
          </table:table-cell>
          <table:table-cell table:formula="of:=IFNA(LOOKUP([.C38];[.S38:.W38];[.X38:.AB38]);&quot;Miss!&quot;)" office:value-type="string" office:string-value="Miss!" calcext:value-type="string">
            <text:p>Miss!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805_CAP</text:p>
          </table:table-cell>
          <table:table-cell table:number-columns-repeated="18"/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table:number-columns-repeated="5"/>
        </table:table-row>
        <table:table-row table:style-name="ro1">
          <table:table-cell/>
          <table:table-cell table:formula="of:=[.A39] &amp; [.D39]" office:value-type="string" office:string-value="Miss!" calcext:value-type="string">
            <text:p>Miss!</text:p>
          </table:table-cell>
          <table:table-cell table:formula="of:=VLOOKUP([.A39];[TestBOM.$H$10:.$K$99];4;0)" office:value-type="string" office:string-value="" calcext:value-type="error">
            <text:p>#N/A</text:p>
          </table:table-cell>
          <table:table-cell table:formula="of:=IFNA(LOOKUP([.C39];[.S39:.W39];[.X39:.AB39]);&quot;Miss!&quot;)" office:value-type="string" office:string-value="Miss!" calcext:value-type="string">
            <text:p>Miss!</text:p>
          </table:table-cell>
          <table:table-cell table:number-columns-repeated="10"/>
          <table:table-cell table:style-name="ce30"/>
          <table:table-cell table:number-columns-repeated="20"/>
        </table:table-row>
        <table:table-row table:style-name="ro1">
          <table:table-cell table:formula="of:=[.I40]&amp;&quot;   &quot;&amp;[.J40]" office:value-type="string" office:string-value="4.7u   0805_CAP" calcext:value-type="string">
            <text:p>4.7u <text:s text:c="2"/>0805_CAP</text:p>
          </table:table-cell>
          <table:table-cell table:formula="of:=[.A40] &amp; [.D40]" office:value-type="string" office:string-value="4.7u   0805_CAP28.797" calcext:value-type="string">
            <text:p>4.7u <text:s text:c="2"/>0805_CAP28.797</text:p>
          </table:table-cell>
          <table:table-cell table:formula="of:=VLOOKUP([.A40];[TestBOM.$H$10:.$K$99];4;0)" office:value-type="float" office:value="1000" calcext:value-type="float">
            <text:p>1000</text:p>
          </table:table-cell>
          <table:table-cell table:formula="of:=IFNA(LOOKUP([.C40];[.S40:.W40];[.X40:.AB40]);&quot;Miss!&quot;)" office:value-type="float" office:value="28.797" calcext:value-type="float">
            <text:p>28.797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F475ZPFNNN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f475zpfnnne/mlcc-smd-0805-kondenzatorok/samsung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15000" calcext:value-type="float">
            <text:p>15000</text:p>
          </table:table-cell>
          <table:table-cell office:value-type="float" office:value="80.27" calcext:value-type="float">
            <text:p>80.27</text:p>
          </table:table-cell>
          <table:table-cell office:value-type="float" office:value="50.79" calcext:value-type="float">
            <text:p>50.79</text:p>
          </table:table-cell>
          <table:table-cell office:value-type="float" office:value="28.797" calcext:value-type="float">
            <text:p>28.797</text:p>
          </table:table-cell>
          <table:table-cell office:value-type="float" office:value="19.228" calcext:value-type="float">
            <text:p>19.228</text:p>
          </table:table-cell>
          <table:table-cell office:value-type="float" office:value="18.949" calcext:value-type="float">
            <text:p>18.949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hu/katalog/#id_category=100559&amp;products_with_stock=1&amp;s_field=wysoki_prog&amp;s_order=ASC&amp;visible_params=118%2C2%2C115%2C116%2C10%2C2932%2C2931&amp;used_params=118%3A25017%3B" xlink:type="simple">Search</text:a></text:p>
          </table:table-cell>
          <table:table-cell/>
        </table:table-row>
        <table:table-row table:style-name="ro1">
          <table:table-cell table:formula="of:=[.I41]&amp;&quot;   &quot;&amp;[.J41]" office:value-type="string" office:string-value="4.7u   0805_CAP" calcext:value-type="string">
            <text:p>4.7u <text:s text:c="2"/>0805_CAP</text:p>
          </table:table-cell>
          <table:table-cell table:formula="of:=[.A41] &amp; [.D41]" office:value-type="string" office:string-value="4.7u   0805_CAP7.142" calcext:value-type="string">
            <text:p>4.7u <text:s text:c="2"/>0805_CAP7.142</text:p>
          </table:table-cell>
          <table:table-cell table:formula="of:=VLOOKUP([.A41];[TestBOM.$H$10:.$K$99];4;0)" office:value-type="float" office:value="1000" calcext:value-type="float">
            <text:p>1000</text:p>
          </table:table-cell>
          <table:table-cell table:formula="of:=IFNA(LOOKUP([.C41];[.S41:.W41];[.X41:.AB41]);&quot;Miss!&quot;)" office:value-type="float" office:value="7.142" calcext:value-type="float">
            <text:p>7.142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475KPFNNNG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a475kpfnnng/mlcc-smd-0805-kondenzatorok/samsung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5.3" calcext:value-type="float">
            <text:p>15.3</text:p>
          </table:table-cell>
          <table:table-cell office:value-type="float" office:value="9.997" calcext:value-type="float">
            <text:p>9.997</text:p>
          </table:table-cell>
          <table:table-cell office:value-type="float" office:value="7.142" calcext:value-type="float">
            <text:p>7.142</text:p>
          </table:table-cell>
          <table:table-cell office:value-type="float" office:value="5.306" calcext:value-type="float">
            <text:p>5.306</text:p>
          </table:table-cell>
          <table:table-cell office:value-type="float" office:value="5.247" calcext:value-type="float">
            <text:p>5.247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table:number-columns-repeated="5"/>
        </table:table-row>
        <table:table-row table:style-name="ro1">
          <table:table-cell table:formula="of:=[.I42]&amp;&quot;   &quot;&amp;[.J42]" office:value-type="string" office:string-value="4.7u   0805_CAP" calcext:value-type="string">
            <text:p>4.7u <text:s text:c="2"/>0805_CAP</text:p>
          </table:table-cell>
          <table:table-cell table:formula="of:=[.A42] &amp; [.D42]" office:value-type="string" office:string-value="4.7u   0805_CAPMiss!" calcext:value-type="string">
            <text:p>4.7u <text:s text:c="2"/>0805_CAPMiss!</text:p>
          </table:table-cell>
          <table:table-cell table:formula="of:=VLOOKUP([.A42];[TestBOM.$H$10:.$K$99];4;0)" office:value-type="float" office:value="1000" calcext:value-type="float">
            <text:p>1000</text:p>
          </table:table-cell>
          <table:table-cell table:formula="of:=IFNA(LOOKUP([.C42];[.S42:.W42];[.X42:.AB42]);&quot;Miss!&quot;)" office:value-type="string" office:string-value="Miss!" calcext:value-type="string">
            <text:p>Miss!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0805_CAP</text:p>
          </table:table-cell>
          <table:table-cell table:number-columns-repeated="18"/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table:number-columns-repeated="5"/>
        </table:table-row>
        <table:table-row table:style-name="ro1">
          <table:table-cell/>
          <table:table-cell table:formula="of:=[.A43] &amp; [.D43]" office:value-type="string" office:string-value="Miss!" calcext:value-type="string">
            <text:p>Miss!</text:p>
          </table:table-cell>
          <table:table-cell table:formula="of:=VLOOKUP([.A43];[TestBOM.$H$10:.$K$99];4;0)" office:value-type="string" office:string-value="" calcext:value-type="error">
            <text:p>#N/A</text:p>
          </table:table-cell>
          <table:table-cell table:formula="of:=IFNA(LOOKUP([.C43];[.S43:.W43];[.X43:.AB43]);&quot;Miss!&quot;)" office:value-type="string" office:string-value="Miss!" calcext:value-type="string">
            <text:p>Miss!</text:p>
          </table:table-cell>
          <table:table-cell table:number-columns-repeated="10"/>
          <table:table-cell table:style-name="ce30"/>
          <table:table-cell table:number-columns-repeated="20"/>
        </table:table-row>
        <table:table-row table:style-name="ro1">
          <table:table-cell table:formula="of:=[.I44]&amp;&quot;   &quot;&amp;[.J44]" office:value-type="string" office:string-value="10u   0805_CAP" calcext:value-type="string">
            <text:p>10u <text:s text:c="2"/>0805_CAP</text:p>
          </table:table-cell>
          <table:table-cell table:formula="of:=[.A44] &amp; [.D44]" office:value-type="string" office:string-value="10u   0805_CAP6.918" calcext:value-type="string">
            <text:p>10u <text:s text:c="2"/>0805_CAP6.918</text:p>
          </table:table-cell>
          <table:table-cell table:formula="of:=VLOOKUP([.A44];[TestBOM.$H$10:.$K$99];4;0)" office:value-type="float" office:value="1000" calcext:value-type="float">
            <text:p>1000</text:p>
          </table:table-cell>
          <table:table-cell table:formula="of:=IFNA(LOOKUP([.C44];[.S44:.W44];[.X44:.AB44]);&quot;Miss!&quot;)" office:value-type="float" office:value="6.918" calcext:value-type="float">
            <text:p>6.918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PFNNN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cl21a106kpfnnne/mlcc-smd-0805-kondenzatorok/samsung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d to Get</text:p>
          </table:table-cell>
          <table:table-cell table:style-name="ce32" office:value-type="boolean" office:boolean-value="false" calcext:value-type="boolean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4" calcext:value-type="float">
            <text:p>19.84</text:p>
          </table:table-cell>
          <table:table-cell office:value-type="float" office:value="12.16" calcext:value-type="float">
            <text:p>12.16</text:p>
          </table:table-cell>
          <table:table-cell office:value-type="float" office:value="6.918" calcext:value-type="float">
            <text:p>6.918</text:p>
          </table:table-cell>
          <table:table-cell office:value-type="float" office:value="5.857" calcext:value-type="float">
            <text:p>5.857</text:p>
          </table:table-cell>
          <table:table-cell office:value-type="float" office:value="5.242" calcext:value-type="float">
            <text:p>5.242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hu/katalog/#id_category=100559&amp;products_with_stock=1&amp;s_field=wysoki_prog&amp;s_order=ASC&amp;visible_params=118%2C2%2C115%2C116%2C10%2C2932%2C2931&amp;used_params=118%3A25045%3B" xlink:type="simple">Search</text:a></text:p>
          </table:table-cell>
          <table:table-cell/>
        </table:table-row>
        <table:table-row table:style-name="ro1">
          <table:table-cell table:formula="of:=[.I45]&amp;&quot;   &quot;&amp;[.J45]" office:value-type="string" office:string-value="10u   0805_CAP" calcext:value-type="string">
            <text:p>10u <text:s text:c="2"/>0805_CAP</text:p>
          </table:table-cell>
          <table:table-cell table:formula="of:=[.A45] &amp; [.D45]" office:value-type="string" office:string-value="10u   0805_CAPMiss!" calcext:value-type="string">
            <text:p>10u <text:s text:c="2"/>0805_CAPMiss!</text:p>
          </table:table-cell>
          <table:table-cell table:formula="of:=VLOOKUP([.A45];[TestBOM.$H$10:.$K$99];4;0)" office:value-type="float" office:value="1000" calcext:value-type="float">
            <text:p>1000</text:p>
          </table:table-cell>
          <table:table-cell table:formula="of:=IFNA(LOOKUP([.C45];[.S45:.W45];[.X45:.AB45]);&quot;Miss!&quot;)" office:value-type="string" office:string-value="Miss!" calcext:value-type="string">
            <text:p>Miss!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805_CAP</text:p>
          </table:table-cell>
          <table:table-cell table:number-columns-repeated="18"/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table:number-columns-repeated="5"/>
        </table:table-row>
        <table:table-row table:style-name="ro1">
          <table:table-cell table:formula="of:=[.I46]&amp;&quot;   &quot;&amp;[.J46]" office:value-type="string" office:string-value="10u   0805_CAP" calcext:value-type="string">
            <text:p>10u <text:s text:c="2"/>0805_CAP</text:p>
          </table:table-cell>
          <table:table-cell table:formula="of:=[.A46] &amp; [.D46]" office:value-type="string" office:string-value="10u   0805_CAPMiss!" calcext:value-type="string">
            <text:p>10u <text:s text:c="2"/>0805_CAPMiss!</text:p>
          </table:table-cell>
          <table:table-cell table:formula="of:=VLOOKUP([.A46];[TestBOM.$H$10:.$K$99];4;0)" office:value-type="float" office:value="1000" calcext:value-type="float">
            <text:p>1000</text:p>
          </table:table-cell>
          <table:table-cell table:formula="of:=IFNA(LOOKUP([.C46];[.S46:.W46];[.X46:.AB46]);&quot;Miss!&quot;)" office:value-type="string" office:string-value="Miss!" calcext:value-type="string">
            <text:p>Miss!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805_CAP</text:p>
          </table:table-cell>
          <table:table-cell table:number-columns-repeated="18"/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table:number-columns-repeated="5"/>
        </table:table-row>
        <table:table-row table:style-name="ro1">
          <table:table-cell table:formula="of:=[.I47]&amp;&quot;   &quot;&amp;[.J47]" office:value-type="string" office:string-value="   " calcext:value-type="string">
            <text:p><text:s text:c="3"/></text:p>
          </table:table-cell>
          <table:table-cell table:formula="of:=[.A47] &amp; [.D47]" office:value-type="string" office:string-value="   Miss!" calcext:value-type="string">
            <text:p><text:s text:c="3"/>Miss!</text:p>
          </table:table-cell>
          <table:table-cell table:formula="of:=VLOOKUP([.A47];[TestBOM.$H$10:.$K$99];4;0)" office:value-type="float" office:value="0" calcext:value-type="float">
            <text:p>0</text:p>
          </table:table-cell>
          <table:table-cell table:formula="of:=IFNA(LOOKUP([.C47];[.S47:.W47];[.X47:.AB47]);&quot;Miss!&quot;)" office:value-type="string" office:string-value="Miss!" calcext:value-type="string">
            <text:p>Miss!</text:p>
          </table:table-cell>
          <table:table-cell table:number-columns-repeated="10"/>
          <table:table-cell table:style-name="ce30"/>
          <table:table-cell table:number-columns-repeated="20"/>
        </table:table-row>
        <table:table-row table:style-name="ro1">
          <table:table-cell table:formula="of:=[.I48]&amp;&quot;   &quot;&amp;[.J48]" office:value-type="string" office:string-value="10u   0805_IND" calcext:value-type="string">
            <text:p>10u <text:s text:c="2"/>0805_IND</text:p>
          </table:table-cell>
          <table:table-cell table:formula="of:=[.A48] &amp; [.D48]" office:value-type="string" office:string-value="10u   0805_IND26.81" calcext:value-type="string">
            <text:p>10u <text:s text:c="2"/>0805_IND26.81</text:p>
          </table:table-cell>
          <table:table-cell table:formula="of:=VLOOKUP([.A48];[TestBOM.$H$10:.$K$99];4;0)" office:value-type="float" office:value="500" calcext:value-type="float">
            <text:p>500</text:p>
          </table:table-cell>
          <table:table-cell table:style-name="ce15" table:formula="of:=IFNA(LOOKUP([.C48];[.S48:.W48];[.X48:.AB48]);&quot;Miss!&quot;)" office:value-type="float" office:value="26.81" calcext:value-type="float">
            <text:p>26.81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805_IND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2012N100LTD2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TDK/MLZ2012N100LTD25?qs=sGAEpiMZZMsg%252by3WlYCkU3b8Zei%252b1OAiv4buRNM4vz0%3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1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.03" calcext:value-type="float">
            <text:p>50.03</text:p>
          </table:table-cell>
          <table:table-cell office:value-type="float" office:value="34.99" calcext:value-type="float">
            <text:p>34.99</text:p>
          </table:table-cell>
          <table:table-cell office:value-type="float" office:value="31.39" calcext:value-type="float">
            <text:p>31.39</text:p>
          </table:table-cell>
          <table:table-cell office:value-type="float" office:value="26.81" calcext:value-type="float">
            <text:p>26.81</text:p>
          </table:table-cell>
          <table:table-cell office:value-type="float" office:value="23.22" calcext:value-type="float">
            <text:p>23.22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10.</text:p>
          </table:table-cell>
          <table:table-cell office:value-type="float" office:value="17944" calcext:value-type="float">
            <text:p>17944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hu.mouser.com/Passive-Components/Inductors-Chokes-Coils/Fixed-Inductors/_/N-wpcz?P=1z0wricZ1yzvlksZ1z0z7ymZ1z0wpjeZ1z0wr76Z1z0wp9vZ1z0wr2eZ1z0wr47Z1z0wr2mZ1z0wr50Z1z0wr0p" xlink:type="simple">Mouser Search</text:a></text:p>
          </table:table-cell>
          <table:table-cell office:value-type="string" calcext:value-type="string">
            <text:p>INDUCTOR/SMD/0805/10uH/&gt;300mA</text:p>
          </table:table-cell>
        </table:table-row>
        <table:table-row table:style-name="ro1">
          <table:table-cell table:formula="of:=[.I49]&amp;&quot;   &quot;&amp;[.J49]" office:value-type="string" office:string-value="600R@100MHz   0805_IND" calcext:value-type="string">
            <text:p>600R@100MHz <text:s text:c="2"/>0805_IND</text:p>
          </table:table-cell>
          <table:table-cell table:formula="of:=[.A49] &amp; [.D49]" office:value-type="string" office:string-value="600R@100MHz   0805_IND8.212" calcext:value-type="string">
            <text:p>600R@100MHz <text:s text:c="2"/>0805_IND8.212</text:p>
          </table:table-cell>
          <table:table-cell table:formula="of:=VLOOKUP([.A49];[TestBOM.$H$10:.$K$99];4;0)" office:value-type="float" office:value="1500" calcext:value-type="float">
            <text:p>1500</text:p>
          </table:table-cell>
          <table:table-cell table:style-name="ce15" table:formula="of:=IFNA(LOOKUP([.C49];[.S49:.W49];[.X49:.AB49]);&quot;Miss!&quot;)" office:value-type="float" office:value="8.212" calcext:value-type="float">
            <text:p>8.212</text:p>
          </table:table-cell>
          <table:table-cell table:number-columns-repeated="2"/>
          <table:table-cell office:value-type="string" calcext:value-type="string">
            <text:p>FERRIT BEA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600R@100MHz</text:p>
          </table:table-cell>
          <table:table-cell office:value-type="string" calcext:value-type="string">
            <text:p>0805_IND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MZ2012R601A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mmz2012r601a/ferritek-gyongyok/tdk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2.732" calcext:value-type="float">
            <text:p>12.732</text:p>
          </table:table-cell>
          <table:table-cell office:value-type="float" office:value="9.718" calcext:value-type="float">
            <text:p>9.718</text:p>
          </table:table-cell>
          <table:table-cell office:value-type="float" office:value="8.212" calcext:value-type="float">
            <text:p>8.212</text:p>
          </table:table-cell>
          <table:table-cell office:value-type="float" office:value="7.408" calcext:value-type="float">
            <text:p>7.408</text:p>
          </table:table-cell>
          <table:table-cell/>
          <table:table-cell office:value-type="string" calcext:value-type="string">
            <text:p>SUKU</text:p>
          </table:table-cell>
          <table:table-cell office:value-type="string" calcext:value-type="string">
            <text:p>2018.10.10.</text:p>
          </table:table-cell>
          <table:table-cell office:value-type="float" office:value="6956" calcext:value-type="float">
            <text:p>6956</text:p>
          </table:table-cell>
          <table:table-cell table:number-columns-repeated="2"/>
          <table:table-cell office:value-type="string" calcext:value-type="string">
            <text:p><text:a xlink:href="https://www.tme.eu/hu/katalog/#id_category=113554&amp;s_field=parameter_370&amp;s_order=DESC&amp;visible_params=2932%2C10%2C2%2C817%2C571%2C2931%2C370&amp;used_params=10%3A313%3B571%3A24808%3B2932%3A394195%3B" xlink:type="simple">TME Search</text:a></text:p>
          </table:table-cell>
          <table:table-cell office:value-type="string" calcext:value-type="string">
            <text:p>FERRIT 0805 600Ohm 500mA</text:p>
          </table:table-cell>
        </table:table-row>
        <table:table-row table:style-name="ro1">
          <table:table-cell table:formula="of:=[.I50]&amp;&quot;   &quot;&amp;[.J50]" office:value-type="string" office:string-value="J USBTYPEC   J USBTYPEC 10133476-10001LF" calcext:value-type="string">
            <text:p>J USBTYPEC <text:s text:c="2"/>J USBTYPEC 10133476-10001LF</text:p>
          </table:table-cell>
          <table:table-cell table:formula="of:=[.A50] &amp; [.D50]" office:value-type="string" office:string-value="J USBTYPEC   J USBTYPEC 10133476-10001LF523.26" calcext:value-type="string">
            <text:p>J USBTYPEC <text:s text:c="2"/>J USBTYPEC 10133476-10001LF523.26</text:p>
          </table:table-cell>
          <table:table-cell table:formula="of:=VLOOKUP([.A50];[TestBOM.$H$10:.$K$99];4;0)" office:value-type="float" office:value="500" calcext:value-type="float">
            <text:p>500</text:p>
          </table:table-cell>
          <table:table-cell table:formula="of:=IFNA(LOOKUP([.C50];[.S50:.W50];[.X50:.AB50]);&quot;Miss!&quot;)" office:value-type="float" office:value="523.26" calcext:value-type="float">
            <text:p>523.26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 USBTYPEC</text:p>
          </table:table-cell>
          <table:table-cell office:value-type="string" calcext:value-type="string">
            <text:p>J USBTYPEC 10133476-10001LF</text:p>
          </table:table-cell>
          <table:table-cell office:value-type="string" calcext:value-type="string">
            <text:p>Amphenol FCI</text:p>
          </table:table-cell>
          <table:table-cell office:value-type="string" calcext:value-type="string">
            <text:p>10133476-10001LF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Amphenol-FCI/10133476-10001LF?qs=sGAEpiMZZMulM8LPOQ%252byk9EUFTeArpJA349V5BOn%2fX2sdexa%2f2jP2w%3d%3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8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742.9" calcext:value-type="float">
            <text:p>742.9</text:p>
          </table:table-cell>
          <table:table-cell office:value-type="float" office:value="652.46" calcext:value-type="float">
            <text:p>652.46</text:p>
          </table:table-cell>
          <table:table-cell office:value-type="float" office:value="623.39" calcext:value-type="float">
            <text:p>623.39</text:p>
          </table:table-cell>
          <table:table-cell office:value-type="float" office:value="594.32" calcext:value-type="float">
            <text:p>594.32</text:p>
          </table:table-cell>
          <table:table-cell office:value-type="float" office:value="523.26" calcext:value-type="float">
            <text:p>523.26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3.</text:p>
          </table:table-cell>
          <table:table-cell office:value-type="float" office:value="3853" calcext:value-type="float">
            <text:p>3853</text:p>
          </table:table-cell>
          <table:table-cell/>
          <table:table-cell office:value-type="string" calcext:value-type="string">
            <text:p>Manuf.</text:p>
          </table:table-cell>
          <table:table-cell office:value-type="string" calcext:value-type="string">
            <text:p><text:a xlink:href="https://www.amphenol-icc.com/usb-1013347610001lf.html" xlink:type="simple">Product page</text:a></text:p>
          </table:table-cell>
          <table:table-cell/>
        </table:table-row>
        <table:table-row table:style-name="ro1">
          <table:table-cell table:formula="of:=[.I51]&amp;&quot;   &quot;&amp;[.J51]" office:value-type="string" office:string-value="USB_TYPE_C_AMPHENOL   TYPE_C_HIBRID" calcext:value-type="string">
            <text:p>USB_TYPE_C_AMPHENOL <text:s text:c="2"/>TYPE_C_HIBRID</text:p>
          </table:table-cell>
          <table:table-cell table:formula="of:=[.A51] &amp; [.D51]" office:value-type="string" office:string-value="USB_TYPE_C_AMPHENOL   TYPE_C_HIBRIDMiss!" calcext:value-type="string">
            <text:p>USB_TYPE_C_AMPHENOL <text:s text:c="2"/>TYPE_C_HIBRIDMiss!</text:p>
          </table:table-cell>
          <table:table-cell table:formula="of:=VLOOKUP([.A51];[TestBOM.$H$10:.$K$99];4;0)" office:value-type="string" office:string-value="" calcext:value-type="error">
            <text:p>#N/A</text:p>
          </table:table-cell>
          <table:table-cell table:formula="of:=IFNA(LOOKUP([.C51];[.S51:.W51];[.X51:.AB51]);&quot;Miss!&quot;)" office:value-type="string" office:string-value="Miss!" calcext:value-type="string">
            <text:p>Miss!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SB_TYPE_C_AMPHENOL</text:p>
          </table:table-cell>
          <table:table-cell office:value-type="string" calcext:value-type="string">
            <text:p>TYPE_C_HIBRID</text:p>
          </table:table-cell>
          <table:table-cell office:value-type="string" calcext:value-type="string">
            <text:p>AMPHENOL </text:p>
          </table:table-cell>
          <table:table-cell office:value-type="string" calcext:value-type="string">
            <text:p>12401548E42A 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12401548e42a/usb-ieee1394-connectors/amphenol/12401548e4_2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703" calcext:value-type="float">
            <text:p>703</text:p>
          </table:table-cell>
          <table:table-cell office:value-type="float" office:value="568" calcext:value-type="float">
            <text:p>56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SUKU</text:p>
          </table:table-cell>
          <table:table-cell office:value-type="string" calcext:value-type="string">
            <text:p>2018.08.13.</text:p>
          </table:table-cell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/>
          <table:table-cell table:formula="of:=[.A52] &amp; [.D52]" office:value-type="string" office:string-value="Miss!" calcext:value-type="string">
            <text:p>Miss!</text:p>
          </table:table-cell>
          <table:table-cell table:formula="of:=VLOOKUP([.A52];[TestBOM.$H$10:.$K$99];4;0)" office:value-type="string" office:string-value="" calcext:value-type="error">
            <text:p>#N/A</text:p>
          </table:table-cell>
          <table:table-cell table:formula="of:=IFNA(LOOKUP([.C52];[.S52:.W52];[.X52:.AB52]);&quot;Miss!&quot;)" office:value-type="string" office:string-value="Miss!" calcext:value-type="string">
            <text:p>Miss!</text:p>
          </table:table-cell>
          <table:table-cell table:number-columns-repeated="12"/>
          <table:table-cell table:style-name="ce32"/>
          <table:table-cell table:number-columns-repeated="18"/>
        </table:table-row>
        <table:table-row table:style-name="ro1">
          <table:table-cell table:formula="of:=[.I53]&amp;&quot;   &quot;&amp;[.J53]" office:value-type="string" office:string-value="USB_TYPE_C HRS   HRS" calcext:value-type="string">
            <text:p>USB_TYPE_C HRS <text:s text:c="2"/>HRS</text:p>
          </table:table-cell>
          <table:table-cell table:formula="of:=[.A53] &amp; [.D53]" office:value-type="string" office:string-value="USB_TYPE_C HRS   HRSMiss!" calcext:value-type="string">
            <text:p>USB_TYPE_C HRS <text:s text:c="2"/>HRSMiss!</text:p>
          </table:table-cell>
          <table:table-cell table:formula="of:=VLOOKUP([.A53];[TestBOM.$H$10:.$K$99];4;0)" office:value-type="string" office:string-value="" calcext:value-type="error">
            <text:p>#N/A</text:p>
          </table:table-cell>
          <table:table-cell table:formula="of:=IFNA(LOOKUP([.C53];[.S53:.W53];[.X53:.AB53]);&quot;Miss!&quot;)" office:value-type="string" office:string-value="Miss!" calcext:value-type="string">
            <text:p>Miss!</text:p>
          </table:table-cell>
          <table:table-cell table:number-columns-repeated="2"/>
          <table:table-cell office:value-type="string" calcext:value-type="string">
            <text:p>CONNECTOR TYPE 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SB_TYPE_C HRS</text:p>
          </table:table-cell>
          <table:table-cell table:number-columns-repeated="2" office:value-type="string" calcext:value-type="string">
            <text:p>HRS</text:p>
          </table:table-cell>
          <table:table-cell office:value-type="string" calcext:value-type="string">
            <text:p>CX70M-24P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Hirose-Connector/CX70M-24P1?qs=sGAEpiMZZMulM8LPOQ%252byk0u3ePWGHhftQBznnQI9xNmlOtKSF%252bL%252bJw%3d%3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16 Weeks 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631.11" calcext:value-type="float">
            <text:p>631.11</text:p>
          </table:table-cell>
          <table:table-cell office:value-type="float" office:value="562.44" calcext:value-type="float">
            <text:p>562.44</text:p>
          </table:table-cell>
          <table:table-cell office:value-type="float" office:value="513.39" calcext:value-type="float">
            <text:p>513.39</text:p>
          </table:table-cell>
          <table:table-cell office:value-type="float" office:value="490.5" calcext:value-type="float">
            <text:p>490.5</text:p>
          </table:table-cell>
          <table:table-cell office:value-type="float" office:value="444.72" calcext:value-type="float">
            <text:p>444.72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9.25.</text:p>
          </table:table-cell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/>
          <table:table-cell table:formula="of:=[.A54] &amp; [.D54]" office:value-type="string" office:string-value="Miss!" calcext:value-type="string">
            <text:p>Miss!</text:p>
          </table:table-cell>
          <table:table-cell table:formula="of:=VLOOKUP([.A54];[TestBOM.$H$10:.$K$99];4;0)" office:value-type="string" office:string-value="" calcext:value-type="error">
            <text:p>#N/A</text:p>
          </table:table-cell>
          <table:table-cell table:formula="of:=IFNA(LOOKUP([.C54];[.S54:.W54];[.X54:.AB54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55]&amp;&quot;   &quot;&amp;[.J55]" office:value-type="string" office:string-value="J 2X8   J 2X8 MINI SMT" calcext:value-type="string">
            <text:p>J 2X8 <text:s text:c="2"/>J 2X8 MINI SMT</text:p>
          </table:table-cell>
          <table:table-cell table:formula="of:=[.A55] &amp; [.D55]" office:value-type="string" office:string-value="J 2X8   J 2X8 MINI SMT114" calcext:value-type="string">
            <text:p>J 2X8 <text:s text:c="2"/>J 2X8 MINI SMT114</text:p>
          </table:table-cell>
          <table:table-cell table:formula="of:=VLOOKUP([.A55];[TestBOM.$H$10:.$K$99];4;0)" office:value-type="float" office:value="500" calcext:value-type="float">
            <text:p>500</text:p>
          </table:table-cell>
          <table:table-cell table:formula="of:=IFNA(LOOKUP([.C55];[.S55:.W55];[.X55:.AB55]);&quot;Miss!&quot;)"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 2X8</text:p>
          </table:table-cell>
          <table:table-cell office:value-type="string" calcext:value-type="string">
            <text:p>J 2X8 MINI SMT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DS1065-05-2*8S8BS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ds1065-05-2x8s8bs/tuskesorok-es-aljzatok/connfly/ds1065-05-2_8s8bs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550" calcext:value-type="float">
            <text:p>550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4.</text:p>
          </table:table-cell>
          <table:table-cell office:value-type="float" office:value="2244" calcext:value-type="float">
            <text:p>2244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hu/katalog/csatlakozok_46/#id_category=112937&amp;s_field=artykul&amp;s_order=ASC&amp;visible_params=426%2C412%2C9%2C2%2C6%2C7%2C418&amp;used_params=9%3A15%3B412%3A24792%3B418%3A1374%3B426%3A26930%3B" xlink:type="simple">Search</text:a></text:p>
          </table:table-cell>
          <table:table-cell/>
        </table:table-row>
        <table:table-row table:style-name="ro1">
          <table:table-cell table:formula="of:=[.I56]&amp;&quot;   &quot;&amp;[.J56]" office:value-type="string" office:string-value="J SPRINGPIN   J SPRINGPIN" calcext:value-type="string">
            <text:p>J SPRINGPIN <text:s text:c="2"/>J SPRINGPIN</text:p>
          </table:table-cell>
          <table:table-cell table:formula="of:=[.A56] &amp; [.D56]" office:value-type="string" office:string-value="J SPRINGPIN   J SPRINGPIN11" calcext:value-type="string">
            <text:p>J SPRINGPIN <text:s text:c="2"/>J SPRINGPIN11</text:p>
          </table:table-cell>
          <table:table-cell table:formula="of:=VLOOKUP([.A56];[TestBOM.$H$10:.$K$99];4;0)" office:value-type="float" office:value="32000" calcext:value-type="float">
            <text:p>32000</text:p>
          </table:table-cell>
          <table:table-cell table:style-name="ce15" table:formula="of:=IFNA(LOOKUP([.C56];[.S56:.W56];[.X56:.AB56]);&quot;Miss!&quot;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J SPRINGPIN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https://www.toby.co.uk/pcb-hardware/test-points-and-pins/test-3-valcon-wire-form-test-point-27mm-diameter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UKU</text:p>
          </table:table-cell>
          <table:table-cell office:value-type="string" calcext:value-type="string">
            <text:p>2018.10.10.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Toby</text:p>
          </table:table-cell>
          <table:table-cell table:number-columns-repeated="2"/>
        </table:table-row>
        <table:table-row table:style-name="ro1">
          <table:table-cell/>
          <table:table-cell table:formula="of:=[.A57] &amp; [.D57]" office:value-type="string" office:string-value="Miss!" calcext:value-type="string">
            <text:p>Miss!</text:p>
          </table:table-cell>
          <table:table-cell table:formula="of:=VLOOKUP([.A57];[TestBOM.$H$10:.$K$99];4;0)" office:value-type="string" office:string-value="" calcext:value-type="error">
            <text:p>#N/A</text:p>
          </table:table-cell>
          <table:table-cell table:formula="of:=IFNA(LOOKUP([.C57];[.S57:.W57];[.X57:.AB57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58]&amp;&quot;   &quot;&amp;[.J58]" office:value-type="string" office:string-value="DMP3085LSD-13   SO8" calcext:value-type="string">
            <text:p>DMP3085LSD-13 <text:s text:c="2"/>SO8</text:p>
          </table:table-cell>
          <table:table-cell table:formula="of:=[.A58] &amp; [.D58]" office:value-type="string" office:string-value="DMP3085LSD-13   SO825.52" calcext:value-type="string">
            <text:p>DMP3085LSD-13 <text:s text:c="2"/>SO825.52</text:p>
          </table:table-cell>
          <table:table-cell table:formula="of:=VLOOKUP([.A58];[TestBOM.$H$10:.$K$99];4;0)" office:value-type="float" office:value="4000" calcext:value-type="float">
            <text:p>4000</text:p>
          </table:table-cell>
          <table:table-cell table:formula="of:=IFNA(LOOKUP([.C58];[.S58:.W58];[.X58:.AB58]);&quot;Miss!&quot;)" office:value-type="float" office:value="25.52" calcext:value-type="float">
            <text:p>25.52</text:p>
          </table:table-cell>
          <table:table-cell table:number-columns-repeated="2"/>
          <table:table-cell office:value-type="string" calcext:value-type="string">
            <text:p>TRANSISTO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MP3085LSD-13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P3085LSD-1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Diodes-Incorporated/DMP3085LSD-13?qs=%2fha2pyFadujmCBLbYBwBi2m3TzmK%252bmNA59h1LXfPo33zHYH82avnmQ%3d%3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3 Weeks</text:p>
          </table:table-cell>
          <table:table-cell table:style-name="ce32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96.25" calcext:value-type="float">
            <text:p>96.25</text:p>
          </table:table-cell>
          <table:table-cell office:value-type="float" office:value="73" calcext:value-type="float">
            <text:p>73</text:p>
          </table:table-cell>
          <table:table-cell office:value-type="float" office:value="39.41" calcext:value-type="float">
            <text:p>39.41</text:p>
          </table:table-cell>
          <table:table-cell office:value-type="float" office:value="29.72" calcext:value-type="float">
            <text:p>29.72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9.24.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I59]&amp;&quot;   &quot;&amp;[.J59]" office:value-type="string" office:string-value="DMN63D8LW-7   SOT23" calcext:value-type="string">
            <text:p>DMN63D8LW-7 <text:s text:c="2"/>SOT23</text:p>
          </table:table-cell>
          <table:table-cell table:formula="of:=[.A59] &amp; [.D59]" office:value-type="string" office:string-value="DMN63D8LW-7   SOT23Miss!" calcext:value-type="string">
            <text:p>DMN63D8LW-7 <text:s text:c="2"/>SOT23Miss!</text:p>
          </table:table-cell>
          <table:table-cell table:formula="of:=VLOOKUP([.A59];[TestBOM.$H$10:.$K$99];4;0)" office:value-type="string" office:string-value="" calcext:value-type="error">
            <text:p>#N/A</text:p>
          </table:table-cell>
          <table:table-cell table:formula="of:=IFNA(LOOKUP([.C59];[.S59:.W59];[.X59:.AB59]);&quot;Miss!&quot;)" office:value-type="string" office:string-value="Miss!" calcext:value-type="string">
            <text:p>Miss!</text:p>
          </table:table-cell>
          <table:table-cell table:number-columns-repeated="2"/>
          <table:table-cell office:value-type="string" calcext:value-type="string">
            <text:p>TRANSISTO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MN63D8LW-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N63D8LW-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Diodes-Incorporated/DMN63D8LW-7?qs=sGAEpiMZZMshyDBzk1%2fWiwhg%252bJbteykVCo2AItQ4xpFPWYImrE1KHw%3d%3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7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64.09" calcext:value-type="float">
            <text:p>64.09</text:p>
          </table:table-cell>
          <table:table-cell office:value-type="float" office:value="42.51" calcext:value-type="float">
            <text:p>42.51</text:p>
          </table:table-cell>
          <table:table-cell office:value-type="float" office:value="17.66" calcext:value-type="float">
            <text:p>17.66</text:p>
          </table:table-cell>
          <table:table-cell office:value-type="float" office:value="12.1" calcext:value-type="float">
            <text:p>12.1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9.24.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">
          <table:table-cell table:formula="of:=[.I60]&amp;&quot;   &quot;&amp;[.J60]" office:value-type="string" office:string-value="3V3   MiniMELF" calcext:value-type="string">
            <text:p>3V3 <text:s text:c="2"/>MiniMELF</text:p>
          </table:table-cell>
          <table:table-cell table:formula="of:=[.A60] &amp; [.D60]" office:value-type="string" office:string-value="3V3   MiniMELFMiss!" calcext:value-type="string">
            <text:p>3V3 <text:s text:c="2"/>MiniMELFMiss!</text:p>
          </table:table-cell>
          <table:table-cell table:formula="of:=VLOOKUP([.A60];[TestBOM.$H$10:.$K$99];4;0)" office:value-type="string" office:string-value="" calcext:value-type="error">
            <text:p>#N/A</text:p>
          </table:table-cell>
          <table:table-cell table:style-name="ce15" table:formula="of:=IFNA(LOOKUP([.C60];[.S60:.W60];[.X60:.AB60]);&quot;Miss!&quot;)" office:value-type="string" office:string-value="Miss!" calcext:value-type="string">
            <text:p>Miss!</text:p>
          </table:table-cell>
          <table:table-cell table:number-columns-repeated="2"/>
          <table:table-cell office:value-type="string" calcext:value-type="string">
            <text:p>ZEN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ZV55-C3V3.115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bzv55-c3v3.115/smd-zener-diodak/nexperia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7.223" calcext:value-type="float">
            <text:p>7.223</text:p>
          </table:table-cell>
          <table:table-cell office:value-type="float" office:value="5.619" calcext:value-type="float">
            <text:p>5.619</text:p>
          </table:table-cell>
          <table:table-cell office:value-type="float" office:value="4.718" calcext:value-type="float">
            <text:p>4.718</text:p>
          </table:table-cell>
          <table:table-cell office:value-type="float" office:value="4.164" calcext:value-type="float">
            <text:p>4.164</text:p>
          </table:table-cell>
          <table:table-cell office:value-type="float" office:value="3.742" calcext:value-type="float">
            <text:p>3.742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10.</text:p>
          </table:table-cell>
          <table:table-cell office:value-type="float" office:value="7120" calcext:value-type="float">
            <text:p>7120</text:p>
          </table:table-cell>
          <table:table-cell table:number-columns-repeated="2"/>
          <table:table-cell office:value-type="string" calcext:value-type="string">
            <text:p><text:a xlink:href="https://www.tme.eu/hu/katalog/#id_category=100576&amp;search=zener&amp;s_field=accuracy&amp;s_order=DESC&amp;visible_params=240%2C2%2C1088%2C909%2C589%2C10%2C35&amp;used_params=35%3A707%3B240%3A24603%3B" xlink:type="simple">Tme Search</text:a></text:p>
          </table:table-cell>
          <table:table-cell office:value-type="string" calcext:value-type="string">
            <text:p>ZENER/SMD/3.3V/MINIMELF</text:p>
          </table:table-cell>
        </table:table-row>
        <table:table-row table:style-name="ro1">
          <table:table-cell table:formula="of:=[.I61]&amp;&quot;   &quot;&amp;[.J61]" office:value-type="string" office:string-value="NSR0320MW2T1G   SOD-323" calcext:value-type="string">
            <text:p>NSR0320MW2T1G <text:s text:c="2"/>SOD-323</text:p>
          </table:table-cell>
          <table:table-cell table:formula="of:=[.A61] &amp; [.D61]" office:value-type="string" office:string-value="NSR0320MW2T1G   SOD-32316.02" calcext:value-type="string">
            <text:p>NSR0320MW2T1G <text:s text:c="2"/>SOD-32316.02</text:p>
          </table:table-cell>
          <table:table-cell table:formula="of:=VLOOKUP([.A61];[TestBOM.$H$10:.$K$99];4;0)" office:value-type="float" office:value="4000" calcext:value-type="float">
            <text:p>4000</text:p>
          </table:table-cell>
          <table:table-cell table:formula="of:=IFNA(LOOKUP([.C61];[.S61:.W61];[.X61:.AB61]);&quot;Miss!&quot;)" office:value-type="float" office:value="16.02" calcext:value-type="float">
            <text:p>16.02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SR0320MW2T1G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SR0320MW2T1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ON-Semiconductor/NSR0320MW2T1G?qs=%2fha2pyFadugBEwt%252be5lRnJxyj5GKxUtgkvX1oCQdi1HeqC59lkP9PQ%3d%3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3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.06" calcext:value-type="float">
            <text:p>100.06</text:p>
          </table:table-cell>
          <table:table-cell office:value-type="float" office:value="64.09" calcext:value-type="float">
            <text:p>64.09</text:p>
          </table:table-cell>
          <table:table-cell office:value-type="float" office:value="27.47" calcext:value-type="float">
            <text:p>27.47</text:p>
          </table:table-cell>
          <table:table-cell office:value-type="float" office:value="21.26" calcext:value-type="float">
            <text:p>21.26</text:p>
          </table:table-cell>
          <table:table-cell office:value-type="float" office:value="16.02" calcext:value-type="float">
            <text:p>16.02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9.24.</text:p>
          </table:table-cell>
          <table:table-cell office:value-type="float" office:value="89183" calcext:value-type="float">
            <text:p>89183</text:p>
          </table:table-cell>
          <table:table-cell table:number-columns-repeated="4"/>
        </table:table-row>
        <table:table-row table:style-name="ro1">
          <table:table-cell table:formula="of:=[.I62]&amp;&quot;   &quot;&amp;[.J62]" office:value-type="string" office:string-value="S PUSHBUTTON   S KMS221GLFS" calcext:value-type="string">
            <text:p>S PUSHBUTTON <text:s text:c="2"/>S KMS221GLFS</text:p>
          </table:table-cell>
          <table:table-cell table:formula="of:=[.A62] &amp; [.D62]" office:value-type="string" office:string-value="S PUSHBUTTON   S KMS221GLFS56.95" calcext:value-type="string">
            <text:p>S PUSHBUTTON <text:s text:c="2"/>S KMS221GLFS56.95</text:p>
          </table:table-cell>
          <table:table-cell table:formula="of:=VLOOKUP([.A62];[TestBOM.$H$10:.$K$99];4;0)" office:value-type="float" office:value="500" calcext:value-type="float">
            <text:p>500</text:p>
          </table:table-cell>
          <table:table-cell table:formula="of:=IFNA(LOOKUP([.C62];[.S62:.W62];[.X62:.AB62]);&quot;Miss!&quot;)" office:value-type="float" office:value="56.95" calcext:value-type="float">
            <text:p>56.95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 PUSHBUTTON</text:p>
          </table:table-cell>
          <table:table-cell office:value-type="string" calcext:value-type="string">
            <text:p>S KMS221GLFS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KMS221G LFS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kms221glfs/mikrokapcsolok-tact/ck/kms221g-lfs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68.35" calcext:value-type="float">
            <text:p>68.35</text:p>
          </table:table-cell>
          <table:table-cell office:value-type="float" office:value="64.56" calcext:value-type="float">
            <text:p>64.56</text:p>
          </table:table-cell>
          <table:table-cell office:value-type="float" office:value="60.74" calcext:value-type="float">
            <text:p>60.74</text:p>
          </table:table-cell>
          <table:table-cell office:value-type="float" office:value="56.95" calcext:value-type="float">
            <text:p>56.95</text:p>
          </table:table-cell>
          <table:table-cell office:value-type="float" office:value="53.16" calcext:value-type="float">
            <text:p>53.16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office:value-type="float" office:value="14866" calcext:value-type="float">
            <text:p>14866</text:p>
          </table:table-cell>
          <table:table-cell table:number-columns-repeated="4"/>
        </table:table-row>
        <table:table-row table:style-name="ro1">
          <table:table-cell/>
          <table:table-cell table:formula="of:=[.A63] &amp; [.D63]" office:value-type="string" office:string-value="Miss!" calcext:value-type="string">
            <text:p>Miss!</text:p>
          </table:table-cell>
          <table:table-cell table:formula="of:=VLOOKUP([.A63];[TestBOM.$H$10:.$K$99];4;0)" office:value-type="string" office:string-value="" calcext:value-type="error">
            <text:p>#N/A</text:p>
          </table:table-cell>
          <table:table-cell table:formula="of:=IFNA(LOOKUP([.C63];[.S63:.W63];[.X63:.AB63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64]&amp;&quot;   &quot;&amp;[.J64]" office:value-type="string" office:string-value="   " calcext:value-type="string">
            <text:p><text:s text:c="3"/></text:p>
          </table:table-cell>
          <table:table-cell table:formula="of:=[.A64] &amp; [.D64]" office:value-type="string" office:string-value="   Miss!" calcext:value-type="string">
            <text:p><text:s text:c="3"/>Miss!</text:p>
          </table:table-cell>
          <table:table-cell table:formula="of:=VLOOKUP([.A64];[TestBOM.$H$10:.$K$99];4;0)" office:value-type="float" office:value="0" calcext:value-type="float">
            <text:p>0</text:p>
          </table:table-cell>
          <table:table-cell table:formula="of:=IFNA(LOOKUP([.C64];[.S64:.W64];[.X64:.AB64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/>
          <table:table-cell table:formula="of:=[.A65] &amp; [.D65]" office:value-type="string" office:string-value="Miss!" calcext:value-type="string">
            <text:p>Miss!</text:p>
          </table:table-cell>
          <table:table-cell table:formula="of:=VLOOKUP([.A65];[TestBOM.$H$10:.$K$99];4;0)" office:value-type="string" office:string-value="" calcext:value-type="error">
            <text:p>#N/A</text:p>
          </table:table-cell>
          <table:table-cell table:formula="of:=IFNA(LOOKUP([.C65];[.S65:.W65];[.X65:.AB65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66]&amp;&quot;   &quot;&amp;[.J66]" office:value-type="string" office:string-value="4051   SO16" calcext:value-type="string">
            <text:p>4051 <text:s text:c="2"/>SO16</text:p>
          </table:table-cell>
          <table:table-cell table:formula="of:=[.A66] &amp; [.D66]" office:value-type="string" office:string-value="4051   SO1694.32" calcext:value-type="string">
            <text:p>4051 <text:s text:c="2"/>SO1694.32</text:p>
          </table:table-cell>
          <table:table-cell table:formula="of:=VLOOKUP([.A66];[TestBOM.$H$10:.$K$99];4;0)" office:value-type="float" office:value="1000" calcext:value-type="float">
            <text:p>1000</text:p>
          </table:table-cell>
          <table:table-cell table:formula="of:=IFNA(LOOKUP([.C66];[.S66:.W66];[.X66:.AB66]);&quot;Miss!&quot;)" office:value-type="float" office:value="94.32" calcext:value-type="float">
            <text:p>94.32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D4051BM9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Texas-Instruments/CD4051BM96?qs=sGAEpiMZZMvjbjwkTuU2aSmz98Ks%2fZLttYieQBnqGr4%3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64.73" calcext:value-type="float">
            <text:p>164.73</text:p>
          </table:table-cell>
          <table:table-cell office:value-type="float" office:value="140.18" calcext:value-type="float">
            <text:p>140.18</text:p>
          </table:table-cell>
          <table:table-cell office:value-type="float" office:value="131.14" calcext:value-type="float">
            <text:p>131.14</text:p>
          </table:table-cell>
          <table:table-cell office:value-type="float" office:value="104.98" calcext:value-type="float">
            <text:p>104.98</text:p>
          </table:table-cell>
          <table:table-cell office:value-type="float" office:value="94.32" calcext:value-type="float">
            <text:p>94.32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4.</text:p>
          </table:table-cell>
          <table:table-cell office:value-type="float" office:value="37781" calcext:value-type="float">
            <text:p>37781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hu.mouser.com/Semiconductors/Integrated-Circuits-ICs/Switch-ICs/Multiplexer-Switch-ICs/_/N-7591tZ1yzvvqx?P=1yp2k8aZ1z0z7ptZ1y95l4wZ1z0yzqmZ1z0z5fdZ1z0jllh&amp;Keyword=4051&amp;FS=True" xlink:type="simple">Search</text:a></text:p>
          </table:table-cell>
          <table:table-cell/>
        </table:table-row>
        <table:table-row table:style-name="ro1">
          <table:table-cell table:formula="of:=[.I67]&amp;&quot;   &quot;&amp;[.J67]" office:value-type="string" office:string-value="4051   SO16" calcext:value-type="string">
            <text:p>4051 <text:s text:c="2"/>SO16</text:p>
          </table:table-cell>
          <table:table-cell table:formula="of:=[.A67] &amp; [.D67]" office:value-type="string" office:string-value="4051   SO1648.45" calcext:value-type="string">
            <text:p>4051 <text:s text:c="2"/>SO1648.45</text:p>
          </table:table-cell>
          <table:table-cell table:formula="of:=VLOOKUP([.A67];[TestBOM.$H$10:.$K$99];4;0)" office:value-type="float" office:value="1000" calcext:value-type="float">
            <text:p>1000</text:p>
          </table:table-cell>
          <table:table-cell table:formula="of:=IFNA(LOOKUP([.C67];[.S67:.W67];[.X67:.AB67]);&quot;Miss!&quot;)" office:value-type="float" office:value="48.45" calcext:value-type="float">
            <text:p>48.45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4051AD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Texas-Instruments/SN74LV4051ADR?qs=sGAEpiMZZMvjbjwkTuU2aSmz98Ks%2fZLt4I1v5e%2fUIbM%3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1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126.29" calcext:value-type="float">
            <text:p>126.29</text:p>
          </table:table-cell>
          <table:table-cell office:value-type="float" office:value="103.36" calcext:value-type="float">
            <text:p>103.36</text:p>
          </table:table-cell>
          <table:table-cell office:value-type="float" office:value="62.99" calcext:value-type="float">
            <text:p>62.99</text:p>
          </table:table-cell>
          <table:table-cell office:value-type="float" office:value="48.45" calcext:value-type="float">
            <text:p>48.45</text:p>
          </table:table-cell>
          <table:table-cell office:value-type="float" office:value="41.34" calcext:value-type="float">
            <text:p>41.34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4.</text:p>
          </table:table-cell>
          <table:table-cell office:value-type="float" office:value="22692" calcext:value-type="float">
            <text:p>22692</text:p>
          </table:table-cell>
          <table:table-cell table:number-columns-repeated="4"/>
        </table:table-row>
        <table:table-row table:style-name="ro1">
          <table:table-cell table:formula="of:=[.I68]&amp;&quot;   &quot;&amp;[.J68]" office:value-type="string" office:string-value="4051   SO16" calcext:value-type="string">
            <text:p>4051 <text:s text:c="2"/>SO16</text:p>
          </table:table-cell>
          <table:table-cell table:formula="of:=[.A68] &amp; [.D68]" office:value-type="string" office:string-value="4051   SO1632.3" calcext:value-type="string">
            <text:p>4051 <text:s text:c="2"/>SO1632.3</text:p>
          </table:table-cell>
          <table:table-cell table:formula="of:=VLOOKUP([.A68];[TestBOM.$H$10:.$K$99];4;0)" office:value-type="float" office:value="1000" calcext:value-type="float">
            <text:p>1000</text:p>
          </table:table-cell>
          <table:table-cell table:formula="of:=IFNA(LOOKUP([.C68];[.S68:.W68];[.X68:.AB68]);&quot;Miss!&quot;)" office:value-type="float" office:value="32.3" calcext:value-type="float">
            <text:p>32.3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HC4051D,65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Nexperia/74HC4051D653?qs=sGAEpiMZZMvjbjwkTuU2aUi183VoLziY44wW9O7nGig%3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3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131.78" calcext:value-type="float">
            <text:p>131.78</text:p>
          </table:table-cell>
          <table:table-cell office:value-type="float" office:value="92.06" calcext:value-type="float">
            <text:p>92.06</text:p>
          </table:table-cell>
          <table:table-cell office:value-type="float" office:value="42.31" calcext:value-type="float">
            <text:p>42.31</text:p>
          </table:table-cell>
          <table:table-cell office:value-type="float" office:value="32.3" calcext:value-type="float">
            <text:p>32.3</text:p>
          </table:table-cell>
          <table:table-cell office:value-type="float" office:value="27.78" calcext:value-type="float">
            <text:p>27.78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4.</text:p>
          </table:table-cell>
          <table:table-cell office:value-type="float" office:value="41667" calcext:value-type="float">
            <text:p>41667</text:p>
          </table:table-cell>
          <table:table-cell table:number-columns-repeated="4"/>
        </table:table-row>
        <table:table-row table:style-name="ro1">
          <table:table-cell table:formula="of:=[.I69]&amp;&quot;   &quot;&amp;[.J69]" office:value-type="string" office:string-value="   " calcext:value-type="string">
            <text:p><text:s text:c="3"/></text:p>
          </table:table-cell>
          <table:table-cell table:formula="of:=[.A69] &amp; [.D69]" office:value-type="string" office:string-value="   Miss!" calcext:value-type="string">
            <text:p><text:s text:c="3"/>Miss!</text:p>
          </table:table-cell>
          <table:table-cell table:formula="of:=VLOOKUP([.A69];[TestBOM.$H$10:.$K$99];4;0)" office:value-type="float" office:value="0" calcext:value-type="float">
            <text:p>0</text:p>
          </table:table-cell>
          <table:table-cell table:formula="of:=IFNA(LOOKUP([.C69];[.S69:.W69];[.X69:.AB69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70]&amp;&quot;   &quot;&amp;[.J70]" office:value-type="string" office:string-value="AT SAM D5X/E5X (100PIN)   TQFP100" calcext:value-type="string">
            <text:p>AT SAM D5X/E5X (100PIN) <text:s text:c="2"/>TQFP100</text:p>
          </table:table-cell>
          <table:table-cell table:formula="of:=[.A70] &amp; [.D70]" office:value-type="string" office:string-value="AT SAM D5X/E5X (100PIN)   TQFP1001343.68" calcext:value-type="string">
            <text:p>AT SAM D5X/E5X (100PIN) <text:s text:c="2"/>TQFP1001343.68</text:p>
          </table:table-cell>
          <table:table-cell table:formula="of:=VLOOKUP([.A70];[TestBOM.$H$10:.$K$99];4;0)" office:value-type="float" office:value="500" calcext:value-type="float">
            <text:p>500</text:p>
          </table:table-cell>
          <table:table-cell table:formula="of:=IFNA(LOOKUP([.C70];[.S70:.W70];[.X70:.AB70]);&quot;Miss!&quot;)" office:value-type="float" office:value="1343.68" calcext:value-type="float">
            <text:p>1343.68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T SAM D5X/E5X (100PIN)</text:p>
          </table:table-cell>
          <table:table-cell office:value-type="string" calcext:value-type="string">
            <text:p>TQFP100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TSAMD51N20A-AU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Microchip-Technology/ATSAMD51N20A-AUT?qs=sGAEpiMZZMuoKKEcg8mMKJ29ob8kKavQsaioU4GyPDKdKRlx2jaQ2Q%3d%3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615" calcext:value-type="float">
            <text:p>1615</text:p>
          </table:table-cell>
          <table:table-cell office:value-type="float" office:value="1589.16" calcext:value-type="float">
            <text:p>1589.16</text:p>
          </table:table-cell>
          <table:table-cell office:value-type="float" office:value="1479.34" calcext:value-type="float">
            <text:p>1479.34</text:p>
          </table:table-cell>
          <table:table-cell table:number-columns-repeated="2" office:value-type="float" office:value="1343.68" calcext:value-type="float">
            <text:p>1343.68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4.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hu.mouser.com/Semiconductors/Embedded-Processors-Controllers/Microcontrollers-MCU/ARM-Microcontrollers-MCU/_/N-a85pc?P=1z0ypqi&amp;Keyword=samd51&amp;FS=True" xlink:type="simple">Search</text:a></text:p>
          </table:table-cell>
          <table:table-cell/>
        </table:table-row>
        <table:table-row table:style-name="ro1">
          <table:table-cell table:formula="of:=[.I71]&amp;&quot;   &quot;&amp;[.J71]" office:value-type="string" office:string-value="   " calcext:value-type="string">
            <text:p><text:s text:c="3"/></text:p>
          </table:table-cell>
          <table:table-cell table:formula="of:=[.A71] &amp; [.D71]" office:value-type="string" office:string-value="   Miss!" calcext:value-type="string">
            <text:p><text:s text:c="3"/>Miss!</text:p>
          </table:table-cell>
          <table:table-cell table:formula="of:=VLOOKUP([.A71];[TestBOM.$H$10:.$K$99];4;0)" office:value-type="float" office:value="0" calcext:value-type="float">
            <text:p>0</text:p>
          </table:table-cell>
          <table:table-cell table:formula="of:=IFNA(LOOKUP([.C71];[.S71:.W71];[.X71:.AB71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72]&amp;&quot;   &quot;&amp;[.J72]" office:value-type="string" office:string-value="WS2812B-MINI   PLCC4" calcext:value-type="string">
            <text:p>WS2812B-MINI <text:s text:c="2"/>PLCC4</text:p>
          </table:table-cell>
          <table:table-cell table:formula="of:=[.A72] &amp; [.D72]" office:value-type="string" office:string-value="WS2812B-MINI   PLCC432.75" calcext:value-type="string">
            <text:p>WS2812B-MINI <text:s text:c="2"/>PLCC432.75</text:p>
          </table:table-cell>
          <table:table-cell table:formula="of:=VLOOKUP([.A72];[TestBOM.$H$10:.$K$99];4;0)" office:value-type="float" office:value="8000" calcext:value-type="float">
            <text:p>8000</text:p>
          </table:table-cell>
          <table:table-cell table:formula="of:=IFNA(LOOKUP([.C72];[.S72:.W72];[.X72:.AB72]);&quot;Miss!&quot;)" office:value-type="float" office:value="32.75" calcext:value-type="float">
            <text:p>32.75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WS2812B-MINI</text:p>
          </table:table-cell>
          <table:table-cell office:value-type="string" calcext:value-type="string">
            <text:p>PLCC4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WS2812B-MINI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ws2812b-mini/szines-smd-led-diodak/worldsemi/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74.04" calcext:value-type="float">
            <text:p>74.04</text:p>
          </table:table-cell>
          <table:table-cell office:value-type="float" office:value="45.56" calcext:value-type="float">
            <text:p>45.56</text:p>
          </table:table-cell>
          <table:table-cell office:value-type="float" office:value="39.87" calcext:value-type="float">
            <text:p>39.87</text:p>
          </table:table-cell>
          <table:table-cell office:value-type="float" office:value="35.02" calcext:value-type="float">
            <text:p>35.02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8.14.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table:formula="of:=[.I73]&amp;&quot;   &quot;&amp;[.J73]" office:value-type="string" office:string-value="   " calcext:value-type="string">
            <text:p><text:s text:c="3"/></text:p>
          </table:table-cell>
          <table:table-cell table:formula="of:=[.A73] &amp; [.D73]" office:value-type="string" office:string-value="   Miss!" calcext:value-type="string">
            <text:p><text:s text:c="3"/>Miss!</text:p>
          </table:table-cell>
          <table:table-cell table:formula="of:=VLOOKUP([.A73];[TestBOM.$H$10:.$K$99];4;0)" office:value-type="float" office:value="0" calcext:value-type="float">
            <text:p>0</text:p>
          </table:table-cell>
          <table:table-cell table:formula="of:=IFNA(LOOKUP([.C73];[.S73:.W73];[.X73:.AB73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74]&amp;&quot;   &quot;&amp;[.J74]" office:value-type="string" office:string-value="FUSB303   X2QFN12" calcext:value-type="string">
            <text:p>FUSB303 <text:s text:c="2"/>X2QFN12</text:p>
          </table:table-cell>
          <table:table-cell table:formula="of:=[.A74] &amp; [.D74]" office:value-type="string" office:string-value="FUSB303   X2QFN1285.02" calcext:value-type="string">
            <text:p>FUSB303 <text:s text:c="2"/>X2QFN1285.02</text:p>
          </table:table-cell>
          <table:table-cell table:formula="of:=VLOOKUP([.A74];[TestBOM.$H$10:.$K$99];4;0)" office:value-type="float" office:value="500" calcext:value-type="float">
            <text:p>500</text:p>
          </table:table-cell>
          <table:table-cell table:formula="of:=IFNA(LOOKUP([.C74];[.S74:.W74];[.X74:.AB74]);&quot;Miss!&quot;)" office:value-type="float" office:value="85.02" calcext:value-type="float">
            <text:p>85.02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USB303</text:p>
          </table:table-cell>
          <table:table-cell office:value-type="string" calcext:value-type="string">
            <text:p>X2QFN12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FUSB303TM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863-FUSB303TM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19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61.21" calcext:value-type="float">
            <text:p>161.21</text:p>
          </table:table-cell>
          <table:table-cell office:value-type="float" office:value="132.11" calcext:value-type="float">
            <text:p>132.11</text:p>
          </table:table-cell>
          <table:table-cell office:value-type="float" office:value="85.02" calcext:value-type="float">
            <text:p>85.02</text:p>
          </table:table-cell>
          <table:table-cell office:value-type="float" office:value="68.02" calcext:value-type="float">
            <text:p>68.02</text:p>
          </table:table-cell>
          <table:table-cell office:value-type="float" office:value="57.55" calcext:value-type="float">
            <text:p>57.55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9.24.</text:p>
          </table:table-cell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table:formula="of:=[.I75]&amp;&quot;   &quot;&amp;[.J75]" office:value-type="string" office:string-value="   " calcext:value-type="string">
            <text:p><text:s text:c="3"/></text:p>
          </table:table-cell>
          <table:table-cell table:formula="of:=[.A75] &amp; [.D75]" office:value-type="string" office:string-value="   Miss!" calcext:value-type="string">
            <text:p><text:s text:c="3"/>Miss!</text:p>
          </table:table-cell>
          <table:table-cell table:formula="of:=VLOOKUP([.A75];[TestBOM.$H$10:.$K$99];4;0)" office:value-type="float" office:value="0" calcext:value-type="float">
            <text:p>0</text:p>
          </table:table-cell>
          <table:table-cell table:formula="of:=IFNA(LOOKUP([.C75];[.S75:.W75];[.X75:.AB75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76]&amp;&quot;   &quot;&amp;[.J76]" office:value-type="string" office:string-value="USBLC6-2   SUPERSOT-6" calcext:value-type="string">
            <text:p>USBLC6-2 <text:s text:c="2"/>SUPERSOT-6</text:p>
          </table:table-cell>
          <table:table-cell table:formula="of:=[.A76] &amp; [.D76]" office:value-type="string" office:string-value="USBLC6-2   SUPERSOT-663.44" calcext:value-type="string">
            <text:p>USBLC6-2 <text:s text:c="2"/>SUPERSOT-663.44</text:p>
          </table:table-cell>
          <table:table-cell table:formula="of:=VLOOKUP([.A76];[TestBOM.$H$10:.$K$99];4;0)" office:value-type="float" office:value="500" calcext:value-type="float">
            <text:p>500</text:p>
          </table:table-cell>
          <table:table-cell table:formula="of:=IFNA(LOOKUP([.C76];[.S76:.W76];[.X76:.AB76]);&quot;Miss!&quot;)" office:value-type="float" office:value="63.44" calcext:value-type="float">
            <text:p>63.44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SUPERSOT-6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STMicroelectronics/USBLC6-2SC6?qs=sGAEpiMZZMvxHShE6Whpu%2fcIE2H5IOBdvREMGHqn6h0%3d</text:p>
          </table:table-cell>
          <table:table-cell office:value-type="string" calcext:value-type="string">
            <text:p>OK SLOW</text:p>
          </table:table-cell>
          <table:table-cell office:value-type="string" calcext:value-type="string">
            <text:p>14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125.24" calcext:value-type="float">
            <text:p>125.24</text:p>
          </table:table-cell>
          <table:table-cell office:value-type="float" office:value="103.99" calcext:value-type="float">
            <text:p>103.99</text:p>
          </table:table-cell>
          <table:table-cell office:value-type="float" office:value="63.44" calcext:value-type="float">
            <text:p>63.44</text:p>
          </table:table-cell>
          <table:table-cell office:value-type="float" office:value="49.05" calcext:value-type="float">
            <text:p>49.05</text:p>
          </table:table-cell>
          <table:table-cell office:value-type="float" office:value="41.86" calcext:value-type="float">
            <text:p>41.86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9.24.</text:p>
          </table:table-cell>
          <table:table-cell office:value-type="float" office:value="35347" calcext:value-type="float">
            <text:p>35347</text:p>
          </table:table-cell>
          <table:table-cell table:number-columns-repeated="4"/>
        </table:table-row>
        <table:table-row table:style-name="ro1">
          <table:table-cell table:formula="of:=[.I77]&amp;&quot;   &quot;&amp;[.J77]" office:value-type="string" office:string-value="U OPAMP MCP6001   SOT23-5" calcext:value-type="string">
            <text:p>U OPAMP MCP6001 <text:s text:c="2"/>SOT23-5</text:p>
          </table:table-cell>
          <table:table-cell table:formula="of:=[.A77] &amp; [.D77]" office:value-type="string" office:string-value="U OPAMP MCP6001   SOT23-551.67" calcext:value-type="string">
            <text:p>U OPAMP MCP6001 <text:s text:c="2"/>SOT23-551.67</text:p>
          </table:table-cell>
          <table:table-cell table:formula="of:=VLOOKUP([.A77];[TestBOM.$H$10:.$K$99];4;0)" office:value-type="float" office:value="4000" calcext:value-type="float">
            <text:p>4000</text:p>
          </table:table-cell>
          <table:table-cell table:formula="of:=IFNA(LOOKUP([.C77];[.S77:.W77];[.X77:.AB77]);&quot;Miss!&quot;)" office:value-type="float" office:value="51.67" calcext:value-type="float">
            <text:p>51.67</text:p>
          </table:table-cell>
          <table:table-cell table:number-columns-repeated="2"/>
          <table:table-cell office:value-type="string" calcext:value-type="string">
            <text:p>IC OPAM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 OPAMP MCP600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6001T-I/O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Microchip-Technology/MCP6001T-I-OT?qs=sGAEpiMZZMtCHixnSjNA6N5WMYiF%252b1mikedJbYl5uKY%3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69.65" calcext:value-type="float">
            <text:p>69.65</text:p>
          </table:table-cell>
          <table:table-cell office:value-type="float" office:value="67.69" calcext:value-type="float">
            <text:p>67.69</text:p>
          </table:table-cell>
          <table:table-cell office:value-type="float" office:value="57.23" calcext:value-type="float">
            <text:p>57.23</text:p>
          </table:table-cell>
          <table:table-cell table:number-columns-repeated="2" office:value-type="float" office:value="51.67" calcext:value-type="float">
            <text:p>51.67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9.24.</text:p>
          </table:table-cell>
          <table:table-cell office:value-type="float" office:value="165083" calcext:value-type="float">
            <text:p>165083</text:p>
          </table:table-cell>
          <table:table-cell/>
          <table:table-cell office:value-type="string" calcext:value-type="string">
            <text:p>Mouser</text:p>
          </table:table-cell>
          <table:table-cell table:number-columns-repeated="2"/>
        </table:table-row>
        <table:table-row table:style-name="ro1">
          <table:table-cell table:formula="of:=[.I78]&amp;&quot;   &quot;&amp;[.J78]" office:value-type="string" office:string-value="NCV8161BSN330T1G   TSOP-5" calcext:value-type="string">
            <text:p>NCV8161BSN330T1G <text:s text:c="2"/>TSOP-5</text:p>
          </table:table-cell>
          <table:table-cell table:formula="of:=[.A78] &amp; [.D78]" office:value-type="string" office:string-value="NCV8161BSN330T1G   TSOP-566.71" calcext:value-type="string">
            <text:p>NCV8161BSN330T1G <text:s text:c="2"/>TSOP-566.71</text:p>
          </table:table-cell>
          <table:table-cell table:formula="of:=VLOOKUP([.A78];[TestBOM.$H$10:.$K$99];4;0)" office:value-type="float" office:value="1000" calcext:value-type="float">
            <text:p>1000</text:p>
          </table:table-cell>
          <table:table-cell table:formula="of:=IFNA(LOOKUP([.C78];[.S78:.W78];[.X78:.AB78]);&quot;Miss!&quot;)" office:value-type="float" office:value="66.71" calcext:value-type="float">
            <text:p>66.71</text:p>
          </table:table-cell>
          <table:table-cell table:number-columns-repeated="2"/>
          <table:table-cell office:value-type="string" calcext:value-type="string">
            <text:p>IC REGULATO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CV8161BSN330T1G</text:p>
          </table:table-cell>
          <table:table-cell office:value-type="string" calcext:value-type="string">
            <text:p>TSOP-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V8161BSN330T1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ON-Semiconductor/NCV8161BSN330T1G?qs=%2fha2pyFaduirtctGYKa4hOVOiK4lAEaTb4kaCUjX%252bxR00TxiH%252bkwOw%3d%3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5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155.65" calcext:value-type="float">
            <text:p>155.65</text:p>
          </table:table-cell>
          <table:table-cell office:value-type="float" office:value="129.17" calcext:value-type="float">
            <text:p>129.17</text:p>
          </table:table-cell>
          <table:table-cell office:value-type="float" office:value="83.39" calcext:value-type="float">
            <text:p>83.39</text:p>
          </table:table-cell>
          <table:table-cell office:value-type="float" office:value="66.71" calcext:value-type="float">
            <text:p>66.71</text:p>
          </table:table-cell>
          <table:table-cell office:value-type="float" office:value="56.57" calcext:value-type="float">
            <text:p>56.57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09.24.</text:p>
          </table:table-cell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table:formula="of:=[.I79]&amp;&quot;   &quot;&amp;[.J79]" office:value-type="string" office:string-value="U HALL DRV5053   TS9011 SOT23" calcext:value-type="string">
            <text:p>U HALL DRV5053 <text:s text:c="2"/>TS9011 SOT23</text:p>
          </table:table-cell>
          <table:table-cell table:formula="of:=[.A79] &amp; [.D79]" office:value-type="string" office:string-value="U HALL DRV5053   TS9011 SOT23114.12" calcext:value-type="string">
            <text:p>U HALL DRV5053 <text:s text:c="2"/>TS9011 SOT23114.12</text:p>
          </table:table-cell>
          <table:table-cell table:formula="of:=VLOOKUP([.A79];[TestBOM.$H$10:.$K$99];4;0)" office:value-type="float" office:value="4000" calcext:value-type="float">
            <text:p>4000</text:p>
          </table:table-cell>
          <table:table-cell table:style-name="ce15" table:formula="of:=IFNA(LOOKUP([.C79];[.S79:.W79];[.X79:.AB79]);&quot;Miss!&quot;)" office:value-type="float" office:value="114.12" calcext:value-type="float">
            <text:p>114.12</text:p>
          </table:table-cell>
          <table:table-cell table:number-columns-repeated="2"/>
          <table:table-cell office:value-type="string" calcext:value-type="string">
            <text:p>IC HA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 HALL DRV5053</text:p>
          </table:table-cell>
          <table:table-cell office:value-type="string" calcext:value-type="string">
            <text:p>TS9011 SOT2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RV5053OAQDBZ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595-DRV5053OAQDBZ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9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50.16" calcext:value-type="float">
            <text:p>250.16</text:p>
          </table:table-cell>
          <table:table-cell office:value-type="float" office:value="214.19" calcext:value-type="float">
            <text:p>214.19</text:p>
          </table:table-cell>
          <table:table-cell office:value-type="float" office:value="163.17" calcext:value-type="float">
            <text:p>163.17</text:p>
          </table:table-cell>
          <table:table-cell office:value-type="float" office:value="144.21" calcext:value-type="float">
            <text:p>144.21</text:p>
          </table:table-cell>
          <table:table-cell office:value-type="float" office:value="114.12" calcext:value-type="float">
            <text:p>114.12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table:number-columns-repeated="5"/>
        </table:table-row>
        <table:table-row table:style-name="ro1">
          <table:table-cell table:formula="of:=[.I80]&amp;&quot;   &quot;&amp;[.J80]" office:value-type="string" office:string-value="U FLASH IS25LP016D   SO8" calcext:value-type="string">
            <text:p>U FLASH IS25LP016D <text:s text:c="2"/>SO8</text:p>
          </table:table-cell>
          <table:table-cell table:formula="of:=[.A80] &amp; [.D80]" office:value-type="string" office:string-value="U FLASH IS25LP016D   SO8226.61" calcext:value-type="string">
            <text:p>U FLASH IS25LP016D <text:s text:c="2"/>SO8226.61</text:p>
          </table:table-cell>
          <table:table-cell table:formula="of:=VLOOKUP([.A80];[TestBOM.$H$10:.$K$99];4;0)" office:value-type="float" office:value="500" calcext:value-type="float">
            <text:p>500</text:p>
          </table:table-cell>
          <table:table-cell table:style-name="ce15" table:formula="of:=IFNA(LOOKUP([.C80];[.S80:.W80];[.X80:.AB80]);&quot;Miss!&quot;)" office:value-type="float" office:value="226.61" calcext:value-type="float">
            <text:p>226.61</text:p>
          </table:table-cell>
          <table:table-cell table:number-columns-repeated="2"/>
          <table:table-cell office:value-type="string" calcext:value-type="string">
            <text:p>IC FLASH IS25LP016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 FLASH IS25LP016D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IS25LP016D-JNLE-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870-IS25LP016DJNLE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286.45" calcext:value-type="float">
            <text:p>286.45</text:p>
          </table:table-cell>
          <table:table-cell office:value-type="float" office:value="261.93" calcext:value-type="float">
            <text:p>261.93</text:p>
          </table:table-cell>
          <table:table-cell office:value-type="float" office:value="257.02" calcext:value-type="float">
            <text:p>257.02</text:p>
          </table:table-cell>
          <table:table-cell office:value-type="float" office:value="228.57" calcext:value-type="float">
            <text:p>228.57</text:p>
          </table:table-cell>
          <table:table-cell office:value-type="float" office:value="226.61" calcext:value-type="float">
            <text:p>226.61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0.05.</text:p>
          </table:table-cell>
          <table:table-cell office:value-type="float" office:value="15284" calcext:value-type="float">
            <text:p>15284</text:p>
          </table:table-cell>
          <table:table-cell table:number-columns-repeated="4"/>
        </table:table-row>
        <table:table-row table:style-name="ro1">
          <table:table-cell table:formula="of:=[.I81]&amp;&quot;   &quot;&amp;[.J81]" office:value-type="string" office:string-value="MECH_10X1MM_RUBBER_PAD   NULL" calcext:value-type="string">
            <text:p>MECH_10X1MM_RUBBER_PAD <text:s text:c="2"/>NULL</text:p>
          </table:table-cell>
          <table:table-cell table:formula="of:=[.A81] &amp; [.D81]" office:value-type="string" office:string-value="MECH_10X1MM_RUBBER_PAD   NULL10" calcext:value-type="string">
            <text:p>MECH_10X1MM_RUBBER_PAD <text:s text:c="2"/>NULL10</text:p>
          </table:table-cell>
          <table:table-cell table:formula="of:=VLOOKUP([.A81];[TestBOM.$H$10:.$K$99];4;0)" office:value-type="float" office:value="2000" calcext:value-type="float">
            <text:p>2000</text:p>
          </table:table-cell>
          <table:table-cell table:formula="of:=IFNA(LOOKUP([.C81];[.S81:.W81];[.X81:.AB81]);&quot;Miss!&quot;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ECHANIC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_10X1MM_RUBBER_PA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ECH_10X1MM_RUBBER_PAD</text:p>
          </table:table-cell>
          <table:table-cell office:value-type="string" calcext:value-type="string">
            <text:p>Alibaba</text:p>
          </table:table-cell>
          <table:table-cell office:value-type="string" calcext:value-type="string">
            <text:p>https://www.alibaba.com/product-detail/3M-silicon-pad-high-adhesive-bumpon_60397139143.html?spm=a2700.8443308.0.0.102a3e5fSXT4V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 Week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UKU</text:p>
          </table:table-cell>
          <table:table-cell office:value-type="string" calcext:value-type="string">
            <text:p>2018.08.20.</text:p>
          </table:table-cell>
          <table:table-cell table:number-columns-repeated="5"/>
        </table:table-row>
        <table:table-row table:style-name="ro1">
          <table:table-cell table:formula="of:=[.I82]&amp;&quot;   &quot;&amp;[.J82]" office:value-type="string" office:string-value="   " calcext:value-type="string">
            <text:p><text:s text:c="3"/></text:p>
          </table:table-cell>
          <table:table-cell table:formula="of:=[.A82] &amp; [.D82]" office:value-type="string" office:string-value="   Miss!" calcext:value-type="string">
            <text:p><text:s text:c="3"/>Miss!</text:p>
          </table:table-cell>
          <table:table-cell table:formula="of:=VLOOKUP([.A82];[TestBOM.$H$10:.$K$99];4;0)" office:value-type="float" office:value="0" calcext:value-type="float">
            <text:p>0</text:p>
          </table:table-cell>
          <table:table-cell table:formula="of:=IFNA(LOOKUP([.C82];[.S82:.W82];[.X82:.AB82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83]&amp;&quot;   &quot;&amp;[.J83]" office:value-type="string" office:string-value="MECH_4X10MM_MAGNET_DIA   NULL" calcext:value-type="string">
            <text:p>MECH_4X10MM_MAGNET_DIA <text:s text:c="2"/>NULL</text:p>
          </table:table-cell>
          <table:table-cell table:formula="of:=[.A83] &amp; [.D83]" office:value-type="string" office:string-value="MECH_4X10MM_MAGNET_DIA   NULL84" calcext:value-type="string">
            <text:p>MECH_4X10MM_MAGNET_DIA <text:s text:c="2"/>NULL84</text:p>
          </table:table-cell>
          <table:table-cell table:formula="of:=VLOOKUP([.A83];[TestBOM.$H$10:.$K$99];4;0)" office:value-type="float" office:value="4000" calcext:value-type="float">
            <text:p>4000</text:p>
          </table:table-cell>
          <table:table-cell table:formula="of:=IFNA(LOOKUP([.C83];[.S83:.W83];[.X83:.AB83]);&quot;Miss!&quot;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MECHANIC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_4X10MM_MAGNET_D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netPlanet</text:p>
          </table:table-cell>
          <table:table-cell office:value-type="string" calcext:value-type="string">
            <text:p>R-4-10N45D </text:p>
          </table:table-cell>
          <table:table-cell office:value-type="string" calcext:value-type="string">
            <text:p>MagnetPlanet</text:p>
          </table:table-cell>
          <table:table-cell office:value-type="string" calcext:value-type="string">
            <text:p>https://magnetplanet.eu/index.php?oldal=magnes_adatlap&amp;cikkszam=R-4-10N45D&amp;tipus=Elemi%20magnese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SUKU</text:p>
          </table:table-cell>
          <table:table-cell office:value-type="string" calcext:value-type="string">
            <text:p>2018.08.20.</text:p>
          </table:table-cell>
          <table:table-cell table:number-columns-repeated="5"/>
        </table:table-row>
        <table:table-row table:style-name="ro1">
          <table:table-cell table:formula="of:=[.I84]&amp;&quot;   &quot;&amp;[.J84]" office:value-type="string" office:string-value="   " calcext:value-type="string">
            <text:p><text:s text:c="3"/></text:p>
          </table:table-cell>
          <table:table-cell table:formula="of:=[.A84] &amp; [.D84]" office:value-type="string" office:string-value="   Miss!" calcext:value-type="string">
            <text:p><text:s text:c="3"/>Miss!</text:p>
          </table:table-cell>
          <table:table-cell table:formula="of:=VLOOKUP([.A84];[TestBOM.$H$10:.$K$99];4;0)" office:value-type="float" office:value="0" calcext:value-type="float">
            <text:p>0</text:p>
          </table:table-cell>
          <table:table-cell table:formula="of:=IFNA(LOOKUP([.C84];[.S84:.W84];[.X84:.AB84]);&quot;Miss!&quot;)" office:value-type="string" office:string-value="Miss!" calcext:value-type="string">
            <text:p>Miss!</text:p>
          </table:table-cell>
          <table:table-cell table:number-columns-repeated="12"/>
          <table:table-cell table:style-name="ce32"/>
          <table:table-cell table:number-columns-repeated="18"/>
        </table:table-row>
        <table:table-row table:style-name="ro1">
          <table:table-cell table:number-columns-repeated="16"/>
          <table:table-cell table:style-name="ce32"/>
          <table:table-cell table:number-columns-repeated="18"/>
        </table:table-row>
        <table:table-row table:style-name="ro1">
          <table:table-cell table:formula="of:=[.I86]&amp;&quot;   &quot;&amp;[.J86]" office:value-type="string" office:string-value="   " calcext:value-type="string">
            <text:p><text:s text:c="3"/></text:p>
          </table:table-cell>
          <table:table-cell table:formula="of:=[.A86] &amp; [.D86]" office:value-type="string" office:string-value="   Miss!" calcext:value-type="string">
            <text:p><text:s text:c="3"/>Miss!</text:p>
          </table:table-cell>
          <table:table-cell table:formula="of:=VLOOKUP([.A86];[TestBOM.$H$10:.$K$99];4;0)" office:value-type="float" office:value="0" calcext:value-type="float">
            <text:p>0</text:p>
          </table:table-cell>
          <table:table-cell table:formula="of:=IFNA(LOOKUP([.C86];[.S86:.W86];[.X86:.AB86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87]&amp;&quot;   &quot;&amp;[.J87]" office:value-type="string" office:string-value="MECH_LED_LIGHTPIPE   NULL" calcext:value-type="string">
            <text:p>MECH_LED_LIGHTPIPE <text:s text:c="2"/>NULL</text:p>
          </table:table-cell>
          <table:table-cell table:formula="of:=[.A87] &amp; [.D87]" office:value-type="string" office:string-value="MECH_LED_LIGHTPIPE   NULL15" calcext:value-type="string">
            <text:p>MECH_LED_LIGHTPIPE <text:s text:c="2"/>NULL15</text:p>
          </table:table-cell>
          <table:table-cell table:formula="of:=VLOOKUP([.A87];[TestBOM.$H$10:.$K$99];4;0)" office:value-type="float" office:value="8000" calcext:value-type="float">
            <text:p>8000</text:p>
          </table:table-cell>
          <table:table-cell table:formula="of:=IFNA(LOOKUP([.C87];[.S87:.W87];[.X87:.AB87]);&quot;Miss!&quot;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ECHANIC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_LED_LIGHTPI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GOK</text:p>
          </table:table-cell>
          <table:table-cell office:value-type="string" calcext:value-type="string">
            <text:p>MECH_LED_LIGHTPIPE</text:p>
          </table:table-cell>
          <table:table-cell office:value-type="string" calcext:value-type="string">
            <text:p>Alibaba</text:p>
          </table:table-cell>
          <table:table-cell office:value-type="string" calcext:value-type="string">
            <text:p>https://hgok.en.alibaba.com/?spm=a2700.8304367.topnav.1.3a8a413c3b7KPx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 Week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UKU</text:p>
          </table:table-cell>
          <table:table-cell office:value-type="string" calcext:value-type="string">
            <text:p>2018.08.20.</text:p>
          </table:table-cell>
          <table:table-cell table:number-columns-repeated="5"/>
        </table:table-row>
        <table:table-row table:style-name="ro1">
          <table:table-cell table:formula="of:=[.I88]&amp;&quot;   &quot;&amp;[.J88]" office:value-type="string" office:string-value="   " calcext:value-type="string">
            <text:p><text:s text:c="3"/></text:p>
          </table:table-cell>
          <table:table-cell table:formula="of:=[.A88] &amp; [.D88]" office:value-type="string" office:string-value="   Miss!" calcext:value-type="string">
            <text:p><text:s text:c="3"/>Miss!</text:p>
          </table:table-cell>
          <table:table-cell table:formula="of:=VLOOKUP([.A88];[TestBOM.$H$10:.$K$99];4;0)" office:value-type="float" office:value="0" calcext:value-type="float">
            <text:p>0</text:p>
          </table:table-cell>
          <table:table-cell table:formula="of:=IFNA(LOOKUP([.C88];[.S88:.W88];[.X88:.AB88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89]&amp;&quot;   &quot;&amp;[.J89]" office:value-type="string" office:string-value="MECH_POT_CAP   NULL" calcext:value-type="string">
            <text:p>MECH_POT_CAP <text:s text:c="2"/>NULL</text:p>
          </table:table-cell>
          <table:table-cell table:formula="of:=[.A89] &amp; [.D89]" office:value-type="string" office:string-value="MECH_POT_CAP   NULL49" calcext:value-type="string">
            <text:p>MECH_POT_CAP <text:s text:c="2"/>NULL49</text:p>
          </table:table-cell>
          <table:table-cell table:formula="of:=VLOOKUP([.A89];[TestBOM.$H$10:.$K$99];4;0)" office:value-type="float" office:value="8000" calcext:value-type="float">
            <text:p>8000</text:p>
          </table:table-cell>
          <table:table-cell table:formula="of:=IFNA(LOOKUP([.C89];[.S89:.W89];[.X89:.AB89]);&quot;Miss!&quot;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MECHANIC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_POT_CA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ia Shin</text:p>
          </table:table-cell>
          <table:table-cell office:value-type="string" calcext:value-type="string">
            <text:p>CR-R4-7C6-270D</text:p>
          </table:table-cell>
          <table:table-cell office:value-type="string" calcext:value-type="string">
            <text:p>Chia Shin</text:p>
          </table:table-cell>
          <table:table-cell office:value-type="string" calcext:value-type="string">
            <text:p>http://www.chiashinknobs.com.tw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3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SUKU</text:p>
          </table:table-cell>
          <table:table-cell office:value-type="string" calcext:value-type="string">
            <text:p>2018.08.20.</text:p>
          </table:table-cell>
          <table:table-cell table:number-columns-repeated="5"/>
        </table:table-row>
        <table:table-row table:style-name="ro1">
          <table:table-cell table:formula="of:=[.I90]&amp;&quot;   &quot;&amp;[.J90]" office:value-type="string" office:string-value="MECH_POT_CAP   NULL" calcext:value-type="string">
            <text:p>MECH_POT_CAP <text:s text:c="2"/>NULL</text:p>
          </table:table-cell>
          <table:table-cell table:formula="of:=[.A90] &amp; [.D90]" office:value-type="string" office:string-value="MECH_POT_CAP   NULL75" calcext:value-type="string">
            <text:p>MECH_POT_CAP <text:s text:c="2"/>NULL75</text:p>
          </table:table-cell>
          <table:table-cell table:formula="of:=VLOOKUP([.A90];[TestBOM.$H$10:.$K$99];4;0)" office:value-type="float" office:value="8000" calcext:value-type="float">
            <text:p>8000</text:p>
          </table:table-cell>
          <table:table-cell table:formula="of:=IFNA(LOOKUP([.C90];[.S90:.W90];[.X90:.AB90]);&quot;Miss!&quot;)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MECHANIC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_POT_CA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EP</text:p>
          </table:table-cell>
          <table:table-cell office:value-type="string" calcext:value-type="string">
            <text:p>CR-R4-7C6-270D</text:p>
          </table:table-cell>
          <table:table-cell office:value-type="string" calcext:value-type="string">
            <text:p>OEP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9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SUKU</text:p>
          </table:table-cell>
          <table:table-cell office:value-type="string" calcext:value-type="string">
            <text:p>2018.08.20.</text:p>
          </table:table-cell>
          <table:table-cell table:number-columns-repeated="5"/>
        </table:table-row>
        <table:table-row table:style-name="ro1">
          <table:table-cell table:formula="of:=[.I91]&amp;&quot;   &quot;&amp;[.J91]" office:value-type="string" office:string-value="   " calcext:value-type="string">
            <text:p><text:s text:c="3"/></text:p>
          </table:table-cell>
          <table:table-cell table:formula="of:=[.A91] &amp; [.D91]" office:value-type="string" office:string-value="   Miss!" calcext:value-type="string">
            <text:p><text:s text:c="3"/>Miss!</text:p>
          </table:table-cell>
          <table:table-cell table:formula="of:=VLOOKUP([.A91];[TestBOM.$H$10:.$K$99];4;0)" office:value-type="float" office:value="0" calcext:value-type="float">
            <text:p>0</text:p>
          </table:table-cell>
          <table:table-cell table:formula="of:=IFNA(LOOKUP([.C91];[.S91:.W91];[.X91:.AB91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92]&amp;&quot;   &quot;&amp;[.J92]" office:value-type="string" office:string-value="MECH_G4_PLASTIC_BOTTOM   NULL" calcext:value-type="string">
            <text:p>MECH_G4_PLASTIC_BOTTOM <text:s text:c="2"/>NULL</text:p>
          </table:table-cell>
          <table:table-cell table:formula="of:=[.A92] &amp; [.D92]" office:value-type="string" office:string-value="MECH_G4_PLASTIC_BOTTOM   NULL549" calcext:value-type="string">
            <text:p>MECH_G4_PLASTIC_BOTTOM <text:s text:c="2"/>NULL549</text:p>
          </table:table-cell>
          <table:table-cell table:formula="of:=VLOOKUP([.A92];[TestBOM.$H$10:.$K$99];4;0)" office:value-type="float" office:value="500" calcext:value-type="float">
            <text:p>500</text:p>
          </table:table-cell>
          <table:table-cell table:formula="of:=IFNA(LOOKUP([.C92];[.S92:.W92];[.X92:.AB92]);&quot;Miss!&quot;)" office:value-type="float" office:value="549" calcext:value-type="float">
            <text:p>549</text:p>
          </table:table-cell>
          <table:table-cell table:number-columns-repeated="2"/>
          <table:table-cell office:value-type="string" calcext:value-type="string">
            <text:p>MECHANIC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_G4_PLASTIC_BOTT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rapid</text:p>
          </table:table-cell>
          <table:table-cell office:value-type="string" calcext:value-type="string">
            <text:p>MECH_G4_PLASTIC_BOTTOM</text:p>
          </table:table-cell>
          <table:table-cell office:value-type="string" calcext:value-type="string">
            <text:p>China</text:p>
          </table:table-cell>
          <table:table-cell table:number-columns-repeated="2"/>
          <table:table-cell office:value-type="string" calcext:value-type="string">
            <text:p>6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office:value-type="float" office:value="549" calcext:value-type="float">
            <text:p>549</text:p>
          </table:table-cell>
          <table:table-cell table:number-columns-repeated="7"/>
          <table:table-cell office:value-type="string" calcext:value-type="string">
            <text:p>TOOLING</text:p>
          </table:table-cell>
          <table:table-cell office:value-type="float" office:value="1178128" calcext:value-type="float">
            <text:p>1178128</text:p>
          </table:table-cell>
          <table:table-cell/>
        </table:table-row>
        <table:table-row table:style-name="ro1">
          <table:table-cell table:formula="of:=[.I93]&amp;&quot;   &quot;&amp;[.J93]" office:value-type="string" office:string-value="   " calcext:value-type="string">
            <text:p><text:s text:c="3"/></text:p>
          </table:table-cell>
          <table:table-cell table:formula="of:=[.A93] &amp; [.D93]" office:value-type="string" office:string-value="   Miss!" calcext:value-type="string">
            <text:p><text:s text:c="3"/>Miss!</text:p>
          </table:table-cell>
          <table:table-cell table:formula="of:=VLOOKUP([.A93];[TestBOM.$H$10:.$K$99];4;0)" office:value-type="float" office:value="0" calcext:value-type="float">
            <text:p>0</text:p>
          </table:table-cell>
          <table:table-cell table:formula="of:=IFNA(LOOKUP([.C93];[.S93:.W93];[.X93:.AB93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94]&amp;&quot;   &quot;&amp;[.J94]" office:value-type="string" office:string-value="MECH_G4_PLASTIC_TOP   NULL" calcext:value-type="string">
            <text:p>MECH_G4_PLASTIC_TOP <text:s text:c="2"/>NULL</text:p>
          </table:table-cell>
          <table:table-cell table:formula="of:=[.A94] &amp; [.D94]" office:value-type="string" office:string-value="MECH_G4_PLASTIC_TOP   NULL422" calcext:value-type="string">
            <text:p>MECH_G4_PLASTIC_TOP <text:s text:c="2"/>NULL422</text:p>
          </table:table-cell>
          <table:table-cell table:formula="of:=VLOOKUP([.A94];[TestBOM.$H$10:.$K$99];4;0)" office:value-type="float" office:value="500" calcext:value-type="float">
            <text:p>500</text:p>
          </table:table-cell>
          <table:table-cell table:formula="of:=IFNA(LOOKUP([.C94];[.S94:.W94];[.X94:.AB94]);&quot;Miss!&quot;)" office:value-type="float" office:value="422" calcext:value-type="float">
            <text:p>422</text:p>
          </table:table-cell>
          <table:table-cell table:number-columns-repeated="2"/>
          <table:table-cell office:value-type="string" calcext:value-type="string">
            <text:p>MECHANIC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_G4_PLASTIC_TO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rapid</text:p>
          </table:table-cell>
          <table:table-cell office:value-type="string" calcext:value-type="string">
            <text:p>MECH_G4_PLASTIC_TOP</text:p>
          </table:table-cell>
          <table:table-cell office:value-type="string" calcext:value-type="string">
            <text:p>China</text:p>
          </table:table-cell>
          <table:table-cell table:number-columns-repeated="2"/>
          <table:table-cell office:value-type="string" calcext:value-type="string">
            <text:p>6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662" calcext:value-type="float">
            <text:p>662</text:p>
          </table:table-cell>
          <table:table-cell office:value-type="float" office:value="422" calcext:value-type="float">
            <text:p>422</text:p>
          </table:table-cell>
          <table:table-cell table:number-columns-repeated="7"/>
          <table:table-cell office:value-type="string" calcext:value-type="string">
            <text:p>TOOLING</text:p>
          </table:table-cell>
          <table:table-cell office:value-type="float" office:value="1065388" calcext:value-type="float">
            <text:p>1065388</text:p>
          </table:table-cell>
          <table:table-cell/>
        </table:table-row>
        <table:table-row table:style-name="ro1">
          <table:table-cell table:formula="of:=[.I95]&amp;&quot;   &quot;&amp;[.J95]" office:value-type="string" office:string-value="   " calcext:value-type="string">
            <text:p><text:s text:c="3"/></text:p>
          </table:table-cell>
          <table:table-cell table:formula="of:=[.A95] &amp; [.D95]" office:value-type="string" office:string-value="   Miss!" calcext:value-type="string">
            <text:p><text:s text:c="3"/>Miss!</text:p>
          </table:table-cell>
          <table:table-cell table:formula="of:=VLOOKUP([.A95];[TestBOM.$H$10:.$K$99];4;0)" office:value-type="float" office:value="0" calcext:value-type="float">
            <text:p>0</text:p>
          </table:table-cell>
          <table:table-cell table:formula="of:=IFNA(LOOKUP([.C95];[.S95:.W95];[.X95:.AB95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96]&amp;&quot;   &quot;&amp;[.J96]" office:value-type="string" office:string-value="MECH_G4_PCB   NULL" calcext:value-type="string">
            <text:p>MECH_G4_PCB <text:s text:c="2"/>NULL</text:p>
          </table:table-cell>
          <table:table-cell table:formula="of:=[.A96] &amp; [.D96]" office:value-type="string" office:string-value="MECH_G4_PCB   NULL577" calcext:value-type="string">
            <text:p>MECH_G4_PCB <text:s text:c="2"/>NULL577</text:p>
          </table:table-cell>
          <table:table-cell table:formula="of:=VLOOKUP([.A96];[TestBOM.$H$10:.$K$99];4;0)" office:value-type="float" office:value="500" calcext:value-type="float">
            <text:p>500</text:p>
          </table:table-cell>
          <table:table-cell table:formula="of:=IFNA(LOOKUP([.C96];[.S96:.W96];[.X96:.AB96]);&quot;Miss!&quot;)" office:value-type="float" office:value="577" calcext:value-type="float">
            <text:p>577</text:p>
          </table:table-cell>
          <table:table-cell table:number-columns-repeated="2"/>
          <table:table-cell office:value-type="string" calcext:value-type="string">
            <text:p>MECHANIC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_G4_PC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MECH_G4_PCB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1 Week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409" calcext:value-type="float">
            <text:p>1409</text:p>
          </table:table-cell>
          <table:table-cell office:value-type="float" office:value="735" calcext:value-type="float">
            <text:p>735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/>
          <table:table-cell table:formula="of:=[.A97] &amp; [.D97]" office:value-type="string" office:string-value="Miss!" calcext:value-type="string">
            <text:p>Miss!</text:p>
          </table:table-cell>
          <table:table-cell table:formula="of:=VLOOKUP([.A97];[TestBOM.$H$10:.$K$99];4;0)" office:value-type="string" office:string-value="" calcext:value-type="error">
            <text:p>#N/A</text:p>
          </table:table-cell>
          <table:table-cell table:formula="of:=IFNA(LOOKUP([.C97];[.S97:.W97];[.X97:.AB97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98]&amp;&quot;   &quot;&amp;[.J98]" office:value-type="string" office:string-value="MECH_FRONTPANEL_P16   NULL" calcext:value-type="string">
            <text:p>MECH_FRONTPANEL_P16 <text:s text:c="2"/>NULL</text:p>
          </table:table-cell>
          <table:table-cell table:formula="of:=[.A98] &amp; [.D98]" office:value-type="string" office:string-value="MECH_FRONTPANEL_P16   NULL2959" calcext:value-type="string">
            <text:p>MECH_FRONTPANEL_P16 <text:s text:c="2"/>NULL2959</text:p>
          </table:table-cell>
          <table:table-cell table:formula="of:=VLOOKUP([.A98];[TestBOM.$H$10:.$K$99];4;0)" office:value-type="float" office:value="500" calcext:value-type="float">
            <text:p>500</text:p>
          </table:table-cell>
          <table:table-cell table:formula="of:=IFNA(LOOKUP([.C98];[.S98:.W98];[.X98:.AB98]);&quot;Miss!&quot;)" office:value-type="float" office:value="2959" calcext:value-type="float">
            <text:p>2959</text:p>
          </table:table-cell>
          <table:table-cell table:number-columns-repeated="2"/>
          <table:table-cell office:value-type="string" calcext:value-type="string">
            <text:p>MECHANIC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_FRONTPANEL_P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rapid</text:p>
          </table:table-cell>
          <table:table-cell office:value-type="string" calcext:value-type="string">
            <text:p>MECH_FRONTPANEL_P16</text:p>
          </table:table-cell>
          <table:table-cell office:value-type="string" calcext:value-type="string">
            <text:p>China</text:p>
          </table:table-cell>
          <table:table-cell table:number-columns-repeated="2"/>
          <table:table-cell office:value-type="string" calcext:value-type="string">
            <text:p>2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3720" calcext:value-type="float">
            <text:p>3720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formula="of:=[.I99]&amp;&quot;   &quot;&amp;[.J99]" office:value-type="string" office:string-value="MECH_FRONTPANEL_P16   NULL" calcext:value-type="string">
            <text:p>MECH_FRONTPANEL_P16 <text:s text:c="2"/>NULL</text:p>
          </table:table-cell>
          <table:table-cell table:formula="of:=[.A99] &amp; [.D99]" office:value-type="string" office:string-value="MECH_FRONTPANEL_P16   NULL2395" calcext:value-type="string">
            <text:p>MECH_FRONTPANEL_P16 <text:s text:c="2"/>NULL2395</text:p>
          </table:table-cell>
          <table:table-cell table:formula="of:=VLOOKUP([.A99];[TestBOM.$H$10:.$K$99];4;0)" office:value-type="float" office:value="500" calcext:value-type="float">
            <text:p>500</text:p>
          </table:table-cell>
          <table:table-cell table:formula="of:=IFNA(LOOKUP([.C99];[.S99:.W99];[.X99:.AB99]);&quot;Miss!&quot;)" office:value-type="float" office:value="2395" calcext:value-type="float">
            <text:p>2395</text:p>
          </table:table-cell>
          <table:table-cell table:number-columns-repeated="2"/>
          <table:table-cell office:value-type="string" calcext:value-type="string">
            <text:p>MECHANIC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_FRONTPANEL_P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wart</text:p>
          </table:table-cell>
          <table:table-cell office:value-type="string" calcext:value-type="string">
            <text:p>MECH_FRONTPANEL_P16</text:p>
          </table:table-cell>
          <table:table-cell office:value-type="string" calcext:value-type="string">
            <text:p>EU</text:p>
          </table:table-cell>
          <table:table-cell table:number-columns-repeated="2"/>
          <table:table-cell office:value-type="string" calcext:value-type="string">
            <text:p>3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2" office:value-type="float" office:value="2395" calcext:value-type="float">
            <text:p>2395</text:p>
          </table:table-cell>
          <table:table-cell table:number-columns-repeated="10"/>
        </table:table-row>
        <table:table-row table:style-name="ro1">
          <table:table-cell table:formula="of:=[.I100]&amp;&quot;   &quot;&amp;[.J100]" office:value-type="string" office:string-value="MECH_FRONTPANEL_P16   NULL" calcext:value-type="string">
            <text:p>MECH_FRONTPANEL_P16 <text:s text:c="2"/>NULL</text:p>
          </table:table-cell>
          <table:table-cell table:formula="of:=[.A100] &amp; [.D100]" office:value-type="string" office:string-value="MECH_FRONTPANEL_P16   NULL2280" calcext:value-type="string">
            <text:p>MECH_FRONTPANEL_P16 <text:s text:c="2"/>NULL2280</text:p>
          </table:table-cell>
          <table:table-cell table:formula="of:=VLOOKUP([.A100];[TestBOM.$H$10:.$K$99];4;0)" office:value-type="float" office:value="500" calcext:value-type="float">
            <text:p>500</text:p>
          </table:table-cell>
          <table:table-cell table:style-name="ce15" table:formula="of:=IFNA(LOOKUP([.C100];[.S100:.W100];[.X100:.AB100]);&quot;Miss!&quot;)" office:value-type="float" office:value="2280" calcext:value-type="float">
            <text:p>2280</text:p>
          </table:table-cell>
          <table:table-cell table:number-columns-repeated="2"/>
          <table:table-cell office:value-type="string" calcext:value-type="string">
            <text:p>MECHANIC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_FRONTPANEL_P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vometal</text:p>
          </table:table-cell>
          <table:table-cell office:value-type="string" calcext:value-type="string">
            <text:p>MECH_FRONTPANEL_P16</text:p>
          </table:table-cell>
          <table:table-cell office:value-type="string" calcext:value-type="string">
            <text:p>HU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3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number-columns-repeated="2" office:value-type="float" office:value="2280" calcext:value-type="float">
            <text:p>2280</text:p>
          </table:table-cell>
          <table:table-cell table:number-columns-repeated="10"/>
        </table:table-row>
        <table:table-row table:style-name="ro1">
          <table:table-cell table:formula="of:=[.I101]&amp;&quot;   &quot;&amp;[.J101]" office:value-type="string" office:string-value="MECH_B2,2X14_SELFT   NULL" calcext:value-type="string">
            <text:p>MECH_B2,2X14_SELFT <text:s text:c="2"/>NULL</text:p>
          </table:table-cell>
          <table:table-cell table:formula="of:=[.A101] &amp; [.D101]" office:value-type="string" office:string-value="MECH_B2,2X14_SELFT   NULL7.65" calcext:value-type="string">
            <text:p>MECH_B2,2X14_SELFT <text:s text:c="2"/>NULL7.65</text:p>
          </table:table-cell>
          <table:table-cell table:formula="of:=VLOOKUP([.A101];[TestBOM.$H$10:.$K$99];4;0)" office:value-type="float" office:value="2000" calcext:value-type="float">
            <text:p>2000</text:p>
          </table:table-cell>
          <table:table-cell table:formula="of:=IFNA(LOOKUP([.C101];[.S101:.W101];[.X101:.AB101]);&quot;Miss!&quot;)" office:value-type="float" office:value="7.65" calcext:value-type="float">
            <text:p>7.65</text:p>
          </table:table-cell>
          <table:table-cell table:number-columns-repeated="2"/>
          <table:table-cell office:value-type="string" calcext:value-type="string">
            <text:p>MECHANIC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_B2,2X14_SELF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ssard</text:p>
          </table:table-cell>
          <table:table-cell table:style-name="ce30" office:value-type="float" office:value="3860643" calcext:value-type="float">
            <text:p>386064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b2.2x14_bn82427_bk/screws/bossard/3860643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known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9.72" calcext:value-type="float">
            <text:p>9.72</text:p>
          </table:table-cell>
          <table:table-cell office:value-type="float" office:value="7.65" calcext:value-type="float">
            <text:p>7.65</text:p>
          </table:table-cell>
          <table:table-cell office:value-type="float" office:value="6.09" calcext:value-type="float">
            <text:p>6.09</text:p>
          </table:table-cell>
          <table:table-cell table:number-columns-repeated="2"/>
          <table:table-cell office:value-type="string" calcext:value-type="string">
            <text:p>SUKU</text:p>
          </table:table-cell>
          <table:table-cell office:value-type="string" calcext:value-type="string">
            <text:p>2018.10.03.</text:p>
          </table:table-cell>
          <table:table-cell table:number-columns-repeated="5"/>
        </table:table-row>
        <table:table-row table:style-name="ro1">
          <table:table-cell table:formula="of:=[.I102]&amp;&quot;   &quot;&amp;[.J102]" office:value-type="string" office:string-value="   " calcext:value-type="string">
            <text:p><text:s text:c="3"/></text:p>
          </table:table-cell>
          <table:table-cell table:formula="of:=[.A102] &amp; [.D102]" office:value-type="string" office:string-value="   Miss!" calcext:value-type="string">
            <text:p><text:s text:c="3"/>Miss!</text:p>
          </table:table-cell>
          <table:table-cell table:formula="of:=VLOOKUP([.A102];[TestBOM.$H$10:.$K$99];4;0)" office:value-type="float" office:value="0" calcext:value-type="float">
            <text:p>0</text:p>
          </table:table-cell>
          <table:table-cell table:formula="of:=IFNA(LOOKUP([.C102];[.S102:.W102];[.X102:.AB102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103]&amp;&quot;   &quot;&amp;[.J103]" office:value-type="string" office:string-value="J POGO 1   J POGO 1" calcext:value-type="string">
            <text:p>J POGO 1 <text:s text:c="2"/>J POGO 1</text:p>
          </table:table-cell>
          <table:table-cell table:formula="of:=[.A103] &amp; [.D103]" office:value-type="string" office:string-value="J POGO 1   J POGO 130.8" calcext:value-type="string">
            <text:p>J POGO 1 <text:s text:c="2"/>J POGO 130.8</text:p>
          </table:table-cell>
          <table:table-cell table:formula="of:=VLOOKUP([.A103];[TestBOM.$H$10:.$K$99];4;0)" office:value-type="float" office:value="16000" calcext:value-type="float">
            <text:p>16000</text:p>
          </table:table-cell>
          <table:table-cell table:style-name="ce15" table:formula="of:=IFNA(LOOKUP([.C103];[.S103:.W103];[.X103:.AB103]);&quot;Miss!&quot;)" office:value-type="float" office:value="30.8" calcext:value-type="float">
            <text:p>30.8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  <table:table-cell table:number-columns-repeated="2" office:value-type="string" calcext:value-type="string">
            <text:p>J POGO 1</text:p>
          </table:table-cell>
          <table:table-cell office:value-type="string" calcext:value-type="string">
            <text:p>CF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number-columns-repeated="3" office:value-type="float" office:value="30.8" calcext:value-type="float">
            <text:p>30.8</text:p>
          </table:table-cell>
          <table:table-cell table:number-columns-repeated="2"/>
          <table:table-cell office:value-type="string" calcext:value-type="string">
            <text:p>SUKU</text:p>
          </table:table-cell>
          <table:table-cell office:value-type="string" calcext:value-type="string">
            <text:p>2018.11.06.</text:p>
          </table:table-cell>
          <table:table-cell table:number-columns-repeated="5"/>
        </table:table-row>
        <table:table-row table:style-name="ro1">
          <table:table-cell table:formula="of:=[.I104]&amp;&quot;   &quot;&amp;[.J104]" office:value-type="string" office:string-value="POT-SW-COMBO   POT-SW-COMBO" calcext:value-type="string">
            <text:p>POT-SW-COMBO <text:s text:c="2"/>POT-SW-COMBO</text:p>
          </table:table-cell>
          <table:table-cell table:formula="of:=[.A104] &amp; [.D104]" office:value-type="string" office:string-value="POT-SW-COMBO   POT-SW-COMBO76" calcext:value-type="string">
            <text:p>POT-SW-COMBO <text:s text:c="2"/>POT-SW-COMBO76</text:p>
          </table:table-cell>
          <table:table-cell table:formula="of:=VLOOKUP([.A104];[TestBOM.$H$10:.$K$99];4;0)" office:value-type="float" office:value="8000" calcext:value-type="float">
            <text:p>8000</text:p>
          </table:table-cell>
          <table:table-cell table:style-name="ce15" table:formula="of:=IFNA(LOOKUP([.C104];[.S104:.W104];[.X104:.AB104]);&quot;Miss!&quot;)" office:value-type="float" office:value="76" calcext:value-type="float">
            <text:p>76</text:p>
          </table:table-cell>
          <table:table-cell table:number-columns-repeated="2"/>
          <table:table-cell table:style-name="ce6" office:value-type="string" calcext:value-type="string">
            <text:p>Misc</text:p>
          </table:table-cell>
          <table:table-cell table:style-name="ce6"/>
          <table:table-cell table:number-columns-repeated="2" table:style-name="ce6" office:value-type="string" calcext:value-type="string">
            <text:p>POT-SW-COMBO</text:p>
          </table:table-cell>
          <table:table-cell table:style-name="ce6" office:value-type="string" calcext:value-type="string">
            <text:p>TT/Omron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table:formula="of:=[.I105]&amp;&quot;   &quot;&amp;[.J105]" office:value-type="string" office:string-value="   " calcext:value-type="string">
            <text:p><text:s text:c="3"/></text:p>
          </table:table-cell>
          <table:table-cell table:formula="of:=[.A105] &amp; [.D105]" office:value-type="string" office:string-value="   Miss!" calcext:value-type="string">
            <text:p><text:s text:c="3"/>Miss!</text:p>
          </table:table-cell>
          <table:table-cell table:formula="of:=VLOOKUP([.A105];[TestBOM.$H$10:.$K$99];4;0)" office:value-type="float" office:value="0" calcext:value-type="float">
            <text:p>0</text:p>
          </table:table-cell>
          <table:table-cell table:formula="of:=IFNA(LOOKUP([.C105];[.S105:.W105];[.X105:.AB105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106]&amp;&quot;   &quot;&amp;[.J106]" office:value-type="string" office:string-value="DMG1023UV-7   SUPERSOT-6" calcext:value-type="string">
            <text:p>DMG1023UV-7 <text:s text:c="2"/>SUPERSOT-6</text:p>
          </table:table-cell>
          <table:table-cell table:formula="of:=[.A106] &amp; [.D106]" office:value-type="string" office:string-value="DMG1023UV-7   SUPERSOT-628" calcext:value-type="string">
            <text:p>DMG1023UV-7 <text:s text:c="2"/>SUPERSOT-628</text:p>
          </table:table-cell>
          <table:table-cell table:formula="of:=VLOOKUP([.A106];[TestBOM.$H$10:.$K$99];4;0)" office:value-type="float" office:value="8000" calcext:value-type="float">
            <text:p>8000</text:p>
          </table:table-cell>
          <table:table-cell table:style-name="ce15" table:formula="of:=IFNA(LOOKUP([.C106];[.S106:.W106];[.X106:.AB106]);&quot;Miss!&quot;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ANSISTO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MG1023UV-7</text:p>
          </table:table-cell>
          <table:table-cell office:value-type="string" calcext:value-type="string">
            <text:p>SUPERSOT-6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1023UV-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621-DMG1023UV-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7 Weeks</text:p>
          </table:table-cell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KU</text:p>
          </table:table-cell>
          <table:table-cell office:value-type="string" calcext:value-type="string">
            <text:p>2018.11.06.</text:p>
          </table:table-cell>
          <table:table-cell table:number-columns-repeated="5"/>
        </table:table-row>
        <table:table-row table:style-name="ro1">
          <table:table-cell table:formula="of:=[.I107]&amp;&quot;   &quot;&amp;[.J107]" office:value-type="string" office:string-value="   " calcext:value-type="string">
            <text:p><text:s text:c="3"/></text:p>
          </table:table-cell>
          <table:table-cell table:formula="of:=[.A107] &amp; [.D107]" office:value-type="string" office:string-value="   Miss!" calcext:value-type="string">
            <text:p><text:s text:c="3"/>Miss!</text:p>
          </table:table-cell>
          <table:table-cell table:formula="of:=VLOOKUP([.A107];[TestBOM.$H$10:.$K$99];4;0)" office:value-type="float" office:value="0" calcext:value-type="float">
            <text:p>0</text:p>
          </table:table-cell>
          <table:table-cell table:formula="of:=IFNA(LOOKUP([.C107];[.S107:.W107];[.X107:.AB107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108]&amp;&quot;   &quot;&amp;[.J108]" office:value-type="string" office:string-value="   " calcext:value-type="string">
            <text:p><text:s text:c="3"/></text:p>
          </table:table-cell>
          <table:table-cell table:formula="of:=[.A108] &amp; [.D108]" office:value-type="string" office:string-value="   Miss!" calcext:value-type="string">
            <text:p><text:s text:c="3"/>Miss!</text:p>
          </table:table-cell>
          <table:table-cell table:formula="of:=VLOOKUP([.A108];[TestBOM.$H$10:.$K$99];4;0)" office:value-type="float" office:value="0" calcext:value-type="float">
            <text:p>0</text:p>
          </table:table-cell>
          <table:table-cell table:formula="of:=IFNA(LOOKUP([.C108];[.S108:.W108];[.X108:.AB108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109]&amp;&quot;   &quot;&amp;[.J109]" office:value-type="string" office:string-value="   " calcext:value-type="string">
            <text:p><text:s text:c="3"/></text:p>
          </table:table-cell>
          <table:table-cell table:formula="of:=[.A109] &amp; [.D109]" office:value-type="string" office:string-value="   Miss!" calcext:value-type="string">
            <text:p><text:s text:c="3"/>Miss!</text:p>
          </table:table-cell>
          <table:table-cell table:formula="of:=VLOOKUP([.A109];[TestBOM.$H$10:.$K$99];4;0)" office:value-type="float" office:value="0" calcext:value-type="float">
            <text:p>0</text:p>
          </table:table-cell>
          <table:table-cell table:formula="of:=IFNA(LOOKUP([.C109];[.S109:.W109];[.X109:.AB109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110]&amp;&quot;   &quot;&amp;[.J110]" office:value-type="string" office:string-value="   " calcext:value-type="string">
            <text:p><text:s text:c="3"/></text:p>
          </table:table-cell>
          <table:table-cell table:formula="of:=[.A110] &amp; [.D110]" office:value-type="string" office:string-value="   Miss!" calcext:value-type="string">
            <text:p><text:s text:c="3"/>Miss!</text:p>
          </table:table-cell>
          <table:table-cell table:formula="of:=VLOOKUP([.A110];[TestBOM.$H$10:.$K$99];4;0)" office:value-type="float" office:value="0" calcext:value-type="float">
            <text:p>0</text:p>
          </table:table-cell>
          <table:table-cell table:formula="of:=IFNA(LOOKUP([.C110];[.S110:.W110];[.X110:.AB110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111]&amp;&quot;   &quot;&amp;[.J111]" office:value-type="string" office:string-value="   " calcext:value-type="string">
            <text:p><text:s text:c="3"/></text:p>
          </table:table-cell>
          <table:table-cell table:formula="of:=[.A111] &amp; [.D111]" office:value-type="string" office:string-value="   Miss!" calcext:value-type="string">
            <text:p><text:s text:c="3"/>Miss!</text:p>
          </table:table-cell>
          <table:table-cell table:formula="of:=VLOOKUP([.A111];[TestBOM.$H$10:.$K$99];4;0)" office:value-type="float" office:value="0" calcext:value-type="float">
            <text:p>0</text:p>
          </table:table-cell>
          <table:table-cell table:formula="of:=IFNA(LOOKUP([.C111];[.S111:.W111];[.X111:.AB111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 table:formula="of:=[.I112]&amp;&quot;   &quot;&amp;[.J112]" office:value-type="string" office:string-value="   " calcext:value-type="string">
            <text:p><text:s text:c="3"/></text:p>
          </table:table-cell>
          <table:table-cell table:formula="of:=[.A112] &amp; [.D112]" office:value-type="string" office:string-value="   Miss!" calcext:value-type="string">
            <text:p><text:s text:c="3"/>Miss!</text:p>
          </table:table-cell>
          <table:table-cell table:formula="of:=VLOOKUP([.A112];[TestBOM.$H$10:.$K$99];4;0)" office:value-type="float" office:value="0" calcext:value-type="float">
            <text:p>0</text:p>
          </table:table-cell>
          <table:table-cell table:formula="of:=IFNA(LOOKUP([.C112];[.S112:.W112];[.X112:.AB112]);&quot;Miss!&quot;)" office:value-type="string" office:string-value="Miss!" calcext:value-type="string">
            <text:p>Miss!</text:p>
          </table:table-cell>
          <table:table-cell table:number-columns-repeated="31"/>
        </table:table-row>
        <table:table-row table:style-name="ro1">
          <table:table-cell/>
          <table:table-cell table:formula="of:=[.A113] &amp; [.D113]">
            <text:p/>
          </table:table-cell>
          <table:table-cell table:number-columns-repeated="33"/>
        </table:table-row>
        <table:table-row table:style-name="ro1">
          <table:table-cell/>
          <table:table-cell table:formula="of:=[.A114] &amp; [.D114]">
            <text:p/>
          </table:table-cell>
          <table:table-cell table:number-columns-repeated="33"/>
        </table:table-row>
        <table:table-row table:style-name="ro1">
          <table:table-cell/>
          <table:table-cell table:formula="of:=[.A115] &amp; [.D115]">
            <text:p/>
          </table:table-cell>
          <table:table-cell table:number-columns-repeated="33"/>
        </table:table-row>
        <table:table-row table:style-name="ro1">
          <table:table-cell/>
          <table:table-cell table:formula="of:=[.A116] &amp; [.D116]">
            <text:p/>
          </table:table-cell>
          <table:table-cell table:number-columns-repeated="33"/>
        </table:table-row>
        <table:table-row table:style-name="ro1">
          <table:table-cell/>
          <table:table-cell table:formula="of:=[.A117] &amp; [.D117]">
            <text:p/>
          </table:table-cell>
          <table:table-cell table:number-columns-repeated="33"/>
        </table:table-row>
        <table:table-row table:style-name="ro1">
          <table:table-cell/>
          <table:table-cell table:formula="of:=[.A118] &amp; [.D118]">
            <text:p/>
          </table:table-cell>
          <table:table-cell table:number-columns-repeated="33"/>
        </table:table-row>
        <table:table-row table:style-name="ro1">
          <table:table-cell/>
          <table:table-cell table:formula="of:=[.A119] &amp; [.D119]">
            <text:p/>
          </table:table-cell>
          <table:table-cell table:number-columns-repeated="33"/>
        </table:table-row>
        <table:table-row table:style-name="ro1">
          <table:table-cell/>
          <table:table-cell table:formula="of:=[.A120] &amp; [.D120]">
            <text:p/>
          </table:table-cell>
          <table:table-cell table:number-columns-repeated="33"/>
        </table:table-row>
        <table:table-row table:style-name="ro1">
          <table:table-cell/>
          <table:table-cell table:formula="of:=[.A121] &amp; [.D121]">
            <text:p/>
          </table:table-cell>
          <table:table-cell table:number-columns-repeated="33"/>
        </table:table-row>
        <table:table-row table:style-name="ro1">
          <table:table-cell/>
          <table:table-cell table:formula="of:=[.A122] &amp; [.D122]">
            <text:p/>
          </table:table-cell>
          <table:table-cell table:number-columns-repeated="33"/>
        </table:table-row>
        <table:table-row table:style-name="ro1">
          <table:table-cell/>
          <table:table-cell table:formula="of:=[.A123] &amp; [.D123]">
            <text:p/>
          </table:table-cell>
          <table:table-cell table:number-columns-repeated="33"/>
        </table:table-row>
        <table:table-row table:style-name="ro1">
          <table:table-cell/>
          <table:table-cell table:formula="of:=[.A124] &amp; [.D124]">
            <text:p/>
          </table:table-cell>
          <table:table-cell table:number-columns-repeated="33"/>
        </table:table-row>
        <table:table-row table:style-name="ro1">
          <table:table-cell/>
          <table:table-cell table:formula="of:=[.A125] &amp; [.D125]">
            <text:p/>
          </table:table-cell>
          <table:table-cell table:number-columns-repeated="33"/>
        </table:table-row>
        <table:table-row table:style-name="ro1">
          <table:table-cell/>
          <table:table-cell table:formula="of:=[.A126] &amp; [.D126]">
            <text:p/>
          </table:table-cell>
          <table:table-cell table:number-columns-repeated="33"/>
        </table:table-row>
        <table:table-row table:style-name="ro1">
          <table:table-cell/>
          <table:table-cell table:formula="of:=[.A127] &amp; [.D127]">
            <text:p/>
          </table:table-cell>
          <table:table-cell table:number-columns-repeated="33"/>
        </table:table-row>
        <table:table-row table:style-name="ro1">
          <table:table-cell/>
          <table:table-cell table:formula="of:=[.A128] &amp; [.D128]">
            <text:p/>
          </table:table-cell>
          <table:table-cell table:number-columns-repeated="33"/>
        </table:table-row>
        <table:table-row table:style-name="ro1">
          <table:table-cell/>
          <table:table-cell table:formula="of:=[.A129] &amp; [.D129]">
            <text:p/>
          </table:table-cell>
          <table:table-cell table:number-columns-repeated="33"/>
        </table:table-row>
        <table:table-row table:style-name="ro1">
          <table:table-cell/>
          <table:table-cell table:formula="of:=[.A130] &amp; [.D130]">
            <text:p/>
          </table:table-cell>
          <table:table-cell table:number-columns-repeated="33"/>
        </table:table-row>
        <table:table-row table:style-name="ro1">
          <table:table-cell/>
          <table:table-cell table:formula="of:=[.A131] &amp; [.D131]">
            <text:p/>
          </table:table-cell>
          <table:table-cell table:number-columns-repeated="33"/>
        </table:table-row>
        <table:table-row table:style-name="ro1">
          <table:table-cell/>
          <table:table-cell table:formula="of:=[.A132] &amp; [.D132]">
            <text:p/>
          </table:table-cell>
          <table:table-cell table:number-columns-repeated="33"/>
        </table:table-row>
        <table:table-row table:style-name="ro1">
          <table:table-cell/>
          <table:table-cell table:formula="of:=[.A133] &amp; [.D133]">
            <text:p/>
          </table:table-cell>
          <table:table-cell table:number-columns-repeated="33"/>
        </table:table-row>
        <table:table-row table:style-name="ro1">
          <table:table-cell/>
          <table:table-cell table:formula="of:=[.A134] &amp; [.D134]">
            <text:p/>
          </table:table-cell>
          <table:table-cell table:number-columns-repeated="33"/>
        </table:table-row>
        <table:table-row table:style-name="ro1">
          <table:table-cell/>
          <table:table-cell table:formula="of:=[.A135] &amp; [.D135]">
            <text:p/>
          </table:table-cell>
          <table:table-cell table:number-columns-repeated="33"/>
        </table:table-row>
        <table:table-row table:style-name="ro1">
          <table:table-cell/>
          <table:table-cell table:formula="of:=[.A136] &amp; [.D136]">
            <text:p/>
          </table:table-cell>
          <table:table-cell table:number-columns-repeated="33"/>
        </table:table-row>
        <table:table-row table:style-name="ro1">
          <table:table-cell/>
          <table:table-cell table:formula="of:=[.A137] &amp; [.D137]">
            <text:p/>
          </table:table-cell>
          <table:table-cell table:number-columns-repeated="33"/>
        </table:table-row>
        <table:table-row table:style-name="ro1">
          <table:table-cell/>
          <table:table-cell table:formula="of:=[.A138] &amp; [.D138]">
            <text:p/>
          </table:table-cell>
          <table:table-cell table:number-columns-repeated="33"/>
        </table:table-row>
        <table:table-row table:style-name="ro1">
          <table:table-cell/>
          <table:table-cell table:formula="of:=[.A139] &amp; [.D139]">
            <text:p/>
          </table:table-cell>
          <table:table-cell table:number-columns-repeated="33"/>
        </table:table-row>
        <table:table-row table:style-name="ro1">
          <table:table-cell/>
          <table:table-cell table:formula="of:=[.A140] &amp; [.D140]">
            <text:p/>
          </table:table-cell>
          <table:table-cell table:number-columns-repeated="33"/>
        </table:table-row>
        <table:table-row table:style-name="ro1">
          <table:table-cell/>
          <table:table-cell table:formula="of:=[.A141] &amp; [.D141]">
            <text:p/>
          </table:table-cell>
          <table:table-cell table:number-columns-repeated="33"/>
        </table:table-row>
        <table:table-row table:style-name="ro1">
          <table:table-cell/>
          <table:table-cell table:formula="of:=[.A142] &amp; [.D142]">
            <text:p/>
          </table:table-cell>
          <table:table-cell table:number-columns-repeated="33"/>
        </table:table-row>
        <table:table-row table:style-name="ro1">
          <table:table-cell/>
          <table:table-cell table:formula="of:=[.A143] &amp; [.D143]">
            <text:p/>
          </table:table-cell>
          <table:table-cell table:number-columns-repeated="33"/>
        </table:table-row>
        <table:table-row table:style-name="ro1">
          <table:table-cell/>
          <table:table-cell table:formula="of:=[.A144] &amp; [.D144]">
            <text:p/>
          </table:table-cell>
          <table:table-cell table:number-columns-repeated="33"/>
        </table:table-row>
        <table:table-row table:style-name="ro1">
          <table:table-cell/>
          <table:table-cell table:formula="of:=[.A145] &amp; [.D145]">
            <text:p/>
          </table:table-cell>
          <table:table-cell table:number-columns-repeated="33"/>
        </table:table-row>
        <table:table-row table:style-name="ro1">
          <table:table-cell/>
          <table:table-cell table:formula="of:=[.A146] &amp; [.D146]">
            <text:p/>
          </table:table-cell>
          <table:table-cell table:number-columns-repeated="33"/>
        </table:table-row>
        <table:table-row table:style-name="ro1">
          <table:table-cell/>
          <table:table-cell table:formula="of:=[.A147] &amp; [.D147]">
            <text:p/>
          </table:table-cell>
          <table:table-cell table:number-columns-repeated="33"/>
        </table:table-row>
        <table:table-row table:style-name="ro1">
          <table:table-cell/>
          <table:table-cell table:formula="of:=[.A148] &amp; [.D148]">
            <text:p/>
          </table:table-cell>
          <table:table-cell table:number-columns-repeated="33"/>
        </table:table-row>
        <table:table-row table:style-name="ro1">
          <table:table-cell/>
          <table:table-cell table:formula="of:=[.A149] &amp; [.D149]">
            <text:p/>
          </table:table-cell>
          <table:table-cell table:number-columns-repeated="33"/>
        </table:table-row>
        <table:table-row table:style-name="ro1">
          <table:table-cell/>
          <table:table-cell table:formula="of:=[.A150] &amp; [.D150]">
            <text:p/>
          </table:table-cell>
          <table:table-cell table:number-columns-repeated="33"/>
        </table:table-row>
        <table:table-row table:style-name="ro1">
          <table:table-cell/>
          <table:table-cell table:formula="of:=[.A151] &amp; [.D151]">
            <text:p/>
          </table:table-cell>
          <table:table-cell table:number-columns-repeated="33"/>
        </table:table-row>
        <table:table-row table:style-name="ro1">
          <table:table-cell/>
          <table:table-cell table:formula="of:=[.A152] &amp; [.D152]">
            <text:p/>
          </table:table-cell>
          <table:table-cell table:number-columns-repeated="33"/>
        </table:table-row>
        <table:table-row table:style-name="ro1">
          <table:table-cell/>
          <table:table-cell table:formula="of:=[.A153] &amp; [.D153]">
            <text:p/>
          </table:table-cell>
          <table:table-cell table:number-columns-repeated="33"/>
        </table:table-row>
        <table:table-row table:style-name="ro1">
          <table:table-cell/>
          <table:table-cell table:formula="of:=[.A154] &amp; [.D154]">
            <text:p/>
          </table:table-cell>
          <table:table-cell table:number-columns-repeated="33"/>
        </table:table-row>
        <table:table-row table:style-name="ro1">
          <table:table-cell/>
          <table:table-cell table:formula="of:=[.A155] &amp; [.D155]">
            <text:p/>
          </table:table-cell>
          <table:table-cell table:number-columns-repeated="33"/>
        </table:table-row>
        <table:table-row table:style-name="ro1">
          <table:table-cell/>
          <table:table-cell table:formula="of:=[.A156] &amp; [.D156]">
            <text:p/>
          </table:table-cell>
          <table:table-cell table:number-columns-repeated="33"/>
        </table:table-row>
        <table:table-row table:style-name="ro1">
          <table:table-cell/>
          <table:table-cell table:formula="of:=[.A157] &amp; [.D157]">
            <text:p/>
          </table:table-cell>
          <table:table-cell table:number-columns-repeated="33"/>
        </table:table-row>
        <table:table-row table:style-name="ro1">
          <table:table-cell/>
          <table:table-cell table:formula="of:=[.A158] &amp; [.D158]">
            <text:p/>
          </table:table-cell>
          <table:table-cell table:number-columns-repeated="33"/>
        </table:table-row>
        <table:table-row table:style-name="ro1">
          <table:table-cell/>
          <table:table-cell table:formula="of:=[.A159] &amp; [.D159]">
            <text:p/>
          </table:table-cell>
          <table:table-cell table:number-columns-repeated="33"/>
        </table:table-row>
        <table:table-row table:style-name="ro1">
          <table:table-cell/>
          <table:table-cell table:formula="of:=[.A160] &amp; [.D160]">
            <text:p/>
          </table:table-cell>
          <table:table-cell table:number-columns-repeated="33"/>
        </table:table-row>
        <table:table-row table:style-name="ro1">
          <table:table-cell/>
          <table:table-cell table:formula="of:=[.A161] &amp; [.D161]">
            <text:p/>
          </table:table-cell>
          <table:table-cell table:number-columns-repeated="33"/>
        </table:table-row>
        <table:table-row table:style-name="ro1">
          <table:table-cell/>
          <table:table-cell table:formula="of:=[.A162] &amp; [.D162]">
            <text:p/>
          </table:table-cell>
          <table:table-cell table:number-columns-repeated="33"/>
        </table:table-row>
        <table:table-row table:style-name="ro1">
          <table:table-cell/>
          <table:table-cell table:formula="of:=[.A163] &amp; [.D163]">
            <text:p/>
          </table:table-cell>
          <table:table-cell table:number-columns-repeated="33"/>
        </table:table-row>
        <table:table-row table:style-name="ro1">
          <table:table-cell/>
          <table:table-cell table:formula="of:=[.A164] &amp; [.D164]">
            <text:p/>
          </table:table-cell>
          <table:table-cell table:number-columns-repeated="33"/>
        </table:table-row>
        <table:table-row table:style-name="ro1">
          <table:table-cell/>
          <table:table-cell table:formula="of:=[.A165] &amp; [.D165]">
            <text:p/>
          </table:table-cell>
          <table:table-cell table:number-columns-repeated="33"/>
        </table:table-row>
        <table:table-row table:style-name="ro1">
          <table:table-cell/>
          <table:table-cell table:formula="of:=[.A166] &amp; [.D166]">
            <text:p/>
          </table:table-cell>
          <table:table-cell table:number-columns-repeated="33"/>
        </table:table-row>
        <table:table-row table:style-name="ro1">
          <table:table-cell/>
          <table:table-cell table:formula="of:=[.A167] &amp; [.D167]">
            <text:p/>
          </table:table-cell>
          <table:table-cell table:number-columns-repeated="33"/>
        </table:table-row>
        <table:table-row table:style-name="ro1">
          <table:table-cell/>
          <table:table-cell table:formula="of:=[.A168] &amp; [.D168]">
            <text:p/>
          </table:table-cell>
          <table:table-cell table:number-columns-repeated="33"/>
        </table:table-row>
        <table:table-row table:style-name="ro1">
          <table:table-cell/>
          <table:table-cell table:formula="of:=[.A169] &amp; [.D169]">
            <text:p/>
          </table:table-cell>
          <table:table-cell table:number-columns-repeated="33"/>
        </table:table-row>
        <table:table-row table:style-name="ro1">
          <table:table-cell/>
          <table:table-cell table:formula="of:=[.A170] &amp; [.D170]">
            <text:p/>
          </table:table-cell>
          <table:table-cell table:number-columns-repeated="33"/>
        </table:table-row>
        <table:table-row table:style-name="ro1">
          <table:table-cell/>
          <table:table-cell table:formula="of:=[.A171] &amp; [.D171]">
            <text:p/>
          </table:table-cell>
          <table:table-cell table:number-columns-repeated="33"/>
        </table:table-row>
        <table:table-row table:style-name="ro1">
          <table:table-cell/>
          <table:table-cell table:formula="of:=[.A172] &amp; [.D172]">
            <text:p/>
          </table:table-cell>
          <table:table-cell table:number-columns-repeated="33"/>
        </table:table-row>
        <table:table-row table:style-name="ro1">
          <table:table-cell/>
          <table:table-cell table:formula="of:=[.A173] &amp; [.D173]">
            <text:p/>
          </table:table-cell>
          <table:table-cell table:number-columns-repeated="33"/>
        </table:table-row>
        <table:table-row table:style-name="ro1">
          <table:table-cell/>
          <table:table-cell table:formula="of:=[.A174] &amp; [.D174]">
            <text:p/>
          </table:table-cell>
          <table:table-cell table:number-columns-repeated="33"/>
        </table:table-row>
        <table:table-row table:style-name="ro1">
          <table:table-cell/>
          <table:table-cell table:formula="of:=[.A175] &amp; [.D175]">
            <text:p/>
          </table:table-cell>
          <table:table-cell table:number-columns-repeated="33"/>
        </table:table-row>
        <table:table-row table:style-name="ro1">
          <table:table-cell/>
          <table:table-cell table:formula="of:=[.A176] &amp; [.D176]">
            <text:p/>
          </table:table-cell>
          <table:table-cell table:number-columns-repeated="33"/>
        </table:table-row>
        <table:table-row table:style-name="ro1">
          <table:table-cell/>
          <table:table-cell table:formula="of:=[.A177] &amp; [.D177]">
            <text:p/>
          </table:table-cell>
          <table:table-cell table:number-columns-repeated="33"/>
        </table:table-row>
        <table:table-row table:style-name="ro1">
          <table:table-cell/>
          <table:table-cell table:formula="of:=[.A178] &amp; [.D178]">
            <text:p/>
          </table:table-cell>
          <table:table-cell table:number-columns-repeated="33"/>
        </table:table-row>
        <table:table-row table:style-name="ro1">
          <table:table-cell/>
          <table:table-cell table:formula="of:=[.A179] &amp; [.D179]">
            <text:p/>
          </table:table-cell>
          <table:table-cell table:number-columns-repeated="33"/>
        </table:table-row>
        <table:table-row table:style-name="ro1">
          <table:table-cell/>
          <table:table-cell table:formula="of:=[.A180] &amp; [.D180]">
            <text:p/>
          </table:table-cell>
          <table:table-cell table:number-columns-repeated="33"/>
        </table:table-row>
        <table:table-row table:style-name="ro1">
          <table:table-cell/>
          <table:table-cell table:formula="of:=[.A181] &amp; [.D181]">
            <text:p/>
          </table:table-cell>
          <table:table-cell table:number-columns-repeated="33"/>
        </table:table-row>
        <table:table-row table:style-name="ro1">
          <table:table-cell/>
          <table:table-cell table:formula="of:=[.A182] &amp; [.D182]">
            <text:p/>
          </table:table-cell>
          <table:table-cell table:number-columns-repeated="33"/>
        </table:table-row>
        <table:table-row table:style-name="ro1">
          <table:table-cell/>
          <table:table-cell table:formula="of:=[.A183] &amp; [.D183]">
            <text:p/>
          </table:table-cell>
          <table:table-cell table:number-columns-repeated="33"/>
        </table:table-row>
        <table:table-row table:style-name="ro1">
          <table:table-cell/>
          <table:table-cell table:formula="of:=[.A184] &amp; [.D184]">
            <text:p/>
          </table:table-cell>
          <table:table-cell table:number-columns-repeated="33"/>
        </table:table-row>
        <table:table-row table:style-name="ro1">
          <table:table-cell/>
          <table:table-cell table:formula="of:=[.A185] &amp; [.D185]">
            <text:p/>
          </table:table-cell>
          <table:table-cell table:number-columns-repeated="33"/>
        </table:table-row>
        <table:table-row table:style-name="ro1">
          <table:table-cell/>
          <table:table-cell table:formula="of:=[.A186] &amp; [.D186]">
            <text:p/>
          </table:table-cell>
          <table:table-cell table:number-columns-repeated="33"/>
        </table:table-row>
        <table:table-row table:style-name="ro1">
          <table:table-cell/>
          <table:table-cell table:formula="of:=[.A187] &amp; [.D187]">
            <text:p/>
          </table:table-cell>
          <table:table-cell table:number-columns-repeated="33"/>
        </table:table-row>
        <table:table-row table:style-name="ro1">
          <table:table-cell/>
          <table:table-cell table:formula="of:=[.A188] &amp; [.D188]">
            <text:p/>
          </table:table-cell>
          <table:table-cell table:number-columns-repeated="33"/>
        </table:table-row>
        <table:table-row table:style-name="ro1">
          <table:table-cell/>
          <table:table-cell table:formula="of:=[.A189] &amp; [.D189]">
            <text:p/>
          </table:table-cell>
          <table:table-cell table:number-columns-repeated="33"/>
        </table:table-row>
        <table:table-row table:style-name="ro1">
          <table:table-cell/>
          <table:table-cell table:formula="of:=[.A190] &amp; [.D190]">
            <text:p/>
          </table:table-cell>
          <table:table-cell table:number-columns-repeated="33"/>
        </table:table-row>
        <table:table-row table:style-name="ro1">
          <table:table-cell/>
          <table:table-cell table:formula="of:=[.A191] &amp; [.D191]">
            <text:p/>
          </table:table-cell>
          <table:table-cell table:number-columns-repeated="33"/>
        </table:table-row>
        <table:table-row table:style-name="ro1">
          <table:table-cell/>
          <table:table-cell table:formula="of:=[.A192] &amp; [.D192]">
            <text:p/>
          </table:table-cell>
          <table:table-cell table:number-columns-repeated="33"/>
        </table:table-row>
        <table:table-row table:style-name="ro1">
          <table:table-cell/>
          <table:table-cell table:formula="of:=[.A193] &amp; [.D193]">
            <text:p/>
          </table:table-cell>
          <table:table-cell table:number-columns-repeated="33"/>
        </table:table-row>
        <table:table-row table:style-name="ro1">
          <table:table-cell/>
          <table:table-cell table:formula="of:=[.A194] &amp; [.D194]">
            <text:p/>
          </table:table-cell>
          <table:table-cell table:number-columns-repeated="33"/>
        </table:table-row>
        <table:table-row table:style-name="ro1">
          <table:table-cell/>
          <table:table-cell table:formula="of:=[.A195] &amp; [.D195]">
            <text:p/>
          </table:table-cell>
          <table:table-cell table:number-columns-repeated="33"/>
        </table:table-row>
        <table:table-row table:style-name="ro1">
          <table:table-cell/>
          <table:table-cell table:formula="of:=[.A196] &amp; [.D196]">
            <text:p/>
          </table:table-cell>
          <table:table-cell table:number-columns-repeated="33"/>
        </table:table-row>
        <table:table-row table:style-name="ro1">
          <table:table-cell/>
          <table:table-cell table:formula="of:=[.A197] &amp; [.D197]">
            <text:p/>
          </table:table-cell>
          <table:table-cell table:number-columns-repeated="33"/>
        </table:table-row>
        <table:table-row table:style-name="ro1">
          <table:table-cell/>
          <table:table-cell table:formula="of:=[.A198] &amp; [.D198]">
            <text:p/>
          </table:table-cell>
          <table:table-cell table:number-columns-repeated="33"/>
        </table:table-row>
        <table:table-row table:style-name="ro1">
          <table:table-cell/>
          <table:table-cell table:formula="of:=[.A199] &amp; [.D199]">
            <text:p/>
          </table:table-cell>
          <table:table-cell table:number-columns-repeated="33"/>
        </table:table-row>
        <table:table-row table:style-name="ro1">
          <table:table-cell/>
          <table:table-cell table:formula="of:=[.A200] &amp; [.D200]">
            <text:p/>
          </table:table-cell>
          <table:table-cell table:number-columns-repeated="33"/>
        </table:table-row>
      </table:table>
      <table:named-expressions/>
      <table:database-ranges>
        <table:database-range table:name="__Anonymous_Sheet_DB__1" table:target-range-address="Components.A9:Components.AH101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20:31:59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5:18:05.559000000</meta:creation-date>
    <dc:date>2018-11-07T22:50:07.656000000</dc:date>
    <meta:editing-duration>PT17H16M38S</meta:editing-duration>
    <meta:editing-cycles>93</meta:editing-cycles>
    <meta:generator>LibreOffice/6.1.1.2$Windows_X86_64 LibreOffice_project/5d19a1bfa650b796764388cd8b33a5af1f5baa1b</meta:generator>
    <meta:document-statistic meta:table-count="2" meta:cell-count="3100" meta:object-count="0"/>
  </office:meta>
</office:document-meta>
</file>